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23"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mily-generic="swiss"/>
    <style:font-face style:name="Droid Sans1" svg:font-family="'Droid Sans'" style:font-pitch="variable"/>
    <style:font-face style:name="Lohit Hindi1" svg:font-family="'Lohit Hindi'"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36cm" table:align="center" style:writing-mode="lr-tb"/>
    </style:style>
    <style:style style:name="Table1.A" style:family="table-column">
      <style:table-column-properties style:column-width="4.916cm"/>
    </style:style>
    <style:style style:name="Table1.B" style:family="table-column">
      <style:table-column-properties style:column-width="2.168cm"/>
    </style:style>
    <style:style style:name="Table1.C" style:family="table-column">
      <style:table-column-properties style:column-width="2.35cm"/>
    </style:style>
    <style:style style:name="Table1.E" style:family="table-column">
      <style:table-column-properties style:column-width="1.328cm"/>
    </style:style>
    <style:style style:name="Table1.F" style:family="table-column">
      <style:table-column-properties style:column-width="1.626cm"/>
    </style:style>
    <style:style style:name="Table1.G" style:family="table-column">
      <style:table-column-properties style:column-width="1.487cm"/>
    </style:style>
    <style:style style:name="Table1.H" style:family="table-column">
      <style:table-column-properties style:column-width="1.801cm"/>
    </style:style>
    <style:style style:name="Table1.I" style:family="table-column">
      <style:table-column-properties style:column-width="1.335cm"/>
    </style:style>
    <style:style style:name="Table1.1" style:family="table-row">
      <style:table-row-properties style:min-row-height="1.08cm" fo:keep-together="auto"/>
    </style:style>
    <style:style style:name="Table1.A1" style:family="table-cell">
      <style:table-cell-properties style:vertical-align="bottom" fo:background-color="#ffffff" fo:padding-left="0.191cm" fo:padding-right="0.191cm" fo:padding-top="0cm" fo:padding-bottom="0cm" fo:border-left="none" fo:border-right="none" fo:border-top="1.5pt solid #000000" fo:border-bottom="none" style:writing-mode="lr-tb">
        <style:background-image/>
      </style:table-cell-properties>
    </style:style>
    <style:style style:name="Table1.B1" style:family="table-cell">
      <style:table-cell-properties style:vertical-align="bottom" fo:background-color="#ffffff" fo:padding-left="0.191cm" fo:padding-right="0.191cm" fo:padding-top="0cm" fo:padding-bottom="0cm" fo:border-left="none" fo:border-right="none" fo:border-top="1.5pt solid #000000" fo:border-bottom="0.5pt solid #000000" style:writing-mode="lr-tb">
        <style:background-image/>
      </style:table-cell-properties>
    </style:style>
    <style:style style:name="Table1.2" style:family="table-row">
      <style:table-row-properties style:min-row-height="0.508cm" fo:keep-together="auto"/>
    </style:style>
    <style:style style:name="Table1.A2" style:family="table-cell">
      <style:table-cell-properties style:vertical-align="bottom" fo:background-color="#ffffff" fo:padding-left="0.191cm" fo:padding-right="0.191cm" fo:padding-top="0cm" fo:padding-bottom="0cm" fo:border="none" style:writing-mode="lr-tb">
        <style:background-image/>
      </style:table-cell-properties>
    </style:style>
    <style:style style:name="Table1.I2" style:family="table-cell">
      <style:table-cell-properties style:vertical-align="bottom" fo:background-color="#ffffff" fo:padding-left="0.191cm" fo:padding-right="0.191cm" fo:padding-top="0cm" fo:padding-bottom="0cm" fo:border-left="0.5pt solid #000000" fo:border-right="none" fo:border-top="none" fo:border-bottom="none" style:writing-mode="lr-tb">
        <style:background-image/>
      </style:table-cell-properties>
    </style:style>
    <style:style style:name="Table1.11" style:family="table-row">
      <style:table-row-properties style:min-row-height="0.529cm" fo:keep-together="auto"/>
    </style:style>
    <style:style style:name="Table1.A11" style:family="table-cell">
      <style:table-cell-properties style:vertical-align="bottom" fo:background-color="#ffffff" fo:padding-left="0.191cm" fo:padding-right="0.191cm" fo:padding-top="0cm" fo:padding-bottom="0cm" fo:border-left="none" fo:border-right="none" fo:border-top="none" fo:border-bottom="1.5pt solid #000000" style:writing-mode="lr-tb">
        <style:background-image/>
      </style:table-cell-properties>
    </style:style>
    <style:style style:name="Table1.I11" style:family="table-cell">
      <style:table-cell-properties style:vertical-align="bottom" fo:background-color="#ffffff" fo:padding-left="0.191cm" fo:padding-right="0.191cm" fo:padding-top="0cm" fo:padding-bottom="0cm" fo:border-left="0.25pt solid #000000" fo:border-right="none" fo:border-top="none" fo:border-bottom="1.5pt solid #000000" style:writing-mode="lr-tb">
        <style:background-image/>
      </style:table-cell-properties>
    </style:style>
    <style:style style:name="Table2" style:family="table">
      <style:table-properties style:width="12.285cm" table:align="center" style:writing-mode="lr-tb"/>
    </style:style>
    <style:style style:name="Table2.A" style:family="table-column">
      <style:table-column-properties style:column-width="5.442cm"/>
    </style:style>
    <style:style style:name="Table2.B" style:family="table-column">
      <style:table-column-properties style:column-width="1.764cm"/>
    </style:style>
    <style:style style:name="Table2.D" style:family="table-column">
      <style:table-column-properties style:column-width="1.658cm"/>
    </style:style>
    <style:style style:name="Table2.1" style:family="table-row">
      <style:table-row-properties style:min-row-height="0.529cm" fo:keep-together="auto"/>
    </style:style>
    <style:style style:name="Table2.A1" style:family="table-cell">
      <style:table-cell-properties style:vertical-align="middle" fo:background-color="#ffffff" fo:padding-left="0.191cm" fo:padding-right="0.191cm" fo:padding-top="0cm" fo:padding-bottom="0cm" fo:border-left="none" fo:border-right="none" fo:border-top="none" fo:border-bottom="0.5pt solid #000000" style:writing-mode="lr-tb">
        <style:background-image/>
      </style:table-cell-properties>
    </style:style>
    <style:style style:name="Table2.2" style:family="table-row">
      <style:table-row-properties style:row-height="0.25cm" fo:keep-together="auto"/>
    </style:style>
    <style:style style:name="Table2.A2"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2.A24" style:family="table-cell">
      <style:table-cell-properties style:vertical-align="middle" fo:background-color="#ffffff" fo:padding-left="0.191cm" fo:padding-right="0.191cm" fo:padding-top="0cm" fo:padding-bottom="0cm" fo:border-left="none" fo:border-right="none" fo:border-top="none" fo:border-bottom="1pt solid #000000" style:writing-mode="lr-tb">
        <style:background-image/>
      </style:table-cell-properties>
    </style:style>
    <style:style style:name="Table2.A25" style:family="table-cell">
      <style:table-cell-properties style:vertical-align="middle" fo:background-color="#ffffff" fo:padding-left="0.191cm" fo:padding-right="0.191cm" fo:padding-top="0cm" fo:padding-bottom="0cm" fo:border-left="none" fo:border-right="none" fo:border-top="1pt solid #000000" fo:border-bottom="none" style:writing-mode="lr-tb">
        <style:background-image/>
      </style:table-cell-properties>
    </style:style>
    <style:style style:name="Table2.B25" style:family="table-cell">
      <style:table-cell-properties style:vertical-align="bottom" fo:background-color="#ffffff" fo:padding-left="0.191cm" fo:padding-right="0.191cm" fo:padding-top="0cm" fo:padding-bottom="0cm" fo:border-left="none" fo:border-right="none" fo:border-top="1pt solid #000000" fo:border-bottom="none" style:writing-mode="lr-tb">
        <style:background-image/>
      </style:table-cell-properties>
    </style:style>
    <style:style style:name="Table2.B26" style:family="table-cell">
      <style:table-cell-properties style:vertical-align="bottom" fo:background-color="#ffffff" fo:padding-left="0.191cm" fo:padding-right="0.191cm" fo:padding-top="0cm" fo:padding-bottom="0cm" fo:border="none" style:writing-mode="lr-tb">
        <style:background-image/>
      </style:table-cell-properties>
    </style:style>
    <style:style style:name="Table2.31" style:family="table-row">
      <style:table-row-properties style:row-height="0.4cm" fo:keep-together="auto"/>
    </style:style>
    <style:style style:name="Table3" style:family="table">
      <style:table-properties style:width="9.961cm" table:align="center" style:writing-mode="lr-tb"/>
    </style:style>
    <style:style style:name="Table3.A" style:family="table-column">
      <style:table-column-properties style:column-width="3.193cm"/>
    </style:style>
    <style:style style:name="Table3.B" style:family="table-column">
      <style:table-column-properties style:column-width="2.053cm"/>
    </style:style>
    <style:style style:name="Table3.C" style:family="table-column">
      <style:table-column-properties style:column-width="2.298cm"/>
    </style:style>
    <style:style style:name="Table3.D" style:family="table-column">
      <style:table-column-properties style:column-width="2.417cm"/>
    </style:style>
    <style:style style:name="Table3.1" style:family="table-row">
      <style:table-row-properties style:min-row-height="0.508cm" fo:keep-together="auto"/>
    </style:style>
    <style:style style:name="Table3.A1" style:family="table-cell">
      <style:table-cell-properties style:vertical-align="middle" fo:background-color="#ffffff" fo:padding-left="0.191cm" fo:padding-right="0.191cm" fo:padding-top="0cm" fo:padding-bottom="0cm" fo:border-left="none" fo:border-right="none" fo:border-top="1.5pt solid #000000" fo:border-bottom="none"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left="none" fo:border-right="none" fo:border-top="1.5pt solid #000000" fo:border-bottom="0.5pt solid #000000" style:writing-mode="lr-tb">
        <style:background-image/>
      </style:table-cell-properties>
    </style:style>
    <style:style style:name="Table3.A2"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3.B8" style:family="table-cell">
      <style:table-cell-properties style:vertical-align="middle" fo:background-color="#ffffff" fo:padding-left="0.191cm" fo:padding-right="0.191cm" fo:padding-top="0cm" fo:padding-bottom="0cm" fo:border-left="none" fo:border-right="none" fo:border-top="none" fo:border-bottom="0.25pt solid #000000" style:writing-mode="lr-tb">
        <style:background-image/>
      </style:table-cell-properties>
    </style:style>
    <style:style style:name="Table3.B9" style:family="table-cell">
      <style:table-cell-properties style:vertical-align="middle" fo:background-color="#ffffff" fo:padding-left="0.191cm" fo:padding-right="0.191cm" fo:padding-top="0cm" fo:padding-bottom="0cm" fo:border-left="none" fo:border-right="none" fo:border-top="0.25pt solid #000000" fo:border-bottom="none" style:writing-mode="lr-tb">
        <style:background-image/>
      </style:table-cell-properties>
    </style:style>
    <style:style style:name="Table3.13" style:family="table-row">
      <style:table-row-properties style:min-row-height="0.529cm" fo:keep-together="auto"/>
    </style:style>
    <style:style style:name="Table3.A13" style:family="table-cell">
      <style:table-cell-properties style:vertical-align="middle" fo:background-color="#ffffff" fo:padding-left="0.191cm" fo:padding-right="0.191cm" fo:padding-top="0cm" fo:padding-bottom="0cm" fo:border-left="none" fo:border-right="none" fo:border-top="none" fo:border-bottom="1.5pt solid #000000" style:writing-mode="lr-tb">
        <style:background-image/>
      </style:table-cell-properties>
    </style:style>
    <style:style style:name="Table3.B13" style:family="table-cell">
      <style:table-cell-properties style:vertical-align="middle" fo:background-color="#ffffff" fo:padding-left="0.191cm" fo:padding-right="0.191cm" fo:padding-top="0cm" fo:padding-bottom="0cm" fo:border-left="none" fo:border-right="none" fo:border-top="0.25pt solid #000000" fo:border-bottom="1.5pt solid #000000" style:writing-mode="lr-tb">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center" style:justify-single-word="false"/>
      <style:text-properties style:font-name="Georgia" fo:font-weight="bold" style:font-weight-asian="bold" style:font-name-complex="Georgia"/>
    </style:style>
    <style:style style:name="P5" style:family="paragraph" style:parent-style-name="Standard">
      <style:paragraph-properties fo:line-height="150%" fo:text-align="justify" style:justify-single-word="false"/>
      <style:text-properties style:font-name="Georgia" fo:font-weight="bold" style:font-weight-asian="bold" style:font-name-complex="Georgia"/>
    </style:style>
    <style:style style:name="P6" style:family="paragraph" style:parent-style-name="Standard">
      <style:paragraph-properties fo:line-height="150%" fo:text-align="justify" style:justify-single-word="false"/>
      <style:text-properties style:font-name="Georgia" style:font-name-complex="Georgia"/>
    </style:style>
    <style:style style:name="P7" style:family="paragraph" style:parent-style-name="Standard">
      <style:paragraph-properties fo:line-height="150%" fo:text-align="justify" style:justify-single-word="false" style:text-autospace="none"/>
      <style:text-properties style:font-name="Georgia" style:font-name-complex="Georgia"/>
    </style:style>
    <style:style style:name="P8" style:family="paragraph" style:parent-style-name="Standard">
      <style:paragraph-properties fo:line-height="150%" fo:text-align="justify" style:justify-single-word="false"/>
      <style:text-properties style:font-name="Georgia" fo:font-style="italic" style:text-underline-style="solid" style:text-underline-width="auto" style:text-underline-color="font-color" style:font-style-asian="italic" style:font-name-complex="Georgia"/>
    </style:style>
    <style:style style:name="P9" style:family="paragraph" style:parent-style-name="Standard">
      <style:paragraph-properties fo:line-height="150%" fo:text-align="justify" style:justify-single-word="false"/>
      <style:text-properties style:font-name="Georgia" fo:font-style="italic" fo:font-weight="bold" style:font-style-asian="italic" style:font-weight-asian="bold" style:font-name-complex="Georgia"/>
    </style:style>
    <style:style style:name="P10" style:family="paragraph" style:parent-style-name="Standard">
      <style:paragraph-properties fo:line-height="150%" fo:text-align="justify" style:justify-single-word="false"/>
      <style:text-properties style:font-name="Georgia" fo:language="en" fo:country="IE" style:font-name-complex="Georgia"/>
    </style:style>
    <style:style style:name="P11" style:family="paragraph" style:parent-style-name="Standard">
      <style:paragraph-properties fo:line-height="150%" fo:text-align="justify" style:justify-single-word="false"/>
      <style:text-properties style:font-name="Georgia" fo:language="en" fo:country="IE" fo:font-style="italic" style:text-underline-style="solid" style:text-underline-width="auto" style:text-underline-color="font-color" style:font-style-asian="italic" style:font-name-complex="Georgia"/>
    </style:style>
    <style:style style:name="P12" style:family="paragraph" style:parent-style-name="Standard">
      <style:paragraph-properties fo:line-height="150%" fo:text-align="justify" style:justify-single-word="false"/>
      <style:text-properties style:font-name="Georgia" style:font-name-asian="Georgia" style:font-name-complex="Georgia"/>
    </style:style>
    <style:style style:name="P13" style:family="paragraph" style:parent-style-name="Standard">
      <style:paragraph-properties fo:line-height="150%" fo:text-align="center" style:justify-single-word="false"/>
      <style:text-properties fo:font-size="11pt" style:font-size-asian="11pt" style:font-name-complex="Tahoma" style:font-size-complex="11pt"/>
    </style:style>
    <style:style style:name="P14" style:family="paragraph" style:parent-style-name="Standard">
      <style:paragraph-properties fo:line-height="150%"/>
      <style:text-properties style:font-name="Tahoma" fo:font-size="11pt" style:font-size-asian="11pt" style:font-name-complex="Tahoma" style:font-size-complex="11pt"/>
    </style:style>
    <style:style style:name="P15" style:family="paragraph" style:parent-style-name="Standard">
      <style:paragraph-properties fo:line-height="150%" fo:text-align="justify" style:justify-single-word="false"/>
      <style:text-properties style:font-name="Tahoma" fo:font-size="11pt" style:font-size-asian="11pt" style:font-name-complex="Tahoma" style:font-size-complex="11pt"/>
    </style:style>
    <style:style style:name="P16" style:family="paragraph" style:parent-style-name="Standard">
      <style:paragraph-properties fo:hyphenation-ladder-count="no-limit" style:snap-to-layout-grid="false"/>
      <style:text-properties fo:hyphenate="true" fo:hyphenation-remain-char-count="2" fo:hyphenation-push-char-count="2"/>
    </style:style>
    <style:style style:name="P17" style:family="paragraph" style:parent-style-name="Standard">
      <style:paragraph-properties fo:text-align="end" style:justify-single-word="false"/>
      <style:text-properties fo:color="#000000" fo:font-size="10pt" style:font-size-asian="10pt" style:font-size-complex="10pt"/>
    </style:style>
    <style:style style:name="P18" style:family="paragraph" style:parent-style-name="Standard">
      <style:paragraph-properties fo:hyphenation-ladder-count="no-limit"/>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19" style:family="paragraph" style:parent-style-name="Standard">
      <style:paragraph-properties fo:text-align="center" style:justify-single-word="false" fo:hyphenation-ladder-count="no-limit"/>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20" style:family="paragraph" style:parent-style-name="Standard">
      <style:paragraph-properties fo:text-align="end" style:justify-single-word="false" fo:hyphenation-ladder-count="no-limit"/>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21" style:family="paragraph" style:parent-style-name="Standard">
      <style:paragraph-properties fo:text-align="end" style:justify-single-word="false"/>
      <style:text-properties fo:color="#000000" style:font-name="Georgia" fo:font-size="10pt" style:font-size-asian="10pt" style:font-name-complex="Georgia" style:font-size-complex="10pt"/>
    </style:style>
    <style:style style:name="P22" style:family="paragraph" style:parent-style-name="Standard">
      <style:paragraph-properties fo:hyphenation-ladder-count="no-limit"/>
      <style:text-properties fo:color="#000000" style:font-name="Georgia" fo:font-size="9pt" fo:language="en" fo:country="IE" style:font-size-asian="9pt" style:language-asian="en" style:country-asian="IE" style:font-name-complex="Georgia" style:font-size-complex="10pt" fo:hyphenate="true" fo:hyphenation-remain-char-count="2" fo:hyphenation-push-char-count="2"/>
    </style:style>
    <style:style style:name="P23" style:family="paragraph" style:parent-style-name="Standard">
      <style:paragraph-properties fo:text-align="end" style:justify-single-word="false" fo:hyphenation-ladder-count="no-limit"/>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24" style:family="paragraph" style:parent-style-name="Standard">
      <style:paragraph-properties fo:text-align="center" style:justify-single-word="false" fo:hyphenation-ladder-count="no-limit"/>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25" style:family="paragraph" style:parent-style-name="Standard">
      <style:paragraph-properties fo:text-align="center" style:justify-single-word="false" fo:hyphenation-ladder-count="no-limit" style:snap-to-layout-grid="false"/>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26" style:family="paragraph" style:parent-style-name="Standard">
      <style:paragraph-properties fo:hyphenation-ladder-count="no-limit"/>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27" style:family="paragraph" style:parent-style-name="Standard">
      <style:paragraph-properties fo:text-align="center" style:justify-single-word="false" fo:hyphenation-ladder-count="no-limit"/>
      <style:text-properties fo:color="#000000" style:font-name="Cambria" fo:font-size="9pt" fo:language="en" fo:country="IE" style:font-size-asian="9pt" style:language-asian="en" style:country-asian="IE" style:font-name-complex="Cambria" style:font-size-complex="11pt" fo:hyphenate="true" fo:hyphenation-remain-char-count="2" fo:hyphenation-push-char-count="2"/>
    </style:style>
    <style:style style:name="P28" style:family="paragraph" style:parent-style-name="Standard">
      <style:paragraph-properties fo:hyphenation-ladder-count="no-limit"/>
      <style:text-properties fo:color="#000000" fo:font-size="11pt" fo:language="en" fo:country="IE" style:font-size-asian="11pt" style:language-asian="en" style:country-asian="IE" style:font-size-complex="11pt" fo:hyphenate="true" fo:hyphenation-remain-char-count="2" fo:hyphenation-push-char-count="2"/>
    </style:style>
    <style:style style:name="P29" style:family="paragraph" style:parent-style-name="Standard">
      <style:paragraph-properties fo:text-align="justify" style:justify-single-word="false"/>
    </style:style>
    <style:style style:name="P30" style:family="paragraph" style:parent-style-name="Standard">
      <style:paragraph-properties fo:line-height="150%" fo:text-align="justify" style:justify-single-word="false" fo:break-before="page"/>
      <style:text-properties style:font-name="Georgia" fo:font-style="italic" fo:font-weight="bold" style:font-style-asian="italic" style:font-weight-asian="bold" style:font-name-complex="Georgia"/>
    </style:style>
    <style:style style:name="P31" style:family="paragraph" style:parent-style-name="Standard">
      <style:paragraph-properties fo:margin-left="-0.55cm" fo:margin-right="0cm" fo:text-align="end" style:justify-single-word="false" fo:hyphenation-ladder-count="no-limit" fo:text-indent="0.903cm" style:auto-text-indent="false"/>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32" style:family="paragraph" style:parent-style-name="Standard">
      <style:paragraph-properties fo:margin-left="0cm" fo:margin-right="0cm" fo:text-align="end" style:justify-single-word="false" fo:hyphenation-ladder-count="no-limit" fo:text-indent="0.706cm" style:auto-text-indent="false"/>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33" style:family="paragraph" style:parent-style-name="Standard">
      <style:paragraph-properties fo:margin-left="0cm" fo:margin-right="0cm" fo:text-align="end" style:justify-single-word="false" fo:text-indent="0.706cm" style:auto-text-indent="false"/>
      <style:text-properties fo:color="#000000" style:font-name="Georgia" fo:font-size="10pt" style:font-size-asian="10pt" style:font-name-complex="Georgia" style:font-size-complex="10pt"/>
    </style:style>
    <style:style style:name="P34" style:family="paragraph" style:parent-style-name="Standard">
      <style:paragraph-properties fo:margin-left="0cm" fo:margin-right="0cm" fo:margin-top="0cm" fo:margin-bottom="0.212cm" fo:text-align="end" style:justify-single-word="false" fo:hyphenation-ladder-count="no-limit" fo:text-indent="0.706cm" style:auto-text-indent="false"/>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35" style:family="paragraph" style:parent-style-name="Standard">
      <style:paragraph-properties fo:margin-left="0cm" fo:margin-right="0cm" fo:margin-top="0.212cm" fo:margin-bottom="0.212cm" fo:text-align="end" style:justify-single-word="false" fo:hyphenation-ladder-count="no-limit" fo:text-indent="0.706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36" style:family="paragraph" style:parent-style-name="Standard">
      <style:paragraph-properties fo:margin-left="0cm" fo:margin-right="0cm" fo:text-align="end" style:justify-single-word="false" fo:hyphenation-ladder-count="no-limit" fo:text-indent="0.353cm" style:auto-text-indent="false"/>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37" style:family="paragraph" style:parent-style-name="Standard">
      <style:paragraph-properties fo:margin-left="0cm" fo:margin-right="0cm" fo:text-align="end" style:justify-single-word="false" fo:text-indent="0.353cm" style:auto-text-indent="false"/>
      <style:text-properties fo:color="#000000" style:font-name="Georgia" fo:font-size="10pt" style:font-size-asian="10pt" style:font-name-complex="Georgia" style:font-size-complex="10pt"/>
    </style:style>
    <style:style style:name="P38" style:family="paragraph" style:parent-style-name="Standard">
      <style:paragraph-properties fo:margin-left="0cm" fo:margin-right="0cm" fo:margin-top="0cm" fo:margin-bottom="0.212cm" fo:text-align="end" style:justify-single-word="false" fo:hyphenation-ladder-count="no-limit" fo:text-indent="0.353cm" style:auto-text-indent="false"/>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39" style:family="paragraph" style:parent-style-name="Standard">
      <style:paragraph-properties fo:margin-left="0cm" fo:margin-right="0cm" fo:margin-top="0.212cm" fo:margin-bottom="0.212cm" fo:text-align="end" style:justify-single-word="false" fo:hyphenation-ladder-count="no-limit" fo:text-indent="0.353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40" style:family="paragraph" style:parent-style-name="Standard">
      <style:paragraph-properties fo:margin-top="0cm" fo:margin-bottom="0.212cm" fo:text-align="end" style:justify-single-word="false"/>
      <style:text-properties fo:color="#000000" fo:font-size="10pt" style:font-size-asian="10pt" style:font-size-complex="10pt"/>
    </style:style>
    <style:style style:name="P41" style:family="paragraph" style:parent-style-name="Standard">
      <style:paragraph-properties fo:margin-top="0cm" fo:margin-bottom="0.212cm" fo:text-align="end" style:justify-single-word="false" fo:hyphenation-ladder-count="no-limit"/>
      <style:text-properties fo:color="#000000" style:font-name="Georgia" fo:font-size="10pt" fo:language="en" fo:country="IE" style:font-size-asian="10pt" style:language-asian="en" style:country-asian="IE" style:font-name-complex="Georgia" style:font-size-complex="10pt" fo:hyphenate="true" fo:hyphenation-remain-char-count="2" fo:hyphenation-push-char-count="2"/>
    </style:style>
    <style:style style:name="P42" style:family="paragraph" style:parent-style-name="Standard">
      <style:paragraph-properties fo:margin-top="0cm" fo:margin-bottom="0.212cm" fo:hyphenation-ladder-count="no-limit"/>
      <style:text-properties fo:color="#000000" fo:font-size="11pt" fo:language="en" fo:country="IE" style:font-size-asian="11pt" style:language-asian="en" style:country-asian="IE" style:font-size-complex="11pt" fo:hyphenate="true" fo:hyphenation-remain-char-count="2" fo:hyphenation-push-char-count="2"/>
    </style:style>
    <style:style style:name="P43" style:family="paragraph" style:parent-style-name="Standard">
      <style:paragraph-properties fo:margin-top="0.423cm" fo:margin-bottom="0cm" fo:line-height="150%" fo:text-align="justify" style:justify-single-word="false"/>
      <style:text-properties style:font-name="Georgia" style:font-name-complex="Georgia"/>
    </style:style>
    <style:style style:name="P44" style:family="paragraph" style:parent-style-name="Standard">
      <style:paragraph-properties fo:margin-top="0.423cm" fo:margin-bottom="0cm" fo:line-height="150%" fo:text-align="justify" style:justify-single-word="false"/>
      <style:text-properties style:use-window-font-color="true"/>
    </style:style>
    <style:style style:name="P45" style:family="paragraph" style:parent-style-name="Standard">
      <style:paragraph-properties fo:margin-left="0cm" fo:margin-right="0cm" fo:hyphenation-ladder-count="no-limit" fo:text-indent="0.388cm" style:auto-text-indent="false"/>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46" style:family="paragraph" style:parent-style-name="Standard">
      <style:paragraph-properties fo:margin-left="0cm" fo:margin-right="0cm" fo:text-align="end" style:justify-single-word="false" fo:hyphenation-ladder-count="no-limit" fo:text-indent="0.388cm" style:auto-text-indent="false"/>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47" style:family="paragraph" style:parent-style-name="Standard">
      <style:paragraph-properties fo:margin-left="0cm" fo:margin-right="0cm" fo:text-indent="0.388cm" style:auto-text-indent="false"/>
      <style:text-properties fo:color="#000000" fo:font-size="11pt" style:font-size-asian="11pt" style:font-size-complex="11pt"/>
    </style:style>
    <style:style style:name="P48" style:family="paragraph" style:parent-style-name="Standard">
      <style:paragraph-properties fo:margin-left="0cm" fo:margin-right="0cm" fo:text-indent="0.388cm" style:auto-text-indent="false"/>
      <style:text-properties fo:color="#000000" fo:font-size="11pt" style:font-size-asian="11pt" style:font-size-complex="11pt" style:font-style-complex="italic"/>
    </style:style>
    <style:style style:name="P49" style:family="paragraph" style:parent-style-name="Standard">
      <style:paragraph-properties fo:margin-left="0cm" fo:margin-right="0cm" fo:text-indent="0.388cm" style:auto-text-indent="false"/>
      <style:text-properties fo:color="#000000" fo:font-size="11pt" fo:font-style="italic" style:font-size-asian="11pt" style:font-style-asian="italic" style:font-size-complex="11pt" style:font-style-complex="italic"/>
    </style:style>
    <style:style style:name="P50" style:family="paragraph" style:parent-style-name="Standard">
      <style:paragraph-properties fo:margin-left="0cm" fo:margin-right="0cm" fo:text-align="end" style:justify-single-word="false" fo:hyphenation-ladder-count="no-limit" fo:text-indent="0.388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51" style:family="paragraph" style:parent-style-name="Standard">
      <style:paragraph-properties fo:margin-left="0cm" fo:margin-right="0cm" fo:margin-top="0cm" fo:margin-bottom="0.212cm" fo:text-indent="0.388cm" style:auto-text-indent="false"/>
      <style:text-properties fo:color="#000000" fo:font-size="11pt" style:font-size-asian="11pt" style:font-size-complex="11pt"/>
    </style:style>
    <style:style style:name="P52" style:family="paragraph" style:parent-style-name="Standard">
      <style:paragraph-properties fo:margin-left="0cm" fo:margin-right="0cm" fo:margin-top="0cm" fo:margin-bottom="0.212cm" fo:text-align="end" style:justify-single-word="false" fo:hyphenation-ladder-count="no-limit" fo:text-indent="0.388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53" style:family="paragraph" style:parent-style-name="Standard">
      <style:paragraph-properties fo:margin-left="0cm" fo:margin-right="0cm" fo:text-align="end" style:justify-single-word="false" fo:hyphenation-ladder-count="no-limit" fo:text-indent="0.776cm" style:auto-text-indent="false"/>
      <style:text-properties fo:color="#000000" style:font-name="Cambria" fo:font-size="11pt" style:font-size-asian="11pt" style:language-asian="en" style:country-asian="GB" style:font-name-complex="Cambria" style:font-size-complex="11pt" fo:hyphenate="true" fo:hyphenation-remain-char-count="2" fo:hyphenation-push-char-count="2"/>
    </style:style>
    <style:style style:name="P54" style:family="paragraph" style:parent-style-name="Standard">
      <style:paragraph-properties fo:margin-left="0cm" fo:margin-right="0cm" fo:text-align="end" style:justify-single-word="false" fo:hyphenation-ladder-count="no-limit" fo:text-indent="0.776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55" style:family="paragraph" style:parent-style-name="Standard">
      <style:paragraph-properties fo:margin-left="0cm" fo:margin-right="0cm" fo:margin-top="0cm" fo:margin-bottom="0.212cm" fo:text-align="end" style:justify-single-word="false" fo:hyphenation-ladder-count="no-limit" fo:text-indent="0.776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56" style:family="paragraph" style:parent-style-name="Standard">
      <style:paragraph-properties fo:margin-left="0cm" fo:margin-right="0cm" fo:hyphenation-ladder-count="no-limit" fo:text-indent="0.423cm" style:auto-text-indent="false"/>
      <style:text-properties fo:color="#000000" style:font-name="Cambria" style:language-asian="en" style:country-asian="GB" style:font-name-complex="Cambria" fo:hyphenate="true" fo:hyphenation-remain-char-count="2" fo:hyphenation-push-char-count="2"/>
    </style:style>
    <style:style style:name="P57" style:family="paragraph" style:parent-style-name="Standard">
      <style:paragraph-properties fo:margin-left="0cm" fo:margin-right="0cm" fo:margin-top="0.212cm" fo:margin-bottom="0cm" fo:hyphenation-ladder-count="no-limit" fo:text-indent="0.423cm" style:auto-text-indent="false"/>
      <style:text-properties fo:color="#000000" style:font-name="Cambria" style:language-asian="en" style:country-asian="GB" style:font-name-complex="Cambria" fo:hyphenate="true" fo:hyphenation-remain-char-count="2" fo:hyphenation-push-char-count="2"/>
    </style:style>
    <style:style style:name="P58" style:family="paragraph" style:parent-style-name="Standard">
      <style:paragraph-properties fo:margin-top="0.212cm" fo:margin-bottom="0cm" fo:text-align="end" style:justify-single-word="false"/>
      <style:text-properties fo:color="#000000" fo:font-size="10pt" style:font-size-asian="10pt" style:font-size-complex="10pt"/>
    </style:style>
    <style:style style:name="P59" style:family="paragraph" style:parent-style-name="Standard">
      <style:paragraph-properties fo:margin-top="0.212cm" fo:margin-bottom="0cm" fo:text-align="end" style:justify-single-word="false" fo:hyphenation-ladder-count="no-limit"/>
      <style:text-properties fo:color="#000000" fo:font-size="11pt" fo:language="en" fo:country="IE" style:font-size-asian="11pt" style:language-asian="en" style:country-asian="IE" style:font-size-complex="11pt" fo:hyphenate="true" fo:hyphenation-remain-char-count="2" fo:hyphenation-push-char-count="2"/>
    </style:style>
    <style:style style:name="P60" style:family="paragraph" style:parent-style-name="Standard">
      <style:paragraph-properties fo:margin-left="-0.439cm" fo:margin-right="0cm" fo:margin-top="0.212cm" fo:margin-bottom="0cm" fo:text-align="end" style:justify-single-word="false" fo:hyphenation-ladder-count="no-limit" fo:text-indent="0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61" style:family="paragraph" style:parent-style-name="Standard">
      <style:paragraph-properties fo:margin-left="-0.439cm" fo:margin-right="0cm" fo:text-align="end" style:justify-single-word="false" fo:hyphenation-ladder-count="no-limit" fo:text-indent="-0.002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62" style:family="paragraph" style:parent-style-name="Standard">
      <style:paragraph-properties fo:margin-left="-0.439cm" fo:margin-right="0cm" fo:margin-top="0cm" fo:margin-bottom="0.212cm" fo:text-align="end" style:justify-single-word="false" fo:hyphenation-ladder-count="no-limit" fo:text-indent="-0.002cm" style:auto-text-indent="false"/>
      <style:text-properties fo:color="#000000" fo:font-size="11pt" fo:language="en" fo:country="IE" style:font-size-asian="11pt" style:language-asian="en" style:country-asian="IE" style:font-size-complex="11pt" fo:hyphenate="true" fo:hyphenation-remain-char-count="2" fo:hyphenation-push-char-count="2"/>
    </style:style>
    <style:style style:name="P63" style:family="paragraph" style:parent-style-name="Standard" style:master-page-name="Standard">
      <style:paragraph-properties fo:line-height="150%" fo:text-align="center" style:justify-single-word="false" style:page-number="auto"/>
      <style:text-properties style:font-name="Georgia" fo:font-weight="bold" style:font-weight-asian="bold" style:font-name-complex="Georgia"/>
    </style:style>
    <style:style style:name="P64" style:family="paragraph" style:parent-style-name="Standard" style:master-page-name="Convert_20_1">
      <style:paragraph-properties fo:line-height="150%" fo:text-align="justify" style:justify-single-word="false" style:page-number="auto"/>
      <style:text-properties style:font-name="Georgia" fo:language="en" fo:country="IE" style:font-name-complex="Georgia"/>
    </style:style>
    <style:style style:name="P65" style:family="paragraph" style:parent-style-name="Caption">
      <style:paragraph-properties fo:margin-top="0cm" fo:margin-bottom="0.212cm" fo:text-align="center" style:justify-single-word="false" fo:keep-with-next="always"/>
      <style:text-properties fo:font-size="11pt" style:font-size-asian="11pt" style:font-size-complex="11pt"/>
    </style:style>
    <style:style style:name="P66" style:family="paragraph" style:parent-style-name="Caption">
      <style:paragraph-properties fo:margin-top="0cm" fo:margin-bottom="0.212cm" fo:text-align="center" style:justify-single-word="false" fo:keep-with-next="always"/>
      <style:text-properties fo:color="#000000" style:font-name="Georgia" fo:font-size="10pt" fo:language="en" fo:country="IE" style:font-size-asian="10pt" style:language-asian="en" style:country-asian="IE" style:font-name-complex="Georgia" style:font-size-complex="10pt"/>
    </style:style>
    <style:style style:name="P67" style:family="paragraph" style:parent-style-name="Caption">
      <style:paragraph-properties fo:margin-top="0.423cm" fo:margin-bottom="0.212cm" fo:text-align="center" style:justify-single-word="false" fo:keep-with-next="always"/>
      <style:text-properties fo:font-size="11pt" style:font-size-asian="11pt" style:font-name-complex="Cambria" style:font-size-complex="11pt"/>
    </style:style>
    <style:style style:name="P68" style:family="paragraph" style:parent-style-name="Caption">
      <style:paragraph-properties fo:margin-top="0.423cm" fo:margin-bottom="0.212cm" fo:line-height="150%" fo:text-align="justify" style:justify-single-word="false" fo:keep-with-next="always"/>
      <style:text-properties style:font-name="Georgia" fo:font-size="12pt" fo:font-weight="normal" style:font-size-asian="12pt" style:font-weight-asian="normal" style:font-name-complex="Georgia" style:font-size-complex="12pt"/>
    </style:style>
    <style:style style:name="P69" style:family="paragraph" style:parent-style-name="Text_20_body">
      <style:paragraph-properties fo:margin-left="0cm" fo:margin-right="0cm" fo:text-indent="0cm" style:auto-text-indent="false"/>
      <style:text-properties style:font-name="Georgia" fo:font-size="12pt"/>
    </style:style>
    <style:style style:name="P70" style:family="paragraph" style:parent-style-name="Text_20_body">
      <style:paragraph-properties fo:margin-left="0cm" fo:margin-right="0cm" fo:margin-top="0cm" fo:margin-bottom="0.42cm" fo:line-height="150%" fo:text-indent="0cm" style:auto-text-indent="false"/>
      <style:text-properties style:font-name="Georgia" fo:font-size="12pt" style:font-size-asian="12pt" style:font-name-complex="Georgia" style:font-size-complex="12pt"/>
    </style:style>
    <style:style style:name="P71" style:family="paragraph" style:parent-style-name="Text_20_body">
      <style:paragraph-properties fo:margin-left="0.847cm" fo:margin-right="0cm" fo:margin-top="0cm" fo:margin-bottom="0.42cm" fo:line-height="150%" fo:text-indent="-0.847cm" style:auto-text-indent="false" fo:break-before="page"/>
      <style:text-properties style:font-name="Georgia" fo:font-size="12pt"/>
    </style:style>
    <style:style style:name="P72" style:family="paragraph" style:parent-style-name="Text_20_body">
      <style:paragraph-properties fo:margin-left="0.847cm" fo:margin-right="0cm" fo:margin-top="0cm" fo:margin-bottom="0.42cm" fo:line-height="150%" fo:text-indent="-0.847cm" style:auto-text-indent="false"/>
      <style:text-properties style:font-name="Georgia" fo:font-size="12pt"/>
    </style:style>
    <style:style style:name="P73" style:family="paragraph" style:parent-style-name="Heading_20_1" style:master-page-name="Convert_20_2">
      <style:paragraph-properties fo:margin-top="0cm" fo:margin-bottom="0cm" fo:line-height="150%" fo:text-align="justify" style:justify-single-word="false" style:page-number="auto"/>
      <style:text-properties style:font-name="Georgia" fo:font-size="12pt" fo:font-weight="normal" style:font-size-asian="12pt" style:font-weight-asian="normal" style:font-name-complex="Georgia" style:font-size-complex="12pt"/>
    </style:style>
    <style:style style:name="P74" style:family="paragraph" style:parent-style-name="Heading_20_2">
      <style:text-properties style:font-name="Georgia" fo:font-style="normal" style:text-underline-style="solid" style:text-underline-width="auto" style:text-underline-color="font-color" style:font-style-asian="normal" style:font-name-complex="Georgia"/>
    </style:style>
    <style:style style:name="P75" style:family="paragraph" style:parent-style-name="Heading_20_2">
      <style:paragraph-properties fo:margin-top="0.423cm" fo:margin-bottom="0.212cm"/>
      <style:text-properties style:font-name="Georgia" fo:language="en" fo:country="IE" fo:font-style="normal" style:text-underline-style="solid" style:text-underline-width="auto" style:text-underline-color="font-color" style:font-style-asian="normal" style:font-name-complex="Georgia"/>
    </style:style>
    <style:style style:name="P76" style:family="paragraph">
      <style:paragraph-properties style:writing-mode="lr-tb"/>
    </style:style>
    <style:style style:name="P77" style:family="paragraph">
      <style:paragraph-properties fo:text-align="center" style:writing-mode="lr-tb"/>
    </style:style>
    <style:style style:name="T1" style:family="text">
      <style:text-properties style:font-name="Georgia" style:font-name-complex="Georgia"/>
    </style:style>
    <style:style style:name="T2" style:family="text">
      <style:text-properties style:font-name="Georgia" fo:font-style="italic" style:text-underline-style="solid" style:text-underline-width="auto" style:text-underline-color="font-color" style:font-style-asian="italic" style:font-name-complex="Georgia"/>
    </style:style>
    <style:style style:name="T3" style:family="text">
      <style:text-properties style:font-name="Georgia" fo:font-style="italic" fo:font-weight="bold" style:font-style-asian="italic" style:font-weight-asian="bold" style:font-name-complex="Georgia"/>
    </style:style>
    <style:style style:name="T4" style:family="text">
      <style:text-properties style:font-name="Georgia" style:language-asian="en" style:country-asian="GB" style:font-name-complex="Georgia"/>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text-position="0% 100%"/>
    </style:style>
    <style:style style:name="T9" style:family="text">
      <style:text-properties style:text-position="0% 100%" fo:font-size="12pt" style:font-size-asian="12pt"/>
    </style:style>
    <style:style style:name="T10" style:family="text">
      <style:text-properties style:text-position="0% 100%" style:font-name="Georgia" style:font-name-complex="Georgia"/>
    </style:style>
    <style:style style:name="T11" style:family="text">
      <style:text-properties style:text-position="0% 100%" style:font-name="Georgia" fo:font-size="12pt" style:font-size-asian="12pt" style:font-name-complex="Georgia"/>
    </style:style>
    <style:style style:name="T12" style:family="text">
      <style:text-properties style:text-position="0% 100%" fo:language="en" fo:country="IE"/>
    </style:style>
    <style:style style:name="T13" style:family="text">
      <style:text-properties fo:font-size="12pt" fo:font-weight="normal" style:font-size-asian="12pt" style:font-weight-asian="normal" style:font-size-complex="12pt"/>
    </style:style>
    <style:style style:name="T14" style:family="text">
      <style:text-properties style:font-name-asian="Georgia"/>
    </style:style>
    <style:style style:name="T15" style:family="text">
      <style:text-properties fo:font-size="11pt" style:font-size-asian="11pt" style:font-size-complex="11pt"/>
    </style:style>
    <style:style style:name="T16" style:family="text">
      <style:text-properties fo:font-size="11pt" style:font-size-asian="11pt" style:language-asian="en" style:country-asian="GB"/>
    </style:style>
    <style:style style:name="T17" style:family="text">
      <style:text-properties fo:font-size="11pt" fo:font-style="italic" style:font-size-asian="11pt" style:font-style-asian="italic" style:font-size-complex="11pt" style:font-style-complex="italic"/>
    </style:style>
    <style:style style:name="T18" style:family="text">
      <style:text-properties style:font-name="Cambria"/>
    </style:style>
    <style:style style:name="T19" style:family="text">
      <style:text-properties style:font-name="Cambria" fo:font-size="11pt" style:font-size-asian="11pt" style:font-name-complex="Cambria" style:font-size-complex="11pt"/>
    </style:style>
    <style:style style:name="T20" style:family="text">
      <style:text-properties style:font-name="Cambria" fo:font-size="11pt" style:font-size-asian="11pt" style:language-asian="en" style:country-asian="GB" style:font-name-complex="Cambria" style:font-size-complex="11pt"/>
    </style:style>
    <style:style style:name="T21" style:family="text">
      <style:text-properties style:font-name="Cambria" fo:font-size="11pt" style:font-name-asian="Cambria" style:font-size-asian="11pt" style:font-name-complex="Cambria" style:font-size-complex="11pt"/>
    </style:style>
    <style:style style:name="T22" style:family="text">
      <style:text-properties style:font-name="Cambria" style:language-asian="en" style:country-asian="GB" style:font-name-complex="Cambria"/>
    </style:style>
    <style:style style:name="T23" style:family="text">
      <style:text-properties style:font-name="Tahoma" style:font-name-complex="Tahoma"/>
    </style:style>
    <style:style style:name="T24" style:family="text">
      <style:text-properties style:font-name="Tahoma" fo:font-size="11pt" style:font-size-asian="11pt" style:font-name-complex="Tahoma" style:font-size-complex="11pt"/>
    </style:style>
    <style:style style:name="T25" style:family="text">
      <style:text-properties fo:language="en" fo:country="IE"/>
    </style:style>
    <style:style style:name="T26" style:family="text">
      <style:text-properties fo:language="en" fo:country="IE" style:language-asian="en" style:country-asian="IE"/>
    </style:style>
    <style:style style:name="T27" style:family="text">
      <style:text-properties fo:font-size="9pt" style:font-size-asian="9pt"/>
    </style:style>
    <style:style style:name="T28" style:family="text">
      <style:text-properties fo:font-size="9pt" fo:language="en" fo:country="IE" style:font-size-asian="9pt" style:language-asian="en" style:country-asian="IE"/>
    </style:style>
    <style:style style:name="T29" style:family="text">
      <style:text-properties fo:color="#000000" style:language-asian="en" style:country-asian="GB"/>
    </style:style>
    <style:style style:name="T30" style:family="text">
      <style:text-properties fo:color="#000000" fo:language="en" fo:country="IE" style:language-asian="en" style:country-asian="IE"/>
    </style:style>
    <style:style style:name="T31" style:family="text">
      <style:text-properties fo:font-size="10pt" style:font-size-asian="10pt" style:font-size-complex="10pt"/>
    </style:style>
    <style:style style:name="T32" style:family="text">
      <style:text-properties style:text-position="super 58%"/>
    </style:style>
    <style:style style:name="T33" style:family="text">
      <style:text-properties style:text-position="super 58%" style:font-name="Cambria" style:language-asian="en" style:country-asian="GB" style:font-name-complex="Cambria"/>
    </style:style>
    <style:style style:name="T34" style:family="text">
      <style:text-properties style:text-position="sub 58%"/>
    </style:style>
    <style:style style:name="T35" style:family="text">
      <style:text-properties style:text-position="sub 58%" style:font-name="Cambria" style:language-asian="en" style:country-asian="GB" style:font-name-complex="Cambria"/>
    </style:style>
    <style:style style:name="T36" style:family="text">
      <style:text-properties style:text-position="sub 58%" fo:font-style="italic" style:font-style-asian="italic"/>
    </style:style>
    <style:style style:name="T37" style:family="text">
      <style:text-properties style:use-window-font-color="true"/>
    </style:style>
    <style:style style:name="T38" style:family="text">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style:font-name="Times New Roman" fo:font-size="12pt" fo:language="en" fo:country="GB" fo:font-weight="bold" style:font-name-asian="Times New Roman" style:font-size-asian="12pt" style:language-asian="zh" style:country-asian="CN" style:font-weight-asian="bold" style:font-name-complex="Times New Roman" style:font-size-complex="12pt" style:language-complex="ar" style:country-complex="SA"/>
    </style:style>
    <style:style style:name="fr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msArrowEnd_20_5" draw:marker-end-width="0.21cm" draw:marker-end-center="false"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8" style:family="graphic">
      <style:graphic-properties draw:stroke="dash" draw:stroke-dash="Dash_20_2"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eliverable 5.4</text:p>
      <text:p text:style-name="P4"/>
      <text:p text:style-name="P4">Determining the Sources of Technical Efficiency on Livestock Farms</text:p>
      <text:p text:style-name="P4"/>
      <text:p text:style-name="P4"/>
      <text:h text:style-name="Heading_20_1" text:outline-level="1">Introduction</text:h>
      <text:p text:style-name="P6">The objective of MULTISWARD is to evaluate and promote sustainable ruminant production systems based on the use of grasslands in order to optimise the provision of environmental goods and biodiversity preservation while ensuring the economic efficiency of livestock farming. <text:s/>The profitability of sustainable grassland-based production systems may be significantly influenced by various socio-economic and political driving forces. The objective of this deliverable is to identify some of these socio-economic factors and in particular to examine the factors that influence the technical efficiency of livestock farms. This deliverable describes the development of an empirical model of technical efficiency. The model is used to determine the sources of technical efficiency and in particular to examine the efficiency of grass based livestock systems. The models are developed for a number of countries and regions of the EU using Farm Accountancy Data Network data. </text:p>
      <text:p text:style-name="P6"/>
      <text:p text:style-name="P6"/>
      <text:h text:style-name="Heading_20_1" text:outline-level="1">Survey of the Literature concerning efficiency in the dairy sector</text:h>
      <text:p text:style-name="P8"/>
      <text:h text:style-name="P75" text:outline-level="2">Interactions between quota regimes and efficiency</text:h>
      <text:p text:style-name="P10">Agricultural policy will play a role in understanding the competitiveness of dairy sectors across the various European Union (EU) Member States. Although the Common Agricultural Policy (CAP) sets a pan-European framework for policy goals and initiatives, there are differences in the specific application of this framework at the Member State level. Differing milk quota regimes provide a case-in-point. The degree to which such differences affect <text:soft-page-break/>efficiency and the general competitiveness of each dairy sector is an empirical question.</text:p>
      <text:p text:style-name="P10"/>
      <text:p text:style-name="P10">Donnellan, Hennessy &amp; Thorne <text:reference-mark-start text:name="ADDIN CSL_CITATION {&quot;mendeley&quot;: {&quot;previouslyFormattedCitation&quot;: &quot;(2009)&quot;}, &quot;citationItems&quot;: [{&quot;suppress-author&quot;: 1, &quot;uris&quot;: [&quot;http://www.mendeley.com/documents/?uuid=de30c036-2cd4-4e25-95a4-249d2eee6c6b&quot;], &quot;id&quot;: &quot;ITEM-1&quot;, &quot;itemData&quot;: {&quot;publisher&quot;: &quot;Blackwell Publishing Ltd&quot;, &quot;type&quot;: &quot;article-journal&quot;, &quot;author&quot;: [{&quot;given&quot;: &quot;Trevor&quot;, &quot;dropping-particle&quot;: &quot;&quot;, &quot;suffix&quot;: &quot;&quot;, &quot;family&quot;: &quot;Donnellan&quot;, &quot;parse-names&quot;: false, &quot;non-dropping-particle&quot;: &quot;&quot;}, {&quot;given&quot;: &quot;Thia&quot;, &quot;dropping-particle&quot;: &quot;&quot;, &quot;suffix&quot;: &quot;&quot;, &quot;family&quot;: &quot;Hennessy&quot;, &quot;parse-names&quot;: false, &quot;non-dropping-particle&quot;: &quot;&quot;}, {&quot;given&quot;: &quot;Fiona&quot;, &quot;dropping-particle&quot;: &quot;&quot;, &quot;suffix&quot;: &quot;&quot;, &quot;family&quot;: &quot;Thorne&quot;, &quot;parse-names&quot;: false, &quot;non-dropping-particle&quot;: &quot;&quot;}], &quot;issued&quot;: {&quot;date-parts&quot;: [[&quot;2009&quot;]]}, &quot;abstract&quot;: &quot;Summary Perspectives on the Competitiveness of EU Dairy Farming \nThis article considers the challenges that may lie ahead for dairy producers \nover the next ten years, such as trade policy reform, other market \ndevelopments and changes in input costs. It examines the present competitive \nposition of the dairy sector in a number of EU Member States. Milk price and \ninput cost projections are developed using the FAPRI-Ireland, FAPRI EU GOLD \nmodel and FADN data on farm level costs. In turn these allow the projection \nof how cost to output price ratios might evolve over the next ten years in \nthe absence of structural change, thereby indicating the extent of structural \nchange required. The results suggest that the phasing out of export \nsubsidies, a reduction in import tariffs for dairy products and rising input \ncosts would have serious ramifications for the viability of dairy farming \nacross the EU. Furthermore, the results suggest that significant structural \nchange will need to occur in dairy farming sectors across the EU. It is \nconcluded that the future ability of many EU Member States to sustain current \nmilk production levels will be largely dependent on the efficient transfer of \nresources between exiting farmers and those wishing to expand production.\nAB - Cet article consid\u00e8re les d\u00e9fis qui pourraient se pr\u00e9senter aux \nproducteurs laitiers dans les dix prochaines ann\u00e9es, comme la r\u00e9forme de la \npolitique commerciale, les autres \u00e9volutions sur les march\u00e9s et les \nvariations du co\u00fbt des intrants. Il examine la position concurrentielle \nactuelle du secteur laitier dans un certain nombre d\u2019\u00c9tats membres de l\u2019Union \neurop\u00e9enne. Les mod\u00e8le FAPRI pour l\u2019Irlande, FAPRI EU GOLD et les donn\u00e9es du \nRICA sur les co\u00fbts de production au niveau des exploitations sont utilis\u00e9s \npour obtenir des projections du prix du lait et du co\u00fbt des intrants. Ces \nprojections permettent \u00e0 leur tour de projeter comment le rapport entre le \nprix du lait et celui des intrants pourrait \u00e9voluer dans la prochaine \nd\u00e9cennie en l\u2019absence de changement structurel, ce qui donnerait une \nindication sur l\u2019ampleur du changement structurel n\u00e9cessaire. Les r\u00e9sultats \nsugg\u00e8rent que la suppression des subventions \u00e0 l\u2019exportation, une r\u00e9duction \ndes droits de douane \u00e0 l\u2019importation de produits laitiers et la hausse du \nco\u00fbt des intrants auraient des cons\u00e9quences s\u00e9rieuses sur la viabilit\u00e9 des \nexploitations laiti\u00e8res de l\u2019UE. En outre, les r\u00e9sultats sugg\u00e8rent qu\u2019un \najustement structurel im\u2026&quot;, &quot;title&quot;: &quot;Perspectives on the Competitiveness of EU Dairy Farming Perspektiven f\u00fcr die Wettbewerbsf\u00e4higkeit der europ\u00e4ischen Milchwirtschaft Perspectives sur la comp\u00e9titivit\u00e9 de la production laiti\u00e8re de l\u2019UE&quot;, &quot;page&quot;: &quot;23-29&quot;, &quot;volume&quot;: &quot;8&quot;, &quot;container-title&quot;: &quot;EuroChoices&quot;, &quot;issue&quot;: &quot;1&quot;, &quot;id&quot;: &quot;ITEM-1&quot;}}], &quot;properties&quot;: {&quot;noteIndex&quot;: 0}, &quot;schema&quot;: &quot;https://github.com/citation-style-language/schema/raw/master/csl-citation.json&quot;} RNDWVkU4uuomY"/><text:span text:style-name="T8">(2009)</text:span><text:reference-mark-end text:name="ADDIN CSL_CITATION {&quot;mendeley&quot;: {&quot;previouslyFormattedCitation&quot;: &quot;(2009)&quot;}, &quot;citationItems&quot;: [{&quot;suppress-author&quot;: 1, &quot;uris&quot;: [&quot;http://www.mendeley.com/documents/?uuid=de30c036-2cd4-4e25-95a4-249d2eee6c6b&quot;], &quot;id&quot;: &quot;ITEM-1&quot;, &quot;itemData&quot;: {&quot;publisher&quot;: &quot;Blackwell Publishing Ltd&quot;, &quot;type&quot;: &quot;article-journal&quot;, &quot;author&quot;: [{&quot;given&quot;: &quot;Trevor&quot;, &quot;dropping-particle&quot;: &quot;&quot;, &quot;suffix&quot;: &quot;&quot;, &quot;family&quot;: &quot;Donnellan&quot;, &quot;parse-names&quot;: false, &quot;non-dropping-particle&quot;: &quot;&quot;}, {&quot;given&quot;: &quot;Thia&quot;, &quot;dropping-particle&quot;: &quot;&quot;, &quot;suffix&quot;: &quot;&quot;, &quot;family&quot;: &quot;Hennessy&quot;, &quot;parse-names&quot;: false, &quot;non-dropping-particle&quot;: &quot;&quot;}, {&quot;given&quot;: &quot;Fiona&quot;, &quot;dropping-particle&quot;: &quot;&quot;, &quot;suffix&quot;: &quot;&quot;, &quot;family&quot;: &quot;Thorne&quot;, &quot;parse-names&quot;: false, &quot;non-dropping-particle&quot;: &quot;&quot;}], &quot;issued&quot;: {&quot;date-parts&quot;: [[&quot;2009&quot;]]}, &quot;abstract&quot;: &quot;Summary Perspectives on the Competitiveness of EU Dairy Farming \nThis article considers the challenges that may lie ahead for dairy producers \nover the next ten years, such as trade policy reform, other market \ndevelopments and changes in input costs. It examines the present competitive \nposition of the dairy sector in a number of EU Member States. Milk price and \ninput cost projections are developed using the FAPRI-Ireland, FAPRI EU GOLD \nmodel and FADN data on farm level costs. In turn these allow the projection \nof how cost to output price ratios might evolve over the next ten years in \nthe absence of structural change, thereby indicating the extent of structural \nchange required. The results suggest that the phasing out of export \nsubsidies, a reduction in import tariffs for dairy products and rising input \ncosts would have serious ramifications for the viability of dairy farming \nacross the EU. Furthermore, the results suggest that significant structural \nchange will need to occur in dairy farming sectors across the EU. It is \nconcluded that the future ability of many EU Member States to sustain current \nmilk production levels will be largely dependent on the efficient transfer of \nresources between exiting farmers and those wishing to expand production.\nAB - Cet article consid\u00e8re les d\u00e9fis qui pourraient se pr\u00e9senter aux \nproducteurs laitiers dans les dix prochaines ann\u00e9es, comme la r\u00e9forme de la \npolitique commerciale, les autres \u00e9volutions sur les march\u00e9s et les \nvariations du co\u00fbt des intrants. Il examine la position concurrentielle \nactuelle du secteur laitier dans un certain nombre d\u2019\u00c9tats membres de l\u2019Union \neurop\u00e9enne. Les mod\u00e8le FAPRI pour l\u2019Irlande, FAPRI EU GOLD et les donn\u00e9es du \nRICA sur les co\u00fbts de production au niveau des exploitations sont utilis\u00e9s \npour obtenir des projections du prix du lait et du co\u00fbt des intrants. Ces \nprojections permettent \u00e0 leur tour de projeter comment le rapport entre le \nprix du lait et celui des intrants pourrait \u00e9voluer dans la prochaine \nd\u00e9cennie en l\u2019absence de changement structurel, ce qui donnerait une \nindication sur l\u2019ampleur du changement structurel n\u00e9cessaire. Les r\u00e9sultats \nsugg\u00e8rent que la suppression des subventions \u00e0 l\u2019exportation, une r\u00e9duction \ndes droits de douane \u00e0 l\u2019importation de produits laitiers et la hausse du \nco\u00fbt des intrants auraient des cons\u00e9quences s\u00e9rieuses sur la viabilit\u00e9 des \nexploitations laiti\u00e8res de l\u2019UE. En outre, les r\u00e9sultats sugg\u00e8rent qu\u2019un \najustement structurel im\u2026&quot;, &quot;title&quot;: &quot;Perspectives on the Competitiveness of EU Dairy Farming Perspektiven f\u00fcr die Wettbewerbsf\u00e4higkeit der europ\u00e4ischen Milchwirtschaft Perspectives sur la comp\u00e9titivit\u00e9 de la production laiti\u00e8re de l\u2019UE&quot;, &quot;page&quot;: &quot;23-29&quot;, &quot;volume&quot;: &quot;8&quot;, &quot;container-title&quot;: &quot;EuroChoices&quot;, &quot;issue&quot;: &quot;1&quot;, &quot;id&quot;: &quot;ITEM-1&quot;}}], &quot;properties&quot;: {&quot;noteIndex&quot;: 0}, &quot;schema&quot;: &quot;https://github.com/citation-style-language/schema/raw/master/csl-citation.json&quot;} RNDWVkU4uuomY"/><text:span text:style-name="T9"> </text:span>use FADN data on the years 2001 to 2003 and commodity price projections supplied from the Food and Agricultural Policy Research Institute (FAPRI) to analyse international competitiveness across EU Member States in terms of cash and imputed costs and to draw conclusions about the future state of dairying in the EU. They suggest that Member States which implemented the milk quota system in a freer market structure are better prepared for the challenges ahead. Ireland is not considered to have done this, but the authors also imply that Ireland's pasture based systems will be a competitive advantage if high input prices prevail due to, for example, continued expansion of biofuel production. Even so, they say, it is hard to envisage EU production outputs levels being maintained in a more liberalised dairy market unless the sector undergoes a dramatic structural change.</text:p>
      <text:p text:style-name="P10"/>
      <text:p text:style-name="P10"><text:span text:style-name="T9">Hennessy, et. al. </text:span><text:reference-mark-start text:name="ADDIN CSL_CITATION {&quot;mendeley&quot;: {&quot;previouslyFormattedCitation&quot;: &quot;(2009)&quot;}, &quot;citationItems&quot;: [{&quot;suppress-author&quot;: 1, &quot;uris&quot;: [&quot;http://www.mendeley.com/documents/?uuid=0be16024-6a74-4165-8ddb-97009cc3c686&quot;], &quot;id&quot;: &quot;ITEM-1&quot;, &quot;itemData&quot;: {&quot;publisher&quot;: &quot;Blackwell Publishing Ltd&quot;, &quot;type&quot;: &quot;article-journal&quot;, &quot;author&quot;: [{&quot;given&quot;: &quot;Thia&quot;, &quot;dropping-particle&quot;: &quot;&quot;, &quot;suffix&quot;: &quot;&quot;, &quot;family&quot;: &quot;Hennessy&quot;, &quot;parse-names&quot;: false, &quot;non-dropping-particle&quot;: &quot;&quot;}, {&quot;given&quot;: &quot;Shailesh&quot;, &quot;dropping-particle&quot;: &quot;&quot;, &quot;suffix&quot;: &quot;&quot;, &quot;family&quot;: &quot;Shrestha&quot;, &quot;parse-names&quot;: false, &quot;non-dropping-particle&quot;: &quot;&quot;}, {&quot;given&quot;: &quot;Laurence&quot;, &quot;dropping-particle&quot;: &quot;&quot;, &quot;suffix&quot;: &quot;&quot;, &quot;family&quot;: &quot;Shalloo&quot;, &quot;parse-names&quot;: false, &quot;non-dropping-particle&quot;: &quot;&quot;}], &quot;issued&quot;: {&quot;date-parts&quot;: [[&quot;2009&quot;]]}, &quot;abstract&quot;: &quot;Abstract This paper estimates the inefficiencies associated with the regionalisation of the milk quota trade. An optimisation model is developed to estimate the economic value of quota. Quota values are aggregated to derive quota sale and purchase curves under two scenarios: first, where quotas can be traded nationally and second, where the trade of quota is regionally restricted. Quota trade is simulated and the consequent effects on supplier structure estimated. Through the derivation of sectoral cumulative cost curves it is possible to estimate the impact of regionalising quota trade on sector efficiency. The model is solved using National Farm Survey data from Ireland and the inefficiencies of regionalised quota trade in Ireland are estimated at \u20ac27 million. The paper concludes by discussing the implications of restricted quota trade, especially in the context of eventual quota removal.&quot;, &quot;title&quot;: &quot;The Inefficiencies of Regionalised Milk Quota Trade&quot;, &quot;page&quot;: &quot;334-347&quot;, &quot;volume&quot;: &quot;60&quot;, &quot;container-title&quot;: &quot;Journal of Agricultural Economics&quot;, &quot;issue&quot;: &quot;2&quot;, &quot;id&quot;: &quot;ITEM-1&quot;}}], &quot;properties&quot;: {&quot;noteIndex&quot;: 0}, &quot;schema&quot;: &quot;https://github.com/citation-style-language/schema/raw/master/csl-citation.json&quot;} RND9sGqmc2ac0"/><text:span text:style-name="T9">(2009)</text:span><text:reference-mark-end text:name="ADDIN CSL_CITATION {&quot;mendeley&quot;: {&quot;previouslyFormattedCitation&quot;: &quot;(2009)&quot;}, &quot;citationItems&quot;: [{&quot;suppress-author&quot;: 1, &quot;uris&quot;: [&quot;http://www.mendeley.com/documents/?uuid=0be16024-6a74-4165-8ddb-97009cc3c686&quot;], &quot;id&quot;: &quot;ITEM-1&quot;, &quot;itemData&quot;: {&quot;publisher&quot;: &quot;Blackwell Publishing Ltd&quot;, &quot;type&quot;: &quot;article-journal&quot;, &quot;author&quot;: [{&quot;given&quot;: &quot;Thia&quot;, &quot;dropping-particle&quot;: &quot;&quot;, &quot;suffix&quot;: &quot;&quot;, &quot;family&quot;: &quot;Hennessy&quot;, &quot;parse-names&quot;: false, &quot;non-dropping-particle&quot;: &quot;&quot;}, {&quot;given&quot;: &quot;Shailesh&quot;, &quot;dropping-particle&quot;: &quot;&quot;, &quot;suffix&quot;: &quot;&quot;, &quot;family&quot;: &quot;Shrestha&quot;, &quot;parse-names&quot;: false, &quot;non-dropping-particle&quot;: &quot;&quot;}, {&quot;given&quot;: &quot;Laurence&quot;, &quot;dropping-particle&quot;: &quot;&quot;, &quot;suffix&quot;: &quot;&quot;, &quot;family&quot;: &quot;Shalloo&quot;, &quot;parse-names&quot;: false, &quot;non-dropping-particle&quot;: &quot;&quot;}], &quot;issued&quot;: {&quot;date-parts&quot;: [[&quot;2009&quot;]]}, &quot;abstract&quot;: &quot;Abstract This paper estimates the inefficiencies associated with the regionalisation of the milk quota trade. An optimisation model is developed to estimate the economic value of quota. Quota values are aggregated to derive quota sale and purchase curves under two scenarios: first, where quotas can be traded nationally and second, where the trade of quota is regionally restricted. Quota trade is simulated and the consequent effects on supplier structure estimated. Through the derivation of sectoral cumulative cost curves it is possible to estimate the impact of regionalising quota trade on sector efficiency. The model is solved using National Farm Survey data from Ireland and the inefficiencies of regionalised quota trade in Ireland are estimated at \u20ac27 million. The paper concludes by discussing the implications of restricted quota trade, especially in the context of eventual quota removal.&quot;, &quot;title&quot;: &quot;The Inefficiencies of Regionalised Milk Quota Trade&quot;, &quot;page&quot;: &quot;334-347&quot;, &quot;volume&quot;: &quot;60&quot;, &quot;container-title&quot;: &quot;Journal of Agricultural Economics&quot;, &quot;issue&quot;: &quot;2&quot;, &quot;id&quot;: &quot;ITEM-1&quot;}}], &quot;properties&quot;: {&quot;noteIndex&quot;: 0}, &quot;schema&quot;: &quot;https://github.com/citation-style-language/schema/raw/master/csl-citation.json&quot;} RND9sGqmc2ac0"/><text:span text:style-name="T9"> </text:span>construct an optimisation model to estimate the cost of inefficiencies created by a regionalised quota system. They solved their model using data from the National Farm Survey (NFS), which is the Irish contribution to the FADN, and conclude that the cost is approximately €27 million.</text:p>
      <text:p text:style-name="P10"/>
      <text:p text:style-name="P10"><text:span text:style-name="T9">Colman et. al. </text:span><text:reference-mark-start text:name="ADDIN CSL_CITATION {&quot;mendeley&quot;: {&quot;previouslyFormattedCitation&quot;: &quot;(2005)&quot;}, &quot;citationItems&quot;: [{&quot;suppress-author&quot;: 1, &quot;uris&quot;: [&quot;http://www.mendeley.com/documents/?uuid=ae0529fa-5e4d-464f-a5c7-4365a59cf6a9&quot;], &quot;id&quot;: &quot;ITEM-1&quot;, &quot;itemData&quot;: {&quot;publisher&quot;: &quot;Blackwell Publishing Inc.&quot;, &quot;type&quot;: &quot;article-journal&quot;, &quot;author&quot;: [{&quot;given&quot;: &quot;David&quot;, &quot;dropping-particle&quot;: &quot;&quot;, &quot;suffix&quot;: &quot;&quot;, &quot;family&quot;: &quot;Colman&quot;, &quot;parse-names&quot;: false, &quot;non-dropping-particle&quot;: &quot;&quot;}, {&quot;given&quot;: &quot;Alexander&quot;, &quot;dropping-particle&quot;: &quot;&quot;, &quot;suffix&quot;: &quot;&quot;, &quot;family&quot;: &quot;Solomon&quot;, &quot;parse-names&quot;: false, &quot;non-dropping-particle&quot;: &quot;&quot;}, {&quot;given&quot;: &quot;Len&quot;, &quot;dropping-particle&quot;: &quot;&quot;, &quot;suffix&quot;: &quot;&quot;, &quot;family&quot;: &quot;Gill&quot;, &quot;parse-names&quot;: false, &quot;non-dropping-particle&quot;: &quot;&quot;}], &quot;issued&quot;: {&quot;date-parts&quot;: [[&quot;2005&quot;]]}, &quot;abstract&quot;: &quot;Short-run own-price response elasticities are estimated from two \nsamples of panel data for specialist dairy farms in the Northwest and \nSouthwest of England. Although these farms are subject to milk marketing \nquotas, the free tradability of quotas enables them individually to adjust \nthe output quite rapidly. Model specifications have been chosen to test the \nability of panel data to directly reveal behavioral responses without the \nimposition of theoretical restrictions. Significantly, the two independent \nsamples generate quite similar results, especially in terms of supply \nresponse measures. Stable and promising estimates are obtained with \nsimultaneous models giving higher elasticities than single equation models.&quot;, &quot;title&quot;: &quot;Supply response of U.K. milk producers&quot;, &quot;page&quot;: &quot;239-251&quot;, &quot;volume&quot;: &quot;32&quot;, &quot;container-title&quot;: &quot;Agricultural Economics&quot;, &quot;issue&quot;: &quot;3&quot;, &quot;id&quot;: &quot;ITEM-1&quot;}}], &quot;properties&quot;: {&quot;noteIndex&quot;: 0}, &quot;schema&quot;: &quot;https://github.com/citation-style-language/schema/raw/master/csl-citation.json&quot;} RNDH3dVeplXtw"/><text:span text:style-name="T9">(2005)</text:span><text:reference-mark-end text:name="ADDIN CSL_CITATION {&quot;mendeley&quot;: {&quot;previouslyFormattedCitation&quot;: &quot;(2005)&quot;}, &quot;citationItems&quot;: [{&quot;suppress-author&quot;: 1, &quot;uris&quot;: [&quot;http://www.mendeley.com/documents/?uuid=ae0529fa-5e4d-464f-a5c7-4365a59cf6a9&quot;], &quot;id&quot;: &quot;ITEM-1&quot;, &quot;itemData&quot;: {&quot;publisher&quot;: &quot;Blackwell Publishing Inc.&quot;, &quot;type&quot;: &quot;article-journal&quot;, &quot;author&quot;: [{&quot;given&quot;: &quot;David&quot;, &quot;dropping-particle&quot;: &quot;&quot;, &quot;suffix&quot;: &quot;&quot;, &quot;family&quot;: &quot;Colman&quot;, &quot;parse-names&quot;: false, &quot;non-dropping-particle&quot;: &quot;&quot;}, {&quot;given&quot;: &quot;Alexander&quot;, &quot;dropping-particle&quot;: &quot;&quot;, &quot;suffix&quot;: &quot;&quot;, &quot;family&quot;: &quot;Solomon&quot;, &quot;parse-names&quot;: false, &quot;non-dropping-particle&quot;: &quot;&quot;}, {&quot;given&quot;: &quot;Len&quot;, &quot;dropping-particle&quot;: &quot;&quot;, &quot;suffix&quot;: &quot;&quot;, &quot;family&quot;: &quot;Gill&quot;, &quot;parse-names&quot;: false, &quot;non-dropping-particle&quot;: &quot;&quot;}], &quot;issued&quot;: {&quot;date-parts&quot;: [[&quot;2005&quot;]]}, &quot;abstract&quot;: &quot;Short-run own-price response elasticities are estimated from two \nsamples of panel data for specialist dairy farms in the Northwest and \nSouthwest of England. Although these farms are subject to milk marketing \nquotas, the free tradability of quotas enables them individually to adjust \nthe output quite rapidly. Model specifications have been chosen to test the \nability of panel data to directly reveal behavioral responses without the \nimposition of theoretical restrictions. Significantly, the two independent \nsamples generate quite similar results, especially in terms of supply \nresponse measures. Stable and promising estimates are obtained with \nsimultaneous models giving higher elasticities than single equation models.&quot;, &quot;title&quot;: &quot;Supply response of U.K. milk producers&quot;, &quot;page&quot;: &quot;239-251&quot;, &quot;volume&quot;: &quot;32&quot;, &quot;container-title&quot;: &quot;Agricultural Economics&quot;, &quot;issue&quot;: &quot;3&quot;, &quot;id&quot;: &quot;ITEM-1&quot;}}], &quot;properties&quot;: {&quot;noteIndex&quot;: 0}, &quot;schema&quot;: &quot;https://github.com/citation-style-language/schema/raw/master/csl-citation.json&quot;} RNDH3dVeplXtw"/><text:span text:style-name="T9"> </text:span>use a pooled-OLS and a fixed effects model to examine the short-run own-price elasticities of panels of farms in the Northwest and the Southwest of England. They find evidence that English farmers, operating in a freer market for milk quota, have an own price supply elasticity of 0.27 to 0.29 in the Northwest and 0.33 to 0.36 in the Southwest.</text:p>
      <text:p text:style-name="P10"/>
      <text:p text:style-name="P10">In an earlier study of the Canadian dairy sector, <text:span text:style-name="T9">Richards </text:span><text:reference-mark-start text:name="ADDIN CSL_CITATION {&quot;mendeley&quot;: {&quot;previouslyFormattedCitation&quot;: &quot;(1996)&quot;}, &quot;citationItems&quot;: [{&quot;suppress-author&quot;: 1, &quot;uris&quot;: [&quot;http://www.mendeley.com/documents/?uuid=8bf9e74e-e528-429d-b83b-71cc0c350902&quot;], &quot;id&quot;: &quot;ITEM-1&quot;, &quot;itemData&quot;: {&quot;publisher&quot;: &quot;Blackwell Publishing Inc&quot;, &quot;type&quot;: &quot;article-journal&quot;, &quot;author&quot;: [{&quot;given&quot;: &quot;Timothy J&quot;, &quot;dropping-particle&quot;: &quot;&quot;, &quot;suffix&quot;: &quot;&quot;, &quot;family&quot;: &quot;Richards&quot;, &quot;parse-names&quot;: false, &quot;non-dropping-particle&quot;: &quot;&quot;}], &quot;issued&quot;: {&quot;date-parts&quot;: [[&quot;1996&quot;]]}, &quot;title&quot;: &quot;The effect of supply management on dairy productivity&quot;, &quot;page&quot;: &quot;S458-S462&quot;, &quot;volume&quot;: &quot;29&quot;, &quot;container-title&quot;: &quot;Canadian Journal of Economics/Revue canadienne d'Economique&quot;, &quot;issue&quot;: &quot;Special Issue: Part 2&quot;, &quot;id&quot;: &quot;ITEM-1&quot;}}], &quot;properties&quot;: {&quot;noteIndex&quot;: 0}, &quot;schema&quot;: &quot;https://github.com/citation-style-language/schema/raw/master/csl-citation.json&quot;} RND9QSuuWopKa"/><text:span text:style-name="T9">(1996)</text:span><text:reference-mark-end text:name="ADDIN CSL_CITATION {&quot;mendeley&quot;: {&quot;previouslyFormattedCitation&quot;: &quot;(1996)&quot;}, &quot;citationItems&quot;: [{&quot;suppress-author&quot;: 1, &quot;uris&quot;: [&quot;http://www.mendeley.com/documents/?uuid=8bf9e74e-e528-429d-b83b-71cc0c350902&quot;], &quot;id&quot;: &quot;ITEM-1&quot;, &quot;itemData&quot;: {&quot;publisher&quot;: &quot;Blackwell Publishing Inc&quot;, &quot;type&quot;: &quot;article-journal&quot;, &quot;author&quot;: [{&quot;given&quot;: &quot;Timothy J&quot;, &quot;dropping-particle&quot;: &quot;&quot;, &quot;suffix&quot;: &quot;&quot;, &quot;family&quot;: &quot;Richards&quot;, &quot;parse-names&quot;: false, &quot;non-dropping-particle&quot;: &quot;&quot;}], &quot;issued&quot;: {&quot;date-parts&quot;: [[&quot;1996&quot;]]}, &quot;title&quot;: &quot;The effect of supply management on dairy productivity&quot;, &quot;page&quot;: &quot;S458-S462&quot;, &quot;volume&quot;: &quot;29&quot;, &quot;container-title&quot;: &quot;Canadian Journal of Economics/Revue canadienne d'Economique&quot;, &quot;issue&quot;: &quot;Special Issue: Part 2&quot;, &quot;id&quot;: &quot;ITEM-1&quot;}}], &quot;properties&quot;: {&quot;noteIndex&quot;: 0}, &quot;schema&quot;: &quot;https://github.com/citation-style-language/schema/raw/master/csl-citation.json&quot;} RND9QSuuWopKa"/><text:span text:style-name="T9"> </text:span>found that the existence of a quota system created overinvestment in cattle and family labour, which slows total factor productivity growth and competitiveness. Interestingly, he also finds that simulations under different policy regimes showed that total factor productivity growth was 4 percent lower with quotas <text:soft-page-break/>relative to a policy which supports the milk price, but does not introduce a quota license requirement. He also concludes that creating a national quota system for Canada (i.e. making the quota transferable across regions) has no effect with regard to total factor productivity.</text:p>
      <text:p text:style-name="P10"/>
      <text:p text:style-name="P10"><text:span text:style-name="T9">Kumbhakar et. al. </text:span><text:reference-mark-start text:name="ADDIN CSL_CITATION {&quot;mendeley&quot;: {&quot;previouslyFormattedCitation&quot;: &quot;(2008)&quot;}, &quot;citationItems&quot;: [{&quot;suppress-author&quot;: 1, &quot;uris&quot;: [&quot;http://www.mendeley.com/documents/?uuid=dcdf2b68-81aa-4f0a-afb5-b7eb4686e390&quot;], &quot;id&quot;: &quot;ITEM-1&quot;, &quot;itemData&quot;: {&quot;publisher&quot;: &quot;Blackwell Publishing Ltd&quot;, &quot;type&quot;: &quot;article-journal&quot;, &quot;author&quot;: [{&quot;given&quot;: &quot;Subal C&quot;, &quot;dropping-particle&quot;: &quot;&quot;, &quot;suffix&quot;: &quot;&quot;, &quot;family&quot;: &quot;Kumbhakar&quot;, &quot;parse-names&quot;: false, &quot;non-dropping-particle&quot;: &quot;&quot;}, {&quot;given&quot;: &quot;Gudbrand&quot;, &quot;dropping-particle&quot;: &quot;&quot;, &quot;suffix&quot;: &quot;&quot;, &quot;family&quot;: &quot;Lien&quot;, &quot;parse-names&quot;: false, &quot;non-dropping-particle&quot;: &quot;&quot;}, {&quot;given&quot;: &quot;Ola&quot;, &quot;dropping-particle&quot;: &quot;&quot;, &quot;suffix&quot;: &quot;&quot;, &quot;family&quot;: &quot;Flaten&quot;, &quot;parse-names&quot;: false, &quot;non-dropping-particle&quot;: &quot;&quot;}, {&quot;given&quot;: &quot;Ragnar&quot;, &quot;dropping-particle&quot;: &quot;&quot;, &quot;suffix&quot;: &quot;&quot;, &quot;family&quot;: &quot;Tveter\\ras&quot;, &quot;parse-names&quot;: false, &quot;non-dropping-particle&quot;: &quot;&quot;}], &quot;issued&quot;: {&quot;date-parts&quot;: [[&quot;2008&quot;]]}, &quot;abstract&quot;: &quot;Abstract Quota regulations that prevent output expansion of farms and reallocation of output between farms can cause lower growth in output and productivity. The aim of this study was to explain the output growth rate of Norwegian dairy farms since 1976, and to decompose it into output, input, socioeconomic and technical change components. Instead of using the standard distance function approach for multi-output technologies, we use a growth rate formulation, which automatically removes the farm-specific effects. This formulation also helps to impose non-negativity constraints on marginal products of inputs (input elasticities), which are often violated for many observations, especially when flexible functional forms are used. The farm-level panel data cover three periods: before the quota scheme was introduced (1976\u20131982); the period with the most output-restricting quota scheme (1983\u20131996); and the period with a more flexible quota scheme (from 1997 onwards). Results show that the milk quota regulations had a significant constraining effect on output growth, in particular on milk output in the period 1983\u20131996. Furthermore, the output mix has shifted towards meat production for the average farm. What emerges from this study is that output growth and technical change are negatively influenced by policy aims where productive performance has not been the primary objective, and that there is scope for increased farm growth if the quota regime is liberalised.&quot;, &quot;title&quot;: &quot;Impacts of Norwegian Milk Quotas on Output Growth: A Modified Distance Function Approach&quot;, &quot;page&quot;: &quot;350-369&quot;, &quot;volume&quot;: &quot;59&quot;, &quot;container-title&quot;: &quot;Journal of Agricultural Economics&quot;, &quot;issue&quot;: &quot;2&quot;, &quot;id&quot;: &quot;ITEM-1&quot;}}], &quot;properties&quot;: {&quot;noteIndex&quot;: 0}, &quot;schema&quot;: &quot;https://github.com/citation-style-language/schema/raw/master/csl-citation.json&quot;} RNDNTTdKFFMqs"/><text:span text:style-name="T9">(2008)</text:span><text:reference-mark-end text:name="ADDIN CSL_CITATION {&quot;mendeley&quot;: {&quot;previouslyFormattedCitation&quot;: &quot;(2008)&quot;}, &quot;citationItems&quot;: [{&quot;suppress-author&quot;: 1, &quot;uris&quot;: [&quot;http://www.mendeley.com/documents/?uuid=dcdf2b68-81aa-4f0a-afb5-b7eb4686e390&quot;], &quot;id&quot;: &quot;ITEM-1&quot;, &quot;itemData&quot;: {&quot;publisher&quot;: &quot;Blackwell Publishing Ltd&quot;, &quot;type&quot;: &quot;article-journal&quot;, &quot;author&quot;: [{&quot;given&quot;: &quot;Subal C&quot;, &quot;dropping-particle&quot;: &quot;&quot;, &quot;suffix&quot;: &quot;&quot;, &quot;family&quot;: &quot;Kumbhakar&quot;, &quot;parse-names&quot;: false, &quot;non-dropping-particle&quot;: &quot;&quot;}, {&quot;given&quot;: &quot;Gudbrand&quot;, &quot;dropping-particle&quot;: &quot;&quot;, &quot;suffix&quot;: &quot;&quot;, &quot;family&quot;: &quot;Lien&quot;, &quot;parse-names&quot;: false, &quot;non-dropping-particle&quot;: &quot;&quot;}, {&quot;given&quot;: &quot;Ola&quot;, &quot;dropping-particle&quot;: &quot;&quot;, &quot;suffix&quot;: &quot;&quot;, &quot;family&quot;: &quot;Flaten&quot;, &quot;parse-names&quot;: false, &quot;non-dropping-particle&quot;: &quot;&quot;}, {&quot;given&quot;: &quot;Ragnar&quot;, &quot;dropping-particle&quot;: &quot;&quot;, &quot;suffix&quot;: &quot;&quot;, &quot;family&quot;: &quot;Tveter\\ras&quot;, &quot;parse-names&quot;: false, &quot;non-dropping-particle&quot;: &quot;&quot;}], &quot;issued&quot;: {&quot;date-parts&quot;: [[&quot;2008&quot;]]}, &quot;abstract&quot;: &quot;Abstract Quota regulations that prevent output expansion of farms and reallocation of output between farms can cause lower growth in output and productivity. The aim of this study was to explain the output growth rate of Norwegian dairy farms since 1976, and to decompose it into output, input, socioeconomic and technical change components. Instead of using the standard distance function approach for multi-output technologies, we use a growth rate formulation, which automatically removes the farm-specific effects. This formulation also helps to impose non-negativity constraints on marginal products of inputs (input elasticities), which are often violated for many observations, especially when flexible functional forms are used. The farm-level panel data cover three periods: before the quota scheme was introduced (1976\u20131982); the period with the most output-restricting quota scheme (1983\u20131996); and the period with a more flexible quota scheme (from 1997 onwards). Results show that the milk quota regulations had a significant constraining effect on output growth, in particular on milk output in the period 1983\u20131996. Furthermore, the output mix has shifted towards meat production for the average farm. What emerges from this study is that output growth and technical change are negatively influenced by policy aims where productive performance has not been the primary objective, and that there is scope for increased farm growth if the quota regime is liberalised.&quot;, &quot;title&quot;: &quot;Impacts of Norwegian Milk Quotas on Output Growth: A Modified Distance Function Approach&quot;, &quot;page&quot;: &quot;350-369&quot;, &quot;volume&quot;: &quot;59&quot;, &quot;container-title&quot;: &quot;Journal of Agricultural Economics&quot;, &quot;issue&quot;: &quot;2&quot;, &quot;id&quot;: &quot;ITEM-1&quot;}}], &quot;properties&quot;: {&quot;noteIndex&quot;: 0}, &quot;schema&quot;: &quot;https://github.com/citation-style-language/schema/raw/master/csl-citation.json&quot;} RNDNTTdKFFMqs"/> used panel data of Norwegian dairy farms over the time period 1976 to 2005 to examine the effects of the milk quota regime on the rate of output growth. The authors specified a growth rate model to control for farm-specific effects and to help with theoretical consistency (i.e. non-negativity constraints on input elasticities). The time period covers three quota schemes: pre-quota; restrictive quota implementation; and a flexible quota scheme. They conclude that the quota system slowed output growth and technical change, and that these measures would improved if the quota regime were liberalised.</text:p>
      <text:p text:style-name="P10"/>
      <text:p text:style-name="P10"><text:span text:style-name="T9">Jesse et. al. </text:span><text:reference-mark-start text:name="ADDIN CSL_CITATION {&quot;mendeley&quot;: {&quot;previouslyFormattedCitation&quot;: &quot;(2007)&quot;}, &quot;citationItems&quot;: [{&quot;suppress-author&quot;: 1, &quot;uris&quot;: [&quot;http://www.mendeley.com/documents/?uuid=12ce02bb-e197-4815-8626-c36ea7c8a193&quot;], &quot;id&quot;: &quot;ITEM-1&quot;, &quot;itemData&quot;: {&quot;publisher-place&quot;: &quot;Madison, WI&quot;, &quot;author&quot;: [{&quot;given&quot;: &quot;Edward&quot;, &quot;dropping-particle&quot;: &quot;V&quot;, &quot;suffix&quot;: &quot;&quot;, &quot;family&quot;: &quot;Jesse&quot;, &quot;parse-names&quot;: false, &quot;non-dropping-particle&quot;: &quot;&quot;}, {&quot;given&quot;: &quot;William D&quot;, &quot;dropping-particle&quot;: &quot;&quot;, &quot;suffix&quot;: &quot;&quot;, &quot;family&quot;: &quot;Dobson&quot;, &quot;parse-names&quot;: false, &quot;non-dropping-particle&quot;: &quot;&quot;}, {&quot;given&quot;: &quot;Gary G&quot;, &quot;dropping-particle&quot;: &quot;&quot;, &quot;suffix&quot;: &quot;&quot;, &quot;family&quot;: &quot;Frank&quot;, &quot;parse-names&quot;: false, &quot;non-dropping-particle&quot;: &quot;&quot;}, {&quot;given&quot;: &quot;Norman F&quot;, &quot;dropping-particle&quot;: &quot;&quot;, &quot;suffix&quot;: &quot;&quot;, &quot;family&quot;: &quot;Olson&quot;, &quot;parse-names&quot;: false, &quot;non-dropping-particle&quot;: &quot;&quot;}], &quot;issued&quot;: {&quot;date-parts&quot;: [[&quot;2007&quot;]]}, &quot;abstract&quot;: &quot;Dairying in Ireland has a long and storied history and has evolved in response to major changes in economic and political conditions. Dairy contributes measurably to Ireland\u02bcs rural economy and immeasurably to Ireland\u02bcs tour- ism income\u2014with cows grazing contentedly in lush green paddocks, Ireland epitomizes dairying. The Irish dairy production system is grass-based, coming closer to the New Zealand model that what is employed in most of western Europe. Our sense is that the system is probably optimal given Ireland\u02bcs climate, with pasture growth in all but two to three months during the year. But while grazing and related seasonal calving results in enviably low costs of production, the system offers a challenge to dairy processors, yielding an extreme seasonal pattern of milk production. Plants scaled to handle peak production operate at a fraction of capacity during much of the year. EU milk quotas, which have been in effect for more than twenty years, have had a profound affect on Ireland\u02bcs dairy industry. Quotas put an abrupt halt to what had been steady growth in Irish milk production, fixing annual milk production at the country quota allocation. Since the country quota is allocated to individual producers on a regional basis, shifts in the location of milk production based on regional competitive advantages have been slow to occur. Quotas have also affected dairy farmer incentives, quelling the challenge to adopt yield-increasing prac- tices.&quot;, &quot;title&quot;: &quot;The Dairy Sector of Ireland: A Country Study&quot;, &quot;number&quot;: &quot;2007-2&quot;, &quot;type&quot;: &quot;article&quot;, &quot;id&quot;: &quot;ITEM-1&quot;}}], &quot;properties&quot;: {&quot;noteIndex&quot;: 0}, &quot;schema&quot;: &quot;https://github.com/citation-style-language/schema/raw/master/csl-citation.json&quot;} RNDN8v1daqP7k"/><text:span text:style-name="T9">(2007)</text:span><text:reference-mark-end text:name="ADDIN CSL_CITATION {&quot;mendeley&quot;: {&quot;previouslyFormattedCitation&quot;: &quot;(2007)&quot;}, &quot;citationItems&quot;: [{&quot;suppress-author&quot;: 1, &quot;uris&quot;: [&quot;http://www.mendeley.com/documents/?uuid=12ce02bb-e197-4815-8626-c36ea7c8a193&quot;], &quot;id&quot;: &quot;ITEM-1&quot;, &quot;itemData&quot;: {&quot;publisher-place&quot;: &quot;Madison, WI&quot;, &quot;author&quot;: [{&quot;given&quot;: &quot;Edward&quot;, &quot;dropping-particle&quot;: &quot;V&quot;, &quot;suffix&quot;: &quot;&quot;, &quot;family&quot;: &quot;Jesse&quot;, &quot;parse-names&quot;: false, &quot;non-dropping-particle&quot;: &quot;&quot;}, {&quot;given&quot;: &quot;William D&quot;, &quot;dropping-particle&quot;: &quot;&quot;, &quot;suffix&quot;: &quot;&quot;, &quot;family&quot;: &quot;Dobson&quot;, &quot;parse-names&quot;: false, &quot;non-dropping-particle&quot;: &quot;&quot;}, {&quot;given&quot;: &quot;Gary G&quot;, &quot;dropping-particle&quot;: &quot;&quot;, &quot;suffix&quot;: &quot;&quot;, &quot;family&quot;: &quot;Frank&quot;, &quot;parse-names&quot;: false, &quot;non-dropping-particle&quot;: &quot;&quot;}, {&quot;given&quot;: &quot;Norman F&quot;, &quot;dropping-particle&quot;: &quot;&quot;, &quot;suffix&quot;: &quot;&quot;, &quot;family&quot;: &quot;Olson&quot;, &quot;parse-names&quot;: false, &quot;non-dropping-particle&quot;: &quot;&quot;}], &quot;issued&quot;: {&quot;date-parts&quot;: [[&quot;2007&quot;]]}, &quot;abstract&quot;: &quot;Dairying in Ireland has a long and storied history and has evolved in response to major changes in economic and political conditions. Dairy contributes measurably to Ireland\u02bcs rural economy and immeasurably to Ireland\u02bcs tour- ism income\u2014with cows grazing contentedly in lush green paddocks, Ireland epitomizes dairying. The Irish dairy production system is grass-based, coming closer to the New Zealand model that what is employed in most of western Europe. Our sense is that the system is probably optimal given Ireland\u02bcs climate, with pasture growth in all but two to three months during the year. But while grazing and related seasonal calving results in enviably low costs of production, the system offers a challenge to dairy processors, yielding an extreme seasonal pattern of milk production. Plants scaled to handle peak production operate at a fraction of capacity during much of the year. EU milk quotas, which have been in effect for more than twenty years, have had a profound affect on Ireland\u02bcs dairy industry. Quotas put an abrupt halt to what had been steady growth in Irish milk production, fixing annual milk production at the country quota allocation. Since the country quota is allocated to individual producers on a regional basis, shifts in the location of milk production based on regional competitive advantages have been slow to occur. Quotas have also affected dairy farmer incentives, quelling the challenge to adopt yield-increasing prac- tices.&quot;, &quot;title&quot;: &quot;The Dairy Sector of Ireland: A Country Study&quot;, &quot;number&quot;: &quot;2007-2&quot;, &quot;type&quot;: &quot;article&quot;, &quot;id&quot;: &quot;ITEM-1&quot;}}], &quot;properties&quot;: {&quot;noteIndex&quot;: 0}, &quot;schema&quot;: &quot;https://github.com/citation-style-language/schema/raw/master/csl-citation.json&quot;} RNDN8v1daqP7k"/><text:span text:style-name="T9"> </text:span>conducted a case study of the Irish dairy sector. Key points included: Ireland's climate and geographic location make it ideally suited for a grass-based production system; the milk quota regime has had a negative effect on output growth and structural change in the sector. </text:p>
      <text:p text:style-name="P10"/>
      <text:h text:style-name="P74" text:outline-level="2">Choice of explanatory variables</text:h>
      <text:p text:style-name="P6">Previous studies have uncovered a large number of significant variables affecting farming technical efficiency levels. <text:span text:style-name="T9">Kumbhakar et. al. </text:span><text:reference-mark-start text:name="ADDIN CSL_CITATION {&quot;mendeley&quot;: {&quot;previouslyFormattedCitation&quot;: &quot;(1989)&quot;}, &quot;citationItems&quot;: [{&quot;suppress-author&quot;: 1, &quot;uris&quot;: [&quot;http://www.mendeley.com/documents/?uuid=39807b9f-7a4b-4c3d-90bb-1e55c669330e&quot;], &quot;id&quot;: &quot;ITEM-1&quot;, &quot;itemData&quot;: {&quot;publisher&quot;: &quot;The MIT Press&quot;, &quot;DOI&quot;: &quot;10.2307/1928101&quot;, &quot;type&quot;: &quot;article-journal&quot;, &quot;author&quot;: [{&quot;given&quot;: &quot;Subal C&quot;, &quot;dropping-particle&quot;: &quot;&quot;, &quot;suffix&quot;: &quot;&quot;, &quot;family&quot;: &quot;Kumbhakar&quot;, &quot;parse-names&quot;: false, &quot;non-dropping-particle&quot;: &quot;&quot;}, {&quot;given&quot;: &quot;Basudeb&quot;, &quot;dropping-particle&quot;: &quot;&quot;, &quot;suffix&quot;: &quot;&quot;, &quot;family&quot;: &quot;Biswas&quot;, &quot;parse-names&quot;: false, &quot;non-dropping-particle&quot;: &quot;&quot;}, {&quot;given&quot;: &quot;DeeVon&quot;, &quot;dropping-particle&quot;: &quot;&quot;, &quot;suffix&quot;: &quot;&quot;, &quot;family&quot;: &quot;Bailey&quot;, &quot;parse-names&quot;: false, &quot;non-dropping-particle&quot;: &quot;&quot;}], &quot;issued&quot;: {&quot;date-parts&quot;: [[&quot;1989&quot;, &quot;11&quot;, &quot;1&quot;]]}, &quot;abstract&quot;: &quot;This study is primarily concerned with investigating the technical, allocative and scale inefficiency of owner-operators of dairy farms in Utah. A stochastic production frontier has been applied to analyse these inefficiencies. The results indicate that there is positive association between years of education and productivity of labor and capital. Productivity is also found to be negatively related to off-farm income. Regarding the effects of farm size on efficiency it is found that large farms are the most efficient of all sizes considered. Separate estimates of technical, allocative and scale inefficiencies indicate that large and medium-sized farms are technically more efficient than small farms. Large farms, on average, are found to be performing much better than medium-sized and small farms so far as allocative and scale inefficiency are concerned. CR - Copyright &amp;#169; 1989 The MIT Press&quot;, &quot;title&quot;: &quot;A Study of Economic Efficiency of Utah Dairy Farmers: A System Approach&quot;, &quot;page&quot;: &quot;595-604&quot;, &quot;volume&quot;: &quot;71&quot;, &quot;container-title&quot;: &quot;The Review of Economics and Statistics&quot;, &quot;issue&quot;: &quot;4&quot;, &quot;id&quot;: &quot;ITEM-1&quot;}}], &quot;properties&quot;: {&quot;noteIndex&quot;: 0}, &quot;schema&quot;: &quot;https://github.com/citation-style-language/schema/raw/master/csl-citation.json&quot;} RNDLHAnB5K0ue"/><text:span text:style-name="T9">(1989)</text:span><text:reference-mark-end text:name="ADDIN CSL_CITATION {&quot;mendeley&quot;: {&quot;previouslyFormattedCitation&quot;: &quot;(1989)&quot;}, &quot;citationItems&quot;: [{&quot;suppress-author&quot;: 1, &quot;uris&quot;: [&quot;http://www.mendeley.com/documents/?uuid=39807b9f-7a4b-4c3d-90bb-1e55c669330e&quot;], &quot;id&quot;: &quot;ITEM-1&quot;, &quot;itemData&quot;: {&quot;publisher&quot;: &quot;The MIT Press&quot;, &quot;DOI&quot;: &quot;10.2307/1928101&quot;, &quot;type&quot;: &quot;article-journal&quot;, &quot;author&quot;: [{&quot;given&quot;: &quot;Subal C&quot;, &quot;dropping-particle&quot;: &quot;&quot;, &quot;suffix&quot;: &quot;&quot;, &quot;family&quot;: &quot;Kumbhakar&quot;, &quot;parse-names&quot;: false, &quot;non-dropping-particle&quot;: &quot;&quot;}, {&quot;given&quot;: &quot;Basudeb&quot;, &quot;dropping-particle&quot;: &quot;&quot;, &quot;suffix&quot;: &quot;&quot;, &quot;family&quot;: &quot;Biswas&quot;, &quot;parse-names&quot;: false, &quot;non-dropping-particle&quot;: &quot;&quot;}, {&quot;given&quot;: &quot;DeeVon&quot;, &quot;dropping-particle&quot;: &quot;&quot;, &quot;suffix&quot;: &quot;&quot;, &quot;family&quot;: &quot;Bailey&quot;, &quot;parse-names&quot;: false, &quot;non-dropping-particle&quot;: &quot;&quot;}], &quot;issued&quot;: {&quot;date-parts&quot;: [[&quot;1989&quot;, &quot;11&quot;, &quot;1&quot;]]}, &quot;abstract&quot;: &quot;This study is primarily concerned with investigating the technical, allocative and scale inefficiency of owner-operators of dairy farms in Utah. A stochastic production frontier has been applied to analyse these inefficiencies. The results indicate that there is positive association between years of education and productivity of labor and capital. Productivity is also found to be negatively related to off-farm income. Regarding the effects of farm size on efficiency it is found that large farms are the most efficient of all sizes considered. Separate estimates of technical, allocative and scale inefficiencies indicate that large and medium-sized farms are technically more efficient than small farms. Large farms, on average, are found to be performing much better than medium-sized and small farms so far as allocative and scale inefficiency are concerned. CR - Copyright &amp;#169; 1989 The MIT Press&quot;, &quot;title&quot;: &quot;A Study of Economic Efficiency of Utah Dairy Farmers: A System Approach&quot;, &quot;page&quot;: &quot;595-604&quot;, &quot;volume&quot;: &quot;71&quot;, &quot;container-title&quot;: &quot;The Review of Economics and Statistics&quot;, &quot;issue&quot;: &quot;4&quot;, &quot;id&quot;: &quot;ITEM-1&quot;}}], &quot;properties&quot;: {&quot;noteIndex&quot;: 0}, &quot;schema&quot;: &quot;https://github.com/citation-style-language/schema/raw/master/csl-citation.json&quot;} RNDLHAnB5K0ue"/> found that dairy farm efficiency increases with farm size and farmer education. For the Spanish dairy sector, <text:span text:style-name="T9">Alvarez et. al. </text:span><text:reference-mark-start text:name="ADDIN CSL_CITATION {&quot;mendeley&quot;: {&quot;previouslyFormattedCitation&quot;: &quot;(2006)&quot;}, &quot;citationItems&quot;: [{&quot;suppress-author&quot;: 1, &quot;uris&quot;: [&quot;http://www.mendeley.com/documents/?uuid=c4e3ca5a-e90f-4f57-9c28-f3f82f91bf09&quot;], &quot;id&quot;: &quot;ITEM-1&quot;, &quot;itemData&quot;: {&quot;type&quot;: &quot;article-journal&quot;, &quot;author&quot;: [{&quot;given&quot;: &quot;Antonio&quot;, &quot;dropping-particle&quot;: &quot;&quot;, &quot;suffix&quot;: &quot;&quot;, &quot;family&quot;: &quot;Alvarez&quot;, &quot;parse-names&quot;: false, &quot;non-dropping-particle&quot;: &quot;&quot;}, {&quot;given&quot;: &quot;Carlos&quot;, &quot;dropping-particle&quot;: &quot;&quot;, &quot;suffix&quot;: &quot;&quot;, &quot;family&quot;: &quot;Arias&quot;, &quot;parse-names&quot;: false, &quot;non-dropping-particle&quot;: &quot;&quot;}, {&quot;given&quot;: &quot;Luis&quot;, &quot;dropping-particle&quot;: &quot;&quot;, &quot;suffix&quot;: &quot;&quot;, &quot;family&quot;: &quot;Orea&quot;, &quot;parse-names&quot;: false, &quot;non-dropping-particle&quot;: &quot;&quot;}], &quot;issued&quot;: {&quot;date-parts&quot;: [[&quot;2006&quot;]]}, &quot;abstract&quot;: &quot;This article explores the relationship between milk quota values and economic efficiency in order to analyze government interventions in quota allocations among producers. For this purpose, we estimate quota values using a panel of Spanish dairy farms. Quota values are then decomposed into economic efficiency, price, and scale effects in order to assess the relative influence of these factors. We find that efficiency is important in explaining quota values but is uncorrelated with observable farm characteristics. This casts doubts on the government\u2019s ability to allocate quotas to efficient farms.&quot;, &quot;title&quot;: &quot;Explaining Differences in Milk Quota Values: The Role of Economic Efficiency&quot;, &quot;page&quot;: &quot;182-193&quot;, &quot;volume&quot;: &quot;88&quot;, &quot;container-title&quot;: &quot;American Journal of Agricultural Economics&quot;, &quot;issue&quot;: &quot;February&quot;, &quot;id&quot;: &quot;ITEM-1&quot;}}], &quot;properties&quot;: {&quot;noteIndex&quot;: 0}, &quot;schema&quot;: &quot;https://github.com/citation-style-language/schema/raw/master/csl-citation.json&quot;} RNDbI85vSKBpB"/><text:span text:style-name="T9">(2006)</text:span><text:reference-mark-end text:name="ADDIN CSL_CITATION {&quot;mendeley&quot;: {&quot;previouslyFormattedCitation&quot;: &quot;(2006)&quot;}, &quot;citationItems&quot;: [{&quot;suppress-author&quot;: 1, &quot;uris&quot;: [&quot;http://www.mendeley.com/documents/?uuid=c4e3ca5a-e90f-4f57-9c28-f3f82f91bf09&quot;], &quot;id&quot;: &quot;ITEM-1&quot;, &quot;itemData&quot;: {&quot;type&quot;: &quot;article-journal&quot;, &quot;author&quot;: [{&quot;given&quot;: &quot;Antonio&quot;, &quot;dropping-particle&quot;: &quot;&quot;, &quot;suffix&quot;: &quot;&quot;, &quot;family&quot;: &quot;Alvarez&quot;, &quot;parse-names&quot;: false, &quot;non-dropping-particle&quot;: &quot;&quot;}, {&quot;given&quot;: &quot;Carlos&quot;, &quot;dropping-particle&quot;: &quot;&quot;, &quot;suffix&quot;: &quot;&quot;, &quot;family&quot;: &quot;Arias&quot;, &quot;parse-names&quot;: false, &quot;non-dropping-particle&quot;: &quot;&quot;}, {&quot;given&quot;: &quot;Luis&quot;, &quot;dropping-particle&quot;: &quot;&quot;, &quot;suffix&quot;: &quot;&quot;, &quot;family&quot;: &quot;Orea&quot;, &quot;parse-names&quot;: false, &quot;non-dropping-particle&quot;: &quot;&quot;}], &quot;issued&quot;: {&quot;date-parts&quot;: [[&quot;2006&quot;]]}, &quot;abstract&quot;: &quot;This article explores the relationship between milk quota values and economic efficiency in order to analyze government interventions in quota allocations among producers. For this purpose, we estimate quota values using a panel of Spanish dairy farms. Quota values are then decomposed into economic efficiency, price, and scale effects in order to assess the relative influence of these factors. We find that efficiency is important in explaining quota values but is uncorrelated with observable farm characteristics. This casts doubts on the government\u2019s ability to allocate quotas to efficient farms.&quot;, &quot;title&quot;: &quot;Explaining Differences in Milk Quota Values: The Role of Economic Efficiency&quot;, &quot;page&quot;: &quot;182-193&quot;, &quot;volume&quot;: &quot;88&quot;, &quot;container-title&quot;: &quot;American Journal of Agricultural Economics&quot;, &quot;issue&quot;: &quot;February&quot;, &quot;id&quot;: &quot;ITEM-1&quot;}}], &quot;properties&quot;: {&quot;noteIndex&quot;: 0}, &quot;schema&quot;: &quot;https://github.com/citation-style-language/schema/raw/master/csl-citation.json&quot;} RNDbI85vSKBpB"/><text:span text:style-name="T9"> </text:span>found that efficiency increases with higher stocking rates (cows per hectare). Hadley <text:reference-mark-start text:name="ADDIN CSL_CITATION {&quot;mendeley&quot;: {&quot;previouslyFormattedCitation&quot;: &quot;(2006)&quot;}, &quot;citationItems&quot;: [{&quot;suppress-author&quot;: 1, &quot;uris&quot;: [&quot;http://www.mendeley.com/documents/?uuid=9be0cfec-a95a-43b0-a916-07e5f66121b9&quot;], &quot;id&quot;: &quot;ITEM-1&quot;, &quot;itemData&quot;: {&quot;publisher&quot;: &quot;Blackwell Publishing Ltd&quot;, &quot;DOI&quot;: &quot;10.1111/j.1477-9552.2006.00033.x&quot;, &quot;type&quot;: &quot;article-journal&quot;, &quot;author&quot;: [{&quot;given&quot;: &quot;David&quot;, &quot;dropping-particle&quot;: &quot;&quot;, &quot;suffix&quot;: &quot;&quot;, &quot;family&quot;: &quot;Hadley&quot;, &quot;parse-names&quot;: false, &quot;non-dropping-particle&quot;: &quot;&quot;}], &quot;issued&quot;: {&quot;date-parts&quot;: [[&quot;2006&quot;, &quot;3&quot;, &quot;1&quot;]]}, &quot;abstract&quot;: &quot;English and Welsh farm-level survey data are employed to estimate stochastic frontier production functions for eight different farm types (cereal, dairy, sheep, beef, poultry, pigs, general cropping and mixed) for the period 1982 to 2002. Differences in the relative efficiency of farms are explored by the simultaneous estimation of a model of technical inefficiency effects. The analysis shows that, generally, farms of all types are relatively efficient with a large proportion of farms operating close to the production frontier. However, whilst the frontier farms of all types are becoming more efficient through time because of technical change, it is also the case that the efficiency of the average farm for most farm types is increasing at a slower rate. In addition, annual mean levels of efficiency for most farm types have declined between 1982 and 2002. The factors that consistently appear to have a statistically significant effect on differences in efficiency between farms are: farm or herd size, farm debt ratios, farmer age, levels of specialisation and ownership status.&quot;, &quot;title&quot;: &quot;Patterns in Technical Efficiency and Technical Change at the Farm-level in England and Wales, 1982\u20132002&quot;, &quot;page&quot;: &quot;81-100&quot;, &quot;volume&quot;: &quot;57&quot;, &quot;container-title&quot;: &quot;Journal of Agricultural Economics&quot;, &quot;issue&quot;: &quot;1&quot;, &quot;id&quot;: &quot;ITEM-1&quot;}}], &quot;properties&quot;: {&quot;noteIndex&quot;: 0}, &quot;schema&quot;: &quot;https://github.com/citation-style-language/schema/raw/master/csl-citation.json&quot;} RND3DJzEwZ5Lh"/><text:span text:style-name="T8">(2006)</text:span><text:reference-mark-end text:name="ADDIN CSL_CITATION {&quot;mendeley&quot;: {&quot;previouslyFormattedCitation&quot;: &quot;(2006)&quot;}, &quot;citationItems&quot;: [{&quot;suppress-author&quot;: 1, &quot;uris&quot;: [&quot;http://www.mendeley.com/documents/?uuid=9be0cfec-a95a-43b0-a916-07e5f66121b9&quot;], &quot;id&quot;: &quot;ITEM-1&quot;, &quot;itemData&quot;: {&quot;publisher&quot;: &quot;Blackwell Publishing Ltd&quot;, &quot;DOI&quot;: &quot;10.1111/j.1477-9552.2006.00033.x&quot;, &quot;type&quot;: &quot;article-journal&quot;, &quot;author&quot;: [{&quot;given&quot;: &quot;David&quot;, &quot;dropping-particle&quot;: &quot;&quot;, &quot;suffix&quot;: &quot;&quot;, &quot;family&quot;: &quot;Hadley&quot;, &quot;parse-names&quot;: false, &quot;non-dropping-particle&quot;: &quot;&quot;}], &quot;issued&quot;: {&quot;date-parts&quot;: [[&quot;2006&quot;, &quot;3&quot;, &quot;1&quot;]]}, &quot;abstract&quot;: &quot;English and Welsh farm-level survey data are employed to estimate stochastic frontier production functions for eight different farm types (cereal, dairy, sheep, beef, poultry, pigs, general cropping and mixed) for the period 1982 to 2002. Differences in the relative efficiency of farms are explored by the simultaneous estimation of a model of technical inefficiency effects. The analysis shows that, generally, farms of all types are relatively efficient with a large proportion of farms operating close to the production frontier. However, whilst the frontier farms of all types are becoming more efficient through time because of technical change, it is also the case that the efficiency of the average farm for most farm types is increasing at a slower rate. In addition, annual mean levels of efficiency for most farm types have declined between 1982 and 2002. The factors that consistently appear to have a statistically significant effect on differences in efficiency between farms are: farm or herd size, farm debt ratios, farmer age, levels of specialisation and ownership status.&quot;, &quot;title&quot;: &quot;Patterns in Technical Efficiency and Technical Change at the Farm-level in England and Wales, 1982\u20132002&quot;, &quot;page&quot;: &quot;81-100&quot;, &quot;volume&quot;: &quot;57&quot;, &quot;container-title&quot;: &quot;Journal of Agricultural Economics&quot;, &quot;issue&quot;: &quot;1&quot;, &quot;id&quot;: &quot;ITEM-1&quot;}}], &quot;properties&quot;: {&quot;noteIndex&quot;: 0}, &quot;schema&quot;: &quot;https://github.com/citation-style-language/schema/raw/master/csl-citation.json&quot;} RND3DJzEwZ5Lh"/> explored the effects of a large number of potential variables for eight separate farm types in the UK. Among his results, it is found that the most efficient dairy farms have low debt to asset ratios, have high subsidy to gross margin ratios, have high tenancy ratios (more owner occupied land) and are also less specialised. In an Irish context, O’ Neill and Matthews <text:reference-mark-start text:name="ADDIN CSL_CITATION {&quot;mendeley&quot;: {&quot;previouslyFormattedCitation&quot;: &quot;(2001)&quot;}, &quot;citationItems&quot;: [{&quot;suppress-author&quot;: 1, &quot;uris&quot;: [&quot;http://www.mendeley.com/documents/?uuid=b27be82a-8d00-4b32-a325-9e96d4afc12b&quot;], &quot;id&quot;: &quot;ITEM-1&quot;, &quot;itemData&quot;: {&quot;type&quot;: &quot;article-journal&quot;, &quot;author&quot;: [{&quot;given&quot;: &quot;Suzanne O&quot;, &quot;dropping-particle&quot;: &quot;&quot;, &quot;suffix&quot;: &quot;&quot;, &quot;family&quot;: &quot;Neill&quot;, &quot;parse-names&quot;: false, &quot;non-dropping-particle&quot;: &quot;&quot;}, {&quot;given&quot;: &quot;Alan&quot;, &quot;dropping-particle&quot;: &quot;&quot;, &quot;suffix&quot;: &quot;&quot;, &quot;family&quot;: &quot;Matthews&quot;, &quot;parse-names&quot;: false, &quot;non-dropping-particle&quot;: &quot;&quot;}], &quot;issued&quot;: {&quot;date-parts&quot;: [[&quot;2001&quot;]]}, &quot;abstract&quot;: &quot;This paper calculates average technical efficiency levels and rates of technical change for Irish agriculture using an unbalanced panel of 2,603 farms drawn from the Irish National Farm Survey over the period 1984 to 1998. An average technical efficiency level of between 65 and 70 per cent with a slight upward trend over the period was found. The efficiency of individual farms is positively associated with the size of the farm household, the ratio of debt to assets and the farmer\u2019s age, and negatively related to being located in the West of Ireland, having an off-farm job and size of farm. Technical progress is observed at an unweighted rate of approximately 0.9 per cent and a weighted rate of 2.1 per cent per annum over the 1984-98 period. There is evidence that this rate of growth has been slowing over time. Technical progress was considerably faster on farms in the East of the country compared to Western farms, on larger farms compared to smaller ones, and on dairy and tillage farms compared to cattle and sheep farms.&quot;, &quot;title&quot;: &quot;Technical Change and Efficiency in Irish Agriculture&quot;, &quot;page&quot;: &quot;263-284&quot;, &quot;volume&quot;: &quot;32&quot;, &quot;container-title&quot;: &quot;The Economic and Social Review&quot;, &quot;issue&quot;: &quot;3&quot;, &quot;id&quot;: &quot;ITEM-1&quot;}}], &quot;properties&quot;: {&quot;noteIndex&quot;: 0}, &quot;schema&quot;: &quot;https://github.com/citation-style-language/schema/raw/master/csl-citation.json&quot;} RNDqgz1UB6pC1"/><text:span text:style-name="T8">(2001)</text:span><text:reference-mark-end text:name="ADDIN CSL_CITATION {&quot;mendeley&quot;: {&quot;previouslyFormattedCitation&quot;: &quot;(2001)&quot;}, &quot;citationItems&quot;: [{&quot;suppress-author&quot;: 1, &quot;uris&quot;: [&quot;http://www.mendeley.com/documents/?uuid=b27be82a-8d00-4b32-a325-9e96d4afc12b&quot;], &quot;id&quot;: &quot;ITEM-1&quot;, &quot;itemData&quot;: {&quot;type&quot;: &quot;article-journal&quot;, &quot;author&quot;: [{&quot;given&quot;: &quot;Suzanne O&quot;, &quot;dropping-particle&quot;: &quot;&quot;, &quot;suffix&quot;: &quot;&quot;, &quot;family&quot;: &quot;Neill&quot;, &quot;parse-names&quot;: false, &quot;non-dropping-particle&quot;: &quot;&quot;}, {&quot;given&quot;: &quot;Alan&quot;, &quot;dropping-particle&quot;: &quot;&quot;, &quot;suffix&quot;: &quot;&quot;, &quot;family&quot;: &quot;Matthews&quot;, &quot;parse-names&quot;: false, &quot;non-dropping-particle&quot;: &quot;&quot;}], &quot;issued&quot;: {&quot;date-parts&quot;: [[&quot;2001&quot;]]}, &quot;abstract&quot;: &quot;This paper calculates average technical efficiency levels and rates of technical change for Irish agriculture using an unbalanced panel of 2,603 farms drawn from the Irish National Farm Survey over the period 1984 to 1998. An average technical efficiency level of between 65 and 70 per cent with a slight upward trend over the period was found. The efficiency of individual farms is positively associated with the size of the farm household, the ratio of debt to assets and the farmer\u2019s age, and negatively related to being located in the West of Ireland, having an off-farm job and size of farm. Technical progress is observed at an unweighted rate of approximately 0.9 per cent and a weighted rate of 2.1 per cent per annum over the 1984-98 period. There is evidence that this rate of growth has been slowing over time. Technical progress was considerably faster on farms in the East of the country compared to Western farms, on larger farms compared to smaller ones, and on dairy and tillage farms compared to cattle and sheep farms.&quot;, &quot;title&quot;: &quot;Technical Change and Efficiency in Irish Agriculture&quot;, &quot;page&quot;: &quot;263-284&quot;, &quot;volume&quot;: &quot;32&quot;, &quot;container-title&quot;: &quot;The Economic and Social Review&quot;, &quot;issue&quot;: &quot;3&quot;, &quot;id&quot;: &quot;ITEM-1&quot;}}], &quot;properties&quot;: {&quot;noteIndex&quot;: 0}, &quot;schema&quot;: &quot;https://github.com/citation-style-language/schema/raw/master/csl-citation.json&quot;} RNDqgz1UB6pC1"/> explored the variables that affect the efficiency of Irish agriculture (aggregate measure). They found that farming in the east of the country, larger household size and higher levels of <text:soft-page-break/>borrowings are positively associated with technical efficiency, while having an off-farm job and smaller farm size are negatively associated with efficiency. Furthermore, <text:s/>Boyle <text:reference-mark-start text:name="ADDIN CSL_CITATION {&quot;mendeley&quot;: {&quot;previouslyFormattedCitation&quot;: &quot;(1987)&quot;}, &quot;citationItems&quot;: [{&quot;suppress-author&quot;: 1, &quot;uris&quot;: [&quot;http://www.mendeley.com/documents/?uuid=adaaebd1-ee77-42d1-9fe4-922c5bcee405&quot;], &quot;id&quot;: &quot;ITEM-1&quot;, &quot;itemData&quot;: {&quot;publisher&quot;: &quot;Department of Agricultural Economics, Rural Economy Research Centre, An Foras Taluntais&quot;, &quot;ISBN&quot;: &quot;094832130X&quot;, &quot;publisher-place&quot;: &quot;Dublin&quot;, &quot;author&quot;: [{&quot;given&quot;: &quot;G E&quot;, &quot;dropping-particle&quot;: &quot;&quot;, &quot;suffix&quot;: &quot;&quot;, &quot;family&quot;: &quot;Boyle&quot;, &quot;parse-names&quot;: false, &quot;non-dropping-particle&quot;: &quot;&quot;}], &quot;issued&quot;: {&quot;date-parts&quot;: [[&quot;1987&quot;]]}, &quot;title&quot;: &quot;How Technically Efficient is Irish Agriculture?: Methods of Measurement&quot;, &quot;number&quot;: &quot;7&quot;, &quot;type&quot;: &quot;article&quot;, &quot;id&quot;: &quot;ITEM-1&quot;}}], &quot;properties&quot;: {&quot;noteIndex&quot;: 0}, &quot;schema&quot;: &quot;https://github.com/citation-style-language/schema/raw/master/csl-citation.json&quot;} RNDToJctF5ERv"/><text:span text:style-name="T8">(1987)</text:span><text:reference-mark-end text:name="ADDIN CSL_CITATION {&quot;mendeley&quot;: {&quot;previouslyFormattedCitation&quot;: &quot;(1987)&quot;}, &quot;citationItems&quot;: [{&quot;suppress-author&quot;: 1, &quot;uris&quot;: [&quot;http://www.mendeley.com/documents/?uuid=adaaebd1-ee77-42d1-9fe4-922c5bcee405&quot;], &quot;id&quot;: &quot;ITEM-1&quot;, &quot;itemData&quot;: {&quot;publisher&quot;: &quot;Department of Agricultural Economics, Rural Economy Research Centre, An Foras Taluntais&quot;, &quot;ISBN&quot;: &quot;094832130X&quot;, &quot;publisher-place&quot;: &quot;Dublin&quot;, &quot;author&quot;: [{&quot;given&quot;: &quot;G E&quot;, &quot;dropping-particle&quot;: &quot;&quot;, &quot;suffix&quot;: &quot;&quot;, &quot;family&quot;: &quot;Boyle&quot;, &quot;parse-names&quot;: false, &quot;non-dropping-particle&quot;: &quot;&quot;}], &quot;issued&quot;: {&quot;date-parts&quot;: [[&quot;1987&quot;]]}, &quot;title&quot;: &quot;How Technically Efficient is Irish Agriculture?: Methods of Measurement&quot;, &quot;number&quot;: &quot;7&quot;, &quot;type&quot;: &quot;article&quot;, &quot;id&quot;: &quot;ITEM-1&quot;}}], &quot;properties&quot;: {&quot;noteIndex&quot;: 0}, &quot;schema&quot;: &quot;https://github.com/citation-style-language/schema/raw/master/csl-citation.json&quot;} RNDToJctF5ERv"/> and O’Neill, Matthews and Leavy <text:reference-mark-start text:name="ADDIN CSL_CITATION {&quot;mendeley&quot;: {&quot;previouslyFormattedCitation&quot;: &quot;(2002)&quot;}, &quot;citationItems&quot;: [{&quot;suppress-author&quot;: 1, &quot;uris&quot;: [&quot;http://www.mendeley.com/documents/?uuid=3db385fe-81a4-4809-aef4-2c469d0cd8f8&quot;], &quot;id&quot;: &quot;ITEM-1&quot;, &quot;itemData&quot;: {&quot;publisher-place&quot;: &quot;Athenry, Ireland&quot;, &quot;title&quot;: &quot;Measuring Productivity Change and Efficiency on Irish Farms Prepared for Teagasc Rural Economy Centre Summary Measuring Productivity Change and Efficiency on Irish Farms&quot;, &quot;issued&quot;: {&quot;date-parts&quot;: [[&quot;2002&quot;]]}, &quot;abstract&quot;: &quot;This report investigates technical change and levels of technical efficiency on Irish farms using National Farm Survey (N.F.S.) data. It also examines whether levels of technical efficiency are influenced by contact with the extension service. The study utilises a stochastic production frontier approach to measure productivity growth and the technical efficiency of a panel of Irish farms over the period 1984 to 1998. This sample was used to calculate (a) technical change over time as measured by best practice farms and (b) technical efficiency levels of all farms over this period. It, therefore, provides disaggregated estimates of technical change by farming system as well as quantifying the average level of technical efficiency. The project also examines the factors associated with differences in technical efficiency between farms and the impact of extension service contact on farm-level technical efficiency.&quot;, &quot;author&quot;: [{&quot;given&quot;: &quot;Suzanne O&quot;, &quot;dropping-particle&quot;: &quot;&quot;, &quot;suffix&quot;: &quot;&quot;, &quot;family&quot;: &quot;Neill&quot;, &quot;parse-names&quot;: false, &quot;non-dropping-particle&quot;: &quot;&quot;}, {&quot;given&quot;: &quot;Anthony&quot;, &quot;dropping-particle&quot;: &quot;&quot;, &quot;suffix&quot;: &quot;&quot;, &quot;family&quot;: &quot;Leavy&quot;, &quot;parse-names&quot;: false, &quot;non-dropping-particle&quot;: &quot;&quot;}, {&quot;given&quot;: &quot;Alan&quot;, &quot;dropping-particle&quot;: &quot;&quot;, &quot;suffix&quot;: &quot;&quot;, &quot;family&quot;: &quot;Matthews&quot;, &quot;parse-names&quot;: false, &quot;non-dropping-particle&quot;: &quot;&quot;}], &quot;type&quot;: &quot;report&quot;, &quot;id&quot;: &quot;ITEM-1&quot;}}], &quot;properties&quot;: {&quot;noteIndex&quot;: 0}, &quot;schema&quot;: &quot;https://github.com/citation-style-language/schema/raw/master/csl-citation.json&quot;} RNDPV8iVNe5Tz"/><text:span text:style-name="T8">(2002)</text:span><text:reference-mark-end text:name="ADDIN CSL_CITATION {&quot;mendeley&quot;: {&quot;previouslyFormattedCitation&quot;: &quot;(2002)&quot;}, &quot;citationItems&quot;: [{&quot;suppress-author&quot;: 1, &quot;uris&quot;: [&quot;http://www.mendeley.com/documents/?uuid=3db385fe-81a4-4809-aef4-2c469d0cd8f8&quot;], &quot;id&quot;: &quot;ITEM-1&quot;, &quot;itemData&quot;: {&quot;publisher-place&quot;: &quot;Athenry, Ireland&quot;, &quot;title&quot;: &quot;Measuring Productivity Change and Efficiency on Irish Farms Prepared for Teagasc Rural Economy Centre Summary Measuring Productivity Change and Efficiency on Irish Farms&quot;, &quot;issued&quot;: {&quot;date-parts&quot;: [[&quot;2002&quot;]]}, &quot;abstract&quot;: &quot;This report investigates technical change and levels of technical efficiency on Irish farms using National Farm Survey (N.F.S.) data. It also examines whether levels of technical efficiency are influenced by contact with the extension service. The study utilises a stochastic production frontier approach to measure productivity growth and the technical efficiency of a panel of Irish farms over the period 1984 to 1998. This sample was used to calculate (a) technical change over time as measured by best practice farms and (b) technical efficiency levels of all farms over this period. It, therefore, provides disaggregated estimates of technical change by farming system as well as quantifying the average level of technical efficiency. The project also examines the factors associated with differences in technical efficiency between farms and the impact of extension service contact on farm-level technical efficiency.&quot;, &quot;author&quot;: [{&quot;given&quot;: &quot;Suzanne O&quot;, &quot;dropping-particle&quot;: &quot;&quot;, &quot;suffix&quot;: &quot;&quot;, &quot;family&quot;: &quot;Neill&quot;, &quot;parse-names&quot;: false, &quot;non-dropping-particle&quot;: &quot;&quot;}, {&quot;given&quot;: &quot;Anthony&quot;, &quot;dropping-particle&quot;: &quot;&quot;, &quot;suffix&quot;: &quot;&quot;, &quot;family&quot;: &quot;Leavy&quot;, &quot;parse-names&quot;: false, &quot;non-dropping-particle&quot;: &quot;&quot;}, {&quot;given&quot;: &quot;Alan&quot;, &quot;dropping-particle&quot;: &quot;&quot;, &quot;suffix&quot;: &quot;&quot;, &quot;family&quot;: &quot;Matthews&quot;, &quot;parse-names&quot;: false, &quot;non-dropping-particle&quot;: &quot;&quot;}], &quot;type&quot;: &quot;report&quot;, &quot;id&quot;: &quot;ITEM-1&quot;}}], &quot;properties&quot;: {&quot;noteIndex&quot;: 0}, &quot;schema&quot;: &quot;https://github.com/citation-style-language/schema/raw/master/csl-citation.json&quot;} RNDPV8iVNe5Tz"/> found that contact with the advisory service is associated with higher levels of efficiency.</text:p>
      <text:p text:style-name="P6"/>
      <text:p text:style-name="P10"><text:span text:style-name="T9">Flaten </text:span><text:reference-mark-start text:name="ADDIN CSL_CITATION {&quot;mendeley&quot;: {&quot;previouslyFormattedCitation&quot;: &quot;(2003)&quot;}, &quot;citationItems&quot;: [{&quot;suppress-author&quot;: 1, &quot;uris&quot;: [&quot;http://www.mendeley.com/documents/?uuid=76ac1eb5-e9eb-4ac6-acff-96eda31a52f9&quot;], &quot;id&quot;: &quot;ITEM-1&quot;, &quot;itemData&quot;: {&quot;publisher-place&quot;: &quot;Perth, Australia&quot;, &quot;author&quot;: [{&quot;given&quot;: &quot;Ola&quot;, &quot;dropping-particle&quot;: &quot;&quot;, &quot;suffix&quot;: &quot;&quot;, &quot;family&quot;: &quot;Flaten&quot;, &quot;parse-names&quot;: false, &quot;non-dropping-particle&quot;: &quot;&quot;}], &quot;issued&quot;: {&quot;date-parts&quot;: [[&quot;2003&quot;]]}, &quot;abstract&quot;: &quot;LP models of Norwegian dairy farms are designed to evaluate the impact of changes in prices and subsidies on production systems and on profitability at the farm level. At 1999-prices, producing a fixed milk quota with low to moderate yielding cows (6000 to 6600 kg milk annually) is most profitable. Silage offered ad libitum is profitable. A three cut harvesting system is more profitable than two cuts. Changes in the milk price have no effects on production. If forage crops is the only possible land use, increased area payments have no effects on production. If non-forage crops are also grown, increased area payments for forage crops result in a higher proportion of the land being used for temporary grass (ley) and in cheaper forage, making higher silage intake per cow profitable. Higher intake of silage achieved through supplementing less con- centrates, results in lower milk yield per cow. By increasing headage payments, milk yield falls, as it is optimal to have more cows to produce the same quota output. Reduced product and concentrate prices combined with higher area and headage payments result in more cows and lower yields. Silage offered in a fixed ration is the most profitable option and the level of concentrates per cow is high. More land is then used for permanent pastures and less for non-forage crops.&quot;, &quot;title&quot;: &quot;Adjustments to Changing Economic Conditions in Norwegian Dairy Farming&quot;, &quot;container-title&quot;: &quot;14th International Farm Management Congress&quot;, &quot;type&quot;: &quot;paper-conference&quot;, &quot;id&quot;: &quot;ITEM-1&quot;}}], &quot;properties&quot;: {&quot;noteIndex&quot;: 0}, &quot;schema&quot;: &quot;https://github.com/citation-style-language/schema/raw/master/csl-citation.json&quot;} RNDnKgmLByS0A"/><text:span text:style-name="T9">(2003)</text:span><text:reference-mark-end text:name="ADDIN CSL_CITATION {&quot;mendeley&quot;: {&quot;previouslyFormattedCitation&quot;: &quot;(2003)&quot;}, &quot;citationItems&quot;: [{&quot;suppress-author&quot;: 1, &quot;uris&quot;: [&quot;http://www.mendeley.com/documents/?uuid=76ac1eb5-e9eb-4ac6-acff-96eda31a52f9&quot;], &quot;id&quot;: &quot;ITEM-1&quot;, &quot;itemData&quot;: {&quot;publisher-place&quot;: &quot;Perth, Australia&quot;, &quot;author&quot;: [{&quot;given&quot;: &quot;Ola&quot;, &quot;dropping-particle&quot;: &quot;&quot;, &quot;suffix&quot;: &quot;&quot;, &quot;family&quot;: &quot;Flaten&quot;, &quot;parse-names&quot;: false, &quot;non-dropping-particle&quot;: &quot;&quot;}], &quot;issued&quot;: {&quot;date-parts&quot;: [[&quot;2003&quot;]]}, &quot;abstract&quot;: &quot;LP models of Norwegian dairy farms are designed to evaluate the impact of changes in prices and subsidies on production systems and on profitability at the farm level. At 1999-prices, producing a fixed milk quota with low to moderate yielding cows (6000 to 6600 kg milk annually) is most profitable. Silage offered ad libitum is profitable. A three cut harvesting system is more profitable than two cuts. Changes in the milk price have no effects on production. If forage crops is the only possible land use, increased area payments have no effects on production. If non-forage crops are also grown, increased area payments for forage crops result in a higher proportion of the land being used for temporary grass (ley) and in cheaper forage, making higher silage intake per cow profitable. Higher intake of silage achieved through supplementing less con- centrates, results in lower milk yield per cow. By increasing headage payments, milk yield falls, as it is optimal to have more cows to produce the same quota output. Reduced product and concentrate prices combined with higher area and headage payments result in more cows and lower yields. Silage offered in a fixed ration is the most profitable option and the level of concentrates per cow is high. More land is then used for permanent pastures and less for non-forage crops.&quot;, &quot;title&quot;: &quot;Adjustments to Changing Economic Conditions in Norwegian Dairy Farming&quot;, &quot;container-title&quot;: &quot;14th International Farm Management Congress&quot;, &quot;type&quot;: &quot;paper-conference&quot;, &quot;id&quot;: &quot;ITEM-1&quot;}}], &quot;properties&quot;: {&quot;noteIndex&quot;: 0}, &quot;schema&quot;: &quot;https://github.com/citation-style-language/schema/raw/master/csl-citation.json&quot;} RNDnKgmLByS0A"/> used a linear programming model to examine the effects of differing assumptions regarding price, headage payments, and quota on the usage of forage crops, herd size, and yield per cow.</text:p>
      <text:p text:style-name="P10"/>
      <text:p text:style-name="P10">Wieck &amp; Heckelei <text:reference-mark-start text:name="ADDIN CSL_CITATION {&quot;mendeley&quot;: {&quot;previouslyFormattedCitation&quot;: &quot;(2007)&quot;}, &quot;citationItems&quot;: [{&quot;suppress-author&quot;: 1, &quot;uris&quot;: [&quot;http://www.mendeley.com/documents/?uuid=7ae5f4e7-f551-40b7-a9a3-c7abf2e5f250&quot;], &quot;id&quot;: &quot;ITEM-1&quot;, &quot;itemData&quot;: {&quot;publisher&quot;: &quot;Blackwell Publishing Ltd&quot;, &quot;type&quot;: &quot;article-journal&quot;, &quot;author&quot;: [{&quot;given&quot;: &quot;Christine&quot;, &quot;dropping-particle&quot;: &quot;&quot;, &quot;suffix&quot;: &quot;&quot;, &quot;family&quot;: &quot;Wieck&quot;, &quot;parse-names&quot;: false, &quot;non-dropping-particle&quot;: &quot;&quot;}, {&quot;given&quot;: &quot;Thomas&quot;, &quot;dropping-particle&quot;: &quot;&quot;, &quot;suffix&quot;: &quot;&quot;, &quot;family&quot;: &quot;Heckelei&quot;, &quot;parse-names&quot;: false, &quot;non-dropping-particle&quot;: &quot;&quot;}], &quot;issued&quot;: {&quot;date-parts&quot;: [[&quot;2007&quot;]]}, &quot;abstract&quot;: &quot;Abstract This work provides evidence on the determinants, cost \ndifferentiation, and development of short-term marginal costs of dairy farms \nin important production regions of the European Union. The empirical study is \nbased on the estimation of multi-input multi-output Symmetric Generalized \nMcFadden cost functions using an unbalanced panel data set of the European \nFarm Accountancy Data Network. The results show considerable regional \ndifferences in the impact of the outputs, input prices, and fixed factors on \nmarginal costs. Strong evidence can be found that marginal costs decrease \nover time and is further underlined by the development of derived regional \naggregated short-term supply curves. Marginal cost elasticities and \ncorrelation coefficients validate the hypotheses that a high degree of farm \nspecialization, large milk output, and low milk prices are associated with \nlower marginal costs. Furthermore, the marginal cost spread in the data \nsample is analyzed. We show that milk output, milk yield, herd size, labor \ninput, and fodder production can be attributed to significant marginal cost \ndifferentiation of farms, whereas for crop and animal output, grassland, \nstock of other animals, and depreciation only minor differentiation can be \nfound.&quot;, &quot;title&quot;: &quot;Determinants, differentiation, and development of short-term marginal costs in dairy production: an empirical analysis for selected regions of the EU&quot;, &quot;page&quot;: &quot;203-220&quot;, &quot;volume&quot;: &quot;36&quot;, &quot;container-title&quot;: &quot;Agricultural Economics&quot;, &quot;issue&quot;: &quot;2&quot;, &quot;id&quot;: &quot;ITEM-1&quot;}}], &quot;properties&quot;: {&quot;noteIndex&quot;: 0}, &quot;schema&quot;: &quot;https://github.com/citation-style-language/schema/raw/master/csl-citation.json&quot;} RNDUUyn7r3C5V"/><text:span text:style-name="T8">(2007)</text:span><text:reference-mark-end text:name="ADDIN CSL_CITATION {&quot;mendeley&quot;: {&quot;previouslyFormattedCitation&quot;: &quot;(2007)&quot;}, &quot;citationItems&quot;: [{&quot;suppress-author&quot;: 1, &quot;uris&quot;: [&quot;http://www.mendeley.com/documents/?uuid=7ae5f4e7-f551-40b7-a9a3-c7abf2e5f250&quot;], &quot;id&quot;: &quot;ITEM-1&quot;, &quot;itemData&quot;: {&quot;publisher&quot;: &quot;Blackwell Publishing Ltd&quot;, &quot;type&quot;: &quot;article-journal&quot;, &quot;author&quot;: [{&quot;given&quot;: &quot;Christine&quot;, &quot;dropping-particle&quot;: &quot;&quot;, &quot;suffix&quot;: &quot;&quot;, &quot;family&quot;: &quot;Wieck&quot;, &quot;parse-names&quot;: false, &quot;non-dropping-particle&quot;: &quot;&quot;}, {&quot;given&quot;: &quot;Thomas&quot;, &quot;dropping-particle&quot;: &quot;&quot;, &quot;suffix&quot;: &quot;&quot;, &quot;family&quot;: &quot;Heckelei&quot;, &quot;parse-names&quot;: false, &quot;non-dropping-particle&quot;: &quot;&quot;}], &quot;issued&quot;: {&quot;date-parts&quot;: [[&quot;2007&quot;]]}, &quot;abstract&quot;: &quot;Abstract This work provides evidence on the determinants, cost \ndifferentiation, and development of short-term marginal costs of dairy farms \nin important production regions of the European Union. The empirical study is \nbased on the estimation of multi-input multi-output Symmetric Generalized \nMcFadden cost functions using an unbalanced panel data set of the European \nFarm Accountancy Data Network. The results show considerable regional \ndifferences in the impact of the outputs, input prices, and fixed factors on \nmarginal costs. Strong evidence can be found that marginal costs decrease \nover time and is further underlined by the development of derived regional \naggregated short-term supply curves. Marginal cost elasticities and \ncorrelation coefficients validate the hypotheses that a high degree of farm \nspecialization, large milk output, and low milk prices are associated with \nlower marginal costs. Furthermore, the marginal cost spread in the data \nsample is analyzed. We show that milk output, milk yield, herd size, labor \ninput, and fodder production can be attributed to significant marginal cost \ndifferentiation of farms, whereas for crop and animal output, grassland, \nstock of other animals, and depreciation only minor differentiation can be \nfound.&quot;, &quot;title&quot;: &quot;Determinants, differentiation, and development of short-term marginal costs in dairy production: an empirical analysis for selected regions of the EU&quot;, &quot;page&quot;: &quot;203-220&quot;, &quot;volume&quot;: &quot;36&quot;, &quot;container-title&quot;: &quot;Agricultural Economics&quot;, &quot;issue&quot;: &quot;2&quot;, &quot;id&quot;: &quot;ITEM-1&quot;}}], &quot;properties&quot;: {&quot;noteIndex&quot;: 0}, &quot;schema&quot;: &quot;https://github.com/citation-style-language/schema/raw/master/csl-citation.json&quot;} RNDUUyn7r3C5V"/> use the FADN data on the years 1989 to 2000 to construct a model which estimates multi-input multi-output Symmetric Generalized McFadden cost functions. Their analysis addresses hypotheses of the nature of marginal costs in the dairy sector and their relationship to aspects of the enterprise such as farm size, factor endowment, yields, proportion of grassland, degree of specialization, and so forth. They take the analysis beyond the determinants of marginal costs to also examine differentiation in marginal costs, and the development of those costs over time. They conclude that milk output, milk yield, degree of specialization, and farm size all have negative relationship to marginal costs, but grassland shares are positively correlated across regions. It should be noted that the authors used grassland share as a proxy for spatially remote geographic locations, and that they do not imply any relationship between marginal costs and choice of input system. They also found evidence that marginal costs decrease over time, but limitations in their model prevented them from tying this to differences in implementation of the milk quota regime. The authors identify avenues for further research which include the specification of more sophisticated models and using datasets which have longer time horizons to investigate determinants of structural change.</text:p>
      <text:p text:style-name="P6"/>
      <text:p text:style-name="P10"><text:span text:style-name="T14"><text:s/></text:span>Paul et al. <text:s/><text:reference-mark-start text:name="ADDIN CSL_CITATION {&quot;mendeley&quot;: {&quot;previouslyFormattedCitation&quot;: &quot;(2004)&quot;}, &quot;citationItems&quot;: [{&quot;suppress-author&quot;: 1, &quot;uris&quot;: [&quot;http://www.mendeley.com/documents/?uuid=c737d1d1-9996-4c58-bfdf-d6ee424d3d5f&quot;], &quot;id&quot;: &quot;ITEM-1&quot;, &quot;itemData&quot;: {&quot;volume&quot;: &quot;22&quot;, &quot;publisher&quot;: &quot;Springer Netherlands&quot;, &quot;type&quot;: &quot;article-journal&quot;, &quot;author&quot;: [{&quot;given&quot;: &quot;Catherine&quot;, &quot;dropping-particle&quot;: &quot;&quot;, &quot;suffix&quot;: &quot;&quot;, &quot;family&quot;: &quot;Paul&quot;, &quot;parse-names&quot;: false, &quot;non-dropping-particle&quot;: &quot;&quot;}, {&quot;given&quot;: &quot;Richard&quot;, &quot;dropping-particle&quot;: &quot;&quot;, &quot;suffix&quot;: &quot;&quot;, &quot;family&quot;: &quot;Nehring&quot;, &quot;parse-names&quot;: false, &quot;non-dropping-particle&quot;: &quot;&quot;}, {&quot;given&quot;: &quot;David&quot;, &quot;dropping-particle&quot;: &quot;&quot;, &quot;suffix&quot;: &quot;&quot;, &quot;family&quot;: &quot;Banker&quot;, &quot;parse-names&quot;: false, &quot;non-dropping-particle&quot;: &quot;&quot;}, {&quot;given&quot;: &quot;Agapi&quot;, &quot;dropping-particle&quot;: &quot;&quot;, &quot;suffix&quot;: &quot;&quot;, &quot;family&quot;: &quot;Somwaru&quot;, &quot;parse-names&quot;: false, &quot;non-dropping-particle&quot;: &quot;&quot;}], &quot;issued&quot;: {&quot;date-parts&quot;: [[&quot;2004&quot;]]}, &quot;abstract&quot;: &quot;The structural transformation of agriculture in recent decades \nhas raised serious concerns about the future of the family farm. This study \nexamines the economic performance of U.S. farms, to explore the potential of \nsmaller farms to compete with larger entities, and ultimately to survive in \nthis rapidly changing environment. We use deterministic and stochastic \nfrontier methods and survey data to measure and evaluate factors underlying \nscale economies (SEC) and efficiency (SEF) of corn-belt farms for 1996\u20132001. \nOur results suggest that family farms are both scale and technically \ninefficient. Potential for the exploitation of significant scale and scope \neconomies, and some greater technical efficiency, seem to be driving trends \ntoward increased farm size and dwindling competitiveness of the small family \nfarm.&quot;, &quot;title&quot;: &quot;Scale Economies and Efficiency in U.S. Agriculture: Are Traditional Farms History?&quot;, &quot;page&quot;: &quot;185-205&quot;, &quot;note&quot;: &quot;10.1007/s11123-004-7573-1&quot;, &quot;container-title&quot;: &quot;Journal of Productivity Analysis&quot;, &quot;issue&quot;: &quot;3&quot;, &quot;id&quot;: &quot;ITEM-1&quot;}}], &quot;properties&quot;: {&quot;noteIndex&quot;: 0}, &quot;schema&quot;: &quot;https://github.com/citation-style-language/schema/raw/master/csl-citation.json&quot;} RND7V0GDWerb7"/><text:span text:style-name="T8">(2004)</text:span><text:reference-mark-end text:name="ADDIN CSL_CITATION {&quot;mendeley&quot;: {&quot;previouslyFormattedCitation&quot;: &quot;(2004)&quot;}, &quot;citationItems&quot;: [{&quot;suppress-author&quot;: 1, &quot;uris&quot;: [&quot;http://www.mendeley.com/documents/?uuid=c737d1d1-9996-4c58-bfdf-d6ee424d3d5f&quot;], &quot;id&quot;: &quot;ITEM-1&quot;, &quot;itemData&quot;: {&quot;volume&quot;: &quot;22&quot;, &quot;publisher&quot;: &quot;Springer Netherlands&quot;, &quot;type&quot;: &quot;article-journal&quot;, &quot;author&quot;: [{&quot;given&quot;: &quot;Catherine&quot;, &quot;dropping-particle&quot;: &quot;&quot;, &quot;suffix&quot;: &quot;&quot;, &quot;family&quot;: &quot;Paul&quot;, &quot;parse-names&quot;: false, &quot;non-dropping-particle&quot;: &quot;&quot;}, {&quot;given&quot;: &quot;Richard&quot;, &quot;dropping-particle&quot;: &quot;&quot;, &quot;suffix&quot;: &quot;&quot;, &quot;family&quot;: &quot;Nehring&quot;, &quot;parse-names&quot;: false, &quot;non-dropping-particle&quot;: &quot;&quot;}, {&quot;given&quot;: &quot;David&quot;, &quot;dropping-particle&quot;: &quot;&quot;, &quot;suffix&quot;: &quot;&quot;, &quot;family&quot;: &quot;Banker&quot;, &quot;parse-names&quot;: false, &quot;non-dropping-particle&quot;: &quot;&quot;}, {&quot;given&quot;: &quot;Agapi&quot;, &quot;dropping-particle&quot;: &quot;&quot;, &quot;suffix&quot;: &quot;&quot;, &quot;family&quot;: &quot;Somwaru&quot;, &quot;parse-names&quot;: false, &quot;non-dropping-particle&quot;: &quot;&quot;}], &quot;issued&quot;: {&quot;date-parts&quot;: [[&quot;2004&quot;]]}, &quot;abstract&quot;: &quot;The structural transformation of agriculture in recent decades \nhas raised serious concerns about the future of the family farm. This study \nexamines the economic performance of U.S. farms, to explore the potential of \nsmaller farms to compete with larger entities, and ultimately to survive in \nthis rapidly changing environment. We use deterministic and stochastic \nfrontier methods and survey data to measure and evaluate factors underlying \nscale economies (SEC) and efficiency (SEF) of corn-belt farms for 1996\u20132001. \nOur results suggest that family farms are both scale and technically \ninefficient. Potential for the exploitation of significant scale and scope \neconomies, and some greater technical efficiency, seem to be driving trends \ntoward increased farm size and dwindling competitiveness of the small family \nfarm.&quot;, &quot;title&quot;: &quot;Scale Economies and Efficiency in U.S. Agriculture: Are Traditional Farms History?&quot;, &quot;page&quot;: &quot;185-205&quot;, &quot;note&quot;: &quot;10.1007/s11123-004-7573-1&quot;, &quot;container-title&quot;: &quot;Journal of Productivity Analysis&quot;, &quot;issue&quot;: &quot;3&quot;, &quot;id&quot;: &quot;ITEM-1&quot;}}], &quot;properties&quot;: {&quot;noteIndex&quot;: 0}, &quot;schema&quot;: &quot;https://github.com/citation-style-language/schema/raw/master/csl-citation.json&quot;} RND7V0GDWerb7"/> use stochastic production frontier (SPF) and deterministic data envelopment analysis (DEA) models to compare the competitiveness of small family farms relative to large industrial farms using a panel of farms in corn belt of the U.S.A. Competitiveness is measured in terms of scale <text:soft-page-break/>economies and technical efficiency. Their analysis concludes that small family farms are both scale inefficient and technically inefficient.</text:p>
      <text:p text:style-name="P10"/>
      <text:p text:style-name="P10">Nehring et al. <text:reference-mark-start text:name="ADDIN CSL_CITATION {&quot;mendeley&quot;: {&quot;previouslyFormattedCitation&quot;: &quot;(2009)&quot;}, &quot;citationItems&quot;: [{&quot;suppress-author&quot;: 1, &quot;uris&quot;: [&quot;http://www.mendeley.com/documents/?uuid=d99e9f39-dfe5-4b69-bffd-d18f49e36cc9&quot;], &quot;id&quot;: &quot;ITEM-1&quot;, &quot;itemData&quot;: {&quot;title&quot;: &quot;Small U.S. Dairy Farms: Can They Compete?.&quot;, &quot;issued&quot;: {&quot;date-parts&quot;: [[&quot;2009&quot;]]}, &quot;author&quot;: [{&quot;given&quot;: &quot;Richard&quot;, &quot;dropping-particle&quot;: &quot;&quot;, &quot;suffix&quot;: &quot;&quot;, &quot;family&quot;: &quot;Nehring&quot;, &quot;parse-names&quot;: false, &quot;non-dropping-particle&quot;: &quot;&quot;}, {&quot;given&quot;: &quot;Jeffrey&quot;, &quot;dropping-particle&quot;: &quot;&quot;, &quot;suffix&quot;: &quot;&quot;, &quot;family&quot;: &quot;Gillespie&quot;, &quot;parse-names&quot;: false, &quot;non-dropping-particle&quot;: &quot;&quot;}, {&quot;given&quot;: &quot;Carmen&quot;, &quot;dropping-particle&quot;: &quot;&quot;, &quot;suffix&quot;: &quot;&quot;, &quot;family&quot;: &quot;Sandretto&quot;, &quot;parse-names&quot;: false, &quot;non-dropping-particle&quot;: &quot;&quot;}, {&quot;given&quot;: &quot;Charlie&quot;, &quot;dropping-particle&quot;: &quot;&quot;, &quot;suffix&quot;: &quot;&quot;, &quot;family&quot;: &quot;Hallahan&quot;, &quot;parse-names&quot;: false, &quot;non-dropping-particle&quot;: &quot;&quot;}], &quot;page&quot;: &quot;817-825&quot;, &quot;volume&quot;: &quot;40&quot;, &quot;container-title&quot;: &quot;Agricultural Economics&quot;, &quot;type&quot;: &quot;article-journal&quot;, &quot;id&quot;: &quot;ITEM-1&quot;}}], &quot;properties&quot;: {&quot;noteIndex&quot;: 0}, &quot;schema&quot;: &quot;https://github.com/citation-style-language/schema/raw/master/csl-citation.json&quot;} RNDrPRYBnk9Fl"/><text:span text:style-name="T8">(2009)</text:span><text:reference-mark-end text:name="ADDIN CSL_CITATION {&quot;mendeley&quot;: {&quot;previouslyFormattedCitation&quot;: &quot;(2009)&quot;}, &quot;citationItems&quot;: [{&quot;suppress-author&quot;: 1, &quot;uris&quot;: [&quot;http://www.mendeley.com/documents/?uuid=d99e9f39-dfe5-4b69-bffd-d18f49e36cc9&quot;], &quot;id&quot;: &quot;ITEM-1&quot;, &quot;itemData&quot;: {&quot;title&quot;: &quot;Small U.S. Dairy Farms: Can They Compete?.&quot;, &quot;issued&quot;: {&quot;date-parts&quot;: [[&quot;2009&quot;]]}, &quot;author&quot;: [{&quot;given&quot;: &quot;Richard&quot;, &quot;dropping-particle&quot;: &quot;&quot;, &quot;suffix&quot;: &quot;&quot;, &quot;family&quot;: &quot;Nehring&quot;, &quot;parse-names&quot;: false, &quot;non-dropping-particle&quot;: &quot;&quot;}, {&quot;given&quot;: &quot;Jeffrey&quot;, &quot;dropping-particle&quot;: &quot;&quot;, &quot;suffix&quot;: &quot;&quot;, &quot;family&quot;: &quot;Gillespie&quot;, &quot;parse-names&quot;: false, &quot;non-dropping-particle&quot;: &quot;&quot;}, {&quot;given&quot;: &quot;Carmen&quot;, &quot;dropping-particle&quot;: &quot;&quot;, &quot;suffix&quot;: &quot;&quot;, &quot;family&quot;: &quot;Sandretto&quot;, &quot;parse-names&quot;: false, &quot;non-dropping-particle&quot;: &quot;&quot;}, {&quot;given&quot;: &quot;Charlie&quot;, &quot;dropping-particle&quot;: &quot;&quot;, &quot;suffix&quot;: &quot;&quot;, &quot;family&quot;: &quot;Hallahan&quot;, &quot;parse-names&quot;: false, &quot;non-dropping-particle&quot;: &quot;&quot;}], &quot;page&quot;: &quot;817-825&quot;, &quot;volume&quot;: &quot;40&quot;, &quot;container-title&quot;: &quot;Agricultural Economics&quot;, &quot;type&quot;: &quot;article-journal&quot;, &quot;id&quot;: &quot;ITEM-1&quot;}}], &quot;properties&quot;: {&quot;noteIndex&quot;: 0}, &quot;schema&quot;: &quot;https://github.com/citation-style-language/schema/raw/master/csl-citation.json&quot;} RNDrPRYBnk9Fl"/> researched the competitiveness of small farms in the U.S.A. using panel data ranging from 2003 to 2007. They also used a SFA model to compare the performance over time of conventional and pasture technologies which they identified using a binomial logit model. They too found that large conventional farms won out in most economic measures. </text:p>
      <text:p text:style-name="P6"/>
      <text:h text:style-name="Heading_20_1" text:outline-level="1">Methodology </text:h>
      <text:p text:style-name="P9"/>
      <text:p text:style-name="P6">Efficiency is very much a relative concept. A producer’s efficiency level can only be compared to a group of similar producers or to itself through time. A producer is deemed technically inefficient if it could potentially increase its output level without increasing its input level, or alternatively, reduce its input level without reducing its output level. This potential is given by the productive capabilities of others in the industry and represented by a production frontier. This is illustrated in Figure 1 which presents a production frontier (pf) representing the maximum level of output (Y) possible for every input level (X), given a sample of producers. Producers operating on the production frontier are deemed fully technically efficient while producers operating below the frontier display a degree of technical inefficiency. </text:p>
      <text:p text:style-name="P6"/>
      <text:p text:style-name="P6">From an output-orientated perspective, producer A is technically inefficient as its output level is below that which is potentially attainable (Y`&lt; Y*), given the level of input (X`). From an input-orientated perspective, producer A is technically inefficient as it is using more inputs than is potentially required, given the level of output (Y`). These concepts are the result of Farrell <text:reference-mark-start text:name="ADDIN CSL_CITATION {&quot;mendeley&quot;: {&quot;previouslyFormattedCitation&quot;: &quot;(1957)&quot;}, &quot;citationItems&quot;: [{&quot;suppress-author&quot;: 1, &quot;uris&quot;: [&quot;http://www.mendeley.com/documents/?uuid=f86535ff-9460-473d-bf45-9ea69946152c&quot;], &quot;id&quot;: &quot;ITEM-1&quot;, &quot;itemData&quot;: {&quot;type&quot;: &quot;article-journal&quot;, &quot;author&quot;: [{&quot;given&quot;: &quot;M. J&quot;, &quot;dropping-particle&quot;: &quot;&quot;, &quot;suffix&quot;: &quot;&quot;, &quot;family&quot;: &quot;Farrell&quot;, &quot;parse-names&quot;: false, &quot;non-dropping-particle&quot;: &quot;&quot;}], &quot;issued&quot;: {&quot;date-parts&quot;: [[&quot;1957&quot;]]}, &quot;title&quot;: &quot;The Measurement of Productive Efficiency&quot;, &quot;page&quot;: &quot;pp. 253-290&quot;, &quot;volume&quot;: &quot;120&quot;, &quot;container-title&quot;: &quot;Journal of the Royal Statistical Society. Series A (General)&quot;, &quot;issue&quot;: &quot;3&quot;, &quot;id&quot;: &quot;ITEM-1&quot;}}], &quot;properties&quot;: {&quot;noteIndex&quot;: 0}, &quot;schema&quot;: &quot;https://github.com/citation-style-language/schema/raw/master/csl-citation.json&quot;} RNDKjGIXNAbZG"/><text:span text:style-name="T8">(1957)</text:span><text:reference-mark-end text:name="ADDIN CSL_CITATION {&quot;mendeley&quot;: {&quot;previouslyFormattedCitation&quot;: &quot;(1957)&quot;}, &quot;citationItems&quot;: [{&quot;suppress-author&quot;: 1, &quot;uris&quot;: [&quot;http://www.mendeley.com/documents/?uuid=f86535ff-9460-473d-bf45-9ea69946152c&quot;], &quot;id&quot;: &quot;ITEM-1&quot;, &quot;itemData&quot;: {&quot;type&quot;: &quot;article-journal&quot;, &quot;author&quot;: [{&quot;given&quot;: &quot;M. J&quot;, &quot;dropping-particle&quot;: &quot;&quot;, &quot;suffix&quot;: &quot;&quot;, &quot;family&quot;: &quot;Farrell&quot;, &quot;parse-names&quot;: false, &quot;non-dropping-particle&quot;: &quot;&quot;}], &quot;issued&quot;: {&quot;date-parts&quot;: [[&quot;1957&quot;]]}, &quot;title&quot;: &quot;The Measurement of Productive Efficiency&quot;, &quot;page&quot;: &quot;pp. 253-290&quot;, &quot;volume&quot;: &quot;120&quot;, &quot;container-title&quot;: &quot;Journal of the Royal Statistical Society. Series A (General)&quot;, &quot;issue&quot;: &quot;3&quot;, &quot;id&quot;: &quot;ITEM-1&quot;}}], &quot;properties&quot;: {&quot;noteIndex&quot;: 0}, &quot;schema&quot;: &quot;https://github.com/citation-style-language/schema/raw/master/csl-citation.json&quot;} RNDKjGIXNAbZG"/> who drew on work by Debreu <text:reference-mark-start text:name="ADDIN CSL_CITATION {&quot;mendeley&quot;: {&quot;previouslyFormattedCitation&quot;: &quot;(1951)&quot;}, &quot;citationItems&quot;: [{&quot;suppress-author&quot;: 1, &quot;uris&quot;: [&quot;http://www.mendeley.com/documents/?uuid=fc9e217e-169a-4c2d-aaad-f46edad4881a&quot;], &quot;id&quot;: &quot;ITEM-1&quot;, &quot;itemData&quot;: {&quot;volume&quot;: &quot;19&quot;, &quot;type&quot;: &quot;article-journal&quot;, &quot;author&quot;: [{&quot;given&quot;: &quot;Gerard&quot;, &quot;dropping-particle&quot;: &quot;&quot;, &quot;suffix&quot;: &quot;&quot;, &quot;family&quot;: &quot;Debreu&quot;, &quot;parse-names&quot;: false, &quot;non-dropping-particle&quot;: &quot;&quot;}], &quot;issued&quot;: {&quot;date-parts&quot;: [[&quot;1951&quot;]]}, &quot;abstract&quot;: &quot;A numerical evaluation of the \&quot;dead loss\&quot; associated with a non- optimal situation (in the Pareto sense) of an economic system is sought. Use is made of the intrinsic price systems associated with optimal situa- ations of whose existence a noncalculus proof is given. A coefficient of resource utilization yielding measures of the efficiency of the economy is introduced. The treatment is based on vector-set properties in the com- modity space. 1.&quot;, &quot;title&quot;: &quot;The Coefficient of Resource Utilization&quot;, &quot;page&quot;: &quot;273-292&quot;, &quot;note&quot;: &quot;The coefficient of resource utilization, defined using just the properties of convexity and continuity (which may be relaxed). Precursor to Solow residual and TFP. Leads more naturally to DEA perhaps. &quot;, &quot;container-title&quot;: &quot;Econometrica&quot;, &quot;issue&quot;: &quot;3&quot;, &quot;id&quot;: &quot;ITEM-1&quot;}}], &quot;properties&quot;: {&quot;noteIndex&quot;: 0}, &quot;schema&quot;: &quot;https://github.com/citation-style-language/schema/raw/master/csl-citation.json&quot;} RND6hl7xzebrG"/><text:span text:style-name="T8">(1951)</text:span><text:reference-mark-end text:name="ADDIN CSL_CITATION {&quot;mendeley&quot;: {&quot;previouslyFormattedCitation&quot;: &quot;(1951)&quot;}, &quot;citationItems&quot;: [{&quot;suppress-author&quot;: 1, &quot;uris&quot;: [&quot;http://www.mendeley.com/documents/?uuid=fc9e217e-169a-4c2d-aaad-f46edad4881a&quot;], &quot;id&quot;: &quot;ITEM-1&quot;, &quot;itemData&quot;: {&quot;volume&quot;: &quot;19&quot;, &quot;type&quot;: &quot;article-journal&quot;, &quot;author&quot;: [{&quot;given&quot;: &quot;Gerard&quot;, &quot;dropping-particle&quot;: &quot;&quot;, &quot;suffix&quot;: &quot;&quot;, &quot;family&quot;: &quot;Debreu&quot;, &quot;parse-names&quot;: false, &quot;non-dropping-particle&quot;: &quot;&quot;}], &quot;issued&quot;: {&quot;date-parts&quot;: [[&quot;1951&quot;]]}, &quot;abstract&quot;: &quot;A numerical evaluation of the \&quot;dead loss\&quot; associated with a non- optimal situation (in the Pareto sense) of an economic system is sought. Use is made of the intrinsic price systems associated with optimal situa- ations of whose existence a noncalculus proof is given. A coefficient of resource utilization yielding measures of the efficiency of the economy is introduced. The treatment is based on vector-set properties in the com- modity space. 1.&quot;, &quot;title&quot;: &quot;The Coefficient of Resource Utilization&quot;, &quot;page&quot;: &quot;273-292&quot;, &quot;note&quot;: &quot;The coefficient of resource utilization, defined using just the properties of convexity and continuity (which may be relaxed). Precursor to Solow residual and TFP. Leads more naturally to DEA perhaps. &quot;, &quot;container-title&quot;: &quot;Econometrica&quot;, &quot;issue&quot;: &quot;3&quot;, &quot;id&quot;: &quot;ITEM-1&quot;}}], &quot;properties&quot;: {&quot;noteIndex&quot;: 0}, &quot;schema&quot;: &quot;https://github.com/citation-style-language/schema/raw/master/csl-citation.json&quot;} RND6hl7xzebrG"/> and Koopmans <text:reference-mark-start text:name="ADDIN CSL_CITATION {&quot;mendeley&quot;: {&quot;previouslyFormattedCitation&quot;: &quot;(1952)&quot;}, &quot;citationItems&quot;: [{&quot;suppress-author&quot;: 1, &quot;uris&quot;: [&quot;http://www.mendeley.com/documents/?uuid=596f606e-4abc-4fc4-90dc-386ef5052c2e&quot;], &quot;id&quot;: &quot;ITEM-1&quot;, &quot;itemData&quot;: {&quot;type&quot;: &quot;article-journal&quot;, &quot;author&quot;: [{&quot;given&quot;: &quot;T.C.&quot;, &quot;dropping-particle&quot;: &quot;&quot;, &quot;suffix&quot;: &quot;&quot;, &quot;family&quot;: &quot;Koopmans&quot;, &quot;parse-names&quot;: false, &quot;non-dropping-particle&quot;: &quot;&quot;}, {&quot;given&quot;: &quot;C.F.&quot;, &quot;dropping-particle&quot;: &quot;&quot;, &quot;suffix&quot;: &quot;&quot;, &quot;family&quot;: &quot;Carter&quot;, &quot;parse-names&quot;: false, &quot;non-dropping-particle&quot;: &quot;&quot;}], &quot;issued&quot;: {&quot;date-parts&quot;: [[&quot;1952&quot;]]}, &quot;abstract&quot;: &quot;IN June 1949 a conference on \&quot; linear programming \&quot; was held in Chicago at the Cowles Commission for Research in Econo- mics. This volume contains the principal papers read to that conference. The contributors include many of the major figures in the large and active group of econometricians in the United States-Samuelson, Arrow, Dantzig, Georgesou-Roegen, Gerten- haber, Koopmans, Kuhn, Morgenstern, Tucker, Marshall Wood and others.&quot;, &quot;title&quot;: &quot;Activity Analysis of Production and Allocation&quot;, &quot;page&quot;: &quot;625-628&quot;, &quot;volume&quot;: &quot;62&quot;, &quot;container-title&quot;: &quot;The Economic Journal&quot;, &quot;issue&quot;: &quot;247&quot;, &quot;id&quot;: &quot;ITEM-1&quot;}}], &quot;properties&quot;: {&quot;noteIndex&quot;: 0}, &quot;schema&quot;: &quot;https://github.com/citation-style-language/schema/raw/master/csl-citation.json&quot;} RNDjjfAHry20D"/><text:span text:style-name="T8">(1952)</text:span><text:reference-mark-end text:name="ADDIN CSL_CITATION {&quot;mendeley&quot;: {&quot;previouslyFormattedCitation&quot;: &quot;(1952)&quot;}, &quot;citationItems&quot;: [{&quot;suppress-author&quot;: 1, &quot;uris&quot;: [&quot;http://www.mendeley.com/documents/?uuid=596f606e-4abc-4fc4-90dc-386ef5052c2e&quot;], &quot;id&quot;: &quot;ITEM-1&quot;, &quot;itemData&quot;: {&quot;type&quot;: &quot;article-journal&quot;, &quot;author&quot;: [{&quot;given&quot;: &quot;T.C.&quot;, &quot;dropping-particle&quot;: &quot;&quot;, &quot;suffix&quot;: &quot;&quot;, &quot;family&quot;: &quot;Koopmans&quot;, &quot;parse-names&quot;: false, &quot;non-dropping-particle&quot;: &quot;&quot;}, {&quot;given&quot;: &quot;C.F.&quot;, &quot;dropping-particle&quot;: &quot;&quot;, &quot;suffix&quot;: &quot;&quot;, &quot;family&quot;: &quot;Carter&quot;, &quot;parse-names&quot;: false, &quot;non-dropping-particle&quot;: &quot;&quot;}], &quot;issued&quot;: {&quot;date-parts&quot;: [[&quot;1952&quot;]]}, &quot;abstract&quot;: &quot;IN June 1949 a conference on \&quot; linear programming \&quot; was held in Chicago at the Cowles Commission for Research in Econo- mics. This volume contains the principal papers read to that conference. The contributors include many of the major figures in the large and active group of econometricians in the United States-Samuelson, Arrow, Dantzig, Georgesou-Roegen, Gerten- haber, Koopmans, Kuhn, Morgenstern, Tucker, Marshall Wood and others.&quot;, &quot;title&quot;: &quot;Activity Analysis of Production and Allocation&quot;, &quot;page&quot;: &quot;625-628&quot;, &quot;volume&quot;: &quot;62&quot;, &quot;container-title&quot;: &quot;The Economic Journal&quot;, &quot;issue&quot;: &quot;247&quot;, &quot;id&quot;: &quot;ITEM-1&quot;}}], &quot;properties&quot;: {&quot;noteIndex&quot;: 0}, &quot;schema&quot;: &quot;https://github.com/citation-style-language/schema/raw/master/csl-citation.json&quot;} RNDjjfAHry20D"/>. Formally, Farrell’s measures of output-orientated and input-orientated technical efficiency are given by the ratios OY`/OY* and OX*/OX` respectively. Both of these measures are bounded between zero and one with a ratio of one representing <text:soft-page-break/>full technical efficiency and both are equivalent when constant return to scale exists. </text:p>
      <text:p text:style-name="P5">Figure 1: Input and Output Orientated Measures of Technical Efficiency</text:p>
      <text:p text:style-name="P13"><draw:g text:anchor-type="as-char" svg:y="0cm" draw:z-index="0" draw:style-name="gr1"><draw:custom-shape draw:style-name="gr2" draw:text-style-name="P76" svg:width="9.836cm" svg:height="8.637cm" svg:x="0.004cm" svg:y="0.004cm"><text:p/><draw:enhanced-geometry svg:viewBox="0 0 21600 21600" draw:type="rectangle" draw:enhanced-path="M 0 0 L 21600 0 21600 21600 0 21600 0 0 Z N"/></draw:custom-shape><draw:line draw:style-name="gr3" draw:text-style-name="P77" svg:x1="0.954cm" svg:y1="0.004cm" svg:x2="0.954cm" svg:y2="7.619cm"><text:p/></draw:line><draw:line draw:style-name="gr3" draw:text-style-name="P77" svg:x1="0.954cm" svg:y1="7.624cm" svg:x2="9.837cm" svg:y2="7.624cm"><text:p/></draw:line><draw:custom-shape draw:style-name="gr4" draw:text-style-name="P76" svg:width="8.651cm" svg:height="6.102cm" svg:x="0.954cm" svg:y="1.515cm"><text:p/><draw:enhanced-geometry svg:viewBox="0 0 4908 3462" draw:type="non-primitive" draw:enhanced-path="M 0 3462  C 176 3109 610 1883 1056 1342 1502 801 2034 428 2676 214 3318 0 4443 90 4908 58  N"/></draw:custom-shape><draw:line draw:style-name="gr5" draw:text-style-name="P77" svg:x1="0.954cm" svg:y1="7.624cm" svg:x2="9.837cm" svg:y2="7.624cm"><text:p/></draw:line><draw:line draw:style-name="gr5" draw:text-style-name="P77" svg:x1="0.954cm" svg:y1="7.615cm" svg:x2="0.954cm" svg:y2="0cm"><text:p/></draw:line><draw:frame draw:style-name="gr6" draw:text-style-name="P76" svg:width="0.946cm" svg:height="0.948cm" svg:x="0cm" svg:y="0cm"><draw:text-box><text:p text:style-name="P76"><text:span text:style-name="T38">Y</text:span></text:p></draw:text-box></draw:frame><draw:frame draw:style-name="gr6" draw:text-style-name="P76" svg:width="0.946cm" svg:height="1.017cm" svg:x="8.888cm" svg:y="7.62cm"><draw:text-box><text:p text:style-name="P76"><text:span text:style-name="T38">X</text:span></text:p></draw:text-box></draw:frame><draw:frame draw:style-name="gr6" draw:text-style-name="P76" svg:width="0.946cm" svg:height="0.948cm" svg:x="8.888cm" svg:y="0.953cm"><draw:text-box><text:p text:style-name="P76"><text:span text:style-name="T38">pf</text:span></text:p></draw:text-box></draw:frame><draw:frame draw:style-name="gr6" draw:text-style-name="P76" svg:width="1.264cm" svg:height="1.264cm" svg:x="4.126cm" svg:y="4.128cm"><draw:text-box><text:p text:style-name="P76"><text:span text:style-name="T38"><text:s/></text:span><text:span text:style-name="T39">.</text:span><text:span text:style-name="T38"> </text:span><text:span text:style-name="T39">A</text:span></text:p></draw:text-box></draw:frame><draw:custom-shape draw:style-name="gr7" draw:text-style-name="P76" svg:width="0.015cm" svg:height="2.006cm" svg:x="4.531cm" svg:y="2.466cm"><text:p/><draw:enhanced-geometry svg:viewBox="0 0 12 1141" draw:type="non-primitive" draw:enhanced-path="M 0 1141  L 12 0  N"/></draw:custom-shape><draw:custom-shape draw:style-name="gr7" draw:text-style-name="P76" svg:width="2.026cm" svg:height="0.003cm" svg:x="2.394cm" svg:y="4.664cm"><text:p/><draw:enhanced-geometry svg:viewBox="0 0 1152 1" draw:type="non-primitive" draw:enhanced-path="M 1152 0  L 0 0  N"/></draw:custom-shape><draw:custom-shape draw:style-name="gr8" draw:text-style-name="P76" svg:width="0.036cm" svg:height="2.853cm" svg:x="4.489cm" svg:y="4.731cm"><text:p/><draw:enhanced-geometry svg:viewBox="0 0 24 1620" draw:type="non-primitive" draw:enhanced-path="M 24 0  L 0 1620  N"/></draw:custom-shape><draw:custom-shape draw:style-name="gr8" draw:text-style-name="P76" svg:width="0.003cm" svg:height="2.98cm" svg:x="2.309cm" svg:y="4.627cm"><text:p/><draw:enhanced-geometry svg:viewBox="0 0 1 1692" draw:type="non-primitive" draw:enhanced-path="M 0 0  L 0 1692  N"/></draw:custom-shape><draw:custom-shape draw:style-name="gr8" draw:text-style-name="P76" svg:width="1.306cm" svg:height="0.003cm" svg:x="0.975cm" svg:y="4.648cm"><text:p/><draw:enhanced-geometry svg:viewBox="0 0 744 1" draw:type="non-primitive" draw:enhanced-path="M 0 0  L 744 0  N"/></draw:custom-shape><draw:custom-shape draw:style-name="gr8" draw:text-style-name="P76" svg:width="3.529cm" svg:height="0.003cm" svg:x="0.954cm" svg:y="2.418cm"><text:p/><draw:enhanced-geometry svg:viewBox="0 0 2004 3" draw:type="non-primitive" draw:enhanced-path="M 2004 0  L 0 3  N"/></draw:custom-shape><draw:frame draw:style-name="gr6" draw:text-style-name="P76" svg:width="1.899cm" svg:height="0.948cm" svg:x="4.126cm" svg:y="7.62cm"><draw:text-box><text:p text:style-name="P76"><text:span text:style-name="T38">X``</text:span></text:p></draw:text-box></draw:frame><draw:frame draw:style-name="gr6" draw:text-style-name="P76" svg:width="1.264cm" svg:height="0.95cm" svg:x="0cm" svg:y="2.221cm"><draw:text-box><text:p text:style-name="P76"><text:span text:style-name="T38">Y*</text:span></text:p></draw:text-box></draw:frame><draw:frame draw:style-name="gr6" draw:text-style-name="P76" svg:width="1.581cm" svg:height="1.581cm" svg:x="0cm" svg:y="4.443cm"><draw:text-box><text:p text:style-name="P76"><text:span text:style-name="T38">Y`</text:span></text:p></draw:text-box></draw:frame><draw:frame draw:style-name="gr6" draw:text-style-name="P76" svg:width="1.264cm" svg:height="0.948cm" svg:x="1.903cm" svg:y="7.62cm"><draw:text-box><text:p text:style-name="P76"><text:span text:style-name="T38">X*</text:span></text:p></draw:text-box></draw:frame><draw:frame draw:style-name="gr6" draw:text-style-name="P76" svg:width="1.264cm" svg:height="0.944cm" svg:x="0.316cm" svg:y="7.62cm"><draw:text-box><text:p text:style-name="P76"><text:span text:style-name="T38">O</text:span></text:p></draw:text-box></draw:frame></draw:g></text:p>
      <text:p text:style-name="P6">The empirical estimation of technical efficiency has progressed under two very different methodologies – Data Envelopment Analysis (DEA) and Stochastic Frontier Analysis (SFA). Essentially, both methods estimate production frontiers representing the highest possible level of output for a group of firms and then calculate individual firm inefficiency as the potential proportional increase in output (to the frontier). They differ in that DEA is a deterministic process and, as such, fails to account for any stochastic components or statistical noise in the data. Any deviation in observed output from the maximum feasible frontier output is entirely attributable to inefficiency. In farming data, such noise could be due to many factors including weather and luck (good and bad). Furthermore, in all large panel datasets there is always potential for measurement error in data collection. This noise is imbedded in the inefficiency estimates which could potentially bias the results. It is for these reasons that the SFA approach is taken in this report.</text:p>
      <text:p text:style-name="P6"/>
      <text:p text:style-name="P6">Stochastic frontier analysis, as its name suggests, explicitly accounts for statistical noise in the calculation of technical inefficiency. The approach defines the production technology for a particular industry using a stochastic <text:soft-page-break/>production frontier, in which output is expressed as a function of inputs, a random error component and a one-sided technical inefficiency component which captures deviations below the optimal or frontier output level. This method is not without its shortcomings – SFA requires the researcher to choose from a broad list of assumptions distribution of the error terms and specification of the production (or cost) function, all of which are continually debated in the literature and can potentially lead to varying results.</text:p>
      <text:p text:style-name="P6"/>
      <text:p text:style-name="P7">Underlying both sets of approaches is the assumption that inefficiency is due to inadequacies in the production process, in essence, due to shortfalls in the skills and capabilities of those involved in the production process. A criticism of these models is that the estimated technical inefficiency levels potentially capture unobserved farm specific factors that are unrelated to inefficiency. For example, a farm that operates on lower soil quality will, through no fault of its own, appear more inefficient. If such input quality differences are not captured by the input measure included in the production function, inefficiency estimates could be biased. Recently, Greene <text:reference-mark-start text:name="ADDIN CSL_CITATION {&quot;mendeley&quot;: {&quot;previouslyFormattedCitation&quot;: &quot;(2005)&quot;}, &quot;citationItems&quot;: [{&quot;suppress-author&quot;: 1, &quot;uris&quot;: [&quot;http://www.mendeley.com/documents/?uuid=e2a06afe-5e70-43a6-8320-a49122c2b7df&quot;], &quot;id&quot;: &quot;ITEM-1&quot;, &quot;itemData&quot;: {&quot;volume&quot;: &quot;23&quot;, &quot;publisher&quot;: &quot;Springer Netherlands&quot;, &quot;type&quot;: &quot;article-journal&quot;, &quot;author&quot;: [{&quot;given&quot;: &quot;Willam&quot;, &quot;dropping-particle&quot;: &quot;&quot;, &quot;suffix&quot;: &quot;&quot;, &quot;family&quot;: &quot;Greene&quot;, &quot;parse-names&quot;: false, &quot;non-dropping-particle&quot;: &quot;&quot;}], &quot;issued&quot;: {&quot;date-parts&quot;: [[&quot;2005&quot;]]}, &quot;abstract&quot;: &quot;Received stochastic frontier analyses with panel data have relied on traditional fixed and random effects models. We propose extensions that circumvent two shortcomings of these approaches. The conventional panel data estimators assume that technical or cost inefficiency is time invariant. Second, the fixed and random effects estimators force any time invariant cross unit heterogeneity into the same term that is being used to capture the inefficiency. Inefficiency measures in these models may be picking up heterogeneity in addition to or even instead of inefficiency. A fixed effects model is extended to the stochastic frontier model using results that specifically employ the nonlinear specification. The random effects model is reformulated as a special case of the random parameters model. The techniques are illustrated in applications to the U.S. banking industry and a cross country comparison of the efficiency of health care delivery.&quot;, &quot;title&quot;: &quot;Fixed and Random Effects in Stochastic Frontier Models&quot;, &quot;page&quot;: &quot;7-32&quot;, &quot;note&quot;: &quot;10.1007/s11123-004-8545-1&quot;, &quot;container-title&quot;: &quot;Journal of Productivity Analysis&quot;, &quot;issue&quot;: &quot;1&quot;, &quot;id&quot;: &quot;ITEM-1&quot;}}], &quot;properties&quot;: {&quot;noteIndex&quot;: 0}, &quot;schema&quot;: &quot;https://github.com/citation-style-language/schema/raw/master/csl-citation.json&quot;} RNDnLx3dUQo60"/><text:span text:style-name="T8">(2005)</text:span><text:reference-mark-end text:name="ADDIN CSL_CITATION {&quot;mendeley&quot;: {&quot;previouslyFormattedCitation&quot;: &quot;(2005)&quot;}, &quot;citationItems&quot;: [{&quot;suppress-author&quot;: 1, &quot;uris&quot;: [&quot;http://www.mendeley.com/documents/?uuid=e2a06afe-5e70-43a6-8320-a49122c2b7df&quot;], &quot;id&quot;: &quot;ITEM-1&quot;, &quot;itemData&quot;: {&quot;volume&quot;: &quot;23&quot;, &quot;publisher&quot;: &quot;Springer Netherlands&quot;, &quot;type&quot;: &quot;article-journal&quot;, &quot;author&quot;: [{&quot;given&quot;: &quot;Willam&quot;, &quot;dropping-particle&quot;: &quot;&quot;, &quot;suffix&quot;: &quot;&quot;, &quot;family&quot;: &quot;Greene&quot;, &quot;parse-names&quot;: false, &quot;non-dropping-particle&quot;: &quot;&quot;}], &quot;issued&quot;: {&quot;date-parts&quot;: [[&quot;2005&quot;]]}, &quot;abstract&quot;: &quot;Received stochastic frontier analyses with panel data have relied on traditional fixed and random effects models. We propose extensions that circumvent two shortcomings of these approaches. The conventional panel data estimators assume that technical or cost inefficiency is time invariant. Second, the fixed and random effects estimators force any time invariant cross unit heterogeneity into the same term that is being used to capture the inefficiency. Inefficiency measures in these models may be picking up heterogeneity in addition to or even instead of inefficiency. A fixed effects model is extended to the stochastic frontier model using results that specifically employ the nonlinear specification. The random effects model is reformulated as a special case of the random parameters model. The techniques are illustrated in applications to the U.S. banking industry and a cross country comparison of the efficiency of health care delivery.&quot;, &quot;title&quot;: &quot;Fixed and Random Effects in Stochastic Frontier Models&quot;, &quot;page&quot;: &quot;7-32&quot;, &quot;note&quot;: &quot;10.1007/s11123-004-8545-1&quot;, &quot;container-title&quot;: &quot;Journal of Productivity Analysis&quot;, &quot;issue&quot;: &quot;1&quot;, &quot;id&quot;: &quot;ITEM-1&quot;}}], &quot;properties&quot;: {&quot;noteIndex&quot;: 0}, &quot;schema&quot;: &quot;https://github.com/citation-style-language/schema/raw/master/csl-citation.json&quot;} RNDnLx3dUQo60"/> proposed a new class of models termed ‘True’ Effects models which attempt to remove this unobserved heterogeneity from the inefficiency term, thus yielding an inefficiency measure that captures pure technical inefficiency. In this chapter, the TFP results from these models are compared to the standard approaches for each sector. The inefficiency estimates produced by alternative models are also critically analysed.</text:p>
      <text:p text:style-name="P6"/>
      <text:p text:style-name="P6">The estimation of stochastic production frontiers using cross-sectional data was simultaneously proposed by Aigner, Lovell and Schmidt <text:reference-mark-start text:name="ADDIN CSL_CITATION {&quot;mendeley&quot;: {&quot;previouslyFormattedCitation&quot;: &quot;(1977)&quot;}, &quot;citationItems&quot;: [{&quot;suppress-author&quot;: 1, &quot;uris&quot;: [&quot;http://www.mendeley.com/documents/?uuid=3a1c7352-53da-4bc0-abb8-1a10e8e31f59&quot;], &quot;id&quot;: &quot;ITEM-1&quot;, &quot;itemData&quot;: {&quot;volume&quot;: &quot;6&quot;, &quot;type&quot;: &quot;article-journal&quot;, &quot;publisher-place&quot;: &quot;University of Wisconsin, Madison, WI 53706, United States&quot;, &quot;author&quot;: [{&quot;given&quot;: &quot;D&quot;, &quot;dropping-particle&quot;: &quot;&quot;, &quot;suffix&quot;: &quot;&quot;, &quot;family&quot;: &quot;Aigner&quot;, &quot;parse-names&quot;: false, &quot;non-dropping-particle&quot;: &quot;&quot;}, {&quot;given&quot;: &quot;C A K&quot;, &quot;dropping-particle&quot;: &quot;&quot;, &quot;suffix&quot;: &quot;&quot;, &quot;family&quot;: &quot;Lovell&quot;, &quot;parse-names&quot;: false, &quot;non-dropping-particle&quot;: &quot;&quot;}, {&quot;given&quot;: &quot;P&quot;, &quot;dropping-particle&quot;: &quot;&quot;, &quot;suffix&quot;: &quot;&quot;, &quot;family&quot;: &quot;Schmidt&quot;, &quot;parse-names&quot;: false, &quot;non-dropping-particle&quot;: &quot;&quot;}], &quot;issued&quot;: {&quot;date-parts&quot;: [[&quot;1977&quot;]]}, &quot;abstract&quot;: &quot;Previous studies of the so-called frontier production function have not utilized an adequate characterization of the disturbance term for such a model. In this paper we provide an appropriate specification, by defining the disturbance term as the sum of symmetric normal and (negative) half-normal random variables. Various aspects of maximum-likelihood estimation for the coefficients of a production function with an additive disturbance term of this sort are then considered. \u00a9 1977.&quot;, &quot;title&quot;: &quot;Formulation and estimation of stochastic frontier production function models&quot;, &quot;page&quot;: &quot;21-37&quot;, &quot;note&quot;: &quot;Cited By (since 1996): 1709\n        \nExport Date: 27 February 2013\n        \nSource: Scopus\n        \nCODEN: JECMB\n        \nLanguage of Original Document: English\n        \nCorrespondence Address: Aigner, D.; University of Wisconsin, Madison, WI 53706, United States&quot;, &quot;container-title&quot;: &quot;Journal of Econometrics&quot;, &quot;issue&quot;: &quot;1&quot;, &quot;id&quot;: &quot;ITEM-1&quot;}}], &quot;properties&quot;: {&quot;noteIndex&quot;: 0}, &quot;schema&quot;: &quot;https://github.com/citation-style-language/schema/raw/master/csl-citation.json&quot;} RND5ChqKfpyHh"/><text:span text:style-name="T8">(1977)</text:span><text:reference-mark-end text:name="ADDIN CSL_CITATION {&quot;mendeley&quot;: {&quot;previouslyFormattedCitation&quot;: &quot;(1977)&quot;}, &quot;citationItems&quot;: [{&quot;suppress-author&quot;: 1, &quot;uris&quot;: [&quot;http://www.mendeley.com/documents/?uuid=3a1c7352-53da-4bc0-abb8-1a10e8e31f59&quot;], &quot;id&quot;: &quot;ITEM-1&quot;, &quot;itemData&quot;: {&quot;volume&quot;: &quot;6&quot;, &quot;type&quot;: &quot;article-journal&quot;, &quot;publisher-place&quot;: &quot;University of Wisconsin, Madison, WI 53706, United States&quot;, &quot;author&quot;: [{&quot;given&quot;: &quot;D&quot;, &quot;dropping-particle&quot;: &quot;&quot;, &quot;suffix&quot;: &quot;&quot;, &quot;family&quot;: &quot;Aigner&quot;, &quot;parse-names&quot;: false, &quot;non-dropping-particle&quot;: &quot;&quot;}, {&quot;given&quot;: &quot;C A K&quot;, &quot;dropping-particle&quot;: &quot;&quot;, &quot;suffix&quot;: &quot;&quot;, &quot;family&quot;: &quot;Lovell&quot;, &quot;parse-names&quot;: false, &quot;non-dropping-particle&quot;: &quot;&quot;}, {&quot;given&quot;: &quot;P&quot;, &quot;dropping-particle&quot;: &quot;&quot;, &quot;suffix&quot;: &quot;&quot;, &quot;family&quot;: &quot;Schmidt&quot;, &quot;parse-names&quot;: false, &quot;non-dropping-particle&quot;: &quot;&quot;}], &quot;issued&quot;: {&quot;date-parts&quot;: [[&quot;1977&quot;]]}, &quot;abstract&quot;: &quot;Previous studies of the so-called frontier production function have not utilized an adequate characterization of the disturbance term for such a model. In this paper we provide an appropriate specification, by defining the disturbance term as the sum of symmetric normal and (negative) half-normal random variables. Various aspects of maximum-likelihood estimation for the coefficients of a production function with an additive disturbance term of this sort are then considered. \u00a9 1977.&quot;, &quot;title&quot;: &quot;Formulation and estimation of stochastic frontier production function models&quot;, &quot;page&quot;: &quot;21-37&quot;, &quot;note&quot;: &quot;Cited By (since 1996): 1709\n        \nExport Date: 27 February 2013\n        \nSource: Scopus\n        \nCODEN: JECMB\n        \nLanguage of Original Document: English\n        \nCorrespondence Address: Aigner, D.; University of Wisconsin, Madison, WI 53706, United States&quot;, &quot;container-title&quot;: &quot;Journal of Econometrics&quot;, &quot;issue&quot;: &quot;1&quot;, &quot;id&quot;: &quot;ITEM-1&quot;}}], &quot;properties&quot;: {&quot;noteIndex&quot;: 0}, &quot;schema&quot;: &quot;https://github.com/citation-style-language/schema/raw/master/csl-citation.json&quot;} RND5ChqKfpyHh"/> and Meeusen and van den Broeck <text:reference-mark-start text:name="ADDIN CSL_CITATION {&quot;mendeley&quot;: {&quot;previouslyFormattedCitation&quot;: &quot;(1977)&quot;}, &quot;citationItems&quot;: [{&quot;suppress-author&quot;: 1, &quot;uris&quot;: [&quot;http://www.mendeley.com/documents/?uuid=186e5fbd-73e8-4cb2-8206-1a769d6848f9&quot;], &quot;id&quot;: &quot;ITEM-1&quot;, &quot;itemData&quot;: {&quot;publisher&quot;: &quot;Wiley for the Economics Department of the University of Pennsylvania and Institute of Social and Economic Research -- Osaka University&quot;, &quot;DOI&quot;: &quot;10.2307/2525757&quot;, &quot;type&quot;: &quot;article-journal&quot;, &quot;author&quot;: [{&quot;given&quot;: &quot;Wim&quot;, &quot;dropping-particle&quot;: &quot;&quot;, &quot;suffix&quot;: &quot;&quot;, &quot;family&quot;: &quot;Meeusen&quot;, &quot;parse-names&quot;: false, &quot;non-dropping-particle&quot;: &quot;&quot;}, {&quot;given&quot;: &quot;Julien&quot;, &quot;dropping-particle&quot;: &quot;van Den&quot;, &quot;suffix&quot;: &quot;&quot;, &quot;family&quot;: &quot;Broeck&quot;, &quot;parse-names&quot;: false, &quot;non-dropping-particle&quot;: &quot;&quot;}], &quot;issued&quot;: {&quot;date-parts&quot;: [[&quot;1977&quot;, &quot;6&quot;, &quot;1&quot;]]}, &quot;title&quot;: &quot;Efficiency Estimation from Cobb-Douglas Production Functions with Composed Error&quot;, &quot;page&quot;: &quot;435-444 CR - Copyright &amp;#169; 1977 Economics Depar&quot;, &quot;volume&quot;: &quot;18&quot;, &quot;container-title&quot;: &quot;International Economic Review&quot;, &quot;issue&quot;: &quot;2&quot;, &quot;id&quot;: &quot;ITEM-1&quot;}}], &quot;properties&quot;: {&quot;noteIndex&quot;: 0}, &quot;schema&quot;: &quot;https://github.com/citation-style-language/schema/raw/master/csl-citation.json&quot;} RNDE0QuBil9km"/><text:span text:style-name="T8">(1977)</text:span><text:reference-mark-end text:name="ADDIN CSL_CITATION {&quot;mendeley&quot;: {&quot;previouslyFormattedCitation&quot;: &quot;(1977)&quot;}, &quot;citationItems&quot;: [{&quot;suppress-author&quot;: 1, &quot;uris&quot;: [&quot;http://www.mendeley.com/documents/?uuid=186e5fbd-73e8-4cb2-8206-1a769d6848f9&quot;], &quot;id&quot;: &quot;ITEM-1&quot;, &quot;itemData&quot;: {&quot;publisher&quot;: &quot;Wiley for the Economics Department of the University of Pennsylvania and Institute of Social and Economic Research -- Osaka University&quot;, &quot;DOI&quot;: &quot;10.2307/2525757&quot;, &quot;type&quot;: &quot;article-journal&quot;, &quot;author&quot;: [{&quot;given&quot;: &quot;Wim&quot;, &quot;dropping-particle&quot;: &quot;&quot;, &quot;suffix&quot;: &quot;&quot;, &quot;family&quot;: &quot;Meeusen&quot;, &quot;parse-names&quot;: false, &quot;non-dropping-particle&quot;: &quot;&quot;}, {&quot;given&quot;: &quot;Julien&quot;, &quot;dropping-particle&quot;: &quot;van Den&quot;, &quot;suffix&quot;: &quot;&quot;, &quot;family&quot;: &quot;Broeck&quot;, &quot;parse-names&quot;: false, &quot;non-dropping-particle&quot;: &quot;&quot;}], &quot;issued&quot;: {&quot;date-parts&quot;: [[&quot;1977&quot;, &quot;6&quot;, &quot;1&quot;]]}, &quot;title&quot;: &quot;Efficiency Estimation from Cobb-Douglas Production Functions with Composed Error&quot;, &quot;page&quot;: &quot;435-444 CR - Copyright &amp;#169; 1977 Economics Depar&quot;, &quot;volume&quot;: &quot;18&quot;, &quot;container-title&quot;: &quot;International Economic Review&quot;, &quot;issue&quot;: &quot;2&quot;, &quot;id&quot;: &quot;ITEM-1&quot;}}], &quot;properties&quot;: {&quot;noteIndex&quot;: 0}, &quot;schema&quot;: &quot;https://github.com/citation-style-language/schema/raw/master/csl-citation.json&quot;} RNDE0QuBil9km"/>. Assuming a Cobb-Douglas production technology, the stochastic frontier is written as:</text:p>
      <text:p text:style-name="P6"/>
      <text:p text:style-name="P2"><draw:frame draw:style-name="fr1" draw:name="Object1" text:anchor-type="as-char" svg:width="4.568cm" svg:height="1.201cm" draw:z-index="1"><draw:object xlink:href="./Object 1" xlink:type="simple" xlink:show="embed" xlink:actuate="onLoad"/><draw:image xlink:href="./ObjectReplacements/Object 1" xlink:type="simple" xlink:show="embed" xlink:actuate="onLoad"/></draw:frame><text:span text:style-name="T19"><text:tab/><text:tab/>where <text:tab/><text:tab/></text:span><draw:frame draw:style-name="fr1" draw:name="Object2" text:anchor-type="as-char" svg:width="1.856cm" svg:height="0.563cm" draw:z-index="2"><draw:object xlink:href="./Object 2" xlink:type="simple" xlink:show="embed" xlink:actuate="onLoad"/><draw:image xlink:href="./ObjectReplacements/Object 2" xlink:type="simple" xlink:show="embed" xlink:actuate="onLoad"/></draw:frame><text:span text:style-name="T19"><text:tab/><text:tab/>(1)</text:span></text:p>
      <text:p text:style-name="P15"/>
      <text:p text:style-name="P2"><text:soft-page-break/><text:span text:style-name="T1">where </text:span><draw:frame draw:style-name="fr2" draw:name="Object3" text:anchor-type="as-char" svg:width="0.6cm" svg:height="0.563cm" draw:z-index="3"><draw:object xlink:href="./Object 3" xlink:type="simple" xlink:show="embed" xlink:actuate="onLoad"/><draw:image xlink:href="./ObjectReplacements/Object 3" xlink:type="simple" xlink:show="embed" xlink:actuate="onLoad"/></draw:frame><text:span text:style-name="T1"> is the farm’s output level and </text:span><draw:frame draw:style-name="fr2" draw:name="Object4" text:anchor-type="as-char" svg:width="0.713cm" svg:height="0.563cm" draw:z-index="4"><draw:object xlink:href="./Object 4" xlink:type="simple" xlink:show="embed" xlink:actuate="onLoad"/><draw:image xlink:href="./ObjectReplacements/Object 4" xlink:type="simple" xlink:show="embed" xlink:actuate="onLoad"/></draw:frame><text:span text:style-name="T1"> is a vector of k production inputs (capital, labour etc). The composite error term (</text:span><draw:frame draw:style-name="fr2" draw:name="Object5" text:anchor-type="as-char" svg:width="0.549cm" svg:height="0.563cm" draw:z-index="5"><draw:object xlink:href="./Object 5" xlink:type="simple" xlink:show="embed" xlink:actuate="onLoad"/><draw:image xlink:href="./ObjectReplacements/Object 5" xlink:type="simple" xlink:show="embed" xlink:actuate="onLoad"/></draw:frame><text:span text:style-name="T1">) is made up of a statistical noise component (</text:span><draw:frame draw:style-name="fr2" draw:name="Object6" text:anchor-type="as-char" svg:width="0.557cm" svg:height="0.563cm" draw:z-index="6"><draw:object xlink:href="./Object 6" xlink:type="simple" xlink:show="embed" xlink:actuate="onLoad"/><draw:image xlink:href="./ObjectReplacements/Object 6" xlink:type="simple" xlink:show="embed" xlink:actuate="onLoad"/></draw:frame><text:span text:style-name="T1">) and a non-negative technical inefficiency component <text:s text:c="5"/>(</text:span><draw:frame draw:style-name="fr2" draw:name="Object7" text:anchor-type="as-char" svg:width="0.566cm" svg:height="0.563cm" draw:z-index="7"><draw:object xlink:href="./Object 7" xlink:type="simple" xlink:show="embed" xlink:actuate="onLoad"/><draw:image xlink:href="./ObjectReplacements/Object 7" xlink:type="simple" xlink:show="embed" xlink:actuate="onLoad"/></draw:frame><text:span text:style-name="T1">). The model is usually estimated by maximum likelihood after assuming a distribution for both components. A panel data extension of this model assuming a time-invariant inefficiency term is proposed by Pitt and Lee (1981):</text:span></text:p>
      <text:p text:style-name="P15"/>
      <text:p text:style-name="P2"><draw:frame draw:style-name="fr1" draw:name="Object8" text:anchor-type="as-char" svg:width="5.509cm" svg:height="1.201cm" draw:z-index="8"><draw:object xlink:href="./Object 8" xlink:type="simple" xlink:show="embed" xlink:actuate="onLoad"/><draw:image xlink:href="./ObjectReplacements/Object 8" xlink:type="simple" xlink:show="embed" xlink:actuate="onLoad"/></draw:frame><text:span text:style-name="T24"><text:tab/><text:tab/><text:tab/><text:tab/><text:tab/><text:tab/></text:span><text:span text:style-name="T19">(4.2)</text:span></text:p>
      <text:p text:style-name="P15"/>
      <text:p text:style-name="P6">However, the interest of this study is not specifically each farm’s efficiency level but the factors that influence it. Early attempts to capture this relationship first estimated firm efficiency in this standard stochastic framework and then regressed these estimates upon variables expected to influence this level of efficiency (e.g. education, experience of manager etc). This approach has been criticised on the basis that the exclusion of these explanatory variables in the first step would lead to biased estimators of the production parameters and also biased predictors of efficiency (see Coelli et al., <text:reference-mark-start text:name="ADDIN CSL_CITATION {&quot;mendeley&quot;: {&quot;previouslyFormattedCitation&quot;: &quot;(1995)&quot;}, &quot;citationItems&quot;: [{&quot;suppress-author&quot;: 1, &quot;uris&quot;: [&quot;http://www.mendeley.com/documents/?uuid=fd1c29a7-c9fd-48fb-9bbd-117385f63f2f&quot;], &quot;id&quot;: &quot;ITEM-1&quot;, &quot;itemData&quot;: {&quot;volume&quot;: &quot;20&quot;, &quot;publisher&quot;: &quot;Springer&quot;, &quot;DOI&quot;: &quot;10.1007/BF01205442&quot;, &quot;type&quot;: &quot;article-journal&quot;, &quot;author&quot;: [{&quot;given&quot;: &quot;G.E.&quot;, &quot;dropping-particle&quot;: &quot;&quot;, &quot;suffix&quot;: &quot;&quot;, &quot;family&quot;: &quot;Battese&quot;, &quot;parse-names&quot;: false, &quot;non-dropping-particle&quot;: &quot;&quot;}, {&quot;given&quot;: &quot;T.J.&quot;, &quot;dropping-particle&quot;: &quot;&quot;, &quot;suffix&quot;: &quot;&quot;, &quot;family&quot;: &quot;Coelli&quot;, &quot;parse-names&quot;: false, &quot;non-dropping-particle&quot;: &quot;&quot;}], &quot;issued&quot;: {&quot;date-parts&quot;: [[&quot;1995&quot;]]}, &quot;abstract&quot;: &quot;A stochastic frontier production function is defined for panel data on firms, in which the non-negative technical inetGciency effects are assumed to be a function of firm-specific variables and time. The inefficiency effects are assumed to be independently distributed as truncations of normal distributions with constant variance, but with means which are a linear function of observ- able variables. This panel data model is an extension of recently proposed models for inefTiciency effects in stochastic frontiers for cross-sectional data. An empirical application of the model is obtained using up to ten years of data on paddy farmers from an Indian village. The null hypo- theses, that the inefficiency effects are not stochastic or do not depend on the farmer-specific vari- ables and time of observation, are rejected for these data.&quot;, &quot;title&quot;: &quot;A model for technical inefficiency effects in a stochastic frontier production function for panel data&quot;, &quot;page&quot;: &quot;325\u2013332&quot;, &quot;note&quot;: &quot;To estimate in Stata, use ...\n\nsfpanel y x , model(bc95) emean(z, [noconstant])\n\nwhere y is your dependent, x are your production function variables (i.e. land, labour, and capital), and z are exogenous explanators of efficiency. \n\n&quot;, &quot;container-title&quot;: &quot;Empirical economics&quot;, &quot;issue&quot;: &quot;2&quot;, &quot;id&quot;: &quot;ITEM-1&quot;}}], &quot;properties&quot;: {&quot;noteIndex&quot;: 0}, &quot;schema&quot;: &quot;https://github.com/citation-style-language/schema/raw/master/csl-citation.json&quot;} RNDMY7Jclo3Zu"/><text:span text:style-name="T8">(1995)</text:span><text:reference-mark-end text:name="ADDIN CSL_CITATION {&quot;mendeley&quot;: {&quot;previouslyFormattedCitation&quot;: &quot;(1995)&quot;}, &quot;citationItems&quot;: [{&quot;suppress-author&quot;: 1, &quot;uris&quot;: [&quot;http://www.mendeley.com/documents/?uuid=fd1c29a7-c9fd-48fb-9bbd-117385f63f2f&quot;], &quot;id&quot;: &quot;ITEM-1&quot;, &quot;itemData&quot;: {&quot;volume&quot;: &quot;20&quot;, &quot;publisher&quot;: &quot;Springer&quot;, &quot;DOI&quot;: &quot;10.1007/BF01205442&quot;, &quot;type&quot;: &quot;article-journal&quot;, &quot;author&quot;: [{&quot;given&quot;: &quot;G.E.&quot;, &quot;dropping-particle&quot;: &quot;&quot;, &quot;suffix&quot;: &quot;&quot;, &quot;family&quot;: &quot;Battese&quot;, &quot;parse-names&quot;: false, &quot;non-dropping-particle&quot;: &quot;&quot;}, {&quot;given&quot;: &quot;T.J.&quot;, &quot;dropping-particle&quot;: &quot;&quot;, &quot;suffix&quot;: &quot;&quot;, &quot;family&quot;: &quot;Coelli&quot;, &quot;parse-names&quot;: false, &quot;non-dropping-particle&quot;: &quot;&quot;}], &quot;issued&quot;: {&quot;date-parts&quot;: [[&quot;1995&quot;]]}, &quot;abstract&quot;: &quot;A stochastic frontier production function is defined for panel data on firms, in which the non-negative technical inetGciency effects are assumed to be a function of firm-specific variables and time. The inefficiency effects are assumed to be independently distributed as truncations of normal distributions with constant variance, but with means which are a linear function of observ- able variables. This panel data model is an extension of recently proposed models for inefTiciency effects in stochastic frontiers for cross-sectional data. An empirical application of the model is obtained using up to ten years of data on paddy farmers from an Indian village. The null hypo- theses, that the inefficiency effects are not stochastic or do not depend on the farmer-specific vari- ables and time of observation, are rejected for these data.&quot;, &quot;title&quot;: &quot;A model for technical inefficiency effects in a stochastic frontier production function for panel data&quot;, &quot;page&quot;: &quot;325\u2013332&quot;, &quot;note&quot;: &quot;To estimate in Stata, use ...\n\nsfpanel y x , model(bc95) emean(z, [noconstant])\n\nwhere y is your dependent, x are your production function variables (i.e. land, labour, and capital), and z are exogenous explanators of efficiency. \n\n&quot;, &quot;container-title&quot;: &quot;Empirical economics&quot;, &quot;issue&quot;: &quot;2&quot;, &quot;id&quot;: &quot;ITEM-1&quot;}}], &quot;properties&quot;: {&quot;noteIndex&quot;: 0}, &quot;schema&quot;: &quot;https://github.com/citation-style-language/schema/raw/master/csl-citation.json&quot;} RNDMY7Jclo3Zu"/>. Later extensions re-parameterised the inefficiency term as a function of the efficiency variables and estimated the relationship in a single step (Kumbhakar, Ghosh and McGuckin, <text:reference-mark-start text:name="ADDIN CSL_CITATION {&quot;mendeley&quot;: {&quot;previouslyFormattedCitation&quot;: &quot;(1991)&quot;, &quot;manualFormatting&quot;: &quot;1991&quot;}, &quot;citationItems&quot;: [{&quot;suppress-author&quot;: 1, &quot;uris&quot;: [&quot;http://www.mendeley.com/documents/?uuid=b61f14f5-6255-43ea-9791-e5bb569898f2&quot;], &quot;id&quot;: &quot;ITEM-1&quot;, &quot;itemData&quot;: {&quot;publisher&quot;: &quot;American Statistical Association&quot;, &quot;DOI&quot;: &quot;10.2307/1391292&quot;, &quot;type&quot;: &quot;article-journal&quot;, &quot;author&quot;: [{&quot;given&quot;: &quot;Subal C&quot;, &quot;dropping-particle&quot;: &quot;&quot;, &quot;suffix&quot;: &quot;&quot;, &quot;family&quot;: &quot;Kumbhakar&quot;, &quot;parse-names&quot;: false, &quot;non-dropping-particle&quot;: &quot;&quot;}, {&quot;given&quot;: &quot;Soumendra&quot;, &quot;dropping-particle&quot;: &quot;&quot;, &quot;suffix&quot;: &quot;&quot;, &quot;family&quot;: &quot;Ghosh&quot;, &quot;parse-names&quot;: false, &quot;non-dropping-particle&quot;: &quot;&quot;}, {&quot;given&quot;: &quot;J Thomas&quot;, &quot;dropping-particle&quot;: &quot;&quot;, &quot;suffix&quot;: &quot;&quot;, &quot;family&quot;: &quot;McGuckin&quot;, &quot;parse-names&quot;: false, &quot;non-dropping-particle&quot;: &quot;&quot;}], &quot;issued&quot;: {&quot;date-parts&quot;: [[&quot;1991&quot;, &quot;7&quot;, &quot;1&quot;]]}, &quot;abstract&quot;: &quot;This article investigates farm-level efficiency of U.S. dairy farmers by estimating their technical and allocative efficiency. Technical inefficiency is assumed to be composed of a deterministic component that is a function of some farm-specific characteristics and a random component. By doing this we extend the stochastic frontier methodology in which determinants of technical inefficiency are explicitly introduced in the model. Given the inputs, variations in efficiency of farms are then explained by both deterministic and random components of technical inefficiency. The empirical results indicate that (a) levels of education of the farmer are important factors determining technical inefficiency and (b) large farms are more efficient (technically) than small and medium-sized farms. Both technical and allocative inefficiency are found to decrease with increase in the level of education of the farmer. CR - Copyright &amp;#169; 1991 American Statistical Association&quot;, &quot;title&quot;: &quot;A Generalized Production Frontier Approach for Estimating Determinants of Inefficiency in U.S. Dairy Farms&quot;, &quot;page&quot;: &quot;279-286&quot;, &quot;volume&quot;: &quot;9&quot;, &quot;container-title&quot;: &quot;Journal of Business &amp; Economic Statistics&quot;, &quot;issue&quot;: &quot;3&quot;, &quot;id&quot;: &quot;ITEM-1&quot;}}], &quot;properties&quot;: {&quot;noteIndex&quot;: 0}, &quot;schema&quot;: &quot;https://github.com/citation-style-language/schema/raw/master/csl-citation.json&quot;} RND4e7lVRRLQi"/><text:span text:style-name="T8">1991</text:span><text:reference-mark-end text:name="ADDIN CSL_CITATION {&quot;mendeley&quot;: {&quot;previouslyFormattedCitation&quot;: &quot;(1991)&quot;, &quot;manualFormatting&quot;: &quot;1991&quot;}, &quot;citationItems&quot;: [{&quot;suppress-author&quot;: 1, &quot;uris&quot;: [&quot;http://www.mendeley.com/documents/?uuid=b61f14f5-6255-43ea-9791-e5bb569898f2&quot;], &quot;id&quot;: &quot;ITEM-1&quot;, &quot;itemData&quot;: {&quot;publisher&quot;: &quot;American Statistical Association&quot;, &quot;DOI&quot;: &quot;10.2307/1391292&quot;, &quot;type&quot;: &quot;article-journal&quot;, &quot;author&quot;: [{&quot;given&quot;: &quot;Subal C&quot;, &quot;dropping-particle&quot;: &quot;&quot;, &quot;suffix&quot;: &quot;&quot;, &quot;family&quot;: &quot;Kumbhakar&quot;, &quot;parse-names&quot;: false, &quot;non-dropping-particle&quot;: &quot;&quot;}, {&quot;given&quot;: &quot;Soumendra&quot;, &quot;dropping-particle&quot;: &quot;&quot;, &quot;suffix&quot;: &quot;&quot;, &quot;family&quot;: &quot;Ghosh&quot;, &quot;parse-names&quot;: false, &quot;non-dropping-particle&quot;: &quot;&quot;}, {&quot;given&quot;: &quot;J Thomas&quot;, &quot;dropping-particle&quot;: &quot;&quot;, &quot;suffix&quot;: &quot;&quot;, &quot;family&quot;: &quot;McGuckin&quot;, &quot;parse-names&quot;: false, &quot;non-dropping-particle&quot;: &quot;&quot;}], &quot;issued&quot;: {&quot;date-parts&quot;: [[&quot;1991&quot;, &quot;7&quot;, &quot;1&quot;]]}, &quot;abstract&quot;: &quot;This article investigates farm-level efficiency of U.S. dairy farmers by estimating their technical and allocative efficiency. Technical inefficiency is assumed to be composed of a deterministic component that is a function of some farm-specific characteristics and a random component. By doing this we extend the stochastic frontier methodology in which determinants of technical inefficiency are explicitly introduced in the model. Given the inputs, variations in efficiency of farms are then explained by both deterministic and random components of technical inefficiency. The empirical results indicate that (a) levels of education of the farmer are important factors determining technical inefficiency and (b) large farms are more efficient (technically) than small and medium-sized farms. Both technical and allocative inefficiency are found to decrease with increase in the level of education of the farmer. CR - Copyright &amp;#169; 1991 American Statistical Association&quot;, &quot;title&quot;: &quot;A Generalized Production Frontier Approach for Estimating Determinants of Inefficiency in U.S. Dairy Farms&quot;, &quot;page&quot;: &quot;279-286&quot;, &quot;volume&quot;: &quot;9&quot;, &quot;container-title&quot;: &quot;Journal of Business &amp; Economic Statistics&quot;, &quot;issue&quot;: &quot;3&quot;, &quot;id&quot;: &quot;ITEM-1&quot;}}], &quot;properties&quot;: {&quot;noteIndex&quot;: 0}, &quot;schema&quot;: &quot;https://github.com/citation-style-language/schema/raw/master/csl-citation.json&quot;} RND4e7lVRRLQi"/>; Reifschneider and Stevenson, <text:reference-mark-start text:name="ADDIN CSL_CITATION {&quot;mendeley&quot;: {&quot;previouslyFormattedCitation&quot;: &quot;(1991)&quot;, &quot;manualFormatting&quot;: &quot;1991&quot;}, &quot;citationItems&quot;: [{&quot;suppress-author&quot;: 1, &quot;uris&quot;: [&quot;http://www.mendeley.com/documents/?uuid=5ff7dd0d-6c27-4622-a435-317a4785e85f&quot;], &quot;id&quot;: &quot;ITEM-1&quot;, &quot;itemData&quot;: {&quot;volume&quot;: &quot;32&quot;, &quot;type&quot;: &quot;article-journal&quot;, &quot;publisher-place&quot;: &quot;Federal Reserve Bank, Washington DC&quot;, &quot;author&quot;: [{&quot;given&quot;: &quot;David&quot;, &quot;dropping-particle&quot;: &quot;&quot;, &quot;suffix&quot;: &quot;&quot;, &quot;family&quot;: &quot;Reifschneider&quot;, &quot;parse-names&quot;: false, &quot;non-dropping-particle&quot;: &quot;&quot;}, {&quot;given&quot;: &quot;Rodney&quot;, &quot;dropping-particle&quot;: &quot;&quot;, &quot;suffix&quot;: &quot;&quot;, &quot;family&quot;: &quot;Stevenson&quot;, &quot;parse-names&quot;: false, &quot;non-dropping-particle&quot;: &quot;&quot;}], &quot;issued&quot;: {&quot;date-parts&quot;: [[&quot;1991&quot;, &quot;8&quot;]]}, &quot;abstract&quot;: &quot;Departures from a production or cost frontier may reflect the systematic effect of conditions that contribute to inefficiency. To test whether some portion of frontier function departures can be systematically explained, the frontier inefficiency error component is modeled as a function of various causal factors and a random component. The functional form of the inefficiency error term model is chosen to assure strict one-sidedness. Preliminary empirical results generated from electric utility data suggest the superiority of including both systematic and random components in the efficiency error term.&quot;, &quot;title&quot;: &quot;Systematic Departures from the Frontier: A Framework for the Analysis of Firm Inefficiency&quot;, &quot;page&quot;: &quot;715-723&quot;, &quot;note&quot;: &quot;Accession Number: 0252589 Alternate Accession Number: EP6561951; Keywords: Cost;  Production; Geographic Descriptors: U.S.; Geographic Region: Northern America; Publication Type: Journal Article; Update Code: 199203; Copyright: Copyright of International Economic Review is the property of Wiley-Blackwell and its content may not be copied or emailed to multiple sites or posted to a listserv without the copyright holder's express written permission. However, users may print, download, or email articles for individual use.&quot;, &quot;container-title&quot;: &quot;International Economic Review&quot;, &quot;issue&quot;: &quot;3&quot;, &quot;id&quot;: &quot;ITEM-1&quot;}}], &quot;properties&quot;: {&quot;noteIndex&quot;: 0}, &quot;schema&quot;: &quot;https://github.com/citation-style-language/schema/raw/master/csl-citation.json&quot;} RND2fiSZtBK2v"/><text:span text:style-name="T8">1991</text:span><text:reference-mark-end text:name="ADDIN CSL_CITATION {&quot;mendeley&quot;: {&quot;previouslyFormattedCitation&quot;: &quot;(1991)&quot;, &quot;manualFormatting&quot;: &quot;1991&quot;}, &quot;citationItems&quot;: [{&quot;suppress-author&quot;: 1, &quot;uris&quot;: [&quot;http://www.mendeley.com/documents/?uuid=5ff7dd0d-6c27-4622-a435-317a4785e85f&quot;], &quot;id&quot;: &quot;ITEM-1&quot;, &quot;itemData&quot;: {&quot;volume&quot;: &quot;32&quot;, &quot;type&quot;: &quot;article-journal&quot;, &quot;publisher-place&quot;: &quot;Federal Reserve Bank, Washington DC&quot;, &quot;author&quot;: [{&quot;given&quot;: &quot;David&quot;, &quot;dropping-particle&quot;: &quot;&quot;, &quot;suffix&quot;: &quot;&quot;, &quot;family&quot;: &quot;Reifschneider&quot;, &quot;parse-names&quot;: false, &quot;non-dropping-particle&quot;: &quot;&quot;}, {&quot;given&quot;: &quot;Rodney&quot;, &quot;dropping-particle&quot;: &quot;&quot;, &quot;suffix&quot;: &quot;&quot;, &quot;family&quot;: &quot;Stevenson&quot;, &quot;parse-names&quot;: false, &quot;non-dropping-particle&quot;: &quot;&quot;}], &quot;issued&quot;: {&quot;date-parts&quot;: [[&quot;1991&quot;, &quot;8&quot;]]}, &quot;abstract&quot;: &quot;Departures from a production or cost frontier may reflect the systematic effect of conditions that contribute to inefficiency. To test whether some portion of frontier function departures can be systematically explained, the frontier inefficiency error component is modeled as a function of various causal factors and a random component. The functional form of the inefficiency error term model is chosen to assure strict one-sidedness. Preliminary empirical results generated from electric utility data suggest the superiority of including both systematic and random components in the efficiency error term.&quot;, &quot;title&quot;: &quot;Systematic Departures from the Frontier: A Framework for the Analysis of Firm Inefficiency&quot;, &quot;page&quot;: &quot;715-723&quot;, &quot;note&quot;: &quot;Accession Number: 0252589 Alternate Accession Number: EP6561951; Keywords: Cost;  Production; Geographic Descriptors: U.S.; Geographic Region: Northern America; Publication Type: Journal Article; Update Code: 199203; Copyright: Copyright of International Economic Review is the property of Wiley-Blackwell and its content may not be copied or emailed to multiple sites or posted to a listserv without the copyright holder's express written permission. However, users may print, download, or email articles for individual use.&quot;, &quot;container-title&quot;: &quot;International Economic Review&quot;, &quot;issue&quot;: &quot;3&quot;, &quot;id&quot;: &quot;ITEM-1&quot;}}], &quot;properties&quot;: {&quot;noteIndex&quot;: 0}, &quot;schema&quot;: &quot;https://github.com/citation-style-language/schema/raw/master/csl-citation.json&quot;} RND2fiSZtBK2v"/>; Huang and Liu, <text:reference-mark-start text:name="ADDIN CSL_CITATION {&quot;mendeley&quot;: {&quot;previouslyFormattedCitation&quot;: &quot;(1994)&quot;, &quot;manualFormatting&quot;: &quot;1994&quot;}, &quot;citationItems&quot;: [{&quot;suppress-author&quot;: 1, &quot;uris&quot;: [&quot;http://www.mendeley.com/documents/?uuid=fa75befc-ed77-4882-a4ec-fb3382072669&quot;], &quot;id&quot;: &quot;ITEM-1&quot;, &quot;itemData&quot;: {&quot;publisher&quot;: &quot;Kluwer Academic Publishers&quot;, &quot;DOI&quot;: &quot;10.1007/BF01073853&quot;, &quot;type&quot;: &quot;article-journal&quot;, &quot;author&quot;: [{&quot;given&quot;: &quot;CliefJ.&quot;, &quot;dropping-particle&quot;: &quot;&quot;, &quot;suffix&quot;: &quot;&quot;, &quot;family&quot;: &quot;Huang&quot;, &quot;parse-names&quot;: false, &quot;non-dropping-particle&quot;: &quot;&quot;}, {&quot;given&quot;: &quot;Jin-Tan&quot;, &quot;dropping-particle&quot;: &quot;&quot;, &quot;suffix&quot;: &quot;&quot;, &quot;family&quot;: &quot;Liu&quot;, &quot;parse-names&quot;: false, &quot;non-dropping-particle&quot;: &quot;&quot;}], &quot;issued&quot;: {&quot;date-parts&quot;: [[&quot;1994&quot;]]}, &quot;title&quot;: &quot;Estimation of a non-neutral stochastic frontier production function&quot;, &quot;page&quot;: &quot;171-180&quot;, &quot;volume&quot;: &quot;5&quot;, &quot;container-title&quot;: &quot;Journal of Productivity Analysis&quot;, &quot;issue&quot;: &quot;2&quot;, &quot;id&quot;: &quot;ITEM-1&quot;}}], &quot;properties&quot;: {&quot;noteIndex&quot;: 0}, &quot;schema&quot;: &quot;https://github.com/citation-style-language/schema/raw/master/csl-citation.json&quot;} RND7PUEj6zYAZ"/><text:span text:style-name="T8">1994</text:span><text:reference-mark-end text:name="ADDIN CSL_CITATION {&quot;mendeley&quot;: {&quot;previouslyFormattedCitation&quot;: &quot;(1994)&quot;, &quot;manualFormatting&quot;: &quot;1994&quot;}, &quot;citationItems&quot;: [{&quot;suppress-author&quot;: 1, &quot;uris&quot;: [&quot;http://www.mendeley.com/documents/?uuid=fa75befc-ed77-4882-a4ec-fb3382072669&quot;], &quot;id&quot;: &quot;ITEM-1&quot;, &quot;itemData&quot;: {&quot;publisher&quot;: &quot;Kluwer Academic Publishers&quot;, &quot;DOI&quot;: &quot;10.1007/BF01073853&quot;, &quot;type&quot;: &quot;article-journal&quot;, &quot;author&quot;: [{&quot;given&quot;: &quot;CliefJ.&quot;, &quot;dropping-particle&quot;: &quot;&quot;, &quot;suffix&quot;: &quot;&quot;, &quot;family&quot;: &quot;Huang&quot;, &quot;parse-names&quot;: false, &quot;non-dropping-particle&quot;: &quot;&quot;}, {&quot;given&quot;: &quot;Jin-Tan&quot;, &quot;dropping-particle&quot;: &quot;&quot;, &quot;suffix&quot;: &quot;&quot;, &quot;family&quot;: &quot;Liu&quot;, &quot;parse-names&quot;: false, &quot;non-dropping-particle&quot;: &quot;&quot;}], &quot;issued&quot;: {&quot;date-parts&quot;: [[&quot;1994&quot;]]}, &quot;title&quot;: &quot;Estimation of a non-neutral stochastic frontier production function&quot;, &quot;page&quot;: &quot;171-180&quot;, &quot;volume&quot;: &quot;5&quot;, &quot;container-title&quot;: &quot;Journal of Productivity Analysis&quot;, &quot;issue&quot;: &quot;2&quot;, &quot;id&quot;: &quot;ITEM-1&quot;}}], &quot;properties&quot;: {&quot;noteIndex&quot;: 0}, &quot;schema&quot;: &quot;https://github.com/citation-style-language/schema/raw/master/csl-citation.json&quot;} RND7PUEj6zYAZ"/>). </text:p>
      <text:p text:style-name="P6"/>
      <text:p text:style-name="P2"><text:span text:style-name="T1">The model proposed by Battese and Coelli </text:span><text:reference-mark-start text:name="ADDIN CSL_CITATION {&quot;mendeley&quot;: {&quot;previouslyFormattedCitation&quot;: &quot;(2005)&quot;}, &quot;citationItems&quot;: [{&quot;suppress-author&quot;: 1, &quot;uris&quot;: [&quot;http://www.mendeley.com/documents/?uuid=354794c6-de91-4d6a-a375-ec31b0720d66&quot;], &quot;id&quot;: &quot;ITEM-1&quot;, &quot;itemData&quot;: {&quot;publisher&quot;: &quot;Springer Verlag&quot;, &quot;ISBN&quot;: &quot;0-387-24265-1&quot;, &quot;publisher-place&quot;: &quot;New York&quot;, &quot;author&quot;: [{&quot;given&quot;: &quot;T. J&quot;, &quot;dropping-particle&quot;: &quot;&quot;, &quot;suffix&quot;: &quot;&quot;, &quot;family&quot;: &quot;Coelli&quot;, &quot;parse-names&quot;: false, &quot;non-dropping-particle&quot;: &quot;&quot;}, {&quot;given&quot;: &quot;D S P&quot;, &quot;dropping-particle&quot;: &quot;&quot;, &quot;suffix&quot;: &quot;&quot;, &quot;family&quot;: &quot;Rao&quot;, &quot;parse-names&quot;: false, &quot;non-dropping-particle&quot;: &quot;&quot;}, {&quot;given&quot;: &quot;C J&quot;, &quot;dropping-particle&quot;: &quot;&quot;, &quot;suffix&quot;: &quot;&quot;, &quot;family&quot;: &quot;O\u2019Donnell&quot;, &quot;parse-names&quot;: false, &quot;non-dropping-particle&quot;: &quot;&quot;}, {&quot;given&quot;: &quot;G E&quot;, &quot;dropping-particle&quot;: &quot;&quot;, &quot;suffix&quot;: &quot;&quot;, &quot;family&quot;: &quot;Battese&quot;, &quot;parse-names&quot;: false, &quot;non-dropping-particle&quot;: &quot;&quot;}], &quot;issued&quot;: {&quot;date-parts&quot;: [[&quot;2005&quot;]]}, &quot;title&quot;: &quot;An introduction to efficiency and productivity analysis&quot;, &quot;note&quot;: &quot;        From Duplicate 1 (                           An introduction to efficiency and productivity analysis                         - Coelli, T. )\n                \n        \n        \n        From Duplicate 2 (                           An Introduction to Efficiency and Productivity Analysis                         - Coelli, T J; Rao, D S P; O\u2019Donnell, C J; Battese, G E )\n                \n        \n        \n      &quot;, &quot;type&quot;: &quot;book&quot;, &quot;id&quot;: &quot;ITEM-1&quot;}}], &quot;properties&quot;: {&quot;noteIndex&quot;: 0}, &quot;schema&quot;: &quot;https://github.com/citation-style-language/schema/raw/master/csl-citation.json&quot;} RNDSEDa0j2R4S"/><text:span text:style-name="T10">(2005)</text:span><text:reference-mark-end text:name="ADDIN CSL_CITATION {&quot;mendeley&quot;: {&quot;previouslyFormattedCitation&quot;: &quot;(2005)&quot;}, &quot;citationItems&quot;: [{&quot;suppress-author&quot;: 1, &quot;uris&quot;: [&quot;http://www.mendeley.com/documents/?uuid=354794c6-de91-4d6a-a375-ec31b0720d66&quot;], &quot;id&quot;: &quot;ITEM-1&quot;, &quot;itemData&quot;: {&quot;publisher&quot;: &quot;Springer Verlag&quot;, &quot;ISBN&quot;: &quot;0-387-24265-1&quot;, &quot;publisher-place&quot;: &quot;New York&quot;, &quot;author&quot;: [{&quot;given&quot;: &quot;T. J&quot;, &quot;dropping-particle&quot;: &quot;&quot;, &quot;suffix&quot;: &quot;&quot;, &quot;family&quot;: &quot;Coelli&quot;, &quot;parse-names&quot;: false, &quot;non-dropping-particle&quot;: &quot;&quot;}, {&quot;given&quot;: &quot;D S P&quot;, &quot;dropping-particle&quot;: &quot;&quot;, &quot;suffix&quot;: &quot;&quot;, &quot;family&quot;: &quot;Rao&quot;, &quot;parse-names&quot;: false, &quot;non-dropping-particle&quot;: &quot;&quot;}, {&quot;given&quot;: &quot;C J&quot;, &quot;dropping-particle&quot;: &quot;&quot;, &quot;suffix&quot;: &quot;&quot;, &quot;family&quot;: &quot;O\u2019Donnell&quot;, &quot;parse-names&quot;: false, &quot;non-dropping-particle&quot;: &quot;&quot;}, {&quot;given&quot;: &quot;G E&quot;, &quot;dropping-particle&quot;: &quot;&quot;, &quot;suffix&quot;: &quot;&quot;, &quot;family&quot;: &quot;Battese&quot;, &quot;parse-names&quot;: false, &quot;non-dropping-particle&quot;: &quot;&quot;}], &quot;issued&quot;: {&quot;date-parts&quot;: [[&quot;2005&quot;]]}, &quot;title&quot;: &quot;An introduction to efficiency and productivity analysis&quot;, &quot;note&quot;: &quot;        From Duplicate 1 (                           An introduction to efficiency and productivity analysis                         - Coelli, T. )\n                \n        \n        \n        From Duplicate 2 (                           An Introduction to Efficiency and Productivity Analysis                         - Coelli, T J; Rao, D S P; O\u2019Donnell, C J; Battese, G E )\n                \n        \n        \n      &quot;, &quot;type&quot;: &quot;book&quot;, &quot;id&quot;: &quot;ITEM-1&quot;}}], &quot;properties&quot;: {&quot;noteIndex&quot;: 0}, &quot;schema&quot;: &quot;https://github.com/citation-style-language/schema/raw/master/csl-citation.json&quot;} RNDSEDa0j2R4S"/><text:span text:style-name="T1"> extends the approach of Kumbhakar, Ghosh and McGuckin </text:span><text:reference-mark-start text:name="ADDIN CSL_CITATION {&quot;mendeley&quot;: {&quot;previouslyFormattedCitation&quot;: &quot;(1991)&quot;}, &quot;citationItems&quot;: [{&quot;suppress-author&quot;: 1, &quot;uris&quot;: [&quot;http://www.mendeley.com/documents/?uuid=b61f14f5-6255-43ea-9791-e5bb569898f2&quot;], &quot;id&quot;: &quot;ITEM-1&quot;, &quot;itemData&quot;: {&quot;publisher&quot;: &quot;American Statistical Association&quot;, &quot;DOI&quot;: &quot;10.2307/1391292&quot;, &quot;type&quot;: &quot;article-journal&quot;, &quot;author&quot;: [{&quot;given&quot;: &quot;Subal C&quot;, &quot;dropping-particle&quot;: &quot;&quot;, &quot;suffix&quot;: &quot;&quot;, &quot;family&quot;: &quot;Kumbhakar&quot;, &quot;parse-names&quot;: false, &quot;non-dropping-particle&quot;: &quot;&quot;}, {&quot;given&quot;: &quot;Soumendra&quot;, &quot;dropping-particle&quot;: &quot;&quot;, &quot;suffix&quot;: &quot;&quot;, &quot;family&quot;: &quot;Ghosh&quot;, &quot;parse-names&quot;: false, &quot;non-dropping-particle&quot;: &quot;&quot;}, {&quot;given&quot;: &quot;J Thomas&quot;, &quot;dropping-particle&quot;: &quot;&quot;, &quot;suffix&quot;: &quot;&quot;, &quot;family&quot;: &quot;McGuckin&quot;, &quot;parse-names&quot;: false, &quot;non-dropping-particle&quot;: &quot;&quot;}], &quot;issued&quot;: {&quot;date-parts&quot;: [[&quot;1991&quot;, &quot;7&quot;, &quot;1&quot;]]}, &quot;abstract&quot;: &quot;This article investigates farm-level efficiency of U.S. dairy farmers by estimating their technical and allocative efficiency. Technical inefficiency is assumed to be composed of a deterministic component that is a function of some farm-specific characteristics and a random component. By doing this we extend the stochastic frontier methodology in which determinants of technical inefficiency are explicitly introduced in the model. Given the inputs, variations in efficiency of farms are then explained by both deterministic and random components of technical inefficiency. The empirical results indicate that (a) levels of education of the farmer are important factors determining technical inefficiency and (b) large farms are more efficient (technically) than small and medium-sized farms. Both technical and allocative inefficiency are found to decrease with increase in the level of education of the farmer. CR - Copyright &amp;#169; 1991 American Statistical Association&quot;, &quot;title&quot;: &quot;A Generalized Production Frontier Approach for Estimating Determinants of Inefficiency in U.S. Dairy Farms&quot;, &quot;page&quot;: &quot;279-286&quot;, &quot;volume&quot;: &quot;9&quot;, &quot;container-title&quot;: &quot;Journal of Business &amp; Economic Statistics&quot;, &quot;issue&quot;: &quot;3&quot;, &quot;id&quot;: &quot;ITEM-1&quot;}}], &quot;properties&quot;: {&quot;noteIndex&quot;: 0}, &quot;schema&quot;: &quot;https://github.com/citation-style-language/schema/raw/master/csl-citation.json&quot;} RND978saill3o"/><text:span text:style-name="T10">(1991)</text:span><text:reference-mark-end text:name="ADDIN CSL_CITATION {&quot;mendeley&quot;: {&quot;previouslyFormattedCitation&quot;: &quot;(1991)&quot;}, &quot;citationItems&quot;: [{&quot;suppress-author&quot;: 1, &quot;uris&quot;: [&quot;http://www.mendeley.com/documents/?uuid=b61f14f5-6255-43ea-9791-e5bb569898f2&quot;], &quot;id&quot;: &quot;ITEM-1&quot;, &quot;itemData&quot;: {&quot;publisher&quot;: &quot;American Statistical Association&quot;, &quot;DOI&quot;: &quot;10.2307/1391292&quot;, &quot;type&quot;: &quot;article-journal&quot;, &quot;author&quot;: [{&quot;given&quot;: &quot;Subal C&quot;, &quot;dropping-particle&quot;: &quot;&quot;, &quot;suffix&quot;: &quot;&quot;, &quot;family&quot;: &quot;Kumbhakar&quot;, &quot;parse-names&quot;: false, &quot;non-dropping-particle&quot;: &quot;&quot;}, {&quot;given&quot;: &quot;Soumendra&quot;, &quot;dropping-particle&quot;: &quot;&quot;, &quot;suffix&quot;: &quot;&quot;, &quot;family&quot;: &quot;Ghosh&quot;, &quot;parse-names&quot;: false, &quot;non-dropping-particle&quot;: &quot;&quot;}, {&quot;given&quot;: &quot;J Thomas&quot;, &quot;dropping-particle&quot;: &quot;&quot;, &quot;suffix&quot;: &quot;&quot;, &quot;family&quot;: &quot;McGuckin&quot;, &quot;parse-names&quot;: false, &quot;non-dropping-particle&quot;: &quot;&quot;}], &quot;issued&quot;: {&quot;date-parts&quot;: [[&quot;1991&quot;, &quot;7&quot;, &quot;1&quot;]]}, &quot;abstract&quot;: &quot;This article investigates farm-level efficiency of U.S. dairy farmers by estimating their technical and allocative efficiency. Technical inefficiency is assumed to be composed of a deterministic component that is a function of some farm-specific characteristics and a random component. By doing this we extend the stochastic frontier methodology in which determinants of technical inefficiency are explicitly introduced in the model. Given the inputs, variations in efficiency of farms are then explained by both deterministic and random components of technical inefficiency. The empirical results indicate that (a) levels of education of the farmer are important factors determining technical inefficiency and (b) large farms are more efficient (technically) than small and medium-sized farms. Both technical and allocative inefficiency are found to decrease with increase in the level of education of the farmer. CR - Copyright &amp;#169; 1991 American Statistical Association&quot;, &quot;title&quot;: &quot;A Generalized Production Frontier Approach for Estimating Determinants of Inefficiency in U.S. Dairy Farms&quot;, &quot;page&quot;: &quot;279-286&quot;, &quot;volume&quot;: &quot;9&quot;, &quot;container-title&quot;: &quot;Journal of Business &amp; Economic Statistics&quot;, &quot;issue&quot;: &quot;3&quot;, &quot;id&quot;: &quot;ITEM-1&quot;}}], &quot;properties&quot;: {&quot;noteIndex&quot;: 0}, &quot;schema&quot;: &quot;https://github.com/citation-style-language/schema/raw/master/csl-citation.json&quot;} RND978saill3o"/><text:span text:style-name="T1"> to panel data. In their model, technical inefficiency (</text:span><draw:frame draw:style-name="fr2" draw:name="Object9" text:anchor-type="as-char" svg:width="0.653cm" svg:height="0.563cm" draw:z-index="9"><draw:object xlink:href="./Object 9" xlink:type="simple" xlink:show="embed" xlink:actuate="onLoad"/><draw:image xlink:href="./ObjectReplacements/Object 9" xlink:type="simple" xlink:show="embed" xlink:actuate="onLoad"/></draw:frame><text:span text:style-name="T1">) is assumed to be a function of a set of explanatory efficiency variables, </text:span><draw:frame draw:style-name="fr2" draw:name="Object10" text:anchor-type="as-char" svg:width="0.644cm" svg:height="0.563cm" draw:z-index="10"><draw:object xlink:href="./Object 10" xlink:type="simple" xlink:show="embed" xlink:actuate="onLoad"/><draw:image xlink:href="./ObjectReplacements/Object 10" xlink:type="simple" xlink:show="embed" xlink:actuate="onLoad"/></draw:frame><text:span text:style-name="T1">, and an unknown vector of coefficients, </text:span><draw:frame draw:style-name="fr2" draw:name="Object11" text:anchor-type="as-char" svg:width="0.471cm" svg:height="0.467cm" draw:z-index="11"><draw:object xlink:href="./Object 11" xlink:type="simple" xlink:show="embed" xlink:actuate="onLoad"/><draw:image xlink:href="./ObjectReplacements/Object 11" xlink:type="simple" xlink:show="embed" xlink:actuate="onLoad"/></draw:frame><text:span text:style-name="T1">: </text:span></text:p>
      <text:p text:style-name="P14"/>
      <text:p text:style-name="P1"><draw:frame draw:style-name="fr1" draw:name="Object12" text:anchor-type="as-char" svg:width="2.275cm" svg:height="0.563cm" draw:z-index="12"><draw:object xlink:href="./Object 12" xlink:type="simple" xlink:show="embed" xlink:actuate="onLoad"/><draw:image xlink:href="./ObjectReplacements/Object 12" xlink:type="simple" xlink:show="embed" xlink:actuate="onLoad"/></draw:frame><text:span text:style-name="T19"><text:tab/><text:tab/><text:tab/><text:tab/><text:tab/><text:tab/><text:tab/><text:tab/><text:tab/> <text:s text:c="7"/>(4.3)</text:span></text:p>
      <text:p text:style-name="P14"/>
      <text:p text:style-name="P2"><text:soft-page-break/><text:span text:style-name="T1">where </text:span><draw:frame draw:style-name="fr2" draw:name="Object13" text:anchor-type="as-char" svg:width="0.653cm" svg:height="0.563cm" draw:z-index="13"><draw:object xlink:href="./Object 13" xlink:type="simple" xlink:show="embed" xlink:actuate="onLoad"/><draw:image xlink:href="./ObjectReplacements/Object 13" xlink:type="simple" xlink:show="embed" xlink:actuate="onLoad"/></draw:frame><text:span text:style-name="T1"> is a random variable defined by the truncation of the normal distribution with zero mean and variance </text:span><draw:frame draw:style-name="fr2" draw:name="Object14" text:anchor-type="as-char" svg:width="0.651cm" svg:height="0.626cm" draw:z-index="14"><draw:object xlink:href="./Object 14" xlink:type="simple" xlink:show="embed" xlink:actuate="onLoad"/><draw:image xlink:href="./ObjectReplacements/Object 14" xlink:type="simple" xlink:show="embed" xlink:actuate="onLoad"/></draw:frame><text:span text:style-name="T1"> such that the point of truncation is</text:span><draw:frame draw:style-name="fr2" draw:name="Object15" text:anchor-type="as-char" svg:width="1.245cm" svg:height="0.563cm" draw:z-index="15"><draw:object xlink:href="./Object 15" xlink:type="simple" xlink:show="embed" xlink:actuate="onLoad"/><draw:image xlink:href="./ObjectReplacements/Object 15" xlink:type="simple" xlink:show="embed" xlink:actuate="onLoad"/></draw:frame><text:span text:style-name="T1">. Although this model is widely employed in empirical research, it has been criticised on the basis that it assumes independence over time of the inefficiency term and that the panel structure of the data is not fully exploited (for example, see Alvarez, Arias and Orea, </text:span><text:span text:style-name="T11">2006</text:span><text:span text:style-name="T1">⁠).</text:span></text:p>
      <text:p text:style-name="P6"/>
      <text:p text:style-name="P2"><text:span text:style-name="T1">The model proposed by Orea and Kumbhakar </text:span><text:reference-mark-start text:name="ADDIN CSL_CITATION {&quot;mendeley&quot;: {&quot;previouslyFormattedCitation&quot;: &quot;(2004)&quot;}, &quot;citationItems&quot;: [{&quot;suppress-author&quot;: 1, &quot;uris&quot;: [&quot;http://www.mendeley.com/documents/?uuid=1f48c7c1-75c8-4832-96ca-693dd741d0cc&quot;], &quot;id&quot;: &quot;ITEM-1&quot;, &quot;itemData&quot;: {&quot;type&quot;: &quot;article-journal&quot;, &quot;author&quot;: [{&quot;given&quot;: &quot;Luis&quot;, &quot;dropping-particle&quot;: &quot;&quot;, &quot;suffix&quot;: &quot;&quot;, &quot;family&quot;: &quot;Orea&quot;, &quot;parse-names&quot;: false, &quot;non-dropping-particle&quot;: &quot;&quot;}, {&quot;given&quot;: &quot;Subal C&quot;, &quot;dropping-particle&quot;: &quot;&quot;, &quot;suffix&quot;: &quot;&quot;, &quot;family&quot;: &quot;Kumbhakar&quot;, &quot;parse-names&quot;: false, &quot;non-dropping-particle&quot;: &quot;&quot;}], &quot;issued&quot;: {&quot;date-parts&quot;: [[&quot;2004&quot;]]}, &quot;abstract&quot;: &quot;Efficiency estimation in stochastic frontier models typically assumes that the underlying production technology is the same for all firms. There might, however, be unobserved differences in technologies that might be inappropriately labeled as inefficiency if such variations in technology are not taken into account. We address this issue by estimating a latent class stochastic frontier model in a panel data framework. An application of the model is presented using Spanish banking data. Our results show that bank-heterogeneity can be fully controlled when a model with four classes is estimated.&quot;, &quot;title&quot;: &quot;Efficiency measurement using a latent class stochastic frontier model.&quot;, &quot;page&quot;: &quot;169-183&quot;, &quot;volume&quot;: &quot;29&quot;, &quot;container-title&quot;: &quot;Empirical Economics&quot;, &quot;issue&quot;: &quot;1&quot;, &quot;id&quot;: &quot;ITEM-1&quot;}}], &quot;properties&quot;: {&quot;noteIndex&quot;: 0}, &quot;schema&quot;: &quot;https://github.com/citation-style-language/schema/raw/master/csl-citation.json&quot;} RNDhAEBOyIOWT"/><text:span text:style-name="T10">(2004)</text:span><text:reference-mark-end text:name="ADDIN CSL_CITATION {&quot;mendeley&quot;: {&quot;previouslyFormattedCitation&quot;: &quot;(2004)&quot;}, &quot;citationItems&quot;: [{&quot;suppress-author&quot;: 1, &quot;uris&quot;: [&quot;http://www.mendeley.com/documents/?uuid=1f48c7c1-75c8-4832-96ca-693dd741d0cc&quot;], &quot;id&quot;: &quot;ITEM-1&quot;, &quot;itemData&quot;: {&quot;type&quot;: &quot;article-journal&quot;, &quot;author&quot;: [{&quot;given&quot;: &quot;Luis&quot;, &quot;dropping-particle&quot;: &quot;&quot;, &quot;suffix&quot;: &quot;&quot;, &quot;family&quot;: &quot;Orea&quot;, &quot;parse-names&quot;: false, &quot;non-dropping-particle&quot;: &quot;&quot;}, {&quot;given&quot;: &quot;Subal C&quot;, &quot;dropping-particle&quot;: &quot;&quot;, &quot;suffix&quot;: &quot;&quot;, &quot;family&quot;: &quot;Kumbhakar&quot;, &quot;parse-names&quot;: false, &quot;non-dropping-particle&quot;: &quot;&quot;}], &quot;issued&quot;: {&quot;date-parts&quot;: [[&quot;2004&quot;]]}, &quot;abstract&quot;: &quot;Efficiency estimation in stochastic frontier models typically assumes that the underlying production technology is the same for all firms. There might, however, be unobserved differences in technologies that might be inappropriately labeled as inefficiency if such variations in technology are not taken into account. We address this issue by estimating a latent class stochastic frontier model in a panel data framework. An application of the model is presented using Spanish banking data. Our results show that bank-heterogeneity can be fully controlled when a model with four classes is estimated.&quot;, &quot;title&quot;: &quot;Efficiency measurement using a latent class stochastic frontier model.&quot;, &quot;page&quot;: &quot;169-183&quot;, &quot;volume&quot;: &quot;29&quot;, &quot;container-title&quot;: &quot;Empirical Economics&quot;, &quot;issue&quot;: &quot;1&quot;, &quot;id&quot;: &quot;ITEM-1&quot;}}], &quot;properties&quot;: {&quot;noteIndex&quot;: 0}, &quot;schema&quot;: &quot;https://github.com/citation-style-language/schema/raw/master/csl-citation.json&quot;} RNDhAEBOyIOWT"/><text:span text:style-name="T1"> overcomes this potential shortcoming and assumes a time-varying inefficiency term (</text:span><draw:frame draw:style-name="fr2" draw:name="Object16" text:anchor-type="as-char" svg:width="0.653cm" svg:height="0.563cm" draw:z-index="16"><draw:object xlink:href="./Object 16" xlink:type="simple" xlink:show="embed" xlink:actuate="onLoad"/><draw:image xlink:href="./ObjectReplacements/Object 16" xlink:type="simple" xlink:show="embed" xlink:actuate="onLoad"/></draw:frame><text:span text:style-name="T1">) as the product of an exponential function of time-varying efficiency variables (</text:span><draw:frame draw:style-name="fr2" draw:name="Object17" text:anchor-type="as-char" svg:width="0.644cm" svg:height="0.563cm" draw:z-index="17"><draw:object xlink:href="./Object 17" xlink:type="simple" xlink:show="embed" xlink:actuate="onLoad"/><draw:image xlink:href="./ObjectReplacements/Object 17" xlink:type="simple" xlink:show="embed" xlink:actuate="onLoad"/></draw:frame><text:span text:style-name="T1">) and a nonnegative, time-invariant firm-specific inefficiency term (</text:span><draw:frame draw:style-name="fr2" draw:name="Object18" text:anchor-type="as-char" svg:width="0.566cm" svg:height="0.563cm" draw:z-index="18"><draw:object xlink:href="./Object 18" xlink:type="simple" xlink:show="embed" xlink:actuate="onLoad"/><draw:image xlink:href="./ObjectReplacements/Object 18" xlink:type="simple" xlink:show="embed" xlink:actuate="onLoad"/></draw:frame><text:span text:style-name="T1">):</text:span></text:p>
      <text:p text:style-name="P15"/>
      <text:p text:style-name="P3"><draw:frame draw:style-name="fr1" draw:name="Object19" text:anchor-type="as-char" svg:width="3.395cm" svg:height="0.572cm" draw:z-index="19"><draw:object xlink:href="./Object 19" xlink:type="simple" xlink:show="embed" xlink:actuate="onLoad"/><draw:image xlink:href="./ObjectReplacements/Object 19" xlink:type="simple" xlink:show="embed" xlink:actuate="onLoad"/></draw:frame><text:span text:style-name="T21"> <text:s text:c="3"/></text:span><text:span text:style-name="T19"><text:tab/><text:tab/><text:tab/><text:tab/><text:tab/><text:tab/><text:tab/> <text:s text:c="7"/>(4.4)</text:span></text:p>
      <text:p text:style-name="P15"/>
      <text:p text:style-name="P2"><text:span text:style-name="T1">where </text:span><draw:frame draw:style-name="fr2" draw:name="Object20" text:anchor-type="as-char" svg:width="0.471cm" svg:height="0.467cm" draw:z-index="20"><draw:object xlink:href="./Object 20" xlink:type="simple" xlink:show="embed" xlink:actuate="onLoad"/><draw:image xlink:href="./ObjectReplacements/Object 20" xlink:type="simple" xlink:show="embed" xlink:actuate="onLoad"/></draw:frame><text:span text:style-name="T1"> are parameters to be estimated. A form of this model has been employed by Alvarez, Arias and Orea, </text:span><text:span text:style-name="T11">(2006)</text:span><text:span text:style-name="T1">⁠ for the Spanish Dairy sector (latent class cost frontier). The stochastic production frontier assuming a translog functional form is as follows:</text:span></text:p>
      <text:p text:style-name="P14"/>
      <text:p text:style-name="P1"><draw:frame draw:style-name="fr1" draw:name="Object21" text:anchor-type="as-char" svg:width="10.463cm" svg:height="1.201cm" draw:z-index="21"><draw:object xlink:href="./Object 21" xlink:type="simple" xlink:show="embed" xlink:actuate="onLoad"/><draw:image xlink:href="./ObjectReplacements/Object 21" xlink:type="simple" xlink:show="embed" xlink:actuate="onLoad"/></draw:frame><text:span text:style-name="T21"> <text:s text:c="4"/></text:span></text:p>
      <text:p text:style-name="P3"><text:span text:style-name="T21"><text:s text:c="15"/></text:span><draw:frame draw:style-name="fr1" draw:name="Object22" text:anchor-type="as-char" svg:width="4.75cm" svg:height="1.459cm" draw:z-index="22"><draw:object xlink:href="./Object 22" xlink:type="simple" xlink:show="embed" xlink:actuate="onLoad"/><draw:image xlink:href="./ObjectReplacements/Object 22" xlink:type="simple" xlink:show="embed" xlink:actuate="onLoad"/></draw:frame><text:span text:style-name="T19"><text:tab/><text:tab/><text:tab/> <text:s text:c="5"/><text:tab/> <text:s text:c="17"/>(4.5)</text:span></text:p>
      <text:p text:style-name="P14"/>
      <text:p text:style-name="P2"><text:span text:style-name="T1">where </text:span><draw:frame draw:style-name="fr2" draw:name="Object23" text:anchor-type="as-char" svg:width="0.699cm" svg:height="0.563cm" draw:z-index="23"><draw:object xlink:href="./Object 23" xlink:type="simple" xlink:show="embed" xlink:actuate="onLoad"/><draw:image xlink:href="./ObjectReplacements/Object 23" xlink:type="simple" xlink:show="embed" xlink:actuate="onLoad"/></draw:frame><text:span text:style-name="T1"> are annual time dummies employed to capture technical change. </text:span><draw:frame draw:style-name="fr2" draw:name="Object24" text:anchor-type="as-char" svg:width="0.566cm" svg:height="0.563cm" draw:z-index="24"><draw:object xlink:href="./Object 24" xlink:type="simple" xlink:show="embed" xlink:actuate="onLoad"/><draw:image xlink:href="./ObjectReplacements/Object 24" xlink:type="simple" xlink:show="embed" xlink:actuate="onLoad"/></draw:frame><text:span text:style-name="T1"> is assumed to follow a half-normal distribution while </text:span><draw:frame draw:style-name="fr2" draw:name="Object25" text:anchor-type="as-char" svg:width="0.644cm" svg:height="0.563cm" draw:z-index="25"><draw:object xlink:href="./Object 25" xlink:type="simple" xlink:show="embed" xlink:actuate="onLoad"/><draw:image xlink:href="./ObjectReplacements/Object 25" xlink:type="simple" xlink:show="embed" xlink:actuate="onLoad"/></draw:frame><text:span text:style-name="T1"> is a standard normally distributed error term. Both are assumed to have zero mean and constant variance and are independently and identically distributed. <text:s/></text:span></text:p>
      <text:p text:style-name="P6"/>
      <text:p text:style-name="P11">Other methodological concerns</text:p>
      <text:p text:style-name="P10"><text:soft-page-break/>Kumbhakar et. al. <text:reference-mark-start text:name="ADDIN CSL_CITATION {&quot;mendeley&quot;: {&quot;previouslyFormattedCitation&quot;: &quot;(2008)&quot;}, &quot;citationItems&quot;: [{&quot;suppress-author&quot;: 1, &quot;uris&quot;: [&quot;http://www.mendeley.com/documents/?uuid=303c6156-1d87-4be1-820d-75ec8e4f1fde&quot;], &quot;id&quot;: &quot;ITEM-1&quot;, &quot;itemData&quot;: {&quot;publisher&quot;: &quot;Blackwell Publishing Ltd&quot;, &quot;type&quot;: &quot;article-journal&quot;, &quot;author&quot;: [{&quot;given&quot;: &quot;Subal C&quot;, &quot;dropping-particle&quot;: &quot;&quot;, &quot;suffix&quot;: &quot;&quot;, &quot;family&quot;: &quot;Kumbhakar&quot;, &quot;parse-names&quot;: false, &quot;non-dropping-particle&quot;: &quot;&quot;}, {&quot;given&quot;: &quot;Efthymios G&quot;, &quot;dropping-particle&quot;: &quot;&quot;, &quot;suffix&quot;: &quot;&quot;, &quot;family&quot;: &quot;Tsionas&quot;, &quot;parse-names&quot;: false, &quot;non-dropping-particle&quot;: &quot;&quot;}], &quot;issued&quot;: {&quot;date-parts&quot;: [[&quot;2008&quot;]]}, &quot;abstract&quot;: &quot;Technical inefficiency can be modeled as either input-oriented \n(IO) or output-oriented (OO). However, in the estimation of parametric \nstochastic production frontier models which use maximum likelihood method \nonly the OO measure is used. In this article we consider a simple \nnonhomogeneous production function and estimate it with both IO and OO \nspecifications. A sample of 80 Spanish dairy data (1993\u20131998) is used to \nestimate both models. We consider one output (liters of milk) and four \nvariable inputs (viz., number of cows, kilograms of concentrates, hectares of \nland, and labor [measured in man-equivalent units]). We find that returns to \nscale (RTS) and technical efficiency results derived from these models are \ndifferent because either estimated technologies are different, or they are \nevaluated at different points. Using a Monte Carlo analysis we show that if \nRTS is close to unity differences in the estimates of RTS and technical \nefficiency are smaller. This holds true for estimates of both RTS and \ntechnical efficiency.&quot;, &quot;title&quot;: &quot;Estimation of input-oriented technical efficiency using a nonhomogeneous stochastic production frontier model&quot;, &quot;page&quot;: &quot;99-108&quot;, &quot;volume&quot;: &quot;38&quot;, &quot;container-title&quot;: &quot;Agricultural Economics&quot;, &quot;issue&quot;: &quot;1&quot;, &quot;id&quot;: &quot;ITEM-1&quot;}}], &quot;properties&quot;: {&quot;noteIndex&quot;: 0}, &quot;schema&quot;: &quot;https://github.com/citation-style-language/schema/raw/master/csl-citation.json&quot;} RNDxzhBZhub8z"/><text:span text:style-name="T8">(2008)</text:span><text:reference-mark-end text:name="ADDIN CSL_CITATION {&quot;mendeley&quot;: {&quot;previouslyFormattedCitation&quot;: &quot;(2008)&quot;}, &quot;citationItems&quot;: [{&quot;suppress-author&quot;: 1, &quot;uris&quot;: [&quot;http://www.mendeley.com/documents/?uuid=303c6156-1d87-4be1-820d-75ec8e4f1fde&quot;], &quot;id&quot;: &quot;ITEM-1&quot;, &quot;itemData&quot;: {&quot;publisher&quot;: &quot;Blackwell Publishing Ltd&quot;, &quot;type&quot;: &quot;article-journal&quot;, &quot;author&quot;: [{&quot;given&quot;: &quot;Subal C&quot;, &quot;dropping-particle&quot;: &quot;&quot;, &quot;suffix&quot;: &quot;&quot;, &quot;family&quot;: &quot;Kumbhakar&quot;, &quot;parse-names&quot;: false, &quot;non-dropping-particle&quot;: &quot;&quot;}, {&quot;given&quot;: &quot;Efthymios G&quot;, &quot;dropping-particle&quot;: &quot;&quot;, &quot;suffix&quot;: &quot;&quot;, &quot;family&quot;: &quot;Tsionas&quot;, &quot;parse-names&quot;: false, &quot;non-dropping-particle&quot;: &quot;&quot;}], &quot;issued&quot;: {&quot;date-parts&quot;: [[&quot;2008&quot;]]}, &quot;abstract&quot;: &quot;Technical inefficiency can be modeled as either input-oriented \n(IO) or output-oriented (OO). However, in the estimation of parametric \nstochastic production frontier models which use maximum likelihood method \nonly the OO measure is used. In this article we consider a simple \nnonhomogeneous production function and estimate it with both IO and OO \nspecifications. A sample of 80 Spanish dairy data (1993\u20131998) is used to \nestimate both models. We consider one output (liters of milk) and four \nvariable inputs (viz., number of cows, kilograms of concentrates, hectares of \nland, and labor [measured in man-equivalent units]). We find that returns to \nscale (RTS) and technical efficiency results derived from these models are \ndifferent because either estimated technologies are different, or they are \nevaluated at different points. Using a Monte Carlo analysis we show that if \nRTS is close to unity differences in the estimates of RTS and technical \nefficiency are smaller. This holds true for estimates of both RTS and \ntechnical efficiency.&quot;, &quot;title&quot;: &quot;Estimation of input-oriented technical efficiency using a nonhomogeneous stochastic production frontier model&quot;, &quot;page&quot;: &quot;99-108&quot;, &quot;volume&quot;: &quot;38&quot;, &quot;container-title&quot;: &quot;Agricultural Economics&quot;, &quot;issue&quot;: &quot;1&quot;, &quot;id&quot;: &quot;ITEM-1&quot;}}], &quot;properties&quot;: {&quot;noteIndex&quot;: 0}, &quot;schema&quot;: &quot;https://github.com/citation-style-language/schema/raw/master/csl-citation.json&quot;} RNDxzhBZhub8z"/> <text:s/>investigated the possibility that estimates of measures such as returns to scale, partial production elasticities, technical efficiency, and so forth differ based on the choice of specifying an input-oriented (IO) or output-oriented (OO) model. They applied their analysis to Spanish dairy farms and found that OO models predict greater benefits from scale economies than do IO models. Similarly, estimates of technical efficiency had a higher mean and dispersion in the OO models. Finally, they use a Monte Carlo simulation to show that when the returns to scale are close to unity, then the differences between the models estimates are small.</text:p>
      <text:p text:style-name="P10"/>
      <text:p text:style-name="P10">Conradie et al. <text:reference-mark-start text:name="ADDIN CSL_CITATION {&quot;mendeley&quot;: {&quot;previouslyFormattedCitation&quot;: &quot;(2009)&quot;}, &quot;citationItems&quot;: [{&quot;suppress-author&quot;: 1, &quot;uris&quot;: [&quot;http://www.mendeley.com/documents/?uuid=129ab62b-e94a-41ad-bd1f-9b8d28998249&quot;], &quot;id&quot;: &quot;ITEM-1&quot;, &quot;itemData&quot;: {&quot;publisher&quot;: &quot;Blackwell Publishing Inc&quot;, &quot;type&quot;: &quot;article-journal&quot;, &quot;author&quot;: [{&quot;given&quot;: &quot;Beatrice&quot;, &quot;dropping-particle&quot;: &quot;&quot;, &quot;suffix&quot;: &quot;&quot;, &quot;family&quot;: &quot;Conradie&quot;, &quot;parse-names&quot;: false, &quot;non-dropping-particle&quot;: &quot;&quot;}, {&quot;given&quot;: &quot;Jenifer&quot;, &quot;dropping-particle&quot;: &quot;&quot;, &quot;suffix&quot;: &quot;&quot;, &quot;family&quot;: &quot;Piesse&quot;, &quot;parse-names&quot;: false, &quot;non-dropping-particle&quot;: &quot;&quot;}, {&quot;given&quot;: &quot;Colin&quot;, &quot;dropping-particle&quot;: &quot;&quot;, &quot;suffix&quot;: &quot;&quot;, &quot;family&quot;: &quot;Thirtle&quot;, &quot;parse-names&quot;: false, &quot;non-dropping-particle&quot;: &quot;&quot;}], &quot;issued&quot;: {&quot;date-parts&quot;: [[&quot;2009&quot;]]}, &quot;abstract&quot;: &quot;This article measures total factor productivity (TFP) growth in Western Cape agriculture for 31 magisterial districts from 1952 to 2002 to illustrate the benefits of disaggregation compared with national TFPs. There is negative or low growth in the eastern districts and rapid growth in the western districts. The regions with substantial chicken, pigs, dairy, and, especially, export fruit production grew rapidly, whereas the sheep-dominated Karoo had negative growth. Productivity growth correlates mostly with output mix, which in turn depends on irrigation investment. A similar program will be needed at the national level if prosperity is to be extended to black smallholders who currently lack access to water and other modern infrastructure.&quot;, &quot;title&quot;: &quot;District-level total factor productivity in agriculture: Western Cape Province, South Africa, 1952\u20132002&quot;, &quot;page&quot;: &quot;265-280&quot;, &quot;volume&quot;: &quot;40&quot;, &quot;container-title&quot;: &quot;Agricultural Economics&quot;, &quot;issue&quot;: &quot;3&quot;, &quot;id&quot;: &quot;ITEM-1&quot;}}], &quot;properties&quot;: {&quot;noteIndex&quot;: 0}, &quot;schema&quot;: &quot;https://github.com/citation-style-language/schema/raw/master/csl-citation.json&quot;} RND4I7DAhvwTz"/><text:span text:style-name="T8">(2009)</text:span><text:reference-mark-end text:name="ADDIN CSL_CITATION {&quot;mendeley&quot;: {&quot;previouslyFormattedCitation&quot;: &quot;(2009)&quot;}, &quot;citationItems&quot;: [{&quot;suppress-author&quot;: 1, &quot;uris&quot;: [&quot;http://www.mendeley.com/documents/?uuid=129ab62b-e94a-41ad-bd1f-9b8d28998249&quot;], &quot;id&quot;: &quot;ITEM-1&quot;, &quot;itemData&quot;: {&quot;publisher&quot;: &quot;Blackwell Publishing Inc&quot;, &quot;type&quot;: &quot;article-journal&quot;, &quot;author&quot;: [{&quot;given&quot;: &quot;Beatrice&quot;, &quot;dropping-particle&quot;: &quot;&quot;, &quot;suffix&quot;: &quot;&quot;, &quot;family&quot;: &quot;Conradie&quot;, &quot;parse-names&quot;: false, &quot;non-dropping-particle&quot;: &quot;&quot;}, {&quot;given&quot;: &quot;Jenifer&quot;, &quot;dropping-particle&quot;: &quot;&quot;, &quot;suffix&quot;: &quot;&quot;, &quot;family&quot;: &quot;Piesse&quot;, &quot;parse-names&quot;: false, &quot;non-dropping-particle&quot;: &quot;&quot;}, {&quot;given&quot;: &quot;Colin&quot;, &quot;dropping-particle&quot;: &quot;&quot;, &quot;suffix&quot;: &quot;&quot;, &quot;family&quot;: &quot;Thirtle&quot;, &quot;parse-names&quot;: false, &quot;non-dropping-particle&quot;: &quot;&quot;}], &quot;issued&quot;: {&quot;date-parts&quot;: [[&quot;2009&quot;]]}, &quot;abstract&quot;: &quot;This article measures total factor productivity (TFP) growth in Western Cape agriculture for 31 magisterial districts from 1952 to 2002 to illustrate the benefits of disaggregation compared with national TFPs. There is negative or low growth in the eastern districts and rapid growth in the western districts. The regions with substantial chicken, pigs, dairy, and, especially, export fruit production grew rapidly, whereas the sheep-dominated Karoo had negative growth. Productivity growth correlates mostly with output mix, which in turn depends on irrigation investment. A similar program will be needed at the national level if prosperity is to be extended to black smallholders who currently lack access to water and other modern infrastructure.&quot;, &quot;title&quot;: &quot;District-level total factor productivity in agriculture: Western Cape Province, South Africa, 1952\u20132002&quot;, &quot;page&quot;: &quot;265-280&quot;, &quot;volume&quot;: &quot;40&quot;, &quot;container-title&quot;: &quot;Agricultural Economics&quot;, &quot;issue&quot;: &quot;3&quot;, &quot;id&quot;: &quot;ITEM-1&quot;}}], &quot;properties&quot;: {&quot;noteIndex&quot;: 0}, &quot;schema&quot;: &quot;https://github.com/citation-style-language/schema/raw/master/csl-citation.json&quot;} RND4I7DAhvwTz"/> uses South African agricultural census data from 1952 to 2002 to examine total factor productivity growth, and also to extol the benefits of disaggregating the data below the national scale to reveal regional trends.</text:p>
      <text:p text:style-name="P10"/>
      <text:p text:style-name="P10">Abdulai &amp; Tietje <text:reference-mark-start text:name="ADDIN CSL_CITATION {&quot;mendeley&quot;: {&quot;previouslyFormattedCitation&quot;: &quot;(2007)&quot;}, &quot;citationItems&quot;: [{&quot;suppress-author&quot;: 1, &quot;uris&quot;: [&quot;http://www.mendeley.com/documents/?uuid=fc702eec-dc19-4365-96af-2d77af45c96d&quot;], &quot;id&quot;: &quot;ITEM-1&quot;, &quot;itemData&quot;: {&quot;DOI&quot;: &quot;10.1093/erae/jbm023&quot;, &quot;type&quot;: &quot;article-journal&quot;, &quot;author&quot;: [{&quot;given&quot;: &quot;Awudu&quot;, &quot;dropping-particle&quot;: &quot;&quot;, &quot;suffix&quot;: &quot;&quot;, &quot;family&quot;: &quot;Abdulai&quot;, &quot;parse-names&quot;: false, &quot;non-dropping-particle&quot;: &quot;&quot;}, {&quot;given&quot;: &quot;Hendrik&quot;, &quot;dropping-particle&quot;: &quot;&quot;, &quot;suffix&quot;: &quot;&quot;, &quot;family&quot;: &quot;Tietje&quot;, &quot;parse-names&quot;: false, &quot;non-dropping-particle&quot;: &quot;&quot;}], &quot;issued&quot;: {&quot;date-parts&quot;: [[&quot;2007&quot;]]}, &quot;abstract&quot;: &quot;This article uses panel data estimation techniques to examine technical efficiency of individual dairy farms in northern Germany. To the extent that agricultural production is characterised by heterogeneous production conditions, estimation techniques that do not account for unobserved heterogeneity produce biased efficiency estimates. We therefore estimate a number of conventional panel data models and Greene's recently proposed \u2018true\u2019 random-effects model, as well as an extension of the model to ascertain the effects of different specification on the production function and efficiency estimates. Our results appear to support theoretical expectations and previous findings according to which a specification that is both time-variant and also controls correlations between unobserved heterogeneity and the explanatory variables avoids heterogeneity bias and thus ensures consistent efficiency estimates.&quot;, &quot;title&quot;: &quot;Estimating technical efficiency under unobserved heterogeneity with stochastic frontier models: application to northern German dairy farms&quot;, &quot;page&quot;: &quot;393-416&quot;, &quot;volume&quot;: &quot;34&quot;, &quot;container-title&quot;: &quot;European Review of Agricultural Economics&quot;, &quot;issue&quot;: &quot;3&quot;, &quot;id&quot;: &quot;ITEM-1&quot;}}], &quot;properties&quot;: {&quot;noteIndex&quot;: 0}, &quot;schema&quot;: &quot;https://github.com/citation-style-language/schema/raw/master/csl-citation.json&quot;} RNDlB9zMYyfwU"/><text:span text:style-name="T8">(2007)</text:span><text:reference-mark-end text:name="ADDIN CSL_CITATION {&quot;mendeley&quot;: {&quot;previouslyFormattedCitation&quot;: &quot;(2007)&quot;}, &quot;citationItems&quot;: [{&quot;suppress-author&quot;: 1, &quot;uris&quot;: [&quot;http://www.mendeley.com/documents/?uuid=fc702eec-dc19-4365-96af-2d77af45c96d&quot;], &quot;id&quot;: &quot;ITEM-1&quot;, &quot;itemData&quot;: {&quot;DOI&quot;: &quot;10.1093/erae/jbm023&quot;, &quot;type&quot;: &quot;article-journal&quot;, &quot;author&quot;: [{&quot;given&quot;: &quot;Awudu&quot;, &quot;dropping-particle&quot;: &quot;&quot;, &quot;suffix&quot;: &quot;&quot;, &quot;family&quot;: &quot;Abdulai&quot;, &quot;parse-names&quot;: false, &quot;non-dropping-particle&quot;: &quot;&quot;}, {&quot;given&quot;: &quot;Hendrik&quot;, &quot;dropping-particle&quot;: &quot;&quot;, &quot;suffix&quot;: &quot;&quot;, &quot;family&quot;: &quot;Tietje&quot;, &quot;parse-names&quot;: false, &quot;non-dropping-particle&quot;: &quot;&quot;}], &quot;issued&quot;: {&quot;date-parts&quot;: [[&quot;2007&quot;]]}, &quot;abstract&quot;: &quot;This article uses panel data estimation techniques to examine technical efficiency of individual dairy farms in northern Germany. To the extent that agricultural production is characterised by heterogeneous production conditions, estimation techniques that do not account for unobserved heterogeneity produce biased efficiency estimates. We therefore estimate a number of conventional panel data models and Greene's recently proposed \u2018true\u2019 random-effects model, as well as an extension of the model to ascertain the effects of different specification on the production function and efficiency estimates. Our results appear to support theoretical expectations and previous findings according to which a specification that is both time-variant and also controls correlations between unobserved heterogeneity and the explanatory variables avoids heterogeneity bias and thus ensures consistent efficiency estimates.&quot;, &quot;title&quot;: &quot;Estimating technical efficiency under unobserved heterogeneity with stochastic frontier models: application to northern German dairy farms&quot;, &quot;page&quot;: &quot;393-416&quot;, &quot;volume&quot;: &quot;34&quot;, &quot;container-title&quot;: &quot;European Review of Agricultural Economics&quot;, &quot;issue&quot;: &quot;3&quot;, &quot;id&quot;: &quot;ITEM-1&quot;}}], &quot;properties&quot;: {&quot;noteIndex&quot;: 0}, &quot;schema&quot;: &quot;https://github.com/citation-style-language/schema/raw/master/csl-citation.json&quot;} RNDlB9zMYyfwU"/> used a `true' random effects model to estimate the technical efficiency of individual farms in northern Germany, as well as estimating efficiency with more conventional panel data models. They also extended the analysis to explore the effects of different specification of the production function on efficiency estimates.</text:p>
      <text:p text:style-name="P10"/>
      <text:p text:style-name="P10">Maietta <text:reference-mark-start text:name="ADDIN CSL_CITATION {&quot;mendeley&quot;: {&quot;previouslyFormattedCitation&quot;: &quot;(2000)&quot;}, &quot;citationItems&quot;: [{&quot;suppress-author&quot;: 1, &quot;uris&quot;: [&quot;http://www.mendeley.com/documents/?uuid=37a1155c-684d-4001-b1ce-0531b3dcf4f3&quot;], &quot;id&quot;: &quot;ITEM-1&quot;, &quot;itemData&quot;: {&quot;DOI&quot;: &quot;10.1093/erae/27.4.473&quot;, &quot;type&quot;: &quot;article-journal&quot;, &quot;author&quot;: [{&quot;given&quot;: &quot;O W&quot;, &quot;dropping-particle&quot;: &quot;&quot;, &quot;suffix&quot;: &quot;&quot;, &quot;family&quot;: &quot;Maietta&quot;, &quot;parse-names&quot;: false, &quot;non-dropping-particle&quot;: &quot;&quot;}], &quot;issued&quot;: {&quot;date-parts&quot;: [[&quot;2000&quot;]]}, &quot;abstract&quot;: &quot;This paper considers the decomposition of cost inefficiency into \nits technical and allocative components. First, the relevant literature is \nsurveyed, showing that the shadow price approach has significant \ncomputational advantages over alternative procedures. To illustrate this \napproach, a shadow cost model is applied to a panel of dairy farms in \nNorthern Italy, and cost inefficiency is decomposed into its technical and \nallocative components. The main results from this application are that the \ncost excess owing to inefficiency in the sample is on average 69 per cent, \nmainly as a result of technical inefficiency, and that allocative \ninefficiency relates to the under-utilisation of forage crops and of \npurchased feed with respect to hired labour.&quot;, &quot;title&quot;: &quot;The decomposition of cost inefficiency into technical and allocative components with panel data of Italian dairy farms&quot;, &quot;page&quot;: &quot;473-495&quot;, &quot;volume&quot;: &quot;27&quot;, &quot;container-title&quot;: &quot;European Review of Agricultural Economics&quot;, &quot;issue&quot;: &quot;4&quot;, &quot;id&quot;: &quot;ITEM-1&quot;}}], &quot;properties&quot;: {&quot;noteIndex&quot;: 0}, &quot;schema&quot;: &quot;https://github.com/citation-style-language/schema/raw/master/csl-citation.json&quot;} RND8tUq43Yzfg"/><text:span text:style-name="T8">(2000)</text:span><text:reference-mark-end text:name="ADDIN CSL_CITATION {&quot;mendeley&quot;: {&quot;previouslyFormattedCitation&quot;: &quot;(2000)&quot;}, &quot;citationItems&quot;: [{&quot;suppress-author&quot;: 1, &quot;uris&quot;: [&quot;http://www.mendeley.com/documents/?uuid=37a1155c-684d-4001-b1ce-0531b3dcf4f3&quot;], &quot;id&quot;: &quot;ITEM-1&quot;, &quot;itemData&quot;: {&quot;DOI&quot;: &quot;10.1093/erae/27.4.473&quot;, &quot;type&quot;: &quot;article-journal&quot;, &quot;author&quot;: [{&quot;given&quot;: &quot;O W&quot;, &quot;dropping-particle&quot;: &quot;&quot;, &quot;suffix&quot;: &quot;&quot;, &quot;family&quot;: &quot;Maietta&quot;, &quot;parse-names&quot;: false, &quot;non-dropping-particle&quot;: &quot;&quot;}], &quot;issued&quot;: {&quot;date-parts&quot;: [[&quot;2000&quot;]]}, &quot;abstract&quot;: &quot;This paper considers the decomposition of cost inefficiency into \nits technical and allocative components. First, the relevant literature is \nsurveyed, showing that the shadow price approach has significant \ncomputational advantages over alternative procedures. To illustrate this \napproach, a shadow cost model is applied to a panel of dairy farms in \nNorthern Italy, and cost inefficiency is decomposed into its technical and \nallocative components. The main results from this application are that the \ncost excess owing to inefficiency in the sample is on average 69 per cent, \nmainly as a result of technical inefficiency, and that allocative \ninefficiency relates to the under-utilisation of forage crops and of \npurchased feed with respect to hired labour.&quot;, &quot;title&quot;: &quot;The decomposition of cost inefficiency into technical and allocative components with panel data of Italian dairy farms&quot;, &quot;page&quot;: &quot;473-495&quot;, &quot;volume&quot;: &quot;27&quot;, &quot;container-title&quot;: &quot;European Review of Agricultural Economics&quot;, &quot;issue&quot;: &quot;4&quot;, &quot;id&quot;: &quot;ITEM-1&quot;}}], &quot;properties&quot;: {&quot;noteIndex&quot;: 0}, &quot;schema&quot;: &quot;https://github.com/citation-style-language/schema/raw/master/csl-citation.json&quot;} RND8tUq43Yzfg"/> opted for a shadow price approach to measuring inefficiency. Maietta decomposed inefficiency into technical and allocative inefficiency, allowing the former to be modelled in a fixed effect term but keeping the allocative inefficiency through input specific parameters that scale market prices. The model is then applied to panel data of dairy farms in Northern Italy, with the resulting estimate of cost excess due to inefficiency at 69 percent. Most of this inefficiency is due to technical inefficiency, and of the allocative inefficiency, most is due to under-utilisation of forage crops and of purchased feeds with respect to hired labour.</text:p>
      <text:p text:style-name="P10"/>
      <text:p text:style-name="P10">Tsionas and Kumbhakar <text:reference-mark-start text:name="ADDIN CSL_CITATION {&quot;mendeley&quot;: {&quot;previouslyFormattedCitation&quot;: &quot;(2004)&quot;}, &quot;citationItems&quot;: [{&quot;suppress-author&quot;: 1, &quot;uris&quot;: [&quot;http://www.mendeley.com/documents/?uuid=e9010738-596b-4486-af65-5b074b5a61f9&quot;], &quot;id&quot;: &quot;ITEM-1&quot;, &quot;itemData&quot;: {&quot;publisher&quot;: &quot;Blackwell Publishing Ltd&quot;, &quot;type&quot;: &quot;article-journal&quot;, &quot;author&quot;: [{&quot;given&quot;: &quot;Efthymios G&quot;, &quot;dropping-particle&quot;: &quot;&quot;, &quot;suffix&quot;: &quot;&quot;, &quot;family&quot;: &quot;Tsionas&quot;, &quot;parse-names&quot;: false, &quot;non-dropping-particle&quot;: &quot;&quot;}, {&quot;given&quot;: &quot;Subal C&quot;, &quot;dropping-particle&quot;: &quot;&quot;, &quot;suffix&quot;: &quot;&quot;, &quot;family&quot;: &quot;Kumbhakar&quot;, &quot;parse-names&quot;: false, &quot;non-dropping-particle&quot;: &quot;&quot;}], &quot;issued&quot;: {&quot;date-parts&quot;: [[&quot;2004&quot;]]}, &quot;abstract&quot;: &quot;In this paper, we propose a new approach to stochastic frontier \nmodels, viz., a Markov switching structure to accommodate cross-sectional \nparameter heterogeneity and temporal variation in the parameters and \ntechnical inefficiency distributions. The Markov Chain Monte Carlo techniques \nare developed and implemented for Bayesian inferences on parameters and \ntechnical efficiency. We illustrate new methods by estimating world \nproduction frontiers using international panel data on 59 countries observed \nfor 26 years.&quot;, &quot;title&quot;: &quot;Markov switching stochastic frontier model&quot;, &quot;page&quot;: &quot;398-425&quot;, &quot;volume&quot;: &quot;7&quot;, &quot;container-title&quot;: &quot;Econometrics Journal&quot;, &quot;issue&quot;: &quot;2&quot;, &quot;id&quot;: &quot;ITEM-1&quot;}}], &quot;properties&quot;: {&quot;noteIndex&quot;: 0}, &quot;schema&quot;: &quot;https://github.com/citation-style-language/schema/raw/master/csl-citation.json&quot;} RNDykz5xAnt6H"/><text:span text:style-name="T8">(2004)</text:span><text:reference-mark-end text:name="ADDIN CSL_CITATION {&quot;mendeley&quot;: {&quot;previouslyFormattedCitation&quot;: &quot;(2004)&quot;}, &quot;citationItems&quot;: [{&quot;suppress-author&quot;: 1, &quot;uris&quot;: [&quot;http://www.mendeley.com/documents/?uuid=e9010738-596b-4486-af65-5b074b5a61f9&quot;], &quot;id&quot;: &quot;ITEM-1&quot;, &quot;itemData&quot;: {&quot;publisher&quot;: &quot;Blackwell Publishing Ltd&quot;, &quot;type&quot;: &quot;article-journal&quot;, &quot;author&quot;: [{&quot;given&quot;: &quot;Efthymios G&quot;, &quot;dropping-particle&quot;: &quot;&quot;, &quot;suffix&quot;: &quot;&quot;, &quot;family&quot;: &quot;Tsionas&quot;, &quot;parse-names&quot;: false, &quot;non-dropping-particle&quot;: &quot;&quot;}, {&quot;given&quot;: &quot;Subal C&quot;, &quot;dropping-particle&quot;: &quot;&quot;, &quot;suffix&quot;: &quot;&quot;, &quot;family&quot;: &quot;Kumbhakar&quot;, &quot;parse-names&quot;: false, &quot;non-dropping-particle&quot;: &quot;&quot;}], &quot;issued&quot;: {&quot;date-parts&quot;: [[&quot;2004&quot;]]}, &quot;abstract&quot;: &quot;In this paper, we propose a new approach to stochastic frontier \nmodels, viz., a Markov switching structure to accommodate cross-sectional \nparameter heterogeneity and temporal variation in the parameters and \ntechnical inefficiency distributions. The Markov Chain Monte Carlo techniques \nare developed and implemented for Bayesian inferences on parameters and \ntechnical efficiency. We illustrate new methods by estimating world \nproduction frontiers using international panel data on 59 countries observed \nfor 26 years.&quot;, &quot;title&quot;: &quot;Markov switching stochastic frontier model&quot;, &quot;page&quot;: &quot;398-425&quot;, &quot;volume&quot;: &quot;7&quot;, &quot;container-title&quot;: &quot;Econometrics Journal&quot;, &quot;issue&quot;: &quot;2&quot;, &quot;id&quot;: &quot;ITEM-1&quot;}}], &quot;properties&quot;: {&quot;noteIndex&quot;: 0}, &quot;schema&quot;: &quot;https://github.com/citation-style-language/schema/raw/master/csl-citation.json&quot;} RNDykz5xAnt6H"/> combine a SF model with a Markov switching framework to allow for changes in the technical efficiency (i.e. the production <text:soft-page-break/>frontier), asserting that this approach is useful for cross country comparisons; technical efficiency growth may well differ between countries and over time. </text:p>
      <text:p text:style-name="P6"/>
      <text:p text:style-name="P6"/>
      <text:p text:style-name="P30"/>
      <text:h text:style-name="Heading_20_1" text:outline-level="1">Data</text:h>
      <text:p text:style-name="P6"/>
      <text:p text:style-name="P6">The Farm Accountancy Data Network (FADN) is the primary source of data used in this analysis. The aim of the network is to gather accountancy data from farms for the determination of incomes and business analysis of agricultural holdings. The concept of the FADN was launched in 1965, when Council Regulation <text:reference-mark-start text:name="ADDIN CSL_CITATION {&quot;mendeley&quot;: {&quot;previouslyFormattedCitation&quot;: &quot;(Anon. 1965)&quot;}, &quot;citationItems&quot;: [{&quot;suppress-author&quot;: 1, &quot;uris&quot;: [&quot;http://www.mendeley.com/documents/?uuid=eae2a447-a1a3-415e-b863-dd5308061762&quot;], &quot;id&quot;: &quot;ITEM-1&quot;, &quot;itemData&quot;: {&quot;issue&quot;: &quot;79&quot;, &quot;title&quot;: &quot;Regulation No 79/65/EEC of the Council of 15 June 1965 setting up a network for the collection of accountancy data on the incomes and business operation of agricultural holdings in the European Economic Community&quot;, &quot;issued&quot;: {&quot;date-parts&quot;: [[&quot;1965&quot;]]}, &quot;number&quot;: &quot;OJ No 109, 23. 6. 1965, p. 1859/65&quot;, &quot;type&quot;: &quot;legislation&quot;, &quot;id&quot;: &quot;ITEM-1&quot;}}], &quot;properties&quot;: {&quot;noteIndex&quot;: 0}, &quot;schema&quot;: &quot;https://github.com/citation-style-language/schema/raw/master/csl-citation.json&quot;} RNDsrS2rpaqUX"/><text:span text:style-name="T8">79/65</text:span><text:reference-mark-end text:name="ADDIN CSL_CITATION {&quot;mendeley&quot;: {&quot;previouslyFormattedCitation&quot;: &quot;(Anon. 1965)&quot;}, &quot;citationItems&quot;: [{&quot;suppress-author&quot;: 1, &quot;uris&quot;: [&quot;http://www.mendeley.com/documents/?uuid=eae2a447-a1a3-415e-b863-dd5308061762&quot;], &quot;id&quot;: &quot;ITEM-1&quot;, &quot;itemData&quot;: {&quot;issue&quot;: &quot;79&quot;, &quot;title&quot;: &quot;Regulation No 79/65/EEC of the Council of 15 June 1965 setting up a network for the collection of accountancy data on the incomes and business operation of agricultural holdings in the European Economic Community&quot;, &quot;issued&quot;: {&quot;date-parts&quot;: [[&quot;1965&quot;]]}, &quot;number&quot;: &quot;OJ No 109, 23. 6. 1965, p. 1859/65&quot;, &quot;type&quot;: &quot;legislation&quot;, &quot;id&quot;: &quot;ITEM-1&quot;}}], &quot;properties&quot;: {&quot;noteIndex&quot;: 0}, &quot;schema&quot;: &quot;https://github.com/citation-style-language/schema/raw/master/csl-citation.json&quot;} RNDsrS2rpaqUX"/> established the legal basis for the organisation of the network. The network consists of an annual survey carried out by the Member States of the European Union. Derived from national surveys, the FADN is the only source of micro-economic data that is harmonised, i.e. the bookkeeping principles are the same in all the countries. The information collected, for each sample farm, for each member country is transmitted by Liaison Agencies (FADN, 2003). FADN records data on a representative sample of 60,000 across the EU on an annual basis. <text:s/>This sample represents a population of about 4 million farms in the 15 Member States, which cover approximately 90 per cent of the total utilised agricultural area (UAA) and account for more than 90 per cent of the total agricultural production of the Union. </text:p>
      <text:p text:style-name="P6"/>
      <text:p text:style-name="P6">FADN data itemises costs on a whole farm basis only, and some method of allocating these costs to the specific enterprises analysed in this research has to be attempted. Allocations followed the methodology set out by <text:span text:style-name="T25">Donnellan et. al. </text:span><text:reference-mark-start text:name="ADDIN CSL_CITATION {&quot;mendeley&quot;: {&quot;previouslyFormattedCitation&quot;: &quot;(2011, 36\u201339)&quot;}, &quot;citationItems&quot;: [{&quot;suppress-author&quot;: 1, &quot;locator&quot;: &quot;36-39&quot;, &quot;uris&quot;: [&quot;http://www.mendeley.com/documents/?uuid=04cc958d-cab8-4957-bbd3-61724666b402&quot;], &quot;id&quot;: &quot;ITEM-1&quot;, &quot;itemData&quot;: {&quot;publisher-place&quot;: &quot;Athenry, Ireland&quot;, &quot;author&quot;: [{&quot;given&quot;: &quot;Trevor&quot;, &quot;dropping-particle&quot;: &quot;&quot;, &quot;suffix&quot;: &quot;&quot;, &quot;family&quot;: &quot;Donnellan&quot;, &quot;parse-names&quot;: false, &quot;non-dropping-particle&quot;: &quot;&quot;}, {&quot;given&quot;: &quot;Thia&quot;, &quot;dropping-particle&quot;: &quot;&quot;, &quot;suffix&quot;: &quot;&quot;, &quot;family&quot;: &quot;Hennessy&quot;, &quot;parse-names&quot;: false, &quot;non-dropping-particle&quot;: &quot;&quot;}, {&quot;given&quot;: &quot;Michael&quot;, &quot;dropping-particle&quot;: &quot;&quot;, &quot;suffix&quot;: &quot;&quot;, &quot;family&quot;: &quot;Keane&quot;, &quot;parse-names&quot;: false, &quot;non-dropping-particle&quot;: &quot;&quot;}, {&quot;given&quot;: &quot;Fiona&quot;, &quot;dropping-particle&quot;: &quot;&quot;, &quot;suffix&quot;: &quot;&quot;, &quot;family&quot;: &quot;Thorne&quot;, &quot;parse-names&quot;: false, &quot;non-dropping-particle&quot;: &quot;&quot;}], &quot;issued&quot;: {&quot;date-parts&quot;: [[&quot;2011&quot;]]}, &quot;abstract&quot;: &quot;Background \uf0b7 This report examines the competitiveness of the Irish milk sector at farm level compared to that of a number of EU and non-EU countries. \uf0b7 The analysis was based on two main data sources \u2013 the EU Farm Accountancy Data Network (FADN) for years 1996-2010 and the International Farm Comparisons Network (IFCN) for the years 2004-2010.&quot;, &quot;title&quot;: &quot;Study of the International Competitiveness of the Irish Dairy Sector at Farm Level&quot;, &quot;type&quot;: &quot;report&quot;, &quot;issue&quot;: &quot;June&quot;, &quot;id&quot;: &quot;ITEM-1&quot;}}], &quot;properties&quot;: {&quot;noteIndex&quot;: 0}, &quot;schema&quot;: &quot;https://github.com/citation-style-language/schema/raw/master/csl-citation.json&quot;} RNDLdQpUVt2UY"/><text:span text:style-name="T12">(2011, 36–39)</text:span><text:reference-mark-end text:name="ADDIN CSL_CITATION {&quot;mendeley&quot;: {&quot;previouslyFormattedCitation&quot;: &quot;(2011, 36\u201339)&quot;}, &quot;citationItems&quot;: [{&quot;suppress-author&quot;: 1, &quot;locator&quot;: &quot;36-39&quot;, &quot;uris&quot;: [&quot;http://www.mendeley.com/documents/?uuid=04cc958d-cab8-4957-bbd3-61724666b402&quot;], &quot;id&quot;: &quot;ITEM-1&quot;, &quot;itemData&quot;: {&quot;publisher-place&quot;: &quot;Athenry, Ireland&quot;, &quot;author&quot;: [{&quot;given&quot;: &quot;Trevor&quot;, &quot;dropping-particle&quot;: &quot;&quot;, &quot;suffix&quot;: &quot;&quot;, &quot;family&quot;: &quot;Donnellan&quot;, &quot;parse-names&quot;: false, &quot;non-dropping-particle&quot;: &quot;&quot;}, {&quot;given&quot;: &quot;Thia&quot;, &quot;dropping-particle&quot;: &quot;&quot;, &quot;suffix&quot;: &quot;&quot;, &quot;family&quot;: &quot;Hennessy&quot;, &quot;parse-names&quot;: false, &quot;non-dropping-particle&quot;: &quot;&quot;}, {&quot;given&quot;: &quot;Michael&quot;, &quot;dropping-particle&quot;: &quot;&quot;, &quot;suffix&quot;: &quot;&quot;, &quot;family&quot;: &quot;Keane&quot;, &quot;parse-names&quot;: false, &quot;non-dropping-particle&quot;: &quot;&quot;}, {&quot;given&quot;: &quot;Fiona&quot;, &quot;dropping-particle&quot;: &quot;&quot;, &quot;suffix&quot;: &quot;&quot;, &quot;family&quot;: &quot;Thorne&quot;, &quot;parse-names&quot;: false, &quot;non-dropping-particle&quot;: &quot;&quot;}], &quot;issued&quot;: {&quot;date-parts&quot;: [[&quot;2011&quot;]]}, &quot;abstract&quot;: &quot;Background \uf0b7 This report examines the competitiveness of the Irish milk sector at farm level compared to that of a number of EU and non-EU countries. \uf0b7 The analysis was based on two main data sources \u2013 the EU Farm Accountancy Data Network (FADN) for years 1996-2010 and the International Farm Comparisons Network (IFCN) for the years 2004-2010.&quot;, &quot;title&quot;: &quot;Study of the International Competitiveness of the Irish Dairy Sector at Farm Level&quot;, &quot;type&quot;: &quot;report&quot;, &quot;issue&quot;: &quot;June&quot;, &quot;id&quot;: &quot;ITEM-1&quot;}}], &quot;properties&quot;: {&quot;noteIndex&quot;: 0}, &quot;schema&quot;: &quot;https://github.com/citation-style-language/schema/raw/master/csl-citation.json&quot;} RNDLdQpUVt2UY"/><text:span text:style-name="T25">⁠ and usually proceed on the basis of either livestock ratios or output ratios. </text:span></text:p>
      <text:p text:style-name="P2"/>
      <text:p text:style-name="P6">The countries studied in this analysis were confined to Germany, France, Ireland and the United Kingdom. The period of study ran from 1999 to 2007, yielding an unbalanced panel of 19,607 observations of 5,690 farms which were categorised under the FADN general farm type of Specialist Dairying. Farms stayed in the panel for an average of 3.4 years, but this differed across countries; mean duration ranged from 2.2 years in the case of France to 4.6 years in Ireland. </text:p>
      <text:p text:style-name="P2"><text:soft-page-break/></text:p>
      <text:p text:style-name="P6">The dependent variable in the specified model was the value of cows’ milk and other milk products in terms of euro per dairy cow. This measure of the output of the dairy enterprise is incomplete however, as it ignores the value of calf transfers. </text:p>
      <text:p text:style-name="P2"/>
      <text:p text:style-name="P6">This task seeks to compare productivity and efficiency across grass and feed based systems of dairying. Unfortunately the data at hand does not measure either grass or concentrate feed directly, so two approaches were taken to attempt to capture the effects of the choice of system. </text:p>
      <text:p text:style-name="P6"/>
      <text:p text:style-name="P6">First, we employ the ratio of the value of home grown feeds to that of total feed for grazing livestock to capture the feed intensity of each dairying system, although these variables also count non-grass feeds and are not themselves measures of grazing at pasture. It is assumed that grass-based systems will be more strongly associated with the use of home grown feeds than will more feed-intensive systems due to the production of hay and silage on the farm. </text:p>
      <text:p text:style-name="P6"/>
      <text:p text:style-name="P6">Second, we create dummy variables to capture region specific effects for a selection of regions known to be associated with grass-based dairying. These regions are Brittany and Normandy (upper and lower) in France, Wales in the UK, Ireland, and Bavaria in Germany. We compare these regions to all others in the UK, France, and Germany to obtain partial effects on productivity, and we calculate mean efficiency scores for each region and for the remaining out-of-region farms in the sample. Country dummy variables were also included to control for differences in national policy (e.g. quota regimes). </text:p>
      <text:p text:style-name="P2"/>
      <text:p text:style-name="P10">The model's structural variables include farm size (UAA) and forage area (both measured in hectares). The former was a whole-farm measure, and the latter was allocated to the dairy enterprise via the ratio of dairy cows to total livestock units. Dairy cows appear in terms of livestock units per hectare of forage area (i.e. the stocking rate).</text:p>
      <text:p text:style-name="P6"/>
      <text:p text:style-name="P10"><text:soft-page-break/>Two additional variables were measured in per hectare units; the value of fertiliser input was measured in euro per hectare of forage area, as was the value of land, permanent crops, and quota. </text:p>
      <text:p text:style-name="P6"/>
      <text:p text:style-name="P10">Labour (paid and unpaid) was measured in total hours per annum. </text:p>
      <text:p text:style-name="P6"/>
      <text:p text:style-name="P10">Some social or demographic variables are included. Farmer age was a straightforward addition. Contact with extension services was represented as a dummy variable, and it was constructed from a measure of the value of subsidies earmarked for extension services and other rural development initiatives. Contact with extension services was assumed to have occurred when the value of these subsidies was positive. An environmental programme dummy variable was created in a similar fashion using the value of environmental subsidies, and a forestry dummy was created from a woodland area measure. </text:p>
      <text:p text:style-name="P10"/>
      <text:p text:style-name="P10">No data on soil quality were available for this analysis, but the FADN does categorise farms into altitude zones, and this was used as a rough indicator of soil quality in the present study. The levels of this variable indicate altitudes up to 300 metres, from 300 to 600 metres, and more than 600 metres above sea level (zones 1 to 3 respectively). There were a small number of observations for which a value of this variable was not available, and these were excluded from the analysis. The altitude zone variable was then converted to 3 dummy variables (one for each zone); two of these were included in the model specification, with zone 1 (under 300 metres) defined as the base level against which the others were compared.</text:p>
      <text:p text:style-name="P10"/>
      <text:p text:style-name="P10">The value of land, permanent crops and quota was included as a way of capturing further information regarding soil quality, although this obviously included other assets.</text:p>
      <text:p text:style-name="P64"/>
      <text:p text:style-name="P6"/>
      <text:p text:style-name="P6"/>
      <text:p text:style-name="P6"/>
      <text:p text:style-name="P66"><text:bookmark-start text:name="_Ref351427066"/>Table <text:sequence text:ref-name="refTable0" text:name="Table" text:formula="ooow:Table+1" style:num-format="1">1</text:sequence><text:bookmark-end text:name="_Ref351427066"/>. Means of explanatory variables by region</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6"/>
          </table:table-cell>
          <table:table-cell table:style-name="Table1.B1" office:value-type="string">
            <text:p text:style-name="P18">Bretagne</text:p>
          </table:table-cell>
          <table:table-cell table:style-name="Table1.B1" office:value-type="string">
            <text:p text:style-name="P19">Normandie-Haute</text:p>
          </table:table-cell>
          <table:table-cell table:style-name="Table1.B1" office:value-type="string">
            <text:p text:style-name="P19">Normandie-Basse</text:p>
          </table:table-cell>
          <table:table-cell table:style-name="Table1.B1" office:value-type="string">
            <text:p text:style-name="P20">Wales</text:p>
          </table:table-cell>
          <table:table-cell table:style-name="Table1.B1" office:value-type="string">
            <text:p text:style-name="P20">Ireland</text:p>
          </table:table-cell>
          <table:table-cell table:style-name="Table1.B1" office:value-type="string">
            <text:p text:style-name="P20">Bayern</text:p>
          </table:table-cell>
          <table:table-cell table:style-name="Table1.B1" office:value-type="string">
            <text:p text:style-name="P31">Other</text:p>
          </table:table-cell>
          <table:table-cell table:style-name="Table1.B1" office:value-type="string">
            <text:p text:style-name="P20">Total</text:p>
          </table:table-cell>
        </table:table-row>
        <table:table-row table:style-name="Table1.2">
          <table:table-cell table:style-name="Table1.A2" office:value-type="string">
            <text:p text:style-name="P20">Output <text:s text:c="3"/>(€/cow)</text:p>
          </table:table-cell>
          <table:table-cell table:style-name="Table1.A2" office:value-type="string">
            <text:p text:style-name="P20">1955</text:p>
          </table:table-cell>
          <table:table-cell table:style-name="Table1.A2" office:value-type="string">
            <text:p text:style-name="P32">1622</text:p>
          </table:table-cell>
          <table:table-cell table:style-name="Table1.A2" office:value-type="string">
            <text:p text:style-name="P32">1676</text:p>
          </table:table-cell>
          <table:table-cell table:style-name="Table1.A2" office:value-type="string">
            <text:p text:style-name="P20">1675</text:p>
          </table:table-cell>
          <table:table-cell table:style-name="Table1.A2" office:value-type="string">
            <text:p text:style-name="P20">1392</text:p>
          </table:table-cell>
          <table:table-cell table:style-name="Table1.A2" office:value-type="string">
            <text:p text:style-name="P20">1953</text:p>
          </table:table-cell>
          <table:table-cell table:style-name="Table1.A2" office:value-type="string">
            <text:p text:style-name="P36">1908</text:p>
          </table:table-cell>
          <table:table-cell table:style-name="Table1.I2" office:value-type="string">
            <text:p text:style-name="P20">1821</text:p>
          </table:table-cell>
        </table:table-row>
        <table:table-row table:style-name="Table1.2">
          <table:table-cell table:style-name="Table1.A2" office:value-type="string">
            <text:p text:style-name="P20">Herd Size (LUs)</text:p>
          </table:table-cell>
          <table:table-cell table:style-name="Table1.A2" office:value-type="string">
            <text:p text:style-name="P20">42</text:p>
          </table:table-cell>
          <table:table-cell table:style-name="Table1.A2" office:value-type="string">
            <text:p text:style-name="P32">36</text:p>
          </table:table-cell>
          <table:table-cell table:style-name="Table1.A2" office:value-type="string">
            <text:p text:style-name="P32">44</text:p>
          </table:table-cell>
          <table:table-cell table:style-name="Table1.A2" office:value-type="string">
            <text:p text:style-name="P20">104</text:p>
          </table:table-cell>
          <table:table-cell table:style-name="Table1.A2" office:value-type="string">
            <text:p text:style-name="P20">47</text:p>
          </table:table-cell>
          <table:table-cell table:style-name="Table1.A2" office:value-type="string">
            <text:p text:style-name="P20">31</text:p>
          </table:table-cell>
          <table:table-cell table:style-name="Table1.A2" office:value-type="string">
            <text:p text:style-name="P36">63</text:p>
          </table:table-cell>
          <table:table-cell table:style-name="Table1.I2" office:value-type="string">
            <text:p text:style-name="P20">52</text:p>
          </table:table-cell>
        </table:table-row>
        <table:table-row table:style-name="Table1.2">
          <table:table-cell table:style-name="Table1.A2" office:value-type="string">
            <text:p text:style-name="P20">Farm Size (ha)</text:p>
          </table:table-cell>
          <table:table-cell table:style-name="Table1.A2" office:value-type="string">
            <text:p text:style-name="P20">54</text:p>
          </table:table-cell>
          <table:table-cell table:style-name="Table1.A2" office:value-type="string">
            <text:p text:style-name="P32">45</text:p>
          </table:table-cell>
          <table:table-cell table:style-name="Table1.A2" office:value-type="string">
            <text:p text:style-name="P32">58</text:p>
          </table:table-cell>
          <table:table-cell table:style-name="Table1.A2" office:value-type="string">
            <text:p text:style-name="P20">85</text:p>
          </table:table-cell>
          <table:table-cell table:style-name="Table1.A2" office:value-type="string">
            <text:p text:style-name="P20">45</text:p>
          </table:table-cell>
          <table:table-cell table:style-name="Table1.A2" office:value-type="string">
            <text:p text:style-name="P20">32</text:p>
          </table:table-cell>
          <table:table-cell table:style-name="Table1.A2" office:value-type="string">
            <text:p text:style-name="P36">67</text:p>
          </table:table-cell>
          <table:table-cell table:style-name="Table1.I2" office:value-type="string">
            <text:p text:style-name="P20">54</text:p>
          </table:table-cell>
        </table:table-row>
        <table:table-row table:style-name="Table1.2">
          <table:table-cell table:style-name="Table1.A2" office:value-type="string">
            <text:p text:style-name="P20">Forage Area (ha)</text:p>
          </table:table-cell>
          <table:table-cell table:style-name="Table1.A2" office:value-type="string">
            <text:p text:style-name="P20">28</text:p>
          </table:table-cell>
          <table:table-cell table:style-name="Table1.A2" office:value-type="string">
            <text:p text:style-name="P32">20</text:p>
          </table:table-cell>
          <table:table-cell table:style-name="Table1.A2" office:value-type="string">
            <text:p text:style-name="P32">29</text:p>
          </table:table-cell>
          <table:table-cell table:style-name="Table1.A2" office:value-type="string">
            <text:p text:style-name="P20">46</text:p>
          </table:table-cell>
          <table:table-cell table:style-name="Table1.A2" office:value-type="string">
            <text:p text:style-name="P20">25</text:p>
          </table:table-cell>
          <table:table-cell table:style-name="Table1.A2" office:value-type="string">
            <text:p text:style-name="P20">16</text:p>
          </table:table-cell>
          <table:table-cell table:style-name="Table1.A2" office:value-type="string">
            <text:p text:style-name="P36">36</text:p>
          </table:table-cell>
          <table:table-cell table:style-name="Table1.I2" office:value-type="string">
            <text:p text:style-name="P20">29</text:p>
          </table:table-cell>
        </table:table-row>
        <table:table-row table:style-name="Table1.2">
          <table:table-cell table:style-name="Table1.A2" office:value-type="string">
            <text:p text:style-name="P20">Paid Labour (hrs)</text:p>
          </table:table-cell>
          <table:table-cell table:style-name="Table1.A2" office:value-type="string">
            <text:p text:style-name="P20">139</text:p>
          </table:table-cell>
          <table:table-cell table:style-name="Table1.A2" office:value-type="string">
            <text:p text:style-name="P32">124</text:p>
          </table:table-cell>
          <table:table-cell table:style-name="Table1.A2" office:value-type="string">
            <text:p text:style-name="P32">144</text:p>
          </table:table-cell>
          <table:table-cell table:style-name="Table1.A2" office:value-type="string">
            <text:p text:style-name="P20">1187</text:p>
          </table:table-cell>
          <table:table-cell table:style-name="Table1.A2" office:value-type="string">
            <text:p text:style-name="P20">387</text:p>
          </table:table-cell>
          <table:table-cell table:style-name="Table1.A2" office:value-type="string">
            <text:p text:style-name="P20">90</text:p>
          </table:table-cell>
          <table:table-cell table:style-name="Table1.A2" office:value-type="string">
            <text:p text:style-name="P36">755</text:p>
          </table:table-cell>
          <table:table-cell table:style-name="Table1.I2" office:value-type="string">
            <text:p text:style-name="P20">496</text:p>
          </table:table-cell>
        </table:table-row>
        <table:table-row table:style-name="Table1.2">
          <table:table-cell table:style-name="Table1.A2" office:value-type="string">
            <text:p text:style-name="P20">Unpaid Labour (hrs)</text:p>
          </table:table-cell>
          <table:table-cell table:style-name="Table1.A2" office:value-type="string">
            <text:p text:style-name="P20">2596</text:p>
          </table:table-cell>
          <table:table-cell table:style-name="Table1.A2" office:value-type="string">
            <text:p text:style-name="P32">2399</text:p>
          </table:table-cell>
          <table:table-cell table:style-name="Table1.A2" office:value-type="string">
            <text:p text:style-name="P32">2826</text:p>
          </table:table-cell>
          <table:table-cell table:style-name="Table1.A2" office:value-type="string">
            <text:p text:style-name="P20">4013</text:p>
          </table:table-cell>
          <table:table-cell table:style-name="Table1.A2" office:value-type="string">
            <text:p text:style-name="P20">3265</text:p>
          </table:table-cell>
          <table:table-cell table:style-name="Table1.A2" office:value-type="string">
            <text:p text:style-name="P20">3304</text:p>
          </table:table-cell>
          <table:table-cell table:style-name="Table1.A2" office:value-type="string">
            <text:p text:style-name="P36">3489</text:p>
          </table:table-cell>
          <table:table-cell table:style-name="Table1.I2" office:value-type="string">
            <text:p text:style-name="P20">3356</text:p>
          </table:table-cell>
        </table:table-row>
        <table:table-row table:style-name="Table1.2">
          <table:table-cell table:style-name="Table1.A2" office:value-type="string">
            <text:p text:style-name="P20">Fertiliser (euro/ha)</text:p>
          </table:table-cell>
          <table:table-cell table:style-name="Table1.A2" office:value-type="string">
            <text:p text:style-name="P20">75</text:p>
          </table:table-cell>
          <table:table-cell table:style-name="Table1.A2" office:value-type="string">
            <text:p text:style-name="P32">82</text:p>
          </table:table-cell>
          <table:table-cell table:style-name="Table1.A2" office:value-type="string">
            <text:p text:style-name="P32">69</text:p>
          </table:table-cell>
          <table:table-cell table:style-name="Table1.A2" office:value-type="string">
            <text:p text:style-name="P20">123</text:p>
          </table:table-cell>
          <table:table-cell table:style-name="Table1.A2" office:value-type="string">
            <text:p text:style-name="P20">113</text:p>
          </table:table-cell>
          <table:table-cell table:style-name="Table1.A2" office:value-type="string">
            <text:p text:style-name="P20">46</text:p>
          </table:table-cell>
          <table:table-cell table:style-name="Table1.A2" office:value-type="string">
            <text:p text:style-name="P36">76</text:p>
          </table:table-cell>
          <table:table-cell table:style-name="Table1.I2" office:value-type="string">
            <text:p text:style-name="P20">75</text:p>
          </table:table-cell>
        </table:table-row>
        <table:table-row table:style-name="Table1.2">
          <table:table-cell table:style-name="Table1.A2" office:value-type="string">
            <text:p text:style-name="P20">Feed ratio</text:p>
          </table:table-cell>
          <table:table-cell table:style-name="Table1.A2" office:value-type="string">
            <text:p text:style-name="P21">0.20</text:p>
          </table:table-cell>
          <table:table-cell table:style-name="Table1.A2" office:value-type="string">
            <text:p text:style-name="P33">0.20</text:p>
          </table:table-cell>
          <table:table-cell table:style-name="Table1.A2" office:value-type="string">
            <text:p text:style-name="P33">0.20</text:p>
          </table:table-cell>
          <table:table-cell table:style-name="Table1.A2" office:value-type="string">
            <text:p text:style-name="P21">0.10</text:p>
          </table:table-cell>
          <table:table-cell table:style-name="Table1.A2" office:value-type="string">
            <text:p text:style-name="P21">0.20</text:p>
          </table:table-cell>
          <table:table-cell table:style-name="Table1.A2" office:value-type="string">
            <text:p text:style-name="P21">0.40</text:p>
          </table:table-cell>
          <table:table-cell table:style-name="Table1.A2" office:value-type="string">
            <text:p text:style-name="P37">0.20</text:p>
          </table:table-cell>
          <table:table-cell table:style-name="Table1.I2" office:value-type="string">
            <text:p text:style-name="P21">0.20</text:p>
          </table:table-cell>
        </table:table-row>
        <table:table-row table:style-name="Table1.2">
          <table:table-cell table:style-name="Table1.A2" office:value-type="string">
            <text:p text:style-name="P20">Age</text:p>
          </table:table-cell>
          <table:table-cell table:style-name="Table1.A2" office:value-type="string">
            <text:p text:style-name="P20">46</text:p>
          </table:table-cell>
          <table:table-cell table:style-name="Table1.A2" office:value-type="string">
            <text:p text:style-name="P32">48</text:p>
          </table:table-cell>
          <table:table-cell table:style-name="Table1.A2" office:value-type="string">
            <text:p text:style-name="P32">47</text:p>
          </table:table-cell>
          <table:table-cell table:style-name="Table1.A2" office:value-type="string">
            <text:p text:style-name="P20">53</text:p>
          </table:table-cell>
          <table:table-cell table:style-name="Table1.A2" office:value-type="string">
            <text:p text:style-name="P20">49</text:p>
          </table:table-cell>
          <table:table-cell table:style-name="Table1.A2" office:value-type="string">
            <text:p text:style-name="P20">47</text:p>
          </table:table-cell>
          <table:table-cell table:style-name="Table1.A2" office:value-type="string">
            <text:p text:style-name="P36">48</text:p>
          </table:table-cell>
          <table:table-cell table:style-name="Table1.I2" office:value-type="string">
            <text:p text:style-name="P20">48</text:p>
          </table:table-cell>
        </table:table-row>
        <table:table-row table:style-name="Table1.11">
          <table:table-cell table:style-name="Table1.A11" office:value-type="string">
            <text:p text:style-name="P41">Land Value* (€/ha)</text:p>
          </table:table-cell>
          <table:table-cell table:style-name="Table1.A11" office:value-type="string">
            <text:p text:style-name="P41">913</text:p>
          </table:table-cell>
          <table:table-cell table:style-name="Table1.A11" office:value-type="string">
            <text:p text:style-name="P34">1603</text:p>
          </table:table-cell>
          <table:table-cell table:style-name="Table1.A11" office:value-type="string">
            <text:p text:style-name="P34">765</text:p>
          </table:table-cell>
          <table:table-cell table:style-name="Table1.A11" office:value-type="string">
            <text:p text:style-name="P41">7418</text:p>
          </table:table-cell>
          <table:table-cell table:style-name="Table1.A11" office:value-type="string">
            <text:p text:style-name="P41">14547</text:p>
          </table:table-cell>
          <table:table-cell table:style-name="Table1.A11" office:value-type="string">
            <text:p text:style-name="P41">13891</text:p>
          </table:table-cell>
          <table:table-cell table:style-name="Table1.A11" office:value-type="string">
            <text:p text:style-name="P38">6168</text:p>
          </table:table-cell>
          <table:table-cell table:style-name="Table1.I11" office:value-type="string">
            <text:p text:style-name="P41">8927</text:p>
          </table:table-cell>
        </table:table-row>
        <table:table-row table:style-name="Table1.11">
          <table:table-cell table:style-name="Table1.A1" table:number-columns-spanned="9" office:value-type="string">
            <text:p text:style-name="P22">Source: Authors’ calculations</text:p>
            <text:p text:style-name="P22">* Land value includes value of permanent crops and quota</text:p>
          </table:table-cell>
          <table:covered-table-cell/>
          <table:covered-table-cell/>
          <table:covered-table-cell/>
          <table:covered-table-cell/>
          <table:covered-table-cell/>
          <table:covered-table-cell/>
          <table:covered-table-cell/>
          <table:covered-table-cell/>
        </table:table-row>
      </table:table>
      <text:h text:style-name="P73" text:outline-level="1">An initial comparison of the variables across regions is given in <text:bookmark-ref text:reference-format="text" text:ref-name="_Ref351427066">Table 1</text:bookmark-ref>. Output per cow is highest in Brittany, followed by Bavaria, then the rest of the out-of –region farms. Normandy and Wales have similar levels of output, whilst Ireland is the least productive on a per cow basis. Farm size, herd size, and labour hours (paid and unpaid) in Wales are very high relative to the rest of the sample. </text:h>
      <text:p text:style-name="P29"/>
      <text:p text:style-name="P6">The value of land, permanent crops and quota was lowest in the French regions and highest in Ireland at €14,547 per ha. This could possibly be an indication of the property boom of the last decade. Fertiliser expenditure per hectare is highest in Wales (123) and Ireland (113), and lowest in Bavaria (46). </text:p>
      <text:p text:style-name="P6"/>
      <text:p text:style-name="P6">Age is comparable across all regions, but farmers in Brittany were the youngest on average (46), whilst Welsh farmers tended to be slightly older (53).</text:p>
      <text:p text:style-name="P6"/>
      <text:p text:style-name="P6">The ratio of home grown feeds to total feed for grazing livestock was highest in Bavaria (.40) and lowest in Wales (.10). </text:p>
      <text:h text:style-name="Heading_20_1" text:outline-level="1">Results (preliminary)</text:h>
      <text:p text:style-name="P6"/>
      <text:p text:style-name="P6">A cross country comparison of efficiency in existing livestock production systems is one key output of the MULTISWARD project. This section reviews results of such an analysis carried out for specialist dairy systems using FADN data obtained from Ireland, Germany, France, and the United Kingdom. </text:p>
      <text:p text:style-name="P10"/>
      <text:p text:style-name="P10">The functional form chosen as the start point for the modelling of the production function is the Cobb-Douglas function, yielding a log-linear specification. Therefore, the coefficients of this model are interpretable as elasticities for the log transformed regressors. For the binary regressors the coefficients may be exponentiated to obtain the effect of a state change on the output per hectare of forage.</text:p>
      <text:p text:style-name="P2"/>
      <text:p text:style-name="P10">Although the panel of data extends over 9 years, the average duration of reporting in the sample was generally much shorter (2.9 years). This fact <text:soft-page-break/>makes the assumption of a time-invariant efficiency frontier more reasonable, and so this was the specification employed. </text:p>
      <text:p text:style-name="P10"/>
      <text:p text:style-name="P10">The model was estimated as a single frontier across the entire sample. This panel structure implies that farms in all the countries considered face the same production technology (i.e. they are measured against a common production frontier). However, country specific effects (e.g. policy, cultural differences, climate, etc.) are accounted for in the model via country dummy variables. Region specific effects are captured via region variables for a selection of regions, and these are assumed to reflect the effect of grass based systems to some degree.</text:p>
      <text:p text:style-name="P12"><text:s/></text:p>
      <text:p text:style-name="P6">The results of the fitted model can be obtained from <text:bookmark-ref text:reference-format="text" text:ref-name="_Ref350175419">Table 2</text:bookmark-ref>. The largest effect of the logged variables farm size, and this was followed by fertiliser, then by labour hours (paid and unpaid), all of which were statistically significant at the 99 percent level. </text:p>
      <text:p text:style-name="P43">The sign of the fertiliser coefficient points to increased productivity from grass. Fertiliser is the chief input in maximising grass yield, but grassland management practices attempt to minimize the amount of synthetic fertiliser required for sufficient grass growth, so the extent to which this variable measures effective use of such management practices is unclear. </text:p>
      <text:p text:style-name="P6"/>
      <text:p text:style-name="P6">Neither forage area nor dairy cows had a statistically significant effect on output per cow, although the magnitude of the coefficient for forage area was comparable to the labour variables.</text:p>
      <text:p text:style-name="P6"/>
      <text:p text:style-name="P6">Farmer age and the feed ratio variable were both statistically significant (90 and 95 percent alpha level respectively), but the size of their coefficients were small. Indeed, the effect of age was negligible. The negative sign on the feed ratio variable indicates that as the proportion of home grow to total feed for grazing livestock increases, the output per cow decreases. Given our assumption that this variable would be positively correlated with grass based <text:soft-page-break/>systems of dairying, it would seem to suggest that grass based systems are disadvantaged in terms of productive capacity.</text:p>
      <text:p text:style-name="P6"/>
      <text:p text:style-name="P6">Amongst the control variables, the altitude dummy variable corresponding to zone two was statistically significant. This was the effect of moving from altitude zone one, so the negative coefficient is the expected result, given that higher altitudes are associated with poorer soil quality. <text:s/></text:p>
      <text:p text:style-name="P67"><text:bookmark-start text:name="_Ref350175419"/><text:span text:style-name="T18">Table </text:span><text:sequence text:ref-name="refTable1" text:name="Table" text:formula="ooow:Table+1" style:num-format="1">2</text:sequence><text:bookmark-end text:name="_Ref350175419"/><text:span text:style-name="T18">. Time invariant panel frontier model</text:span></text:p>
      <table:table table:name="Table2" table:style-name="Table2">
        <table:table-column table:style-name="Table2.A"/>
        <table:table-column table:style-name="Table2.B" table:number-columns-repeated="2"/>
        <table:table-column table:style-name="Table2.D" table:number-columns-repeated="2"/>
        <table:table-row table:style-name="Table2.1">
          <table:table-cell table:style-name="Table2.A1" office:value-type="string">
            <text:p text:style-name="P45">Dairy Output per cow</text:p>
          </table:table-cell>
          <table:table-cell table:style-name="Table2.A1" office:value-type="string">
            <text:p text:style-name="P23">Coef.</text:p>
          </table:table-cell>
          <table:table-cell table:style-name="Table2.A1" office:value-type="string">
            <text:p text:style-name="P23">Std. Err.</text:p>
          </table:table-cell>
          <table:table-cell table:style-name="Table2.A1" office:value-type="string">
            <text:p text:style-name="P53">z</text:p>
          </table:table-cell>
          <table:table-cell table:style-name="Table2.A1" office:value-type="string">
            <text:p text:style-name="P46">P &gt; z</text:p>
          </table:table-cell>
        </table:table-row>
        <table:table-row table:style-name="Table2.2">
          <table:table-cell table:style-name="Table2.A2" office:value-type="string">
            <text:p text:style-name="P45"> </text:p>
          </table:table-cell>
          <table:table-cell table:style-name="Table2.A2" office:value-type="string">
            <text:p text:style-name="P24"> </text:p>
          </table:table-cell>
          <table:table-cell table:style-name="Table2.A2" office:value-type="string">
            <text:p text:style-name="P24"> </text:p>
          </table:table-cell>
          <table:table-cell table:style-name="Table2.A2" office:value-type="string">
            <text:p text:style-name="P24"> </text:p>
          </table:table-cell>
          <table:table-cell table:style-name="Table2.A2" office:value-type="string">
            <text:p text:style-name="P24"> </text:p>
          </table:table-cell>
        </table:table-row>
        <table:table-row table:style-name="Table2.1">
          <table:table-cell table:style-name="Table2.A2" office:value-type="string">
            <text:p text:style-name="P48"><text:span text:style-name="T6">ln(Land Value)</text:span>***</text:p>
          </table:table-cell>
          <table:table-cell table:style-name="Table2.A2" office:value-type="string">
            <text:p text:style-name="P17">0.012</text:p>
          </table:table-cell>
          <table:table-cell table:style-name="Table2.A2" office:value-type="string">
            <text:p text:style-name="P17">0.003</text:p>
          </table:table-cell>
          <table:table-cell table:style-name="Table2.A2" office:value-type="string">
            <text:p text:style-name="P17">4.630</text:p>
          </table:table-cell>
          <table:table-cell table:style-name="Table2.A2" office:value-type="string">
            <text:p text:style-name="P17">0.000</text:p>
          </table:table-cell>
        </table:table-row>
        <table:table-row table:style-name="Table2.1">
          <table:table-cell table:style-name="Table2.A2" office:value-type="string">
            <text:p text:style-name="P48"><text:span text:style-name="T6">ln(Fertiliser)</text:span>***</text:p>
          </table:table-cell>
          <table:table-cell table:style-name="Table2.A2" office:value-type="string">
            <text:p text:style-name="P17">0.068</text:p>
          </table:table-cell>
          <table:table-cell table:style-name="Table2.A2" office:value-type="string">
            <text:p text:style-name="P17">0.004</text:p>
          </table:table-cell>
          <table:table-cell table:style-name="Table2.A2" office:value-type="string">
            <text:p text:style-name="P17">18.540</text:p>
          </table:table-cell>
          <table:table-cell table:style-name="Table2.A2" office:value-type="string">
            <text:p text:style-name="P17">0.000</text:p>
          </table:table-cell>
        </table:table-row>
        <table:table-row table:style-name="Table2.1">
          <table:table-cell table:style-name="Table2.A2" office:value-type="string">
            <text:p text:style-name="P49">ln(Forage Area)</text:p>
          </table:table-cell>
          <table:table-cell table:style-name="Table2.A2" office:value-type="string">
            <text:p text:style-name="P17">0.012</text:p>
          </table:table-cell>
          <table:table-cell table:style-name="Table2.A2" office:value-type="string">
            <text:p text:style-name="P17">0.014</text:p>
          </table:table-cell>
          <table:table-cell table:style-name="Table2.A2" office:value-type="string">
            <text:p text:style-name="P17">0.880</text:p>
          </table:table-cell>
          <table:table-cell table:style-name="Table2.A2" office:value-type="string">
            <text:p text:style-name="P17">0.381</text:p>
          </table:table-cell>
        </table:table-row>
        <table:table-row table:style-name="Table2.1">
          <table:table-cell table:style-name="Table2.A2" office:value-type="string">
            <text:p text:style-name="P49">ln(Dairy Cows)</text:p>
          </table:table-cell>
          <table:table-cell table:style-name="Table2.A2" office:value-type="string">
            <text:p text:style-name="P17">0.001</text:p>
          </table:table-cell>
          <table:table-cell table:style-name="Table2.A2" office:value-type="string">
            <text:p text:style-name="P17">0.011</text:p>
          </table:table-cell>
          <table:table-cell table:style-name="Table2.A2" office:value-type="string">
            <text:p text:style-name="P17">0.120</text:p>
          </table:table-cell>
          <table:table-cell table:style-name="Table2.A2" office:value-type="string">
            <text:p text:style-name="P17">0.902</text:p>
          </table:table-cell>
        </table:table-row>
        <table:table-row table:style-name="Table2.1">
          <table:table-cell table:style-name="Table2.A2" office:value-type="string">
            <text:p text:style-name="P48"><text:span text:style-name="T6">ln(Paid Labour hrs) </text:span>***</text:p>
          </table:table-cell>
          <table:table-cell table:style-name="Table2.A2" office:value-type="string">
            <text:p text:style-name="P17">0.014</text:p>
          </table:table-cell>
          <table:table-cell table:style-name="Table2.A2" office:value-type="string">
            <text:p text:style-name="P17">0.002</text:p>
          </table:table-cell>
          <table:table-cell table:style-name="Table2.A2" office:value-type="string">
            <text:p text:style-name="P17">7.290</text:p>
          </table:table-cell>
          <table:table-cell table:style-name="Table2.A2" office:value-type="string">
            <text:p text:style-name="P17">0.000</text:p>
          </table:table-cell>
        </table:table-row>
        <table:table-row table:style-name="Table2.1">
          <table:table-cell table:style-name="Table2.A2" office:value-type="string">
            <text:p text:style-name="P48"><text:span text:style-name="T6">ln(Unpaid Labour hrs) </text:span>***</text:p>
          </table:table-cell>
          <table:table-cell table:style-name="Table2.A2" office:value-type="string">
            <text:p text:style-name="P17">0.018</text:p>
          </table:table-cell>
          <table:table-cell table:style-name="Table2.A2" office:value-type="string">
            <text:p text:style-name="P17">0.006</text:p>
          </table:table-cell>
          <table:table-cell table:style-name="Table2.A2" office:value-type="string">
            <text:p text:style-name="P17">2.840</text:p>
          </table:table-cell>
          <table:table-cell table:style-name="Table2.A2" office:value-type="string">
            <text:p text:style-name="P17">0.005</text:p>
          </table:table-cell>
        </table:table-row>
        <table:table-row table:style-name="Table2.1">
          <table:table-cell table:style-name="Table2.A2" office:value-type="string">
            <text:p text:style-name="P48"><text:span text:style-name="T6">Farmer Age</text:span>*</text:p>
          </table:table-cell>
          <table:table-cell table:style-name="Table2.A2" office:value-type="string">
            <text:p text:style-name="P17">0.000</text:p>
          </table:table-cell>
          <table:table-cell table:style-name="Table2.A2" office:value-type="string">
            <text:p text:style-name="P17">0.000</text:p>
          </table:table-cell>
          <table:table-cell table:style-name="Table2.A2" office:value-type="string">
            <text:p text:style-name="P17">-1.840</text:p>
          </table:table-cell>
          <table:table-cell table:style-name="Table2.A2" office:value-type="string">
            <text:p text:style-name="P17">0.066</text:p>
          </table:table-cell>
        </table:table-row>
        <table:table-row table:style-name="Table2.1">
          <table:table-cell table:style-name="Table2.A2" office:value-type="string">
            <text:p text:style-name="P48"><text:span text:style-name="T6">ln(Farm Size)</text:span>***</text:p>
          </table:table-cell>
          <table:table-cell table:style-name="Table2.A2" office:value-type="string">
            <text:p text:style-name="P17">0.072</text:p>
          </table:table-cell>
          <table:table-cell table:style-name="Table2.A2" office:value-type="string">
            <text:p text:style-name="P17">0.016</text:p>
          </table:table-cell>
          <table:table-cell table:style-name="Table2.A2" office:value-type="string">
            <text:p text:style-name="P17">4.490</text:p>
          </table:table-cell>
          <table:table-cell table:style-name="Table2.A2" office:value-type="string">
            <text:p text:style-name="P17">0.000</text:p>
          </table:table-cell>
        </table:table-row>
        <table:table-row table:style-name="Table2.1">
          <table:table-cell table:style-name="Table2.A2" office:value-type="string">
            <text:p text:style-name="P48"><text:span text:style-name="T6">ln(Feed Ratio)</text:span>**</text:p>
          </table:table-cell>
          <table:table-cell table:style-name="Table2.A2" office:value-type="string">
            <text:p text:style-name="P17">-0.005</text:p>
          </table:table-cell>
          <table:table-cell table:style-name="Table2.A2" office:value-type="string">
            <text:p text:style-name="P17">0.002</text:p>
          </table:table-cell>
          <table:table-cell table:style-name="Table2.A2" office:value-type="string">
            <text:p text:style-name="P17">-2.590</text:p>
          </table:table-cell>
          <table:table-cell table:style-name="Table2.A2" office:value-type="string">
            <text:p text:style-name="P17">0.010</text:p>
          </table:table-cell>
        </table:table-row>
        <table:table-row table:style-name="Table2.1">
          <table:table-cell table:style-name="Table2.A2" office:value-type="string">
            <text:p text:style-name="P47">Altitude Zone 2 (d)**</text:p>
          </table:table-cell>
          <table:table-cell table:style-name="Table2.A2" office:value-type="string">
            <text:p text:style-name="P17">-0.027</text:p>
          </table:table-cell>
          <table:table-cell table:style-name="Table2.A2" office:value-type="string">
            <text:p text:style-name="P17">0.012</text:p>
          </table:table-cell>
          <table:table-cell table:style-name="Table2.A2" office:value-type="string">
            <text:p text:style-name="P17">-2.160</text:p>
          </table:table-cell>
          <table:table-cell table:style-name="Table2.A2" office:value-type="string">
            <text:p text:style-name="P17">0.031</text:p>
          </table:table-cell>
        </table:table-row>
        <table:table-row table:style-name="Table2.1">
          <table:table-cell table:style-name="Table2.A2" office:value-type="string">
            <text:p text:style-name="P47">Altitude Zone 3 (d)</text:p>
          </table:table-cell>
          <table:table-cell table:style-name="Table2.A2" office:value-type="string">
            <text:p text:style-name="P17">0.032</text:p>
          </table:table-cell>
          <table:table-cell table:style-name="Table2.A2" office:value-type="string">
            <text:p text:style-name="P17">0.023</text:p>
          </table:table-cell>
          <table:table-cell table:style-name="Table2.A2" office:value-type="string">
            <text:p text:style-name="P17">1.430</text:p>
          </table:table-cell>
          <table:table-cell table:style-name="Table2.A2" office:value-type="string">
            <text:p text:style-name="P17">0.153</text:p>
          </table:table-cell>
        </table:table-row>
        <table:table-row table:style-name="Table2.1">
          <table:table-cell table:style-name="Table2.A2" office:value-type="string">
            <text:p text:style-name="P47">Environ. Subs. (d)***</text:p>
          </table:table-cell>
          <table:table-cell table:style-name="Table2.A2" office:value-type="string">
            <text:p text:style-name="P17">0.023</text:p>
          </table:table-cell>
          <table:table-cell table:style-name="Table2.A2" office:value-type="string">
            <text:p text:style-name="P17">0.005</text:p>
          </table:table-cell>
          <table:table-cell table:style-name="Table2.A2" office:value-type="string">
            <text:p text:style-name="P17">4.740</text:p>
          </table:table-cell>
          <table:table-cell table:style-name="Table2.A2" office:value-type="string">
            <text:p text:style-name="P17">0.000</text:p>
          </table:table-cell>
        </table:table-row>
        <table:table-row table:style-name="Table2.1">
          <table:table-cell table:style-name="Table2.A2" office:value-type="string">
            <text:p text:style-name="P47">Extension Subs. (d)</text:p>
          </table:table-cell>
          <table:table-cell table:style-name="Table2.A2" office:value-type="string">
            <text:p text:style-name="P17">2.70E-06</text:p>
          </table:table-cell>
          <table:table-cell table:style-name="Table2.A2" office:value-type="string">
            <text:p text:style-name="P17">2.45E-06</text:p>
          </table:table-cell>
          <table:table-cell table:style-name="Table2.A2" office:value-type="string">
            <text:p text:style-name="P17">1.100</text:p>
          </table:table-cell>
          <table:table-cell table:style-name="Table2.A2" office:value-type="string">
            <text:p text:style-name="P17">0.269</text:p>
          </table:table-cell>
        </table:table-row>
        <table:table-row table:style-name="Table2.1">
          <table:table-cell table:style-name="Table2.A2" office:value-type="string">
            <text:p text:style-name="P47">France (d)***</text:p>
          </table:table-cell>
          <table:table-cell table:style-name="Table2.A2" office:value-type="string">
            <text:p text:style-name="P17">-0.065</text:p>
          </table:table-cell>
          <table:table-cell table:style-name="Table2.A2" office:value-type="string">
            <text:p text:style-name="P17">0.022</text:p>
          </table:table-cell>
          <table:table-cell table:style-name="Table2.A2" office:value-type="string">
            <text:p text:style-name="P17">-2.940</text:p>
          </table:table-cell>
          <table:table-cell table:style-name="Table2.A2" office:value-type="string">
            <text:p text:style-name="P17">0.003</text:p>
          </table:table-cell>
        </table:table-row>
        <table:table-row table:style-name="Table2.1">
          <table:table-cell table:style-name="Table2.A2" office:value-type="string">
            <text:p text:style-name="P47">Ireland (d)***</text:p>
          </table:table-cell>
          <table:table-cell table:style-name="Table2.A2" office:value-type="string">
            <text:p text:style-name="P17">-0.405</text:p>
          </table:table-cell>
          <table:table-cell table:style-name="Table2.A2" office:value-type="string">
            <text:p text:style-name="P17">0.013</text:p>
          </table:table-cell>
          <table:table-cell table:style-name="Table2.A2" office:value-type="string">
            <text:p text:style-name="P17">-30.410</text:p>
          </table:table-cell>
          <table:table-cell table:style-name="Table2.A2" office:value-type="string">
            <text:p text:style-name="P17">0.000</text:p>
          </table:table-cell>
        </table:table-row>
        <table:table-row table:style-name="Table2.1">
          <table:table-cell table:style-name="Table2.A2" office:value-type="string">
            <text:p text:style-name="P47">The United Kingdom (d)***</text:p>
          </table:table-cell>
          <table:table-cell table:style-name="Table2.A2" office:value-type="string">
            <text:p text:style-name="P17">-0.227</text:p>
          </table:table-cell>
          <table:table-cell table:style-name="Table2.A2" office:value-type="string">
            <text:p text:style-name="P17">0.010</text:p>
          </table:table-cell>
          <table:table-cell table:style-name="Table2.A2" office:value-type="string">
            <text:p text:style-name="P17">-22.280</text:p>
          </table:table-cell>
          <table:table-cell table:style-name="Table2.A2" office:value-type="string">
            <text:p text:style-name="P17">0.000</text:p>
          </table:table-cell>
        </table:table-row>
        <table:table-row table:style-name="Table2.1">
          <table:table-cell table:style-name="Table2.A2" office:value-type="string">
            <text:p text:style-name="P47">Bretagne</text:p>
          </table:table-cell>
          <table:table-cell table:style-name="Table2.A2" office:value-type="string">
            <text:p text:style-name="P17">0.023</text:p>
          </table:table-cell>
          <table:table-cell table:style-name="Table2.A2" office:value-type="string">
            <text:p text:style-name="P17">0.041</text:p>
          </table:table-cell>
          <table:table-cell table:style-name="Table2.A2" office:value-type="string">
            <text:p text:style-name="P17">0.570</text:p>
          </table:table-cell>
          <table:table-cell table:style-name="Table2.A2" office:value-type="string">
            <text:p text:style-name="P17">0.572</text:p>
          </table:table-cell>
        </table:table-row>
        <table:table-row table:style-name="Table2.1">
          <table:table-cell table:style-name="Table2.A2" office:value-type="string">
            <text:p text:style-name="P47">Normandie Haute</text:p>
          </table:table-cell>
          <table:table-cell table:style-name="Table2.A2" office:value-type="string">
            <text:p text:style-name="P17">-0.113</text:p>
          </table:table-cell>
          <table:table-cell table:style-name="Table2.A2" office:value-type="string">
            <text:p text:style-name="P17">0.105</text:p>
          </table:table-cell>
          <table:table-cell table:style-name="Table2.A2" office:value-type="string">
            <text:p text:style-name="P17">-1.080</text:p>
          </table:table-cell>
          <table:table-cell table:style-name="Table2.A2" office:value-type="string">
            <text:p text:style-name="P17">0.281</text:p>
          </table:table-cell>
        </table:table-row>
        <table:table-row table:style-name="Table2.1">
          <table:table-cell table:style-name="Table2.A2" office:value-type="string">
            <text:p text:style-name="P47">Normandie Basse**</text:p>
          </table:table-cell>
          <table:table-cell table:style-name="Table2.A2" office:value-type="string">
            <text:p text:style-name="P17">-0.079</text:p>
          </table:table-cell>
          <table:table-cell table:style-name="Table2.A2" office:value-type="string">
            <text:p text:style-name="P17">0.040</text:p>
          </table:table-cell>
          <table:table-cell table:style-name="Table2.A2" office:value-type="string">
            <text:p text:style-name="P17">-2.000</text:p>
          </table:table-cell>
          <table:table-cell table:style-name="Table2.A2" office:value-type="string">
            <text:p text:style-name="P17">0.046</text:p>
          </table:table-cell>
        </table:table-row>
        <table:table-row table:style-name="Table2.1">
          <table:table-cell table:style-name="Table2.A2" office:value-type="string">
            <text:p text:style-name="P47">Wales***</text:p>
          </table:table-cell>
          <table:table-cell table:style-name="Table2.A2" office:value-type="string">
            <text:p text:style-name="P17">-0.095</text:p>
          </table:table-cell>
          <table:table-cell table:style-name="Table2.A2" office:value-type="string">
            <text:p text:style-name="P17">0.014</text:p>
          </table:table-cell>
          <table:table-cell table:style-name="Table2.A2" office:value-type="string">
            <text:p text:style-name="P17">-6.810</text:p>
          </table:table-cell>
          <table:table-cell table:style-name="Table2.A2" office:value-type="string">
            <text:p text:style-name="P17">0.000</text:p>
          </table:table-cell>
        </table:table-row>
        <table:table-row table:style-name="Table2.1">
          <table:table-cell table:style-name="Table2.A2" office:value-type="string">
            <text:p text:style-name="P47">Bayern</text:p>
          </table:table-cell>
          <table:table-cell table:style-name="Table2.A2" office:value-type="string">
            <text:p text:style-name="P17">0.009</text:p>
          </table:table-cell>
          <table:table-cell table:style-name="Table2.A2" office:value-type="string">
            <text:p text:style-name="P17">0.021</text:p>
          </table:table-cell>
          <table:table-cell table:style-name="Table2.A2" office:value-type="string">
            <text:p text:style-name="P17">0.440</text:p>
          </table:table-cell>
          <table:table-cell table:style-name="Table2.A2" office:value-type="string">
            <text:p text:style-name="P17">0.661</text:p>
          </table:table-cell>
        </table:table-row>
        <table:table-row table:style-name="Table2.1">
          <table:table-cell table:style-name="Table2.A24" office:value-type="string">
            <text:p text:style-name="P51">Constant***</text:p>
          </table:table-cell>
          <table:table-cell table:style-name="Table2.A24" office:value-type="string">
            <text:p text:style-name="P40">7.682</text:p>
          </table:table-cell>
          <table:table-cell table:style-name="Table2.A24" office:value-type="string">
            <text:p text:style-name="P40">2.809</text:p>
          </table:table-cell>
          <table:table-cell table:style-name="Table2.A24" office:value-type="string">
            <text:p text:style-name="P40">2.730</text:p>
          </table:table-cell>
          <table:table-cell table:style-name="Table2.A24" office:value-type="string">
            <text:p text:style-name="P40">0.006</text:p>
          </table:table-cell>
        </table:table-row>
        <table:table-row table:style-name="Table2.1">
          <table:table-cell table:style-name="Table2.A25" office:value-type="string">
            <text:p text:style-name="P57">μ</text:p>
          </table:table-cell>
          <table:table-cell table:style-name="Table2.B25" office:value-type="string">
            <text:p text:style-name="P58">0.965</text:p>
          </table:table-cell>
          <table:table-cell table:style-name="Table2.B25" office:value-type="string">
            <text:p text:style-name="P58">2.809</text:p>
          </table:table-cell>
          <table:table-cell table:style-name="Table2.B25" office:value-type="string">
            <text:p text:style-name="P58">0.340</text:p>
          </table:table-cell>
          <table:table-cell table:style-name="Table2.B25" office:value-type="string">
            <text:p text:style-name="P58">0.731</text:p>
          </table:table-cell>
        </table:table-row>
        <table:table-row table:style-name="Table2.1">
          <table:table-cell table:style-name="Table2.A2" office:value-type="string">
            <text:p text:style-name="P56">σ<text:span text:style-name="T32">2</text:span></text:p>
          </table:table-cell>
          <table:table-cell table:style-name="Table2.B26" office:value-type="string">
            <text:p text:style-name="P17">0.047</text:p>
          </table:table-cell>
          <table:table-cell table:style-name="Table2.B26" office:value-type="string">
            <text:p text:style-name="P17">0.001</text:p>
          </table:table-cell>
          <table:table-cell table:style-name="Table2.A2" office:value-type="string">
            <text:p text:style-name="P45"> </text:p>
          </table:table-cell>
          <table:table-cell table:style-name="Table2.A2" office:value-type="string">
            <text:p text:style-name="P45"> </text:p>
          </table:table-cell>
        </table:table-row>
        <table:table-row table:style-name="Table2.1">
          <table:table-cell table:style-name="Table2.A2" office:value-type="string">
            <text:p text:style-name="P56">γ</text:p>
          </table:table-cell>
          <table:table-cell table:style-name="Table2.B26" office:value-type="string">
            <text:p text:style-name="P17">0.699</text:p>
          </table:table-cell>
          <table:table-cell table:style-name="Table2.B26" office:value-type="string">
            <text:p text:style-name="P17">0.009</text:p>
          </table:table-cell>
          <table:table-cell table:style-name="Table2.A2" office:value-type="string">
            <text:p text:style-name="P45"> </text:p>
          </table:table-cell>
          <table:table-cell table:style-name="Table2.A2" office:value-type="string">
            <text:p text:style-name="P45"> </text:p>
          </table:table-cell>
        </table:table-row>
        <table:table-row table:style-name="Table2.1">
          <table:table-cell table:style-name="Table2.A2" office:value-type="string">
            <text:p text:style-name="P56">σ<text:span text:style-name="T32">2</text:span><text:span text:style-name="T34">u</text:span></text:p>
          </table:table-cell>
          <table:table-cell table:style-name="Table2.B26" office:value-type="string">
            <text:p text:style-name="P17">0.033</text:p>
          </table:table-cell>
          <table:table-cell table:style-name="Table2.B26" office:value-type="string">
            <text:p text:style-name="P17">0.001</text:p>
          </table:table-cell>
          <table:table-cell table:style-name="Table2.A2" office:value-type="string">
            <text:p text:style-name="P45"> </text:p>
          </table:table-cell>
          <table:table-cell table:style-name="Table2.A2" office:value-type="string">
            <text:p text:style-name="P45"> </text:p>
          </table:table-cell>
        </table:table-row>
        <table:table-row table:style-name="Table2.1">
          <table:table-cell table:style-name="Table2.A2" office:value-type="string">
            <text:p text:style-name="P56">σ<text:span text:style-name="T32">2</text:span><text:span text:style-name="T34">v</text:span></text:p>
          </table:table-cell>
          <table:table-cell table:style-name="Table2.B26" office:value-type="string">
            <text:p text:style-name="P17">0.014</text:p>
          </table:table-cell>
          <table:table-cell table:style-name="Table2.B26" office:value-type="string">
            <text:p text:style-name="P17">0.000</text:p>
          </table:table-cell>
          <table:table-cell table:style-name="Table2.A2" office:value-type="string">
            <text:p text:style-name="P45"> </text:p>
          </table:table-cell>
          <table:table-cell table:style-name="Table2.A2" office:value-type="string">
            <text:p text:style-name="P45"> </text:p>
          </table:table-cell>
        </table:table-row>
        <table:table-row table:style-name="Table2.1">
          <table:table-cell table:style-name="Table2.A24" office:value-type="string">
            <text:p text:style-name="P45"> </text:p>
          </table:table-cell>
          <table:table-cell table:style-name="Table2.A24" office:value-type="string">
            <text:p text:style-name="P24"> </text:p>
          </table:table-cell>
          <table:table-cell table:style-name="Table2.A24" office:value-type="string">
            <text:p text:style-name="P24"> </text:p>
          </table:table-cell>
          <table:table-cell table:style-name="Table2.A24" office:value-type="string">
            <text:p text:style-name="P24"> </text:p>
          </table:table-cell>
          <table:table-cell table:style-name="Table2.A24" office:value-type="string">
            <text:p text:style-name="P26"> </text:p>
          </table:table-cell>
        </table:table-row>
        <table:table-row table:style-name="Table2.31">
          <table:table-cell table:style-name="Table2.A25" table:number-columns-spanned="5" office:value-type="string">
            <text:p text:style-name="P27">Sig. Levels - *** 0.01, ** 0.05, * 0.10 <text:s text:c="5"/>(d) – dummy variable</text:p>
          </table:table-cell>
          <table:covered-table-cell/>
          <table:covered-table-cell/>
          <table:covered-table-cell/>
          <table:covered-table-cell/>
        </table:table-row>
        <table:table-row table:style-name="Table2.1">
          <table:table-cell table:style-name="Table2.A2" table:number-columns-spanned="5" office:value-type="string">
            <text:p text:style-name="P25"/>
          </table:table-cell>
          <table:covered-table-cell/>
          <table:covered-table-cell/>
          <table:covered-table-cell/>
          <table:covered-table-cell/>
        </table:table-row>
      </table:table>
      <text:p text:style-name="P43"><text:soft-page-break/>The receipt of environmental subsidies was statistically significant and positively correlated with productivity, and the effect is relatively strong. <text:s/>From a productivist point of view this would be unexpected; such subsidies are often contingent on removing land from agricultural production for a period of time. A possible explanation could be that productive farms may have disproportionately acquired land to which such subsidies were attached. If this were the case, then the effect would be an artefact of self-selection, but more data is required to ascertain this point.</text:p>
      <text:p text:style-name="P43">Country effects were measured relative Germany. Moving a farm from Germany to France would result in a reduction of output per cow of 33 percent. Moving that farm to Ireland would reduce output by 20 percent relative to Germany and moving it to the U.K. would increase output per cow by 2.3 percent. </text:p>
      <text:p text:style-name="P43">The efficiency parameters are given at the bottom of the table. The parameter μ is the point of truncation for the truncated normal distribution which the inefficiency parameter is assumed to follow. </text:p>
      <text:p text:style-name="P44"><text:span text:style-name="T1">The term </text:span><text:span text:style-name="T4">γ gives an indication of whether or not there is evidence of inefficiency in the data; it reports the proportion of variance due to the inefficiency term relative to the variance of total composite error term <text:s text:c="10"/>(i.e</text:span><text:span text:style-name="T22">. σ</text:span><text:span text:style-name="T33">2</text:span><text:span text:style-name="T35">u + <text:s/></text:span><text:span text:style-name="T22">σ</text:span><text:span text:style-name="T33">2</text:span><text:span text:style-name="T35">v</text:span><text:span text:style-name="T4">) which are also given on the table. At a gamma level of 0.699, the data support the existence of both inefficiency and stochastic noise in the sampled farms. </text:span></text:p>
      <text:p text:style-name="P43"><text:span text:style-name="T14"><text:bookmark-ref text:reference-format="text" text:ref-name="_Ref351441042"/></text:span><text:span text:style-name="T14"> </text:span>gives the description of the respective within-country samples and their mean efficiency scores. The French sample is small in terms of both the number of observations and the number of farms given the country’s size. This is indicative of the relative importance of the dairying sector in each country, but also of the tendency for farms to stay in the sample for a shorter period of time. </text:p>
      <text:p text:style-name="P43">The total sample had a mean efficiency score of 0.734, indicating that 26.6 percent of output per cow is lost to inefficiency. The model is able to calculate each farm’s efficiency score relative to the frontier, so it is straightforward to <text:soft-page-break/>calculate per country mean values. Although German farms were found to be the most productive, these calculations indicate that French farms are the most efficient on average, with German farms <text:s/>a very close second. Irish farms have an average efficiency score of 0.624, and U.K. farms are least efficient with an average score of 0.521. </text:p>
      <text:p text:style-name="P43">At the regional level, the French and German farms fare best, ranging from 0.796 in Brittany to 0.864 in Bavaria (the most efficient in this analysis). These four regions actually outperform the average for all other regions in France, Germany and the UK (0.700). <text:s/>Ireland and Wales finish last at 0.624 and 0.587 respectively. </text:p>
      <text:p text:style-name="P65"><text:bookmark-start text:name="_Ref351441042"/></text:p>
      <text:p text:style-name="P65">Table <text:sequence text:ref-name="refTable2" text:name="Table" text:formula="ooow:Table+1" style:num-format="1">3</text:sequence><text:bookmark-end text:name="_Ref351441042"/>. Efficiency scores by region and countr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 </text:p>
          </table:table-cell>
          <table:table-cell table:style-name="Table3.B1" office:value-type="string">
            <text:p text:style-name="P59">Mean Eff.</text:p>
          </table:table-cell>
          <table:table-cell table:style-name="Table3.B1" office:value-type="string">
            <text:p text:style-name="P59">s.e.</text:p>
          </table:table-cell>
          <table:table-cell table:style-name="Table3.B1" office:value-type="string">
            <text:p text:style-name="P59">N</text:p>
          </table:table-cell>
        </table:table-row>
        <table:table-row table:style-name="Table3.1">
          <table:table-cell table:style-name="Table3.A2" office:value-type="string">
            <text:p text:style-name="P28">Bretagne</text:p>
          </table:table-cell>
          <table:table-cell table:style-name="Table3.A2" office:value-type="string">
            <text:p text:style-name="P50">0.796</text:p>
          </table:table-cell>
          <table:table-cell table:style-name="Table3.A2" office:value-type="string">
            <text:p text:style-name="P54">(0.007)</text:p>
          </table:table-cell>
          <table:table-cell table:style-name="Table3.A2" office:value-type="string">
            <text:p text:style-name="P54">439</text:p>
          </table:table-cell>
        </table:table-row>
        <table:table-row table:style-name="Table3.1">
          <table:table-cell table:style-name="Table3.A2" office:value-type="string">
            <text:p text:style-name="P28">Normandie-Haute</text:p>
          </table:table-cell>
          <table:table-cell table:style-name="Table3.A2" office:value-type="string">
            <text:p text:style-name="P50">0.838</text:p>
          </table:table-cell>
          <table:table-cell table:style-name="Table3.A2" office:value-type="string">
            <text:p text:style-name="P54">(0.018)</text:p>
          </table:table-cell>
          <table:table-cell table:style-name="Table3.A2" office:value-type="string">
            <text:p text:style-name="P54">77</text:p>
          </table:table-cell>
        </table:table-row>
        <table:table-row table:style-name="Table3.1">
          <table:table-cell table:style-name="Table3.A2" office:value-type="string">
            <text:p text:style-name="P28">Normandie-Basse</text:p>
          </table:table-cell>
          <table:table-cell table:style-name="Table3.A2" office:value-type="string">
            <text:p text:style-name="P50">0.841</text:p>
          </table:table-cell>
          <table:table-cell table:style-name="Table3.A2" office:value-type="string">
            <text:p text:style-name="P54">(0.006)</text:p>
          </table:table-cell>
          <table:table-cell table:style-name="Table3.A2" office:value-type="string">
            <text:p text:style-name="P54">570</text:p>
          </table:table-cell>
        </table:table-row>
        <table:table-row table:style-name="Table3.1">
          <table:table-cell table:style-name="Table3.A2" office:value-type="string">
            <text:p text:style-name="P28">Wales</text:p>
          </table:table-cell>
          <table:table-cell table:style-name="Table3.A2" office:value-type="string">
            <text:p text:style-name="P50">0.587</text:p>
          </table:table-cell>
          <table:table-cell table:style-name="Table3.A2" office:value-type="string">
            <text:p text:style-name="P54">(0.007)</text:p>
          </table:table-cell>
          <table:table-cell table:style-name="Table3.A2" office:value-type="string">
            <text:p text:style-name="P54">1026</text:p>
          </table:table-cell>
        </table:table-row>
        <table:table-row table:style-name="Table3.1">
          <table:table-cell table:style-name="Table3.A2" office:value-type="string">
            <text:p text:style-name="P28">Ireland</text:p>
          </table:table-cell>
          <table:table-cell table:style-name="Table3.A2" office:value-type="string">
            <text:p text:style-name="P50">0.624</text:p>
          </table:table-cell>
          <table:table-cell table:style-name="Table3.A2" office:value-type="string">
            <text:p text:style-name="P54">(0.004)</text:p>
          </table:table-cell>
          <table:table-cell table:style-name="Table3.A2" office:value-type="string">
            <text:p text:style-name="P54">2835</text:p>
          </table:table-cell>
        </table:table-row>
        <table:table-row table:style-name="Table3.1">
          <table:table-cell table:style-name="Table3.A2" office:value-type="string">
            <text:p text:style-name="P28">Bayern</text:p>
          </table:table-cell>
          <table:table-cell table:style-name="Table3.A2" office:value-type="string">
            <text:p text:style-name="P50">0.864</text:p>
          </table:table-cell>
          <table:table-cell table:style-name="Table3.A2" office:value-type="string">
            <text:p text:style-name="P54">(0.003)</text:p>
          </table:table-cell>
          <table:table-cell table:style-name="Table3.A2" office:value-type="string">
            <text:p text:style-name="P54">3595</text:p>
          </table:table-cell>
        </table:table-row>
        <table:table-row table:style-name="Table3.1">
          <table:table-cell table:style-name="Table3.A2" office:value-type="string">
            <text:p text:style-name="P28">Other</text:p>
          </table:table-cell>
          <table:table-cell table:style-name="Table3.B8" office:value-type="string">
            <text:p text:style-name="P52">0.700</text:p>
          </table:table-cell>
          <table:table-cell table:style-name="Table3.B8" office:value-type="string">
            <text:p text:style-name="P55">(0.002)</text:p>
          </table:table-cell>
          <table:table-cell table:style-name="Table3.B8" office:value-type="string">
            <text:p text:style-name="P55">13886</text:p>
          </table:table-cell>
        </table:table-row>
        <table:table-row table:style-name="Table3.1">
          <table:table-cell table:style-name="Table3.A2" office:value-type="string">
            <text:p text:style-name="P28">Germany</text:p>
          </table:table-cell>
          <table:table-cell table:style-name="Table3.B9" office:value-type="string">
            <text:p text:style-name="P60">0.813</text:p>
          </table:table-cell>
          <table:table-cell table:style-name="Table3.B9" office:value-type="string">
            <text:p text:style-name="P60">(0.002)</text:p>
          </table:table-cell>
          <table:table-cell table:style-name="Table3.B9" office:value-type="string">
            <text:p text:style-name="P60">11167</text:p>
          </table:table-cell>
        </table:table-row>
        <table:table-row table:style-name="Table3.1">
          <table:table-cell table:style-name="Table3.A2" office:value-type="string">
            <text:p text:style-name="P28">France</text:p>
          </table:table-cell>
          <table:table-cell table:style-name="Table3.A2" office:value-type="string">
            <text:p text:style-name="P61">0.824</text:p>
          </table:table-cell>
          <table:table-cell table:style-name="Table3.A2" office:value-type="string">
            <text:p text:style-name="P61">(0.003)</text:p>
          </table:table-cell>
          <table:table-cell table:style-name="Table3.A2" office:value-type="string">
            <text:p text:style-name="P61">3113</text:p>
          </table:table-cell>
        </table:table-row>
        <table:table-row table:style-name="Table3.1">
          <table:table-cell table:style-name="Table3.A2" office:value-type="string">
            <text:p text:style-name="P28">Ireland </text:p>
          </table:table-cell>
          <table:table-cell table:style-name="Table3.A2" office:value-type="string">
            <text:p text:style-name="P61">0.624</text:p>
          </table:table-cell>
          <table:table-cell table:style-name="Table3.A2" office:value-type="string">
            <text:p text:style-name="P61">(0.004)</text:p>
          </table:table-cell>
          <table:table-cell table:style-name="Table3.A2" office:value-type="string">
            <text:p text:style-name="P61">2835</text:p>
          </table:table-cell>
        </table:table-row>
        <table:table-row table:style-name="Table3.1">
          <table:table-cell table:style-name="Table3.A2" office:value-type="string">
            <text:p text:style-name="P42">UK</text:p>
          </table:table-cell>
          <table:table-cell table:style-name="Table3.B8" office:value-type="string">
            <text:p text:style-name="P62">0.521</text:p>
          </table:table-cell>
          <table:table-cell table:style-name="Table3.B8" office:value-type="string">
            <text:p text:style-name="P62">(0.003)</text:p>
          </table:table-cell>
          <table:table-cell table:style-name="Table3.B8" office:value-type="string">
            <text:p text:style-name="P62">5313</text:p>
          </table:table-cell>
        </table:table-row>
        <table:table-row table:style-name="Table3.13">
          <table:table-cell table:style-name="Table3.A13" office:value-type="string">
            <text:p text:style-name="P42">Total</text:p>
          </table:table-cell>
          <table:table-cell table:style-name="Table3.B13" office:value-type="string">
            <text:p text:style-name="P39">0.734</text:p>
          </table:table-cell>
          <table:table-cell table:style-name="Table3.B13" office:value-type="string">
            <text:p text:style-name="P35">(0.001)</text:p>
          </table:table-cell>
          <table:table-cell table:style-name="Table3.B13" office:value-type="string">
            <text:p text:style-name="P35">22428</text:p>
          </table:table-cell>
        </table:table-row>
      </table:table>
      <text:p text:style-name="P2"/>
      <text:p text:style-name="P6"/>
      <text:p text:style-name="P9">Conclusion (preliminary)</text:p>
      <text:p text:style-name="P68">This deliverable examines the relationship between grass-based and feed-based systems of dairying and productivity across four EU member states --- Germany, France, Ireland, and the United Kingdom. </text:p>
      <text:p text:style-name="P6">Stochastic frontier models provide an econometric framework for quantifying efficiency in the presence of statistical noise and random shocks, as SFA does not attribute the entire distance from the frontier to inefficiency. The drawbacks of SFA are that it requires assumptions regarding the functional <text:soft-page-break/>form of the production or cost functions being studied, and also distributional assumptions concerning the idiosyncratic error component <text:span text:style-name="T6">v</text:span><text:span text:style-name="T36">i</text:span> and the inefficiency term <text:span text:style-name="T6">u</text:span><text:span text:style-name="T36">i</text:span>. However, the application of SFA to agricultural models is well established, and so the assumptions required were deemed acceptable. Estimates of the parameter γ indicate the presence of both inefficiency and statistical noise in the data, thereby supporting the specification of an SFA model.</text:p>
      <text:p text:style-name="P6"/>
      <text:p text:style-name="P6">A single frontier model for the entire sample of four member states was estimated, as a common technology across all countries was assumed. The mean efficiency score was 0.734 overall, and this ranged from 0.521 in the UK to 0.824 for French farms.</text:p>
      <text:p text:style-name="P6"/>
      <text:p text:style-name="P6">The dependent variable in the model quantified the value of milk and milk products per cow. The results of the analysis indicate a positive relationship between fertiliser and output per cow, but a negative relationship to the proposed proxy variable for level of grass utilisation on the farm, <text:span text:style-name="T6">i.e.</text:span> the ratio of home grown feed to total feed for grazing livestock. </text:p>
      <text:p text:style-name="P6"/>
      <text:p text:style-name="P6">When efficiency is averaged over the selected regions, we find that the French regions of Brittany and Normandy fare best, along with the German region of Bavaria. Given that these regions are associated with grass based systems, and that they outperform the other out-of-region farms in the sample taken as a group (efficiency score 0.700), we find some evidence that farms in areas where grass-based dairy systems are prevalent are more efficient than farms in other areas, if not as productive. </text:p>
      <text:p text:style-name="P6"/>
      <text:p text:style-name="P6"/>
      <text:p text:style-name="P6"/>
      <text:section text:style-name="Sect1" text:name="ADDIN Mendeley Bibliography CSL_BIBLIOGRAPHY  RNDjY27gr9p6s">
        <text:p text:style-name="P71">Abdulai, Awudu, and Hendrik Tietje. 2007. “Estimating Technical Efficiency Under Unobserved Heterogeneity with Stochastic Frontier Models: Application to Northern German Dairy Farms.” <text:span text:style-name="T5">European Review of Agricultural Economics</text:span> 34 (3): 393–416. doi:10.1093/erae/jbm023. http://erae.oxfordjournals.org/content/34/3/393.abstract.</text:p>
        <text:p text:style-name="P72">Aigner, D, C A K Lovell, and P Schmidt. 1977. “Formulation and Estimation of Stochastic Frontier Production Function Models.” <text:span text:style-name="T5">Journal of Econometrics</text:span> 6 (1): 21–37. http://www.scopus.com/inward/record.url?eid=2-s2.0-49449120922&amp;partnerID=40&amp;md5=47e2a3eebdc357f2108c0a6b3b4637e1.</text:p>
        <text:p text:style-name="P72">Alvarez, Antonio, Carlos Arias, and Luis Orea. 2006. “Explaining Differences in Milk Quota Values: The Role of Economic Efficiency.” <text:span text:style-name="T5">American Journal of Agricultural Economics</text:span> 88 (February): 182–193.</text:p>
        <text:p text:style-name="P72">Anon. 1965. <text:span text:style-name="T5">Regulation No 79/65/EEC of the Council of 15 June 1965 Setting up a Network for the Collection of Accountancy Data on the Incomes and Business Operation of Agricultural Holdings in the European Economic Community</text:span>.</text:p>
        <text:p text:style-name="P72">Battese, G.E., and T.J. Coelli. 1995. “A Model for Technical Inefficiency Effects in a Stochastic Frontier Production Function for Panel Data.” <text:span text:style-name="T5">Empirical Economics</text:span> 20 (2): 325–332. doi:10.1007/BF01205442. http://www.springerlink.com/index/H5X6J80852428MG1.pdf.</text:p>
        <text:p text:style-name="P72">Boyle, G E. 1987. “How Technically Efficient Is Irish Agriculture?: Methods of Measurement”. Dublin: Department of Agricultural Economics, Rural Economy Research Centre, An Foras Taluntais.</text:p>
        <text:p text:style-name="P72">Coelli, T. J, D S P Rao, C J O’Donnell, and G E Battese. 2005. <text:span text:style-name="T5">An Introduction to Efficiency and Productivity Analysis</text:span>. New York: Springer Verlag. http://books.google.com/books?hl=en&amp;amp;lr=&amp;amp;id=NMYB0Mh8ljcC&amp;amp;oi=fnd&amp;amp;pg=PR11&amp;<text:soft-page-break/>amp;dq=An+introduction+to+efficiency+and+productivity+analysis&amp;amp;ots=PPyMPylvW_&amp;amp;sig=9Bz3g1rbQn1WaGeoBpzMtbGdmXA.</text:p>
        <text:p text:style-name="P72">Colman, David, Alexander Solomon, and Len Gill. 2005. “Supply Response of U.K. Milk Producers.” <text:span text:style-name="T5">Agricultural Economics</text:span> 32 (3): 239–251. http://dx.doi.org/10.1111/j.1574-0862.2005.00092.x.</text:p>
        <text:p text:style-name="P72">Conradie, Beatrice, Jenifer Piesse, and Colin Thirtle. 2009. “District-level Total Factor Productivity in Agriculture: Western Cape Province, South Africa, 1952–2002.” <text:span text:style-name="T5">Agricultural Economics</text:span> 40 (3): 265–280. http://dx.doi.org/10.1111/j.1574-0862.2009.00381.x.</text:p>
        <text:p text:style-name="P72">Debreu, Gerard. 1951. “The Coefficient of Resource Utilization.” <text:span text:style-name="T5">Econometrica</text:span> 19 (3): 273–292. http://www.jstor.org/stable/1906814.</text:p>
        <text:p text:style-name="P72">Donnellan, Trevor, Thia Hennessy, Michael Keane, and Fiona Thorne. 2011. <text:span text:style-name="T5">Study of the International Competitiveness of the Irish Dairy Sector at Farm Level</text:span>. Athenry, Ireland.</text:p>
        <text:p text:style-name="P72">Donnellan, Trevor, Thia Hennessy, and Fiona Thorne. 2009. “Perspectives on the Competitiveness of EU Dairy Farming Perspektiven Für Die Wettbewerbsfähigkeit Der Europäischen Milchwirtschaft Perspectives Sur La Compétitivité De La Production Laitière De l’UE.” <text:span text:style-name="T5">EuroChoices</text:span> 8 (1): 23–29. http://dx.doi.org/10.1111/j.1746-692X.2009.00118.x.</text:p>
        <text:p text:style-name="P72">Farrell, M. J. 1957. “The Measurement of Productive Efficiency.” <text:span text:style-name="T5">Journal of the Royal Statistical Society. Series A (General)</text:span> 120 (3): pp. 253–290. http://www.jstor.org/stable/2343100.</text:p>
        <text:p text:style-name="P72">Flaten, Ola. 2003. “Adjustments to Changing Economic Conditions in Norwegian Dairy Farming.” In <text:span text:style-name="T5">14th International Farm Management Congress</text:span>. Perth, Australia.</text:p>
        <text:p text:style-name="P72">Greene, Willam. 2005. “Fixed and Random Effects in Stochastic Frontier Models.” <text:span text:style-name="T5">Journal of Productivity Analysis</text:span> 23 (1): 7–32. http://dx.doi.org/10.1007/s11123-004-8545-1.</text:p>
        <text:p text:style-name="P72"><text:soft-page-break/>Hadley, David. 2006. “Patterns in Technical Efficiency and Technical Change at the Farm-level in England and Wales, 1982–2002.” <text:span text:style-name="T5">Journal of Agricultural Economics</text:span> 57 (1) (March 1): 81–100. doi:10.1111/j.1477-9552.2006.00033.x. http://dx.doi.org/10.1111/j.1477-9552.2006.00033.x.</text:p>
        <text:p text:style-name="P72">Hennessy, Thia, Shailesh Shrestha, and Laurence Shalloo. 2009. “The Inefficiencies of Regionalised Milk Quota Trade.” <text:span text:style-name="T5">Journal of Agricultural Economics</text:span> 60 (2): 334–347. http://dx.doi.org/10.1111/j.1477-9552.2008.00187.x.</text:p>
        <text:p text:style-name="P72">Huang, CliefJ., and Jin-Tan Liu. 1994. “Estimation of a Non-neutral Stochastic Frontier Production Function.” <text:span text:style-name="T5">Journal of Productivity Analysis</text:span> 5 (2): 171–180. doi:10.1007/BF01073853. http://dx.doi.org/10.1007/BF01073853.</text:p>
        <text:p text:style-name="P72">Jesse, Edward V, William D Dobson, Gary G Frank, and Norman F Olson. 2007. “The Dairy Sector of Ireland: A Country Study”. Madison, WI.</text:p>
        <text:p text:style-name="P72">Koopmans, T.C., and C.F. Carter. 1952. “Activity Analysis of Production and Allocation.” <text:span text:style-name="T5">The Economic Journal</text:span> 62 (247): 625–628.</text:p>
        <text:p text:style-name="P72">Kumbhakar, Subal C, Basudeb Biswas, and DeeVon Bailey. 1989. “A Study of Economic Efficiency of Utah Dairy Farmers: A System Approach.” <text:span text:style-name="T5">The Review of Economics and Statistics</text:span> 71 (4) (November 1): 595–604. doi:10.2307/1928101. http://www.jstor.org/stable/1928101.</text:p>
        <text:p text:style-name="P72">Kumbhakar, Subal C, Soumendra Ghosh, and J Thomas McGuckin. 1991. “A Generalized Production Frontier Approach for Estimating Determinants of Inefficiency in U.S. Dairy Farms.” <text:span text:style-name="T5">Journal of Business &amp; Economic Statistics</text:span> 9 (3) (July 1): 279–286. doi:10.2307/1391292. http://www.jstor.org/stable/1391292.</text:p>
        <text:p text:style-name="P72">Kumbhakar, Subal C, Gudbrand Lien, Ola Flaten, and Ragnar Tveter\ras. 2008. “Impacts of Norwegian Milk Quotas on Output Growth: A Modified Distance Function Approach.” <text:span text:style-name="T5">Journal of Agricultural Economics</text:span> 59 (2): 350–369. http://dx.doi.org/10.1111/j.1477-9552.2008.00154.x.</text:p>
        <text:p text:style-name="P72"><text:soft-page-break/>Kumbhakar, Subal C, and Efthymios G Tsionas. 2008. “Estimation of Input-oriented Technical Efficiency Using a Nonhomogeneous Stochastic Production Frontier Model.” <text:span text:style-name="T5">Agricultural Economics</text:span> 38 (1): 99–108. http://dx.doi.org/10.1111/j.1574-0862.2007.00285.x.</text:p>
        <text:p text:style-name="P72">Maietta, O W. 2000. “The Decomposition of Cost Inefficiency into Technical and Allocative Components with Panel Data of Italian Dairy Farms.” <text:span text:style-name="T5">European Review of Agricultural Economics</text:span> 27 (4): 473–495. doi:10.1093/erae/27.4.473. http://erae.oxfordjournals.org/content/27/4/473.abstract.</text:p>
        <text:p text:style-name="P72">Meeusen, Wim, and Julien van Den Broeck. 1977. “Efficiency Estimation from Cobb-Douglas Production Functions with Composed Error.” <text:span text:style-name="T5">International Economic Review</text:span> 18 (2) (June 1): 435–444 CR – Copyright &amp;#169; 1977 Economics Depar. doi:10.2307/2525757. http://www.jstor.org/stable/2525757.</text:p>
        <text:p text:style-name="P72">Nehring, Richard, Jeffrey Gillespie, Carmen Sandretto, and Charlie Hallahan. 2009. “Small U.S. Dairy Farms: Can They Compete?.” <text:span text:style-name="T5">Agricultural Economics</text:span> 40: 817–825. http://search.ebscohost.com.libgate.library.nuigalway.ie/login.aspx?direct=t.</text:p>
        <text:p text:style-name="P72">Neill, Suzanne O, Anthony Leavy, and Alan Matthews. 2002. <text:span text:style-name="T5">Measuring Productivity Change and Efficiency on Irish Farms Prepared for Teagasc Rural Economy Centre Summary Measuring Productivity Change and Efficiency on Irish Farms</text:span>. Athenry, Ireland.</text:p>
        <text:p text:style-name="P72">Neill, Suzanne O, and Alan Matthews. 2001. “Technical Change and Efficiency in Irish Agriculture.” <text:span text:style-name="T5">The Economic and Social Review</text:span> 32 (3): 263–284.</text:p>
        <text:p text:style-name="P72">Orea, Luis, and Subal C Kumbhakar. 2004. “Efficiency Measurement Using a Latent Class Stochastic Frontier Model.” <text:span text:style-name="T5">Empirical Economics</text:span> 29 (1): 169–183. http://search.ebscohost.com/login.aspx?direct=true&amp;db=buh&amp;AN=11525148&amp;site=ehost-live.</text:p>
        <text:p text:style-name="P72"><text:soft-page-break/>Paul, Catherine, Richard Nehring, David Banker, and Agapi Somwaru. 2004. “Scale Economies and Efficiency in U.S. Agriculture: Are Traditional Farms History?” <text:span text:style-name="T5">Journal of Productivity Analysis</text:span> 22 (3): 185–205. http://dx.doi.org/10.1007/s11123-004-7573-1.</text:p>
        <text:p text:style-name="P72">Reifschneider, David, and Rodney Stevenson. 1991. “Systematic Departures from the Frontier: A Framework for the Analysis of Firm Inefficiency.” <text:span text:style-name="T5">International Economic Review</text:span> 32 (3) (August): 715–723. http://www.blackwell-synergy.com/loi/iere/.</text:p>
        <text:p text:style-name="P72">Richards, Timothy J. 1996. “The Effect of Supply Management on Dairy Productivity.” <text:span text:style-name="T5">Canadian Journal of Economics/Revue Canadienne d’Economique</text:span> 29 (Special Issue: Part 2): S458–S462. http://www.jstor.org/stable/136087.</text:p>
        <text:p text:style-name="P72">Tsionas, Efthymios G, and Subal C Kumbhakar. 2004. “Markov Switching Stochastic Frontier Model.” <text:span text:style-name="T5">Econometrics Journal</text:span> 7 (2): 398–425. http://dx.doi.org/10.1111/j.1368-423X.2004.00137.x.</text:p>
        <text:p text:style-name="P72">Wieck, Christine, and Thomas Heckelei. 2007. “Determinants, Differentiation, and Development of Short-term Marginal Costs in Dairy Production: An Empirical Analysis for Selected Regions of the EU.” <text:span text:style-name="T5">Agricultural Economics</text:span> 36 (2): 203–220. http://dx.doi.org/10.1111/j.1574-0862.2007.00199.x.</text:p>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mily-generic="swiss"/>
    <style:font-face style:name="Droid Sans1" svg:font-family="'Droid Sans'" style:font-pitch="variable"/>
    <style:font-face style:name="Lohit Hindi1" svg:font-family="'Lohit Hindi'"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2" draw:display-name="Dash 2" draw:style="rect" draw:dots2="1" draw:dots2-length="0.104cm" draw:distance="0.07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_20_Char_20_Char5" style:display-name=" Char Char5" style:family="text" style:parent-style-name="WW-Default_20_Paragraph_20_Font1">
      <style:text-properties fo:font-size="12pt" fo:language="en" fo:country="GB" style:font-size-asian="12pt" style:font-size-complex="12pt"/>
    </style:style>
    <style:style style:name="_20_Char_20_Char4" style:display-name=" Char Char4" style:family="text" style:parent-style-name="WW-Default_20_Paragraph_20_Font1">
      <style:text-properties fo:font-size="12pt" fo:language="en" fo:country="GB" style:font-size-asian="12pt" style:font-size-complex="12pt"/>
    </style:style>
    <style:style style:name="_20_Char_20_Char3" style:display-name=" Char Char3" style:family="text" style:parent-style-name="WW-Default_20_Paragraph_20_Font1">
      <style:text-properties style:font-name="Tahoma" fo:font-size="8pt" fo:language="en" fo:country="GB" style:font-size-asian="8pt" style:font-name-complex="Tahoma" style:font-size-complex="8pt"/>
    </style:style>
    <style:style style:name="Comment_20_Reference" style:display-name="Comment Reference" style:family="text" style:parent-style-name="WW-Default_20_Paragraph_20_Font1">
      <style:text-properties fo:font-size="8pt" style:font-size-asian="8pt" style:font-size-complex="8pt"/>
    </style:style>
    <style:style style:name="_20_Char_20_Char2" style:display-name=" Char Char2" style:family="text" style:parent-style-name="WW-Default_20_Paragraph_20_Font1">
      <style:text-properties fo:language="en" fo:country="GB"/>
    </style:style>
    <style:style style:name="_20_Char_20_Char1" style:display-name=" Char Char1" style:family="text" style:parent-style-name="_20_Char_20_Char2">
      <style:text-properties fo:font-weight="bold" style:font-weight-asian="bold" style:font-weight-complex="bold"/>
    </style:style>
    <style:style style:name="_20_Char_20_Char" style:display-name=" Char Char" style:family="text" style:parent-style-name="WW-Default_20_Paragraph_20_Font1">
      <style:text-properties style:font-name="Tahoma" fo:font-size="8pt" fo:language="en" fo:country="GB" style:font-size-asian="8pt" style:font-name-complex="Tahoma" style:font-size-complex="8pt"/>
    </style:style>
    <style:style style:name="Heading_20_1_20_Char" style:display-name="Heading 1 Char" style:family="text" style:parent-style-name="Default_20_Paragraph_20_Font">
      <style:text-properties style:font-name="Cambria" fo:font-size="16pt" fo:language="en" fo:country="GB" fo:font-weight="bold" style:letter-kerning="true" style:font-name-asian="Times New Roman" style:font-size-asian="16pt" style:language-asian="zh" style:country-asian="CN"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language="en" fo:country="GB" fo:font-style="italic" fo:font-weight="bold" style:font-name-asian="Times New Roman" style:font-size-asian="14pt" style:language-asian="zh" style:country-asian="CN" style:font-style-asian="italic" style:font-weight-asian="bold" style:font-name-complex="Times New Roman"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49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9.7cm" fo:page-height="21.001cm" style:num-format="1" style:print-orientation="landscape" fo:margin-top="3.175cm" fo:margin-bottom="3.175cm" fo:margin-left="2.54cm" fo:margin-right="2.54cm" fo:background-color="#ffffff"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9.7cm" fo:page-height="21.001cm" style:num-format="1" style:print-orientation="landscape" fo:margin-top="3.175cm" fo:margin-bottom="1.249cm" fo:margin-left="2.54cm" fo:margin-right="2.54cm" fo:background-color="#ffffff"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926cm" fo:margin-top="1.827cm" style:dynamic-spacing="true"/>
      </style:footer-style>
    </style:page-layout>
  </office:automatic-styles>
  <office:master-styles>
    <style:master-page style:name="Standard" style:page-layout-name="Mpm1">
      <style:footer>
        <text:p text:style-name="Footer"><text:page-number text:select-page="current">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footer>
        <text:p text:style-name="Footer"><text:page-number text:select-page="current">15</text:page-number></text:p>
        <text:p text:style-name="Footer"/>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Footer"><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liverable 5</dc:title>
    <meta:initial-creator>thia.hennessy</meta:initial-creator>
    <meta:creation-date>2013-03-19T02:33:00</meta:creation-date>
    <dc:creator>Patrick Gillespie</dc:creator>
    <dc:date>2013-03-19T11:36:58</dc:date>
    <meta:print-date>2013-03-04T14:49:00</meta:print-date>
    <meta:editing-cycles>18</meta:editing-cycles>
    <meta:editing-duration>PT6H49M29S</meta:editing-duration>
    <meta:generator>LibreOffice/3.5$Linux_x86 LibreOffice_project/350m1$Build-2</meta:generator>
    <meta:document-statistic meta:table-count="3" meta:image-count="0" meta:object-count="25" meta:page-count="26" meta:paragraph-count="433" meta:word-count="6532" meta:character-count="43524" meta:non-whitespace-character-count="37189"/>
    <meta:user-defined meta:name="Info 3"/>
    <meta:user-defined meta:name="Info 4"/>
    <meta:user-defined meta:name="Mendeley Citation Style_1">http://www.zotero.org/styles/chicago-author-date</meta:user-defined>
    <meta:user-defined meta:name="Mendeley Document_1">True</meta:user-defined>
    <meta:user-defined meta:name="Mendeley User Name_1" meta:value-type="string">lead182@aol.com@www.mendeley.com</meta:user-defined>
    <meta:user-defined meta:name="Mendeley_Bookmark_1uJl8bjw9e_1" meta:value-type="string">ADDIN CSL_CITATION {"mendeley": {"previouslyFormattedCitation": "(2009)"}, "citationItems": [{"suppress-author": 1, "uris": ["http://www.mendeley.com/documents/?uuid=d99e9f39-dfe5-4b69-bffd-d18f49e36cc9"], "id": "ITEM-1", "itemData": {"title": "Small U.S.</meta:user-defined>
    <meta:user-defined meta:name="Mendeley_Bookmark_1uJl8bjw9e_2" meta:value-type="string"> Dairy Farms: Can They Compete?.", "issued": {"date-parts": [["2009"]]}, "author": [{"given": "Richard", "dropping-particle": "", "suffix": "", "family": "Nehring", "parse-names": false, "non-dropping-particle": ""}, {"given": "Jeffrey", "dropping-particl</meta:user-defined>
    <meta:user-defined meta:name="Mendeley_Bookmark_1uJl8bjw9e_3" meta:value-type="string">e": "", "suffix": "", "family": "Gillespie", "parse-names": false, "non-dropping-particle": ""}, {"given": "Carmen", "dropping-particle": "", "suffix": "", "family": "Sandretto", "parse-names": false, "non-dropping-particle": ""}, {"given": "Charlie", "dr</meta:user-defined>
    <meta:user-defined meta:name="Mendeley_Bookmark_1uJl8bjw9e_4" meta:value-type="string">opping-particle": "", "suffix": "", "family": "Hallahan", "parse-names": false, "non-dropping-particle": ""}], "page": "817-825", "volume": "40", "container-title": "Agricultural Economics", "type": "article-journal", "id": "ITEM-1"}}], "properties": {"no</meta:user-defined>
    <meta:user-defined meta:name="Mendeley_Bookmark_1uJl8bjw9e_5" meta:value-type="string">teIndex": 0}, "schema": "https://github.com/citation-style-language/schema/raw/master/csl-citation.json"}</meta:user-defined>
    <meta:user-defined meta:name="Mendeley_Bookmark_5PWBOMjBDE_1" meta:value-type="string">ADDIN CSL_CITATION {"mendeley": {"previouslyFormattedCitation": "(1995)"}, "citationItems": [{"suppress-author": 1, "uris": ["http://www.mendeley.com/documents/?uuid=fd1c29a7-c9fd-48fb-9bbd-117385f63f2f"], "id": "ITEM-1", "itemData": {"volume": "20", "pub</meta:user-defined>
    <meta:user-defined meta:name="Mendeley_Bookmark_5PWBOMjBDE_2" meta:value-type="string">lisher": "Springer", "DOI": "10.1007/BF01205442", "type": "article-journal", "author": [{"given": "G.E.", "dropping-particle": "", "suffix": "", "family": "Battese", "parse-names": false, "non-dropping-particle": ""}, {"given": "T.J.", "dropping-particle"</meta:user-defined>
    <meta:user-defined meta:name="Mendeley_Bookmark_5PWBOMjBDE_3" meta:value-type="string">: "", "suffix": "", "family": "Coelli", "parse-names": false, "non-dropping-particle": ""}], "issued": {"date-parts": [["1995"]]}, "abstract": "A stochastic frontier production function is defined for panel data on firms, in which the non-negative technic</meta:user-defined>
    <meta:user-defined meta:name="Mendeley_Bookmark_5PWBOMjBDE_4" meta:value-type="string">al inetGciency effects are assumed to be a function of firm-specific variables and time. The inefficiency effects are assumed to be independently distributed as truncations of normal distributions with constant variance, but with means which are a linear </meta:user-defined>
    <meta:user-defined meta:name="Mendeley_Bookmark_5PWBOMjBDE_5" meta:value-type="string">function of observ- able variables. This panel data model is an extension of recently proposed models for inefTiciency effects in stochastic frontiers for cross-sectional data. An empirical application of the model is obtained using up to ten years of dat</meta:user-defined>
    <meta:user-defined meta:name="Mendeley_Bookmark_5PWBOMjBDE_6" meta:value-type="string">a on paddy farmers from an Indian village. The null hypo- theses, that the inefficiency effects are not stochastic or do not depend on the farmer-specific vari- ables and time of observation, are rejected for these data.", "title": "A model for technical </meta:user-defined>
    <meta:user-defined meta:name="Mendeley_Bookmark_5PWBOMjBDE_7" meta:value-type="string">inefficiency effects in a stochastic frontier production function for panel data", "page": "325\u2013332", "note": "To estimate in Stata, use ...\n\nsfpanel y x , model(bc95) emean(z, [noconstant])\n\nwhere y is your dependent, x are your production funct</meta:user-defined>
    <meta:user-defined meta:name="Mendeley_Bookmark_5PWBOMjBDE_8" meta:value-type="string">ion variables (i.e. land, labour, and capital), and z are exogenous explanators of efficiency. \n\n", "container-title": "Empirical economics", "issue": "2", "id": "ITEM-1"}}], "properties": {"noteIndex": 0}, "schema": "https://github.com/citation-style-l</meta:user-defined>
    <meta:user-defined meta:name="Mendeley_Bookmark_5PWBOMjBDE_9" meta:value-type="string">anguage/schema/raw/master/csl-citation.json"}</meta:user-defined>
    <meta:user-defined meta:name="Mendeley_Bookmark_68H7bhj9hx_1" meta:value-type="string">ADDIN CSL_CITATION {"mendeley": {"previouslyFormattedCitation": "(2009)"}, "citationItems": [{"suppress-author": 1, "uris": ["http://www.mendeley.com/documents/?uuid=129ab62b-e94a-41ad-bd1f-9b8d28998249"], "id": "ITEM-1", "itemData": {"publisher": "Blackw</meta:user-defined>
    <meta:user-defined meta:name="Mendeley_Bookmark_68H7bhj9hx_2" meta:value-type="string">ell Publishing Inc", "type": "article-journal", "author": [{"given": "Beatrice", "dropping-particle": "", "suffix": "", "family": "Conradie", "parse-names": false, "non-dropping-particle": ""}, {"given": "Jenifer", "dropping-particle": "", "suffix": "", "</meta:user-defined>
    <meta:user-defined meta:name="Mendeley_Bookmark_68H7bhj9hx_3" meta:value-type="string">family": "Piesse", "parse-names": false, "non-dropping-particle": ""}, {"given": "Colin", "dropping-particle": "", "suffix": "", "family": "Thirtle", "parse-names": false, "non-dropping-particle": ""}], "issued": {"date-parts": [["2009"]]}, "abstract": "T</meta:user-defined>
    <meta:user-defined meta:name="Mendeley_Bookmark_68H7bhj9hx_4" meta:value-type="string">his article measures total factor productivity (TFP) growth in Western Cape agriculture for 31 magisterial districts from 1952 to 2002 to illustrate the benefits of disaggregation compared with national TFPs. There is negative or low growth in the eastern</meta:user-defined>
    <meta:user-defined meta:name="Mendeley_Bookmark_68H7bhj9hx_5" meta:value-type="string"> districts and rapid growth in the western districts. The regions with substantial chicken, pigs, dairy, and, especially, export fruit production grew rapidly, whereas the sheep-dominated Karoo had negative growth. Productivity growth correlates mostly wi</meta:user-defined>
    <meta:user-defined meta:name="Mendeley_Bookmark_68H7bhj9hx_6" meta:value-type="string">th output mix, which in turn depends on irrigation investment. A similar program will be needed at the national level if prosperity is to be extended to black smallholders who currently lack access to water and other modern infrastructure.", "title": "Dis</meta:user-defined>
    <meta:user-defined meta:name="Mendeley_Bookmark_68H7bhj9hx_7" meta:value-type="string">trict-level total factor productivity in agriculture: Western Cape Province, South Africa, 1952\u20132002", "page": "265-280", "volume": "40", "container-title": "Agricultural Economics", "issue": "3", "id": "ITEM-1"}}], "properties": {"noteIndex": 0}, "s</meta:user-defined>
    <meta:user-defined meta:name="Mendeley_Bookmark_68H7bhj9hx_8" meta:value-type="string">chema": "https://github.com/citation-style-language/schema/raw/master/csl-citation.json"}</meta:user-defined>
    <meta:user-defined meta:name="Mendeley_Bookmark_BZ8sFafNta_1" meta:value-type="string">ADDIN CSL_CITATION {"mendeley": {"previouslyFormattedCitation": "(1995)"}, "citationItems": [{"suppress-author": 1, "uris": ["http://www.mendeley.com/documents/?uuid=fd1c29a7-c9fd-48fb-9bbd-117385f63f2f"], "id": "ITEM-1", "itemData": {"volume": "20", "pub</meta:user-defined>
    <meta:user-defined meta:name="Mendeley_Bookmark_BZ8sFafNta_2" meta:value-type="string">lisher": "Springer", "DOI": "10.1007/BF01205442", "type": "article-journal", "author": [{"given": "G.E.", "dropping-particle": "", "suffix": "", "family": "Battese", "parse-names": false, "non-dropping-particle": ""}, {"given": "T.J.", "dropping-particle"</meta:user-defined>
    <meta:user-defined meta:name="Mendeley_Bookmark_BZ8sFafNta_3" meta:value-type="string">: "", "suffix": "", "family": "Coelli", "parse-names": false, "non-dropping-particle": ""}], "issued": {"date-parts": [["1995"]]}, "abstract": "A stochastic frontier production function is defined for panel data on firms, in which the non-negative technic</meta:user-defined>
    <meta:user-defined meta:name="Mendeley_Bookmark_BZ8sFafNta_4" meta:value-type="string">al inetGciency effects are assumed to be a function of firm-specific variables and time. The inefficiency effects are assumed to be independently distributed as truncations of normal distributions with constant variance, but with means which are a linear </meta:user-defined>
    <meta:user-defined meta:name="Mendeley_Bookmark_BZ8sFafNta_5" meta:value-type="string">function of observ- able variables. This panel data model is an extension of recently proposed models for inefTiciency effects in stochastic frontiers for cross-sectional data. An empirical application of the model is obtained using up to ten years of dat</meta:user-defined>
    <meta:user-defined meta:name="Mendeley_Bookmark_BZ8sFafNta_6" meta:value-type="string">a on paddy farmers from an Indian village. The null hypo- theses, that the inefficiency effects are not stochastic or do not depend on the farmer-specific vari- ables and time of observation, are rejected for these data.", "title": "A model for technical </meta:user-defined>
    <meta:user-defined meta:name="Mendeley_Bookmark_BZ8sFafNta_7" meta:value-type="string">inefficiency effects in a stochastic frontier production function for panel data", "page": "325\u2013332", "note": "To estimate in Stata, use ...\n\nsfpanel y x , model(bc95) emean(z, [noconstant])\n\nwhere y is your dependent, x are your production funct</meta:user-defined>
    <meta:user-defined meta:name="Mendeley_Bookmark_BZ8sFafNta_8" meta:value-type="string">ion variables (i.e. land, labour, and capital), and z are exogenous explanators of efficiency. \n\n", "container-title": "Empirical economics", "issue": "2", "id": "ITEM-1"}}], "properties": {"noteIndex": 0}, "schema": "https://github.com/citation-style-l</meta:user-defined>
    <meta:user-defined meta:name="Mendeley_Bookmark_BZ8sFafNta_9" meta:value-type="string">anguage/schema/raw/master/csl-citation.json"}</meta:user-defined>
    <meta:user-defined meta:name="Mendeley_Bookmark_CevmUKDfuN_1" meta:value-type="string">ADDIN CSL_CITATION {"mendeley": {"previouslyFormattedCitation": "(1989)"}, "citationItems": [{"suppress-author": 1, "uris": ["http://www.mendeley.com/documents/?uuid=39807b9f-7a4b-4c3d-90bb-1e55c669330e"], "id": "ITEM-1", "itemData": {"publisher": "The MI</meta:user-defined>
    <meta:user-defined meta:name="Mendeley_Bookmark_CevmUKDfuN_2" meta:value-type="string">T Press", "DOI": "10.2307/1928101", "type": "article-journal", "author": [{"given": "Subal C", "dropping-particle": "", "suffix": "", "family": "Kumbhakar", "parse-names": false, "non-dropping-particle": ""}, {"given": "Basudeb", "dropping-particle": "", </meta:user-defined>
    <meta:user-defined meta:name="Mendeley_Bookmark_CevmUKDfuN_3" meta:value-type="string">"suffix": "", "family": "Biswas", "parse-names": false, "non-dropping-particle": ""}, {"given": "DeeVon", "dropping-particle": "", "suffix": "", "family": "Bailey", "parse-names": false, "non-dropping-particle": ""}], "issued": {"date-parts": [["1989", "1</meta:user-defined>
    <meta:user-defined meta:name="Mendeley_Bookmark_CevmUKDfuN_4" meta:value-type="string">1", "1"]]}, "abstract": "This study is primarily concerned with investigating the technical, allocative and scale inefficiency of owner-operators of dairy farms in Utah. A stochastic production frontier has been applied to analyse these inefficiencies. Th</meta:user-defined>
    <meta:user-defined meta:name="Mendeley_Bookmark_CevmUKDfuN_5" meta:value-type="string">e results indicate that there is positive association between years of education and productivity of labor and capital. Productivity is also found to be negatively related to off-farm income. Regarding the effects of farm size on efficiency it is found th</meta:user-defined>
    <meta:user-defined meta:name="Mendeley_Bookmark_CevmUKDfuN_6" meta:value-type="string">at large farms are the most efficient of all sizes considered. Separate estimates of technical, allocative and scale inefficiencies indicate that large and medium-sized farms are technically more efficient than small farms. Large farms, on average, are fo</meta:user-defined>
    <meta:user-defined meta:name="Mendeley_Bookmark_CevmUKDfuN_7" meta:value-type="string">und to be performing much better than medium-sized and small farms so far as allocative and scale inefficiency are concerned. CR - Copyright &amp;#169; 1989 The MIT Press", "title": "A Study of Economic Efficiency of Utah Dairy Farmers: A System Approach", "p</meta:user-defined>
    <meta:user-defined meta:name="Mendeley_Bookmark_CevmUKDfuN_8" meta:value-type="string">age": "595-604", "volume": "71", "container-title": "The Review of Economics and Statistics", "issue": "4", "id": "ITEM-1"}}], "properties": {"noteIndex": 0}, "schema": "https://github.com/citation-style-language/schema/raw/master/csl-citation.json"}</meta:user-defined>
    <meta:user-defined meta:name="Mendeley_Bookmark_CjqqMNkZb1_1" meta:value-type="string">ADDIN Mendeley Bibliography CSL_BIBLIOGRAPHY </meta:user-defined>
    <meta:user-defined meta:name="Mendeley_Bookmark_CmggRn7Ivx_1" meta:value-type="string">ADDIN CSL_CITATION {"mendeley": {"previouslyFormattedCitation": "(2005)"}, "citationItems": [{"suppress-author": 1, "uris": ["http://www.mendeley.com/documents/?uuid=e2a06afe-5e70-43a6-8320-a49122c2b7df"], "id": "ITEM-1", "itemData": {"volume": "23", "pub</meta:user-defined>
    <meta:user-defined meta:name="Mendeley_Bookmark_CmggRn7Ivx_2" meta:value-type="string">lisher": "Springer Netherlands", "type": "article-journal", "author": [{"given": "Willam", "dropping-particle": "", "suffix": "", "family": "Greene", "parse-names": false, "non-dropping-particle": ""}], "issued": {"date-parts": [["2005"]]}, "abstract": "R</meta:user-defined>
    <meta:user-defined meta:name="Mendeley_Bookmark_CmggRn7Ivx_3" meta:value-type="string">eceived stochastic frontier analyses with panel data have relied on traditional fixed and random effects models. We propose extensions that circumvent two shortcomings of these approaches. The conventional panel data estimators assume that technical or co</meta:user-defined>
    <meta:user-defined meta:name="Mendeley_Bookmark_CmggRn7Ivx_4" meta:value-type="string">st inefficiency is time invariant. Second, the fixed and random effects estimators force any time invariant cross unit heterogeneity into the same term that is being used to capture the inefficiency. Inefficiency measures in these models may be picking up</meta:user-defined>
    <meta:user-defined meta:name="Mendeley_Bookmark_CmggRn7Ivx_5" meta:value-type="string"> heterogeneity in addition to or even instead of inefficiency. A fixed effects model is extended to the stochastic frontier model using results that specifically employ the nonlinear specification. The random effects model is reformulated as a special cas</meta:user-defined>
    <meta:user-defined meta:name="Mendeley_Bookmark_CmggRn7Ivx_6" meta:value-type="string">e of the random parameters model. The techniques are illustrated in applications to the U.S. banking industry and a cross country comparison of the efficiency of health care delivery.", "title": "Fixed and Random Effects in Stochastic Frontier Models", "p</meta:user-defined>
    <meta:user-defined meta:name="Mendeley_Bookmark_CmggRn7Ivx_7" meta:value-type="string">age": "7-32", "note": "10.1007/s11123-004-8545-1", "container-title": "Journal of Productivity Analysis", "issue": "1", "id": "ITEM-1"}}], "properties": {"noteIndex": 0}, "schema": "https://github.com/citation-style-language/schema/raw/master/csl-citation</meta:user-defined>
    <meta:user-defined meta:name="Mendeley_Bookmark_CmggRn7Ivx_8" meta:value-type="string">.json"}</meta:user-defined>
    <meta:user-defined meta:name="Mendeley_Bookmark_Dm7y042Epn_1" meta:value-type="string">ADDIN CSL_CITATION {"mendeley": {"previouslyFormattedCitation": "(2008)"}, "citationItems": [{"suppress-author": 1, "uris": ["http://www.mendeley.com/documents/?uuid=dcdf2b68-81aa-4f0a-afb5-b7eb4686e390"], "id": "ITEM-1", "itemData": {"publisher": "Blackw</meta:user-defined>
    <meta:user-defined meta:name="Mendeley_Bookmark_Dm7y042Epn_10" meta:value-type="string">objective, and that there is scope for increased farm growth if the quota regime is liberalised.", "title": "Impacts of Norwegian Milk Quotas on Output Growth: A Modified Distance Function Approach", "page": "350-369", "volume": "59", "container-title": "</meta:user-defined>
    <meta:user-defined meta:name="Mendeley_Bookmark_Dm7y042Epn_11" meta:value-type="string">Journal of Agricultural Economics", "issue": "2", "id": "ITEM-1"}}], "properties": {"noteIndex": 0}, "schema": "https://github.com/citation-style-language/schema/raw/master/csl-citation.json"}</meta:user-defined>
    <meta:user-defined meta:name="Mendeley_Bookmark_Dm7y042Epn_2" meta:value-type="string">ell Publishing Ltd", "type": "article-journal", "author": [{"given": "Subal C", "dropping-particle": "", "suffix": "", "family": "Kumbhakar", "parse-names": false, "non-dropping-particle": ""}, {"given": "Gudbrand", "dropping-particle": "", "suffix": "", </meta:user-defined>
    <meta:user-defined meta:name="Mendeley_Bookmark_Dm7y042Epn_3" meta:value-type="string">"family": "Lien", "parse-names": false, "non-dropping-particle": ""}, {"given": "Ola", "dropping-particle": "", "suffix": "", "family": "Flaten", "parse-names": false, "non-dropping-particle": ""}, {"given": "Ragnar", "dropping-particle": "", "suffix": ""</meta:user-defined>
    <meta:user-defined meta:name="Mendeley_Bookmark_Dm7y042Epn_4" meta:value-type="string">, "family": "Tveter\\ras", "parse-names": false, "non-dropping-particle": ""}], "issued": {"date-parts": [["2008"]]}, "abstract": "Abstract Quota regulations that prevent output expansion of farms and reallocation of output between farms can cause lower g</meta:user-defined>
    <meta:user-defined meta:name="Mendeley_Bookmark_Dm7y042Epn_5" meta:value-type="string">rowth in output and productivity. The aim of this study was to explain the output growth rate of Norwegian dairy farms since 1976, and to decompose it into output, input, socioeconomic and technical change components. Instead of using the standard distanc</meta:user-defined>
    <meta:user-defined meta:name="Mendeley_Bookmark_Dm7y042Epn_6" meta:value-type="string">e function approach for multi-output technologies, we use a growth rate formulation, which automatically removes the farm-specific effects. This formulation also helps to impose non-negativity constraints on marginal products of inputs (input elasticities</meta:user-defined>
    <meta:user-defined meta:name="Mendeley_Bookmark_Dm7y042Epn_7" meta:value-type="string">), which are often violated for many observations, especially when flexible functional forms are used. The farm-level panel data cover three periods: before the quota scheme was introduced (1976\u20131982); the period with the most output-restricting quot</meta:user-defined>
    <meta:user-defined meta:name="Mendeley_Bookmark_Dm7y042Epn_8" meta:value-type="string">a scheme (1983\u20131996); and the period with a more flexible quota scheme (from 1997 onwards). Results show that the milk quota regulations had a significant constraining effect on output growth, in particular on milk output in the period 1983\u20131996</meta:user-defined>
    <meta:user-defined meta:name="Mendeley_Bookmark_Dm7y042Epn_9" meta:value-type="string">. Furthermore, the output mix has shifted towards meat production for the average farm. What emerges from this study is that output growth and technical change are negatively influenced by policy aims where productive performance has not been the primary </meta:user-defined>
    <meta:user-defined meta:name="Mendeley_Bookmark_DvZqLnjF4x_1" meta:value-type="string">ADDIN CSL_CITATION {"mendeley": {"previouslyFormattedCitation": "(2005)"}, "citationItems": [{"suppress-author": 1, "uris": ["http://www.mendeley.com/documents/?uuid=ae0529fa-5e4d-464f-a5c7-4365a59cf6a9"], "id": "ITEM-1", "itemData": {"publisher": "Blackw</meta:user-defined>
    <meta:user-defined meta:name="Mendeley_Bookmark_DvZqLnjF4x_2" meta:value-type="string">ell Publishing Inc.", "type": "article-journal", "author": [{"given": "David", "dropping-particle": "", "suffix": "", "family": "Colman", "parse-names": false, "non-dropping-particle": ""}, {"given": "Alexander", "dropping-particle": "", "suffix": "", "fa</meta:user-defined>
    <meta:user-defined meta:name="Mendeley_Bookmark_DvZqLnjF4x_3" meta:value-type="string">mily": "Solomon", "parse-names": false, "non-dropping-particle": ""}, {"given": "Len", "dropping-particle": "", "suffix": "", "family": "Gill", "parse-names": false, "non-dropping-particle": ""}], "issued": {"date-parts": [["2005"]]}, "abstract": "Short-r</meta:user-defined>
    <meta:user-defined meta:name="Mendeley_Bookmark_DvZqLnjF4x_4" meta:value-type="string">un own-price response elasticities are estimated from two \nsamples of panel data for specialist dairy farms in the Northwest and \nSouthwest of England. Although these farms are subject to milk marketing \nquotas, the free tradability of quotas enables t</meta:user-defined>
    <meta:user-defined meta:name="Mendeley_Bookmark_DvZqLnjF4x_5" meta:value-type="string">hem individually to adjust \nthe output quite rapidly. Model specifications have been chosen to test the \nability of panel data to directly reveal behavioral responses without the \nimposition of theoretical restrictions. Significantly, the two independe</meta:user-defined>
    <meta:user-defined meta:name="Mendeley_Bookmark_DvZqLnjF4x_6" meta:value-type="string">nt \nsamples generate quite similar results, especially in terms of supply \nresponse measures. Stable and promising estimates are obtained with \nsimultaneous models giving higher elasticities than single equation models.", "title": "Supply response of U</meta:user-defined>
    <meta:user-defined meta:name="Mendeley_Bookmark_DvZqLnjF4x_7" meta:value-type="string">.K. milk producers", "page": "239-251", "volume": "32", "container-title": "Agricultural Economics", "issue": "3", "id": "ITEM-1"}}], "properties": {"noteIndex": 0}, "schema": "https://github.com/citation-style-language/schema/raw/master/csl-citation.json</meta:user-defined>
    <meta:user-defined meta:name="Mendeley_Bookmark_DvZqLnjF4x_8" meta:value-type="string">"}</meta:user-defined>
    <meta:user-defined meta:name="Mendeley_Bookmark_FBw1RMH21E_1" meta:value-type="string">ADDIN CSL_CITATION {"mendeley": {"previouslyFormattedCitation": "(1957)"}, "citationItems": [{"suppress-author": 1, "uris": ["http://www.mendeley.com/documents/?uuid=f86535ff-9460-473d-bf45-9ea69946152c"], "id": "ITEM-1", "itemData": {"type": "article-jou</meta:user-defined>
    <meta:user-defined meta:name="Mendeley_Bookmark_FBw1RMH21E_2" meta:value-type="string">rnal", "author": [{"given": "M. J", "dropping-particle": "", "suffix": "", "family": "Farrell", "parse-names": false, "non-dropping-particle": ""}], "issued": {"date-parts": [["1957"]]}, "title": "The Measurement of Productive Efficiency", "page": "pp. 25</meta:user-defined>
    <meta:user-defined meta:name="Mendeley_Bookmark_FBw1RMH21E_3" meta:value-type="string">3-290", "volume": "120", "container-title": "Journal of the Royal Statistical Society. Series A (General)", "issue": "3", "id": "ITEM-1"}}], "properties": {"noteIndex": 0}, "schema": "https://github.com/citation-style-language/schema/raw/master/csl-citati</meta:user-defined>
    <meta:user-defined meta:name="Mendeley_Bookmark_FBw1RMH21E_4" meta:value-type="string">on.json"}</meta:user-defined>
    <meta:user-defined meta:name="Mendeley_Bookmark_FLSyS8dSm2_1" meta:value-type="string">ADDIN CSL_CITATION {"mendeley": {"previouslyFormattedCitation": "(2007)"}, "citationItems": [{"suppress-author": 1, "uris": ["http://www.mendeley.com/documents/?uuid=7ae5f4e7-f551-40b7-a9a3-c7abf2e5f250"], "id": "ITEM-1", "itemData": {"publisher": "Blackw</meta:user-defined>
    <meta:user-defined meta:name="Mendeley_Bookmark_FLSyS8dSm2_10" meta:value-type="string">/raw/master/csl-citation.json"}</meta:user-defined>
    <meta:user-defined meta:name="Mendeley_Bookmark_FLSyS8dSm2_2" meta:value-type="string">ell Publishing Ltd", "type": "article-journal", "author": [{"given": "Christine", "dropping-particle": "", "suffix": "", "family": "Wieck", "parse-names": false, "non-dropping-particle": ""}, {"given": "Thomas", "dropping-particle": "", "suffix": "", "fam</meta:user-defined>
    <meta:user-defined meta:name="Mendeley_Bookmark_FLSyS8dSm2_3" meta:value-type="string">ily": "Heckelei", "parse-names": false, "non-dropping-particle": ""}], "issued": {"date-parts": [["2007"]]}, "abstract": "Abstract This work provides evidence on the determinants, cost \ndifferentiation, and development of short-term marginal costs of dai</meta:user-defined>
    <meta:user-defined meta:name="Mendeley_Bookmark_FLSyS8dSm2_4" meta:value-type="string">ry farms \nin important production regions of the European Union. The empirical study is \nbased on the estimation of multi-input multi-output Symmetric Generalized \nMcFadden cost functions using an unbalanced panel data set of the European \nFarm Accoun</meta:user-defined>
    <meta:user-defined meta:name="Mendeley_Bookmark_FLSyS8dSm2_5" meta:value-type="string">tancy Data Network. The results show considerable regional \ndifferences in the impact of the outputs, input prices, and fixed factors on \nmarginal costs. Strong evidence can be found that marginal costs decrease \nover time and is further underlined by </meta:user-defined>
    <meta:user-defined meta:name="Mendeley_Bookmark_FLSyS8dSm2_6" meta:value-type="string">the development of derived regional \naggregated short-term supply curves. Marginal cost elasticities and \ncorrelation coefficients validate the hypotheses that a high degree of farm \nspecialization, large milk output, and low milk prices are associated</meta:user-defined>
    <meta:user-defined meta:name="Mendeley_Bookmark_FLSyS8dSm2_7" meta:value-type="string"> with \nlower marginal costs. Furthermore, the marginal cost spread in the data \nsample is analyzed. We show that milk output, milk yield, herd size, labor \ninput, and fodder production can be attributed to significant marginal cost \ndifferentiation of</meta:user-defined>
    <meta:user-defined meta:name="Mendeley_Bookmark_FLSyS8dSm2_8" meta:value-type="string"> farms, whereas for crop and animal output, grassland, \nstock of other animals, and depreciation only minor differentiation can be \nfound.", "title": "Determinants, differentiation, and development of short-term marginal costs in dairy production: an em</meta:user-defined>
    <meta:user-defined meta:name="Mendeley_Bookmark_FLSyS8dSm2_9" meta:value-type="string">pirical analysis for selected regions of the EU", "page": "203-220", "volume": "36", "container-title": "Agricultural Economics", "issue": "2", "id": "ITEM-1"}}], "properties": {"noteIndex": 0}, "schema": "https://github.com/citation-style-language/schema</meta:user-defined>
    <meta:user-defined meta:name="Mendeley_Bookmark_FPaNlU8dEM_1" meta:value-type="string">ADDIN CSL_CITATION {"mendeley": {"previouslyFormattedCitation": "(2007)"}, "citationItems": [{"suppress-author": 1, "uris": ["http://www.mendeley.com/documents/?uuid=fc702eec-dc19-4365-96af-2d77af45c96d"], "id": "ITEM-1", "itemData": {"DOI": "10.1093/erae</meta:user-defined>
    <meta:user-defined meta:name="Mendeley_Bookmark_FPaNlU8dEM_2" meta:value-type="string">/jbm023", "type": "article-journal", "author": [{"given": "Awudu", "dropping-particle": "", "suffix": "", "family": "Abdulai", "parse-names": false, "non-dropping-particle": ""}, {"given": "Hendrik", "dropping-particle": "", "suffix": "", "family": "Tietj</meta:user-defined>
    <meta:user-defined meta:name="Mendeley_Bookmark_FPaNlU8dEM_3" meta:value-type="string">e", "parse-names": false, "non-dropping-particle": ""}], "issued": {"date-parts": [["2007"]]}, "abstract": "This article uses panel data estimation techniques to examine technical efficiency of individual dairy farms in northern Germany. To the extent tha</meta:user-defined>
    <meta:user-defined meta:name="Mendeley_Bookmark_FPaNlU8dEM_4" meta:value-type="string">t agricultural production is characterised by heterogeneous production conditions, estimation techniques that do not account for unobserved heterogeneity produce biased efficiency estimates. We therefore estimate a number of conventional panel data models</meta:user-defined>
    <meta:user-defined meta:name="Mendeley_Bookmark_FPaNlU8dEM_5" meta:value-type="string"> and Greene's recently proposed \u2018true\u2019 random-effects model, as well as an extension of the model to ascertain the effects of different specification on the production function and efficiency estimates. Our results appear to support theoretical </meta:user-defined>
    <meta:user-defined meta:name="Mendeley_Bookmark_FPaNlU8dEM_6" meta:value-type="string">expectations and previous findings according to which a specification that is both time-variant and also controls correlations between unobserved heterogeneity and the explanatory variables avoids heterogeneity bias and thus ensures consistent efficiency </meta:user-defined>
    <meta:user-defined meta:name="Mendeley_Bookmark_FPaNlU8dEM_7" meta:value-type="string">estimates.", "title": "Estimating technical efficiency under unobserved heterogeneity with stochastic frontier models: application to northern German dairy farms", "page": "393-416", "volume": "34", "container-title": "European Review of Agricultural Econ</meta:user-defined>
    <meta:user-defined meta:name="Mendeley_Bookmark_FPaNlU8dEM_8" meta:value-type="string">omics", "issue": "3", "id": "ITEM-1"}}], "properties": {"noteIndex": 0}, "schema": "https://github.com/citation-style-language/schema/raw/master/csl-citation.json"}</meta:user-defined>
    <meta:user-defined meta:name="Mendeley_Bookmark_Ft0qofJjgp_1" meta:value-type="string">ADDIN CSL_CITATION {"mendeley": {"previouslyFormattedCitation": "(1977)"}, "citationItems": [{"suppress-author": 1, "uris": ["http://www.mendeley.com/documents/?uuid=186e5fbd-73e8-4cb2-8206-1a769d6848f9"], "id": "ITEM-1", "itemData": {"publisher": "Wiley </meta:user-defined>
    <meta:user-defined meta:name="Mendeley_Bookmark_Ft0qofJjgp_2" meta:value-type="string">for the Economics Department of the University of Pennsylvania and Institute of Social and Economic Research -- Osaka University", "DOI": "10.2307/2525757", "type": "article-journal", "author": [{"given": "Wim", "dropping-particle": "", "suffix": "", "fam</meta:user-defined>
    <meta:user-defined meta:name="Mendeley_Bookmark_Ft0qofJjgp_3" meta:value-type="string">ily": "Meeusen", "parse-names": false, "non-dropping-particle": ""}, {"given": "Julien", "dropping-particle": "van Den", "suffix": "", "family": "Broeck", "parse-names": false, "non-dropping-particle": ""}], "issued": {"date-parts": [["1977", "6", "1"]]},</meta:user-defined>
    <meta:user-defined meta:name="Mendeley_Bookmark_Ft0qofJjgp_4" meta:value-type="string"> "title": "Efficiency Estimation from Cobb-Douglas Production Functions with Composed Error", "page": "435-444 CR - Copyright &amp;#169; 1977 Economics Depar", "volume": "18", "container-title": "International Economic Review", "issue": "2", "id": "ITEM-1"}}]</meta:user-defined>
    <meta:user-defined meta:name="Mendeley_Bookmark_Ft0qofJjgp_5" meta:value-type="string">, "properties": {"noteIndex": 0}, "schema": "https://github.com/citation-style-language/schema/raw/master/csl-citation.json"}</meta:user-defined>
    <meta:user-defined meta:name="Mendeley_Bookmark_HDvQo3V307_1" meta:value-type="string">ADDIN CSL_CITATION {"mendeley": {"previouslyFormattedCitation": "(2009)"}, "citationItems": [{"suppress-author": 1, "uris": ["http://www.mendeley.com/documents/?uuid=de30c036-2cd4-4e25-95a4-249d2eee6c6b"], "id": "ITEM-1", "itemData": {"publisher": "Blackw</meta:user-defined>
    <meta:user-defined meta:name="Mendeley_Bookmark_HDvQo3V307_10" meta:value-type="string">\u00e9s et les \nvariations du co\u00fbt des intrants. Il examine la position concurrentielle \nactuelle du secteur laitier dans un certain nombre d\u2019\u00c9tats membres de l\u2019Union \neurop\u00e9enne. Les mod\u00e8le FAPRI pour l\u2019Irlande, FAPR</meta:user-defined>
    <meta:user-defined meta:name="Mendeley_Bookmark_HDvQo3V307_11" meta:value-type="string">I EU GOLD et les donn\u00e9es du \nRICA sur les co\u00fbts de production au niveau des exploitations sont utilis\u00e9s \npour obtenir des projections du prix du lait et du co\u00fbt des intrants. Ces \nprojections permettent \u00e0 leur tour de projeter </meta:user-defined>
    <meta:user-defined meta:name="Mendeley_Bookmark_HDvQo3V307_12" meta:value-type="string">comment le rapport entre le \nprix du lait et celui des intrants pourrait \u00e9voluer dans la prochaine \nd\u00e9cennie en l\u2019absence de changement structurel, ce qui donnerait une \nindication sur l\u2019ampleur du changement structurel n\u00e9cessa</meta:user-defined>
    <meta:user-defined meta:name="Mendeley_Bookmark_HDvQo3V307_13" meta:value-type="string">ire. Les r\u00e9sultats \nsugg\u00e8rent que la suppression des subventions \u00e0 l\u2019exportation, une r\u00e9duction \ndes droits de douane \u00e0 l\u2019importation de produits laitiers et la hausse du \nco\u00fbt des intrants auraient des cons\u00e</meta:user-defined>
    <meta:user-defined meta:name="Mendeley_Bookmark_HDvQo3V307_14" meta:value-type="string">9quences s\u00e9rieuses sur la viabilit\u00e9 des \nexploitations laiti\u00e8res de l\u2019UE. En outre, les r\u00e9sultats sugg\u00e8rent qu\u2019un \najustement structurel im\u2026", "title": "Perspectives on the Competitiveness of EU Dairy Farming Pers</meta:user-defined>
    <meta:user-defined meta:name="Mendeley_Bookmark_HDvQo3V307_15" meta:value-type="string">pektiven f\u00fcr die Wettbewerbsf\u00e4higkeit der europ\u00e4ischen Milchwirtschaft Perspectives sur la comp\u00e9titivit\u00e9 de la production laiti\u00e8re de l\u2019UE", "page": "23-29", "volume": "8", "container-title": "EuroChoices", "issue": "1",</meta:user-defined>
    <meta:user-defined meta:name="Mendeley_Bookmark_HDvQo3V307_16" meta:value-type="string"> "id": "ITEM-1"}}], "properties": {"noteIndex": 0}, "schema": "https://github.com/citation-style-language/schema/raw/master/csl-citation.json"}</meta:user-defined>
    <meta:user-defined meta:name="Mendeley_Bookmark_HDvQo3V307_2" meta:value-type="string">ell Publishing Ltd", "type": "article-journal", "author": [{"given": "Trevor", "dropping-particle": "", "suffix": "", "family": "Donnellan", "parse-names": false, "non-dropping-particle": ""}, {"given": "Thia", "dropping-particle": "", "suffix": "", "fami</meta:user-defined>
    <meta:user-defined meta:name="Mendeley_Bookmark_HDvQo3V307_3" meta:value-type="string">ly": "Hennessy", "parse-names": false, "non-dropping-particle": ""}, {"given": "Fiona", "dropping-particle": "", "suffix": "", "family": "Thorne", "parse-names": false, "non-dropping-particle": ""}], "issued": {"date-parts": [["2009"]]}, "abstract": "Summ</meta:user-defined>
    <meta:user-defined meta:name="Mendeley_Bookmark_HDvQo3V307_4" meta:value-type="string">ary Perspectives on the Competitiveness of EU Dairy Farming \nThis article considers the challenges that may lie ahead for dairy producers \nover the next ten years, such as trade policy reform, other market \ndevelopments and changes in input costs. It e</meta:user-defined>
    <meta:user-defined meta:name="Mendeley_Bookmark_HDvQo3V307_5" meta:value-type="string">xamines the present competitive \nposition of the dairy sector in a number of EU Member States. Milk price and \ninput cost projections are developed using the FAPRI-Ireland, FAPRI EU GOLD \nmodel and FADN data on farm level costs. In turn these allow the</meta:user-defined>
    <meta:user-defined meta:name="Mendeley_Bookmark_HDvQo3V307_6" meta:value-type="string"> projection \nof how cost to output price ratios might evolve over the next ten years in \nthe absence of structural change, thereby indicating the extent of structural \nchange required. The results suggest that the phasing out of export \nsubsidies, a r</meta:user-defined>
    <meta:user-defined meta:name="Mendeley_Bookmark_HDvQo3V307_7" meta:value-type="string">eduction in import tariffs for dairy products and rising input \ncosts would have serious ramifications for the viability of dairy farming \nacross the EU. Furthermore, the results suggest that significant structural \nchange will need to occur in dairy f</meta:user-defined>
    <meta:user-defined meta:name="Mendeley_Bookmark_HDvQo3V307_8" meta:value-type="string">arming sectors across the EU. It is \nconcluded that the future ability of many EU Member States to sustain current \nmilk production levels will be largely dependent on the efficient transfer of \nresources between exiting farmers and those wishing to ex</meta:user-defined>
    <meta:user-defined meta:name="Mendeley_Bookmark_HDvQo3V307_9" meta:value-type="string">pand production.\nAB - Cet article consid\u00e8re les d\u00e9fis qui pourraient se pr\u00e9senter aux \nproducteurs laitiers dans les dix prochaines ann\u00e9es, comme la r\u00e9forme de la \npolitique commerciale, les autres \u00e9volutions sur les march</meta:user-defined>
    <meta:user-defined meta:name="Mendeley_Bookmark_HWEst0M1db_1" meta:value-type="string">ADDIN CSL_CITATION {"mendeley": {"previouslyFormattedCitation": "(2004)"}, "citationItems": [{"suppress-author": 1, "uris": ["http://www.mendeley.com/documents/?uuid=1f48c7c1-75c8-4832-96ca-693dd741d0cc"], "id": "ITEM-1", "itemData": {"type": "article-jou</meta:user-defined>
    <meta:user-defined meta:name="Mendeley_Bookmark_HWEst0M1db_2" meta:value-type="string">rnal", "author": [{"given": "Luis", "dropping-particle": "", "suffix": "", "family": "Orea", "parse-names": false, "non-dropping-particle": ""}, {"given": "Subal C", "dropping-particle": "", "suffix": "", "family": "Kumbhakar", "parse-names": false, "non-</meta:user-defined>
    <meta:user-defined meta:name="Mendeley_Bookmark_HWEst0M1db_3" meta:value-type="string">dropping-particle": ""}], "issued": {"date-parts": [["2004"]]}, "abstract": "Efficiency estimation in stochastic frontier models typically assumes that the underlying production technology is the same for all firms. There might, however, be unobserved dif</meta:user-defined>
    <meta:user-defined meta:name="Mendeley_Bookmark_HWEst0M1db_4" meta:value-type="string">ferences in technologies that might be inappropriately labeled as inefficiency if such variations in technology are not taken into account. We address this issue by estimating a latent class stochastic frontier model in a panel data framework. An applicat</meta:user-defined>
    <meta:user-defined meta:name="Mendeley_Bookmark_HWEst0M1db_5" meta:value-type="string">ion of the model is presented using Spanish banking data. Our results show that bank-heterogeneity can be fully controlled when a model with four classes is estimated.", "title": "Efficiency measurement using a latent class stochastic frontier model.", "p</meta:user-defined>
    <meta:user-defined meta:name="Mendeley_Bookmark_HWEst0M1db_6" meta:value-type="string">age": "169-183", "volume": "29", "container-title": "Empirical Economics", "issue": "1", "id": "ITEM-1"}}], "properties": {"noteIndex": 0}, "schema": "https://github.com/citation-style-language/schema/raw/master/csl-citation.json"}</meta:user-defined>
    <meta:user-defined meta:name="Mendeley_Bookmark_IJjceKoKKd_1" meta:value-type="string">ADDIN CSL_CITATION {"mendeley": {"previouslyFormattedCitation": "(1977)"}, "citationItems": [{"suppress-author": 1, "uris": ["http://www.mendeley.com/documents/?uuid=3a1c7352-53da-4bc0-abb8-1a10e8e31f59"], "id": "ITEM-1", "itemData": {"volume": "6", "type</meta:user-defined>
    <meta:user-defined meta:name="Mendeley_Bookmark_IJjceKoKKd_2" meta:value-type="string">": "article-journal", "publisher-place": "University of Wisconsin, Madison, WI 53706, United States", "author": [{"given": "D", "dropping-particle": "", "suffix": "", "family": "Aigner", "parse-names": false, "non-dropping-particle": ""}, {"given": "C A K</meta:user-defined>
    <meta:user-defined meta:name="Mendeley_Bookmark_IJjceKoKKd_3" meta:value-type="string">", "dropping-particle": "", "suffix": "", "family": "Lovell", "parse-names": false, "non-dropping-particle": ""}, {"given": "P", "dropping-particle": "", "suffix": "", "family": "Schmidt", "parse-names": false, "non-dropping-particle": ""}], "issued": {"d</meta:user-defined>
    <meta:user-defined meta:name="Mendeley_Bookmark_IJjceKoKKd_4" meta:value-type="string">ate-parts": [["1977"]]}, "abstract": "Previous studies of the so-called frontier production function have not utilized an adequate characterization of the disturbance term for such a model. In this paper we provide an appropriate specification, by definin</meta:user-defined>
    <meta:user-defined meta:name="Mendeley_Bookmark_IJjceKoKKd_5" meta:value-type="string">g the disturbance term as the sum of symmetric normal and (negative) half-normal random variables. Various aspects of maximum-likelihood estimation for the coefficients of a production function with an additive disturbance term of this sort are then consi</meta:user-defined>
    <meta:user-defined meta:name="Mendeley_Bookmark_IJjceKoKKd_6" meta:value-type="string">dered. \u00a9 1977.", "title": "Formulation and estimation of stochastic frontier production function models", "page": "21-37", "note": "Cited By (since 1996): 1709\n        \nExport Date: 27 February 2013\n        \nSource: Scopus\n        \nCODEN: JECMB</meta:user-defined>
    <meta:user-defined meta:name="Mendeley_Bookmark_IJjceKoKKd_7" meta:value-type="string">\n        \nLanguage of Original Document: English\n        \nCorrespondence Address: Aigner, D.; University of Wisconsin, Madison, WI 53706, United States", "container-title": "Journal of Econometrics", "issue": "1", "id": "ITEM-1"}}], "properties": {"no</meta:user-defined>
    <meta:user-defined meta:name="Mendeley_Bookmark_IJjceKoKKd_8" meta:value-type="string">teIndex": 0}, "schema": "https://github.com/citation-style-language/schema/raw/master/csl-citation.json"}</meta:user-defined>
    <meta:user-defined meta:name="Mendeley_Bookmark_JQYQPZVSoK_1" meta:value-type="string">ADDIN CSL_CITATION {"mendeley": {"previouslyFormattedCitation": "(2000)"}, "citationItems": [{"suppress-author": 1, "uris": ["http://www.mendeley.com/documents/?uuid=37a1155c-684d-4001-b1ce-0531b3dcf4f3"], "id": "ITEM-1", "itemData": {"DOI": "10.1093/erae</meta:user-defined>
    <meta:user-defined meta:name="Mendeley_Bookmark_JQYQPZVSoK_2" meta:value-type="string">/27.4.473", "type": "article-journal", "author": [{"given": "O W", "dropping-particle": "", "suffix": "", "family": "Maietta", "parse-names": false, "non-dropping-particle": ""}], "issued": {"date-parts": [["2000"]]}, "abstract": "This paper considers the</meta:user-defined>
    <meta:user-defined meta:name="Mendeley_Bookmark_JQYQPZVSoK_3" meta:value-type="string"> decomposition of cost inefficiency into \nits technical and allocative components. First, the relevant literature is \nsurveyed, showing that the shadow price approach has significant \ncomputational advantages over alternative procedures. To illustrate </meta:user-defined>
    <meta:user-defined meta:name="Mendeley_Bookmark_JQYQPZVSoK_4" meta:value-type="string">this \napproach, a shadow cost model is applied to a panel of dairy farms in \nNorthern Italy, and cost inefficiency is decomposed into its technical and \nallocative components. The main results from this application are that the \ncost excess owing to i</meta:user-defined>
    <meta:user-defined meta:name="Mendeley_Bookmark_JQYQPZVSoK_5" meta:value-type="string">nefficiency in the sample is on average 69 per cent, \nmainly as a result of technical inefficiency, and that allocative \ninefficiency relates to the under-utilisation of forage crops and of \npurchased feed with respect to hired labour.", "title": "The </meta:user-defined>
    <meta:user-defined meta:name="Mendeley_Bookmark_JQYQPZVSoK_6" meta:value-type="string">decomposition of cost inefficiency into technical and allocative components with panel data of Italian dairy farms", "page": "473-495", "volume": "27", "container-title": "European Review of Agricultural Economics", "issue": "4", "id": "ITEM-1"}}], "prope</meta:user-defined>
    <meta:user-defined meta:name="Mendeley_Bookmark_JQYQPZVSoK_7" meta:value-type="string">rties": {"noteIndex": 0}, "schema": "https://github.com/citation-style-language/schema/raw/master/csl-citation.json"}</meta:user-defined>
    <meta:user-defined meta:name="Mendeley_Bookmark_KUlT2x4xQh_1" meta:value-type="string">ADDIN CSL_CITATION {"mendeley": {"previouslyFormattedCitation": "(2008)"}, "citationItems": [{"suppress-author": 1, "uris": ["http://www.mendeley.com/documents/?uuid=303c6156-1d87-4be1-820d-75ec8e4f1fde"], "id": "ITEM-1", "itemData": {"publisher": "Blackw</meta:user-defined>
    <meta:user-defined meta:name="Mendeley_Bookmark_KUlT2x4xQh_2" meta:value-type="string">ell Publishing Ltd", "type": "article-journal", "author": [{"given": "Subal C", "dropping-particle": "", "suffix": "", "family": "Kumbhakar", "parse-names": false, "non-dropping-particle": ""}, {"given": "Efthymios G", "dropping-particle": "", "suffix": "</meta:user-defined>
    <meta:user-defined meta:name="Mendeley_Bookmark_KUlT2x4xQh_3" meta:value-type="string">", "family": "Tsionas", "parse-names": false, "non-dropping-particle": ""}], "issued": {"date-parts": [["2008"]]}, "abstract": "Technical inefficiency can be modeled as either input-oriented \n(IO) or output-oriented (OO). However, in the estimation of pa</meta:user-defined>
    <meta:user-defined meta:name="Mendeley_Bookmark_KUlT2x4xQh_4" meta:value-type="string">rametric \nstochastic production frontier models which use maximum likelihood method \nonly the OO measure is used. In this article we consider a simple \nnonhomogeneous production function and estimate it with both IO and OO \nspecifications. A sample of</meta:user-defined>
    <meta:user-defined meta:name="Mendeley_Bookmark_KUlT2x4xQh_5" meta:value-type="string"> 80 Spanish dairy data (1993\u20131998) is used to \nestimate both models. We consider one output (liters of milk) and four \nvariable inputs (viz., number of cows, kilograms of concentrates, hectares of \nland, and labor [measured in man-equivalent units</meta:user-defined>
    <meta:user-defined meta:name="Mendeley_Bookmark_KUlT2x4xQh_6" meta:value-type="string">]). We find that returns to \nscale (RTS) and technical efficiency results derived from these models are \ndifferent because either estimated technologies are different, or they are \nevaluated at different points. Using a Monte Carlo analysis we show tha</meta:user-defined>
    <meta:user-defined meta:name="Mendeley_Bookmark_KUlT2x4xQh_7" meta:value-type="string">t if \nRTS is close to unity differences in the estimates of RTS and technical \nefficiency are smaller. This holds true for estimates of both RTS and \ntechnical efficiency.", "title": "Estimation of input-oriented technical efficiency using a nonhomogen</meta:user-defined>
    <meta:user-defined meta:name="Mendeley_Bookmark_KUlT2x4xQh_8" meta:value-type="string">eous stochastic production frontier model", "page": "99-108", "volume": "38", "container-title": "Agricultural Economics", "issue": "1", "id": "ITEM-1"}}], "properties": {"noteIndex": 0}, "schema": "https://github.com/citation-style-language/schema/raw/ma</meta:user-defined>
    <meta:user-defined meta:name="Mendeley_Bookmark_KUlT2x4xQh_9" meta:value-type="string">ster/csl-citation.json"}</meta:user-defined>
    <meta:user-defined meta:name="Mendeley_Bookmark_LdmGQGbewV_1" meta:value-type="string">ADDIN CSL_CITATION {"mendeley": {"previouslyFormattedCitation": "(2004)"}, "citationItems": [{"suppress-author": 1, "uris": ["http://www.mendeley.com/documents/?uuid=c737d1d1-9996-4c58-bfdf-d6ee424d3d5f"], "id": "ITEM-1", "itemData": {"volume": "22", "pub</meta:user-defined>
    <meta:user-defined meta:name="Mendeley_Bookmark_LdmGQGbewV_2" meta:value-type="string">lisher": "Springer Netherlands", "type": "article-journal", "author": [{"given": "Catherine", "dropping-particle": "", "suffix": "", "family": "Paul", "parse-names": false, "non-dropping-particle": ""}, {"given": "Richard", "dropping-particle": "", "suffi</meta:user-defined>
    <meta:user-defined meta:name="Mendeley_Bookmark_LdmGQGbewV_3" meta:value-type="string">x": "", "family": "Nehring", "parse-names": false, "non-dropping-particle": ""}, {"given": "David", "dropping-particle": "", "suffix": "", "family": "Banker", "parse-names": false, "non-dropping-particle": ""}, {"given": "Agapi", "dropping-particle": "", </meta:user-defined>
    <meta:user-defined meta:name="Mendeley_Bookmark_LdmGQGbewV_4" meta:value-type="string">"suffix": "", "family": "Somwaru", "parse-names": false, "non-dropping-particle": ""}], "issued": {"date-parts": [["2004"]]}, "abstract": "The structural transformation of agriculture in recent decades \nhas raised serious concerns about the future of the</meta:user-defined>
    <meta:user-defined meta:name="Mendeley_Bookmark_LdmGQGbewV_5" meta:value-type="string"> family farm. This study \nexamines the economic performance of U.S. farms, to explore the potential of \nsmaller farms to compete with larger entities, and ultimately to survive in \nthis rapidly changing environment. We use deterministic and stochastic </meta:user-defined>
    <meta:user-defined meta:name="Mendeley_Bookmark_LdmGQGbewV_6" meta:value-type="string">\nfrontier methods and survey data to measure and evaluate factors underlying \nscale economies (SEC) and efficiency (SEF) of corn-belt farms for 1996\u20132001. \nOur results suggest that family farms are both scale and technically \ninefficient. Potenti</meta:user-defined>
    <meta:user-defined meta:name="Mendeley_Bookmark_LdmGQGbewV_7" meta:value-type="string">al for the exploitation of significant scale and scope \neconomies, and some greater technical efficiency, seem to be driving trends \ntoward increased farm size and dwindling competitiveness of the small family \nfarm.", "title": "Scale Economies and Eff</meta:user-defined>
    <meta:user-defined meta:name="Mendeley_Bookmark_LdmGQGbewV_8" meta:value-type="string">iciency in U.S. Agriculture: Are Traditional Farms History?", "page": "185-205", "note": "10.1007/s11123-004-7573-1", "container-title": "Journal of Productivity Analysis", "issue": "3", "id": "ITEM-1"}}], "properties": {"noteIndex": 0}, "schema": "https:</meta:user-defined>
    <meta:user-defined meta:name="Mendeley_Bookmark_LdmGQGbewV_9" meta:value-type="string">//github.com/citation-style-language/schema/raw/master/csl-citation.json"}</meta:user-defined>
    <meta:user-defined meta:name="Mendeley_Bookmark_OhhRhIt4dW_1" meta:value-type="string">ADDIN CSL_CITATION {"mendeley": {"previouslyFormattedCitation": "(1957)"}, "citationItems": [{"suppress-author": 1, "uris": ["http://www.mendeley.com/documents/?uuid=f86535ff-9460-473d-bf45-9ea69946152c"], "id": "ITEM-1", "itemData": {"type": "article-jou</meta:user-defined>
    <meta:user-defined meta:name="Mendeley_Bookmark_OhhRhIt4dW_2" meta:value-type="string">rnal", "author": [{"given": "M. J", "dropping-particle": "", "suffix": "", "family": "Farrell", "parse-names": false, "non-dropping-particle": ""}], "issued": {"date-parts": [["1957"]]}, "title": "The Measurement of Productive Efficiency", "page": "pp. 25</meta:user-defined>
    <meta:user-defined meta:name="Mendeley_Bookmark_OhhRhIt4dW_3" meta:value-type="string">3-290", "volume": "120", "container-title": "Journal of the Royal Statistical Society. Series A (General)", "issue": "3", "id": "ITEM-1"}}], "properties": {"noteIndex": 0}, "schema": "https://github.com/citation-style-language/schema/raw/master/csl-citati</meta:user-defined>
    <meta:user-defined meta:name="Mendeley_Bookmark_OhhRhIt4dW_4" meta:value-type="string">on.json"}</meta:user-defined>
    <meta:user-defined meta:name="Mendeley_Bookmark_OkjgsKOcT5_1" meta:value-type="string">ADDIN CSL_CITATION {"mendeley": {"previouslyFormattedCitation": "(1991)"}, "citationItems": [{"suppress-author": 1, "uris": ["http://www.mendeley.com/documents/?uuid=b61f14f5-6255-43ea-9791-e5bb569898f2"], "id": "ITEM-1", "itemData": {"publisher": "Americ</meta:user-defined>
    <meta:user-defined meta:name="Mendeley_Bookmark_OkjgsKOcT5_2" meta:value-type="string">an Statistical Association", "DOI": "10.2307/1391292", "type": "article-journal", "author": [{"given": "Subal C", "dropping-particle": "", "suffix": "", "family": "Kumbhakar", "parse-names": false, "non-dropping-particle": ""}, {"given": "Soumendra", "dro</meta:user-defined>
    <meta:user-defined meta:name="Mendeley_Bookmark_OkjgsKOcT5_3" meta:value-type="string">pping-particle": "", "suffix": "", "family": "Ghosh", "parse-names": false, "non-dropping-particle": ""}, {"given": "J Thomas", "dropping-particle": "", "suffix": "", "family": "McGuckin", "parse-names": false, "non-dropping-particle": ""}], "issued": {"d</meta:user-defined>
    <meta:user-defined meta:name="Mendeley_Bookmark_OkjgsKOcT5_4" meta:value-type="string">ate-parts": [["1991", "7", "1"]]}, "abstract": "This article investigates farm-level efficiency of U.S. dairy farmers by estimating their technical and allocative efficiency. Technical inefficiency is assumed to be composed of a deterministic component th</meta:user-defined>
    <meta:user-defined meta:name="Mendeley_Bookmark_OkjgsKOcT5_5" meta:value-type="string">at is a function of some farm-specific characteristics and a random component. By doing this we extend the stochastic frontier methodology in which determinants of technical inefficiency are explicitly introduced in the model. Given the inputs, variations</meta:user-defined>
    <meta:user-defined meta:name="Mendeley_Bookmark_OkjgsKOcT5_6" meta:value-type="string"> in efficiency of farms are then explained by both deterministic and random components of technical inefficiency. The empirical results indicate that (a) levels of education of the farmer are important factors determining technical inefficiency and (b) la</meta:user-defined>
    <meta:user-defined meta:name="Mendeley_Bookmark_OkjgsKOcT5_7" meta:value-type="string">rge farms are more efficient (technically) than small and medium-sized farms. Both technical and allocative inefficiency are found to decrease with increase in the level of education of the farmer. CR - Copyright &amp;#169; 1991 American Statistical Associati</meta:user-defined>
    <meta:user-defined meta:name="Mendeley_Bookmark_OkjgsKOcT5_8" meta:value-type="string">on", "title": "A Generalized Production Frontier Approach for Estimating Determinants of Inefficiency in U.S. Dairy Farms", "page": "279-286", "volume": "9", "container-title": "Journal of Business &amp; Economic Statistics", "issue": "3", "id": "ITEM-1"}}], </meta:user-defined>
    <meta:user-defined meta:name="Mendeley_Bookmark_OkjgsKOcT5_9" meta:value-type="string">"properties": {"noteIndex": 0}, "schema": "https://github.com/citation-style-language/schema/raw/master/csl-citation.json"}</meta:user-defined>
    <meta:user-defined meta:name="Mendeley_Bookmark_QJlcdUrTc9_1" meta:value-type="string">ADDIN CSL_CITATION {"mendeley": {"previouslyFormattedCitation": "(2005)"}, "citationItems": [{"suppress-author": 1, "uris": ["http://www.mendeley.com/documents/?uuid=ae0529fa-5e4d-464f-a5c7-4365a59cf6a9"], "id": "ITEM-1", "itemData": {"publisher": "Blackw</meta:user-defined>
    <meta:user-defined meta:name="Mendeley_Bookmark_QJlcdUrTc9_2" meta:value-type="string">ell Publishing Inc.", "type": "article-journal", "author": [{"given": "David", "dropping-particle": "", "suffix": "", "family": "Colman", "parse-names": false, "non-dropping-particle": ""}, {"given": "Alexander", "dropping-particle": "", "suffix": "", "fa</meta:user-defined>
    <meta:user-defined meta:name="Mendeley_Bookmark_QJlcdUrTc9_3" meta:value-type="string">mily": "Solomon", "parse-names": false, "non-dropping-particle": ""}, {"given": "Len", "dropping-particle": "", "suffix": "", "family": "Gill", "parse-names": false, "non-dropping-particle": ""}], "issued": {"date-parts": [["2005"]]}, "abstract": "Short-r</meta:user-defined>
    <meta:user-defined meta:name="Mendeley_Bookmark_QJlcdUrTc9_4" meta:value-type="string">un own-price response elasticities are estimated from two \nsamples of panel data for specialist dairy farms in the Northwest and \nSouthwest of England. Although these farms are subject to milk marketing \nquotas, the free tradability of quotas enables t</meta:user-defined>
    <meta:user-defined meta:name="Mendeley_Bookmark_QJlcdUrTc9_5" meta:value-type="string">hem individually to adjust \nthe output quite rapidly. Model specifications have been chosen to test the \nability of panel data to directly reveal behavioral responses without the \nimposition of theoretical restrictions. Significantly, the two independe</meta:user-defined>
    <meta:user-defined meta:name="Mendeley_Bookmark_QJlcdUrTc9_6" meta:value-type="string">nt \nsamples generate quite similar results, especially in terms of supply \nresponse measures. Stable and promising estimates are obtained with \nsimultaneous models giving higher elasticities than single equation models.", "title": "Supply response of U</meta:user-defined>
    <meta:user-defined meta:name="Mendeley_Bookmark_QJlcdUrTc9_7" meta:value-type="string">.K. milk producers", "page": "239-251", "volume": "32", "container-title": "Agricultural Economics", "issue": "3", "id": "ITEM-1"}}], "properties": {"noteIndex": 0}, "schema": "https://github.com/citation-style-language/schema/raw/master/csl-citation.json</meta:user-defined>
    <meta:user-defined meta:name="Mendeley_Bookmark_QJlcdUrTc9_8" meta:value-type="string">"}</meta:user-defined>
    <meta:user-defined meta:name="Mendeley_Bookmark_QcD0wHCBU4_1" meta:value-type="string">ADDIN CSL_CITATION {"mendeley": {"previouslyFormattedCitation": "(1987)"}, "citationItems": [{"suppress-author": 1, "uris": ["http://www.mendeley.com/documents/?uuid=adaaebd1-ee77-42d1-9fe4-922c5bcee405"], "id": "ITEM-1", "itemData": {"publisher": "Depart</meta:user-defined>
    <meta:user-defined meta:name="Mendeley_Bookmark_QcD0wHCBU4_2" meta:value-type="string">ment of Agricultural Economics, Rural Economy Research Centre, An Foras Taluntais", "ISBN": "094832130X", "publisher-place": "Dublin", "author": [{"given": "G E", "dropping-particle": "", "suffix": "", "family": "Boyle", "parse-names": false, "non-droppin</meta:user-defined>
    <meta:user-defined meta:name="Mendeley_Bookmark_QcD0wHCBU4_3" meta:value-type="string">g-particle": ""}], "issued": {"date-parts": [["1987"]]}, "title": "How Technically Efficient is Irish Agriculture?: Methods of Measurement", "number": "7", "type": "article", "id": "ITEM-1"}}], "properties": {"noteIndex": 0}, "schema": "https://github.com</meta:user-defined>
    <meta:user-defined meta:name="Mendeley_Bookmark_QcD0wHCBU4_4" meta:value-type="string">/citation-style-language/schema/raw/master/csl-citation.json"}</meta:user-defined>
    <meta:user-defined meta:name="Mendeley_Bookmark_TP30bRMKdZ_1" meta:value-type="string">ADDIN CSL_CITATION {"mendeley": {"previouslyFormattedCitation": "(2005)"}, "citationItems": [{"suppress-author": 1, "uris": ["http://www.mendeley.com/documents/?uuid=e2a06afe-5e70-43a6-8320-a49122c2b7df"], "id": "ITEM-1", "itemData": {"volume": "23", "pub</meta:user-defined>
    <meta:user-defined meta:name="Mendeley_Bookmark_TP30bRMKdZ_2" meta:value-type="string">lisher": "Springer Netherlands", "type": "article-journal", "author": [{"given": "Willam", "dropping-particle": "", "suffix": "", "family": "Greene", "parse-names": false, "non-dropping-particle": ""}], "issued": {"date-parts": [["2005"]]}, "abstract": "R</meta:user-defined>
    <meta:user-defined meta:name="Mendeley_Bookmark_TP30bRMKdZ_3" meta:value-type="string">eceived stochastic frontier analyses with panel data have relied on traditional fixed and random effects models. We propose extensions that circumvent two shortcomings of these approaches. The conventional panel data estimators assume that technical or co</meta:user-defined>
    <meta:user-defined meta:name="Mendeley_Bookmark_TP30bRMKdZ_4" meta:value-type="string">st inefficiency is time invariant. Second, the fixed and random effects estimators force any time invariant cross unit heterogeneity into the same term that is being used to capture the inefficiency. Inefficiency measures in these models may be picking up</meta:user-defined>
    <meta:user-defined meta:name="Mendeley_Bookmark_TP30bRMKdZ_5" meta:value-type="string"> heterogeneity in addition to or even instead of inefficiency. A fixed effects model is extended to the stochastic frontier model using results that specifically employ the nonlinear specification. The random effects model is reformulated as a special cas</meta:user-defined>
    <meta:user-defined meta:name="Mendeley_Bookmark_TP30bRMKdZ_6" meta:value-type="string">e of the random parameters model. The techniques are illustrated in applications to the U.S. banking industry and a cross country comparison of the efficiency of health care delivery.", "title": "Fixed and Random Effects in Stochastic Frontier Models", "p</meta:user-defined>
    <meta:user-defined meta:name="Mendeley_Bookmark_TP30bRMKdZ_7" meta:value-type="string">age": "7-32", "note": "10.1007/s11123-004-8545-1", "container-title": "Journal of Productivity Analysis", "issue": "1", "id": "ITEM-1"}}], "properties": {"noteIndex": 0}, "schema": "https://github.com/citation-style-language/schema/raw/master/csl-citation</meta:user-defined>
    <meta:user-defined meta:name="Mendeley_Bookmark_TP30bRMKdZ_8" meta:value-type="string">.json"}</meta:user-defined>
    <meta:user-defined meta:name="Mendeley_Bookmark_UdJPqLBi7K_1" meta:value-type="string">ADDIN CSL_CITATION {"mendeley": {"previouslyFormattedCitation": "(2009)"}, "citationItems": [{"suppress-author": 1, "uris": ["http://www.mendeley.com/documents/?uuid=0be16024-6a74-4165-8ddb-97009cc3c686"], "id": "ITEM-1", "itemData": {"publisher": "Blackw</meta:user-defined>
    <meta:user-defined meta:name="Mendeley_Bookmark_UdJPqLBi7K_2" meta:value-type="string">ell Publishing Ltd", "type": "article-journal", "author": [{"given": "Thia", "dropping-particle": "", "suffix": "", "family": "Hennessy", "parse-names": false, "non-dropping-particle": ""}, {"given": "Shailesh", "dropping-particle": "", "suffix": "", "fam</meta:user-defined>
    <meta:user-defined meta:name="Mendeley_Bookmark_UdJPqLBi7K_3" meta:value-type="string">ily": "Shrestha", "parse-names": false, "non-dropping-particle": ""}, {"given": "Laurence", "dropping-particle": "", "suffix": "", "family": "Shalloo", "parse-names": false, "non-dropping-particle": ""}], "issued": {"date-parts": [["2009"]]}, "abstract": </meta:user-defined>
    <meta:user-defined meta:name="Mendeley_Bookmark_UdJPqLBi7K_4" meta:value-type="string">"Abstract This paper estimates the inefficiencies associated with the regionalisation of the milk quota trade. An optimisation model is developed to estimate the economic value of quota. Quota values are aggregated to derive quota sale and purchase curves</meta:user-defined>
    <meta:user-defined meta:name="Mendeley_Bookmark_UdJPqLBi7K_5" meta:value-type="string"> under two scenarios: first, where quotas can be traded nationally and second, where the trade of quota is regionally restricted. Quota trade is simulated and the consequent effects on supplier structure estimated. Through the derivation of sectoral cumul</meta:user-defined>
    <meta:user-defined meta:name="Mendeley_Bookmark_UdJPqLBi7K_6" meta:value-type="string">ative cost curves it is possible to estimate the impact of regionalising quota trade on sector efficiency. The model is solved using National Farm Survey data from Ireland and the inefficiencies of regionalised quota trade in Ireland are estimated at \u20</meta:user-defined>
    <meta:user-defined meta:name="Mendeley_Bookmark_UdJPqLBi7K_7" meta:value-type="string">ac27 million. The paper concludes by discussing the implications of restricted quota trade, especially in the context of eventual quota removal.", "title": "The Inefficiencies of Regionalised Milk Quota Trade", "page": "334-347", "volume": "60", "containe</meta:user-defined>
    <meta:user-defined meta:name="Mendeley_Bookmark_UdJPqLBi7K_8" meta:value-type="string">r-title": "Journal of Agricultural Economics", "issue": "2", "id": "ITEM-1"}}], "properties": {"noteIndex": 0}, "schema": "https://github.com/citation-style-language/schema/raw/master/csl-citation.json"}</meta:user-defined>
    <meta:user-defined meta:name="Mendeley_Bookmark_UfdcXtDDH6_1" meta:value-type="string">ADDIN CSL_CITATION {"mendeley": {"previouslyFormattedCitation": "(2007)"}, "citationItems": [{"suppress-author": 1, "uris": ["http://www.mendeley.com/documents/?uuid=fc702eec-dc19-4365-96af-2d77af45c96d"], "id": "ITEM-1", "itemData": {"DOI": "10.1093/erae</meta:user-defined>
    <meta:user-defined meta:name="Mendeley_Bookmark_UfdcXtDDH6_2" meta:value-type="string">/jbm023", "type": "article-journal", "author": [{"given": "Awudu", "dropping-particle": "", "suffix": "", "family": "Abdulai", "parse-names": false, "non-dropping-particle": ""}, {"given": "Hendrik", "dropping-particle": "", "suffix": "", "family": "Tietj</meta:user-defined>
    <meta:user-defined meta:name="Mendeley_Bookmark_UfdcXtDDH6_3" meta:value-type="string">e", "parse-names": false, "non-dropping-particle": ""}], "issued": {"date-parts": [["2007"]]}, "abstract": "This article uses panel data estimation techniques to examine technical efficiency of individual dairy farms in northern Germany. To the extent tha</meta:user-defined>
    <meta:user-defined meta:name="Mendeley_Bookmark_UfdcXtDDH6_4" meta:value-type="string">t agricultural production is characterised by heterogeneous production conditions, estimation techniques that do not account for unobserved heterogeneity produce biased efficiency estimates. We therefore estimate a number of conventional panel data models</meta:user-defined>
    <meta:user-defined meta:name="Mendeley_Bookmark_UfdcXtDDH6_5" meta:value-type="string"> and Greene's recently proposed \u2018true\u2019 random-effects model, as well as an extension of the model to ascertain the effects of different specification on the production function and efficiency estimates. Our results appear to support theoretical </meta:user-defined>
    <meta:user-defined meta:name="Mendeley_Bookmark_UfdcXtDDH6_6" meta:value-type="string">expectations and previous findings according to which a specification that is both time-variant and also controls correlations between unobserved heterogeneity and the explanatory variables avoids heterogeneity bias and thus ensures consistent efficiency </meta:user-defined>
    <meta:user-defined meta:name="Mendeley_Bookmark_UfdcXtDDH6_7" meta:value-type="string">estimates.", "title": "Estimating technical efficiency under unobserved heterogeneity with stochastic frontier models: application to northern German dairy farms", "page": "393-416", "volume": "34", "container-title": "European Review of Agricultural Econ</meta:user-defined>
    <meta:user-defined meta:name="Mendeley_Bookmark_UfdcXtDDH6_8" meta:value-type="string">omics", "issue": "3", "id": "ITEM-1"}}], "properties": {"noteIndex": 0}, "schema": "https://github.com/citation-style-language/schema/raw/master/csl-citation.json"}</meta:user-defined>
    <meta:user-defined meta:name="Mendeley_Bookmark_WzapORBZ9I_1" meta:value-type="string">ADDIN CSL_CITATION {"mendeley": {"previouslyFormattedCitation": "(2008)"}, "citationItems": [{"suppress-author": 1, "uris": ["http://www.mendeley.com/documents/?uuid=dcdf2b68-81aa-4f0a-afb5-b7eb4686e390"], "id": "ITEM-1", "itemData": {"publisher": "Blackw</meta:user-defined>
    <meta:user-defined meta:name="Mendeley_Bookmark_WzapORBZ9I_10" meta:value-type="string">objective, and that there is scope for increased farm growth if the quota regime is liberalised.", "title": "Impacts of Norwegian Milk Quotas on Output Growth: A Modified Distance Function Approach", "page": "350-369", "volume": "59", "container-title": "</meta:user-defined>
    <meta:user-defined meta:name="Mendeley_Bookmark_WzapORBZ9I_11" meta:value-type="string">Journal of Agricultural Economics", "issue": "2", "id": "ITEM-1"}}], "properties": {"noteIndex": 0}, "schema": "https://github.com/citation-style-language/schema/raw/master/csl-citation.json"}</meta:user-defined>
    <meta:user-defined meta:name="Mendeley_Bookmark_WzapORBZ9I_2" meta:value-type="string">ell Publishing Ltd", "type": "article-journal", "author": [{"given": "Subal C", "dropping-particle": "", "suffix": "", "family": "Kumbhakar", "parse-names": false, "non-dropping-particle": ""}, {"given": "Gudbrand", "dropping-particle": "", "suffix": "", </meta:user-defined>
    <meta:user-defined meta:name="Mendeley_Bookmark_WzapORBZ9I_3" meta:value-type="string">"family": "Lien", "parse-names": false, "non-dropping-particle": ""}, {"given": "Ola", "dropping-particle": "", "suffix": "", "family": "Flaten", "parse-names": false, "non-dropping-particle": ""}, {"given": "Ragnar", "dropping-particle": "", "suffix": ""</meta:user-defined>
    <meta:user-defined meta:name="Mendeley_Bookmark_WzapORBZ9I_4" meta:value-type="string">, "family": "Tveter\\ras", "parse-names": false, "non-dropping-particle": ""}], "issued": {"date-parts": [["2008"]]}, "abstract": "Abstract Quota regulations that prevent output expansion of farms and reallocation of output between farms can cause lower g</meta:user-defined>
    <meta:user-defined meta:name="Mendeley_Bookmark_WzapORBZ9I_5" meta:value-type="string">rowth in output and productivity. The aim of this study was to explain the output growth rate of Norwegian dairy farms since 1976, and to decompose it into output, input, socioeconomic and technical change components. Instead of using the standard distanc</meta:user-defined>
    <meta:user-defined meta:name="Mendeley_Bookmark_WzapORBZ9I_6" meta:value-type="string">e function approach for multi-output technologies, we use a growth rate formulation, which automatically removes the farm-specific effects. This formulation also helps to impose non-negativity constraints on marginal products of inputs (input elasticities</meta:user-defined>
    <meta:user-defined meta:name="Mendeley_Bookmark_WzapORBZ9I_7" meta:value-type="string">), which are often violated for many observations, especially when flexible functional forms are used. The farm-level panel data cover three periods: before the quota scheme was introduced (1976\u20131982); the period with the most output-restricting quot</meta:user-defined>
    <meta:user-defined meta:name="Mendeley_Bookmark_WzapORBZ9I_8" meta:value-type="string">a scheme (1983\u20131996); and the period with a more flexible quota scheme (from 1997 onwards). Results show that the milk quota regulations had a significant constraining effect on output growth, in particular on milk output in the period 1983\u20131996</meta:user-defined>
    <meta:user-defined meta:name="Mendeley_Bookmark_WzapORBZ9I_9" meta:value-type="string">. Furthermore, the output mix has shifted towards meat production for the average farm. What emerges from this study is that output growth and technical change are negatively influenced by policy aims where productive performance has not been the primary </meta:user-defined>
    <meta:user-defined meta:name="Mendeley_Bookmark_Y39soHTYDd_1" meta:value-type="string">ADDIN CSL_CITATION {"mendeley": {"previouslyFormattedCitation": "(1952)"}, "citationItems": [{"suppress-author": 1, "uris": ["http://www.mendeley.com/documents/?uuid=596f606e-4abc-4fc4-90dc-386ef5052c2e"], "id": "ITEM-1", "itemData": {"type": "article-jou</meta:user-defined>
    <meta:user-defined meta:name="Mendeley_Bookmark_Y39soHTYDd_2" meta:value-type="string">rnal", "author": [{"given": "T.C.", "dropping-particle": "", "suffix": "", "family": "Koopmans", "parse-names": false, "non-dropping-particle": ""}, {"given": "C.F.", "dropping-particle": "", "suffix": "", "family": "Carter", "parse-names": false, "non-dr</meta:user-defined>
    <meta:user-defined meta:name="Mendeley_Bookmark_Y39soHTYDd_3" meta:value-type="string">opping-particle": ""}], "issued": {"date-parts": [["1952"]]}, "abstract": "IN June 1949 a conference on \" linear programming \" was held in Chicago at the Cowles Commission for Research in Econo- mics. This volume contains the principal papers read to th</meta:user-defined>
    <meta:user-defined meta:name="Mendeley_Bookmark_Y39soHTYDd_4" meta:value-type="string">at conference. The contributors include many of the major figures in the large and active group of econometricians in the United States-Samuelson, Arrow, Dantzig, Georgesou-Roegen, Gerten- haber, Koopmans, Kuhn, Morgenstern, Tucker, Marshall Wood and othe</meta:user-defined>
    <meta:user-defined meta:name="Mendeley_Bookmark_Y39soHTYDd_5" meta:value-type="string">rs.", "title": "Activity Analysis of Production and Allocation", "page": "625-628", "volume": "62", "container-title": "The Economic Journal", "issue": "247", "id": "ITEM-1"}}], "properties": {"noteIndex": 0}, "schema": "https://github.com/citation-style-</meta:user-defined>
    <meta:user-defined meta:name="Mendeley_Bookmark_Y39soHTYDd_6" meta:value-type="string">language/schema/raw/master/csl-citation.json"}</meta:user-defined>
    <meta:user-defined meta:name="Mendeley_Bookmark_YtTYjHE20u_1" meta:value-type="string">ADDIN CSL_CITATION {"mendeley": {"previouslyFormattedCitation": "(1952)"}, "citationItems": [{"suppress-author": 1, "uris": ["http://www.mendeley.com/documents/?uuid=596f606e-4abc-4fc4-90dc-386ef5052c2e"], "id": "ITEM-1", "itemData": {"type": "article-jou</meta:user-defined>
    <meta:user-defined meta:name="Mendeley_Bookmark_YtTYjHE20u_2" meta:value-type="string">rnal", "author": [{"given": "T.C.", "dropping-particle": "", "suffix": "", "family": "Koopmans", "parse-names": false, "non-dropping-particle": ""}, {"given": "C.F.", "dropping-particle": "", "suffix": "", "family": "Carter", "parse-names": false, "non-dr</meta:user-defined>
    <meta:user-defined meta:name="Mendeley_Bookmark_YtTYjHE20u_3" meta:value-type="string">opping-particle": ""}], "issued": {"date-parts": [["1952"]]}, "abstract": "IN June 1949 a conference on \" linear programming \" was held in Chicago at the Cowles Commission for Research in Econo- mics. This volume contains the principal papers read to th</meta:user-defined>
    <meta:user-defined meta:name="Mendeley_Bookmark_YtTYjHE20u_4" meta:value-type="string">at conference. The contributors include many of the major figures in the large and active group of econometricians in the United States-Samuelson, Arrow, Dantzig, Georgesou-Roegen, Gerten- haber, Koopmans, Kuhn, Morgenstern, Tucker, Marshall Wood and othe</meta:user-defined>
    <meta:user-defined meta:name="Mendeley_Bookmark_YtTYjHE20u_5" meta:value-type="string">rs.", "title": "Activity Analysis of Production and Allocation", "page": "625-628", "volume": "62", "container-title": "The Economic Journal", "issue": "247", "id": "ITEM-1"}}], "properties": {"noteIndex": 0}, "schema": "https://github.com/citation-style-</meta:user-defined>
    <meta:user-defined meta:name="Mendeley_Bookmark_YtTYjHE20u_6" meta:value-type="string">language/schema/raw/master/csl-citation.json"}</meta:user-defined>
    <meta:user-defined meta:name="Mendeley_Bookmark_Z3Te6Rr7qI_1" meta:value-type="string">ADDIN CSL_CITATION {"mendeley": {"previouslyFormattedCitation": "(1951)"}, "citationItems": [{"suppress-author": 1, "uris": ["http://www.mendeley.com/documents/?uuid=fc9e217e-169a-4c2d-aaad-f46edad4881a"], "id": "ITEM-1", "itemData": {"volume": "19", "typ</meta:user-defined>
    <meta:user-defined meta:name="Mendeley_Bookmark_Z3Te6Rr7qI_2" meta:value-type="string">e": "article-journal", "author": [{"given": "Gerard", "dropping-particle": "", "suffix": "", "family": "Debreu", "parse-names": false, "non-dropping-particle": ""}], "issued": {"date-parts": [["1951"]]}, "abstract": "A numerical evaluation of the \"dead l</meta:user-defined>
    <meta:user-defined meta:name="Mendeley_Bookmark_Z3Te6Rr7qI_3" meta:value-type="string">oss\" associated with a non- optimal situation (in the Pareto sense) of an economic system is sought. Use is made of the intrinsic price systems associated with optimal situa- ations of whose existence a noncalculus proof is given. A coefficient of resour</meta:user-defined>
    <meta:user-defined meta:name="Mendeley_Bookmark_Z3Te6Rr7qI_4" meta:value-type="string">ce utilization yielding measures of the efficiency of the economy is introduced. The treatment is based on vector-set properties in the com- modity space. 1.", "title": "The Coefficient of Resource Utilization", "page": "273-292", "note": "The coefficient</meta:user-defined>
    <meta:user-defined meta:name="Mendeley_Bookmark_Z3Te6Rr7qI_5" meta:value-type="string"> of resource utilization, defined using just the properties of convexity and continuity (which may be relaxed). Precursor to Solow residual and TFP. Leads more naturally to DEA perhaps. ", "container-title": "Econometrica", "issue": "3", "id": "ITEM-1"}}]</meta:user-defined>
    <meta:user-defined meta:name="Mendeley_Bookmark_Z3Te6Rr7qI_6" meta:value-type="string">, "properties": {"noteIndex": 0}, "schema": "https://github.com/citation-style-language/schema/raw/master/csl-citation.json"}</meta:user-defined>
    <meta:user-defined meta:name="Mendeley_Bookmark_aN6zpXnqU3_1" meta:value-type="string">ADDIN CSL_CITATION {"mendeley": {"previouslyFormattedCitation": "(2005)"}, "citationItems": [{"suppress-author": 1, "uris": ["http://www.mendeley.com/documents/?uuid=354794c6-de91-4d6a-a375-ec31b0720d66"], "id": "ITEM-1", "itemData": {"publisher": "Spring</meta:user-defined>
    <meta:user-defined meta:name="Mendeley_Bookmark_aN6zpXnqU3_2" meta:value-type="string">er Verlag", "ISBN": "0-387-24265-1", "publisher-place": "New York", "author": [{"given": "T. J", "dropping-particle": "", "suffix": "", "family": "Coelli", "parse-names": false, "non-dropping-particle": ""}, {"given": "D S P", "dropping-particle": "", "su</meta:user-defined>
    <meta:user-defined meta:name="Mendeley_Bookmark_aN6zpXnqU3_3" meta:value-type="string">ffix": "", "family": "Rao", "parse-names": false, "non-dropping-particle": ""}, {"given": "C J", "dropping-particle": "", "suffix": "", "family": "O\u2019Donnell", "parse-names": false, "non-dropping-particle": ""}, {"given": "G E", "dropping-particle": "</meta:user-defined>
    <meta:user-defined meta:name="Mendeley_Bookmark_aN6zpXnqU3_4" meta:value-type="string">", "suffix": "", "family": "Battese", "parse-names": false, "non-dropping-particle": ""}], "issued": {"date-parts": [["2005"]]}, "title": "An introduction to efficiency and productivity analysis", "note": "        From Duplicate 1 (                       </meta:user-defined>
    <meta:user-defined meta:name="Mendeley_Bookmark_aN6zpXnqU3_5" meta:value-type="string">    An introduction to efficiency and productivity analysis                         - Coelli, T. )\n                \n        \n        \n        From Duplicate 2 (                           An Introduction to Efficiency and Productivity Analysis         </meta:user-defined>
    <meta:user-defined meta:name="Mendeley_Bookmark_aN6zpXnqU3_6" meta:value-type="string">                - Coelli, T J; Rao, D S P; O\u2019Donnell, C J; Battese, G E )\n                \n        \n        \n      ", "type": "book", "id": "ITEM-1"}}], "properties": {"noteIndex": 0}, "schema": "https://github.com/citation-style-language/schema/</meta:user-defined>
    <meta:user-defined meta:name="Mendeley_Bookmark_aN6zpXnqU3_7" meta:value-type="string">raw/master/csl-citation.json"}</meta:user-defined>
    <meta:user-defined meta:name="Mendeley_Bookmark_bA8XBauTdw_1" meta:value-type="string">ADDIN CSL_CITATION {"mendeley": {"previouslyFormattedCitation": "(1977)"}, "citationItems": [{"suppress-author": 1, "uris": ["http://www.mendeley.com/documents/?uuid=3a1c7352-53da-4bc0-abb8-1a10e8e31f59"], "id": "ITEM-1", "itemData": {"volume": "6", "type</meta:user-defined>
    <meta:user-defined meta:name="Mendeley_Bookmark_bA8XBauTdw_2" meta:value-type="string">": "article-journal", "publisher-place": "University of Wisconsin, Madison, WI 53706, United States", "author": [{"given": "D", "dropping-particle": "", "suffix": "", "family": "Aigner", "parse-names": false, "non-dropping-particle": ""}, {"given": "C A K</meta:user-defined>
    <meta:user-defined meta:name="Mendeley_Bookmark_bA8XBauTdw_3" meta:value-type="string">", "dropping-particle": "", "suffix": "", "family": "Lovell", "parse-names": false, "non-dropping-particle": ""}, {"given": "P", "dropping-particle": "", "suffix": "", "family": "Schmidt", "parse-names": false, "non-dropping-particle": ""}], "issued": {"d</meta:user-defined>
    <meta:user-defined meta:name="Mendeley_Bookmark_bA8XBauTdw_4" meta:value-type="string">ate-parts": [["1977"]]}, "abstract": "Previous studies of the so-called frontier production function have not utilized an adequate characterization of the disturbance term for such a model. In this paper we provide an appropriate specification, by definin</meta:user-defined>
    <meta:user-defined meta:name="Mendeley_Bookmark_bA8XBauTdw_5" meta:value-type="string">g the disturbance term as the sum of symmetric normal and (negative) half-normal random variables. Various aspects of maximum-likelihood estimation for the coefficients of a production function with an additive disturbance term of this sort are then consi</meta:user-defined>
    <meta:user-defined meta:name="Mendeley_Bookmark_bA8XBauTdw_6" meta:value-type="string">dered. \u00a9 1977.", "title": "Formulation and estimation of stochastic frontier production function models", "page": "21-37", "note": "Cited By (since 1996): 1709\n        \nExport Date: 27 February 2013\n        \nSource: Scopus\n        \nCODEN: JECMB</meta:user-defined>
    <meta:user-defined meta:name="Mendeley_Bookmark_bA8XBauTdw_7" meta:value-type="string">\n        \nLanguage of Original Document: English\n        \nCorrespondence Address: Aigner, D.; University of Wisconsin, Madison, WI 53706, United States", "container-title": "Journal of Econometrics", "issue": "1", "id": "ITEM-1"}}], "properties": {"no</meta:user-defined>
    <meta:user-defined meta:name="Mendeley_Bookmark_bA8XBauTdw_8" meta:value-type="string">teIndex": 0}, "schema": "https://github.com/citation-style-language/schema/raw/master/csl-citation.json"}</meta:user-defined>
    <meta:user-defined meta:name="Mendeley_Bookmark_bG7MtlrkET_1" meta:value-type="string">ADDIN CSL_CITATION {"mendeley": {"previouslyFormattedCitation": "(2004)"}, "citationItems": [{"suppress-author": 1, "uris": ["http://www.mendeley.com/documents/?uuid=e9010738-596b-4486-af65-5b074b5a61f9"], "id": "ITEM-1", "itemData": {"publisher": "Blackw</meta:user-defined>
    <meta:user-defined meta:name="Mendeley_Bookmark_bG7MtlrkET_2" meta:value-type="string">ell Publishing Ltd", "type": "article-journal", "author": [{"given": "Efthymios G", "dropping-particle": "", "suffix": "", "family": "Tsionas", "parse-names": false, "non-dropping-particle": ""}, {"given": "Subal C", "dropping-particle": "", "suffix": "",</meta:user-defined>
    <meta:user-defined meta:name="Mendeley_Bookmark_bG7MtlrkET_3" meta:value-type="string"> "family": "Kumbhakar", "parse-names": false, "non-dropping-particle": ""}], "issued": {"date-parts": [["2004"]]}, "abstract": "In this paper, we propose a new approach to stochastic frontier \nmodels, viz., a Markov switching structure to accommodate cro</meta:user-defined>
    <meta:user-defined meta:name="Mendeley_Bookmark_bG7MtlrkET_4" meta:value-type="string">ss-sectional \nparameter heterogeneity and temporal variation in the parameters and \ntechnical inefficiency distributions. The Markov Chain Monte Carlo techniques \nare developed and implemented for Bayesian inferences on parameters and \ntechnical effic</meta:user-defined>
    <meta:user-defined meta:name="Mendeley_Bookmark_bG7MtlrkET_5" meta:value-type="string">iency. We illustrate new methods by estimating world \nproduction frontiers using international panel data on 59 countries observed \nfor 26 years.", "title": "Markov switching stochastic frontier model", "page": "398-425", "volume": "7", "container-title</meta:user-defined>
    <meta:user-defined meta:name="Mendeley_Bookmark_bG7MtlrkET_6" meta:value-type="string">": "Econometrics Journal", "issue": "2", "id": "ITEM-1"}}], "properties": {"noteIndex": 0}, "schema": "https://github.com/citation-style-language/schema/raw/master/csl-citation.json"}</meta:user-defined>
    <meta:user-defined meta:name="Mendeley_Bookmark_cqCflK7BUx_1" meta:value-type="string">ADDIN CSL_CITATION {"mendeley": {"previouslyFormattedCitation": "(1996)"}, "citationItems": [{"suppress-author": 1, "uris": ["http://www.mendeley.com/documents/?uuid=8bf9e74e-e528-429d-b83b-71cc0c350902"], "id": "ITEM-1", "itemData": {"publisher": "Blackw</meta:user-defined>
    <meta:user-defined meta:name="Mendeley_Bookmark_cqCflK7BUx_2" meta:value-type="string">ell Publishing Inc", "type": "article-journal", "author": [{"given": "Timothy J", "dropping-particle": "", "suffix": "", "family": "Richards", "parse-names": false, "non-dropping-particle": ""}], "issued": {"date-parts": [["1996"]]}, "title": "The effect </meta:user-defined>
    <meta:user-defined meta:name="Mendeley_Bookmark_cqCflK7BUx_3" meta:value-type="string">of supply management on dairy productivity", "page": "S458-S462", "volume": "29", "container-title": "Canadian Journal of Economics/Revue canadienne d'Economique", "issue": "Special Issue: Part 2", "id": "ITEM-1"}}], "properties": {"noteIndex": 0}, "schem</meta:user-defined>
    <meta:user-defined meta:name="Mendeley_Bookmark_cqCflK7BUx_4" meta:value-type="string">a": "https://github.com/citation-style-language/schema/raw/master/csl-citation.json"}</meta:user-defined>
    <meta:user-defined meta:name="Mendeley_Bookmark_cuJLbCfzp9_1" meta:value-type="string">ADDIN CSL_CITATION {"mendeley": {"previouslyFormattedCitation": "(1991)", "manualFormatting": "1991"}, "citationItems": [{"suppress-author": 1, "uris": ["http://www.mendeley.com/documents/?uuid=5ff7dd0d-6c27-4622-a435-317a4785e85f"], "id": "ITEM-1", "item</meta:user-defined>
    <meta:user-defined meta:name="Mendeley_Bookmark_cuJLbCfzp9_2" meta:value-type="string">Data": {"volume": "32", "type": "article-journal", "publisher-place": "Federal Reserve Bank, Washington DC", "author": [{"given": "David", "dropping-particle": "", "suffix": "", "family": "Reifschneider", "parse-names": false, "non-dropping-particle": ""}</meta:user-defined>
    <meta:user-defined meta:name="Mendeley_Bookmark_cuJLbCfzp9_3" meta:value-type="string">, {"given": "Rodney", "dropping-particle": "", "suffix": "", "family": "Stevenson", "parse-names": false, "non-dropping-particle": ""}], "issued": {"date-parts": [["1991", "8"]]}, "abstract": "Departures from a production or cost frontier may reflect the </meta:user-defined>
    <meta:user-defined meta:name="Mendeley_Bookmark_cuJLbCfzp9_4" meta:value-type="string">systematic effect of conditions that contribute to inefficiency. To test whether some portion of frontier function departures can be systematically explained, the frontier inefficiency error component is modeled as a function of various causal factors and</meta:user-defined>
    <meta:user-defined meta:name="Mendeley_Bookmark_cuJLbCfzp9_5" meta:value-type="string"> a random component. The functional form of the inefficiency error term model is chosen to assure strict one-sidedness. Preliminary empirical results generated from electric utility data suggest the superiority of including both systematic and random comp</meta:user-defined>
    <meta:user-defined meta:name="Mendeley_Bookmark_cuJLbCfzp9_6" meta:value-type="string">onents in the efficiency error term.", "title": "Systematic Departures from the Frontier: A Framework for the Analysis of Firm Inefficiency", "page": "715-723", "note": "Accession Number: 0252589 Alternate Accession Number: EP6561951; Keywords: Cost;  Pro</meta:user-defined>
    <meta:user-defined meta:name="Mendeley_Bookmark_cuJLbCfzp9_7" meta:value-type="string">duction; Geographic Descriptors: U.S.; Geographic Region: Northern America; Publication Type: Journal Article; Update Code: 199203; Copyright: Copyright of International Economic Review is the property of Wiley-Blackwell and its content may not be copied </meta:user-defined>
    <meta:user-defined meta:name="Mendeley_Bookmark_cuJLbCfzp9_8" meta:value-type="string">or emailed to multiple sites or posted to a listserv without the copyright holder's express written permission. However, users may print, download, or email articles for individual use.", "container-title": "International Economic Review", "issue": "3", "</meta:user-defined>
    <meta:user-defined meta:name="Mendeley_Bookmark_cuJLbCfzp9_9" meta:value-type="string">id": "ITEM-1"}}], "properties": {"noteIndex": 0}, "schema": "https://github.com/citation-style-language/schema/raw/master/csl-citation.json"}</meta:user-defined>
    <meta:user-defined meta:name="Mendeley_Bookmark_eBP7k8OyBP_1" meta:value-type="string">ADDIN CSL_CITATION {"mendeley": {"previouslyFormattedCitation": "(2009)"}, "citationItems": [{"suppress-author": 1, "uris": ["http://www.mendeley.com/documents/?uuid=d99e9f39-dfe5-4b69-bffd-d18f49e36cc9"], "id": "ITEM-1", "itemData": {"title": "Small U.S.</meta:user-defined>
    <meta:user-defined meta:name="Mendeley_Bookmark_eBP7k8OyBP_2" meta:value-type="string"> Dairy Farms: Can They Compete?.", "issued": {"date-parts": [["2009"]]}, "author": [{"given": "Richard", "dropping-particle": "", "suffix": "", "family": "Nehring", "parse-names": false, "non-dropping-particle": ""}, {"given": "Jeffrey", "dropping-particl</meta:user-defined>
    <meta:user-defined meta:name="Mendeley_Bookmark_eBP7k8OyBP_3" meta:value-type="string">e": "", "suffix": "", "family": "Gillespie", "parse-names": false, "non-dropping-particle": ""}, {"given": "Carmen", "dropping-particle": "", "suffix": "", "family": "Sandretto", "parse-names": false, "non-dropping-particle": ""}, {"given": "Charlie", "dr</meta:user-defined>
    <meta:user-defined meta:name="Mendeley_Bookmark_eBP7k8OyBP_4" meta:value-type="string">opping-particle": "", "suffix": "", "family": "Hallahan", "parse-names": false, "non-dropping-particle": ""}], "page": "817-825", "volume": "40", "container-title": "Agricultural Economics", "type": "article-journal", "id": "ITEM-1"}}], "properties": {"no</meta:user-defined>
    <meta:user-defined meta:name="Mendeley_Bookmark_eBP7k8OyBP_5" meta:value-type="string">teIndex": 0}, "schema": "https://github.com/citation-style-language/schema/raw/master/csl-citation.json"}</meta:user-defined>
    <meta:user-defined meta:name="Mendeley_Bookmark_eKj4RUCqSO_1" meta:value-type="string">ADDIN CSL_CITATION {"mendeley": {"previouslyFormattedCitation": "(1989)"}, "citationItems": [{"suppress-author": 1, "uris": ["http://www.mendeley.com/documents/?uuid=39807b9f-7a4b-4c3d-90bb-1e55c669330e"], "id": "ITEM-1", "itemData": {"publisher": "The MI</meta:user-defined>
    <meta:user-defined meta:name="Mendeley_Bookmark_eKj4RUCqSO_2" meta:value-type="string">T Press", "DOI": "10.2307/1928101", "type": "article-journal", "author": [{"given": "Subal C", "dropping-particle": "", "suffix": "", "family": "Kumbhakar", "parse-names": false, "non-dropping-particle": ""}, {"given": "Basudeb", "dropping-particle": "", </meta:user-defined>
    <meta:user-defined meta:name="Mendeley_Bookmark_eKj4RUCqSO_3" meta:value-type="string">"suffix": "", "family": "Biswas", "parse-names": false, "non-dropping-particle": ""}, {"given": "DeeVon", "dropping-particle": "", "suffix": "", "family": "Bailey", "parse-names": false, "non-dropping-particle": ""}], "issued": {"date-parts": [["1989", "1</meta:user-defined>
    <meta:user-defined meta:name="Mendeley_Bookmark_eKj4RUCqSO_4" meta:value-type="string">1", "1"]]}, "abstract": "This study is primarily concerned with investigating the technical, allocative and scale inefficiency of owner-operators of dairy farms in Utah. A stochastic production frontier has been applied to analyse these inefficiencies. Th</meta:user-defined>
    <meta:user-defined meta:name="Mendeley_Bookmark_eKj4RUCqSO_5" meta:value-type="string">e results indicate that there is positive association between years of education and productivity of labor and capital. Productivity is also found to be negatively related to off-farm income. Regarding the effects of farm size on efficiency it is found th</meta:user-defined>
    <meta:user-defined meta:name="Mendeley_Bookmark_eKj4RUCqSO_6" meta:value-type="string">at large farms are the most efficient of all sizes considered. Separate estimates of technical, allocative and scale inefficiencies indicate that large and medium-sized farms are technically more efficient than small farms. Large farms, on average, are fo</meta:user-defined>
    <meta:user-defined meta:name="Mendeley_Bookmark_eKj4RUCqSO_7" meta:value-type="string">und to be performing much better than medium-sized and small farms so far as allocative and scale inefficiency are concerned. CR - Copyright &amp;#169; 1989 The MIT Press", "title": "A Study of Economic Efficiency of Utah Dairy Farmers: A System Approach", "p</meta:user-defined>
    <meta:user-defined meta:name="Mendeley_Bookmark_eKj4RUCqSO_8" meta:value-type="string">age": "595-604", "volume": "71", "container-title": "The Review of Economics and Statistics", "issue": "4", "id": "ITEM-1"}}], "properties": {"noteIndex": 0}, "schema": "https://github.com/citation-style-language/schema/raw/master/csl-citation.json"}</meta:user-defined>
    <meta:user-defined meta:name="Mendeley_Bookmark_eiKa0WlVbj_1" meta:value-type="string">ADDIN Mendeley Bibliography CSL_BIBLIOGRAPHY </meta:user-defined>
    <meta:user-defined meta:name="Mendeley_Bookmark_fhpZJ4BECr_1" meta:value-type="string">ADDIN CSL_CITATION {"mendeley": {"previouslyFormattedCitation": "(2006)"}, "citationItems": [{"suppress-author": 1, "uris": ["http://www.mendeley.com/documents/?uuid=9be0cfec-a95a-43b0-a916-07e5f66121b9"], "id": "ITEM-1", "itemData": {"publisher": "Blackw</meta:user-defined>
    <meta:user-defined meta:name="Mendeley_Bookmark_fhpZJ4BECr_2" meta:value-type="string">ell Publishing Ltd", "DOI": "10.1111/j.1477-9552.2006.00033.x", "type": "article-journal", "author": [{"given": "David", "dropping-particle": "", "suffix": "", "family": "Hadley", "parse-names": false, "non-dropping-particle": ""}], "issued": {"date-parts</meta:user-defined>
    <meta:user-defined meta:name="Mendeley_Bookmark_fhpZJ4BECr_3" meta:value-type="string">": [["2006", "3", "1"]]}, "abstract": "English and Welsh farm-level survey data are employed to estimate stochastic frontier production functions for eight different farm types (cereal, dairy, sheep, beef, poultry, pigs, general cropping and mixed) for th</meta:user-defined>
    <meta:user-defined meta:name="Mendeley_Bookmark_fhpZJ4BECr_4" meta:value-type="string">e period 1982 to 2002. Differences in the relative efficiency of farms are explored by the simultaneous estimation of a model of technical inefficiency effects. The analysis shows that, generally, farms of all types are relatively efficient with a large p</meta:user-defined>
    <meta:user-defined meta:name="Mendeley_Bookmark_fhpZJ4BECr_5" meta:value-type="string">roportion of farms operating close to the production frontier. However, whilst the frontier farms of all types are becoming more efficient through time because of technical change, it is also the case that the efficiency of the average farm for most farm </meta:user-defined>
    <meta:user-defined meta:name="Mendeley_Bookmark_fhpZJ4BECr_6" meta:value-type="string">types is increasing at a slower rate. In addition, annual mean levels of efficiency for most farm types have declined between 1982 and 2002. The factors that consistently appear to have a statistically significant effect on differences in efficiency betwe</meta:user-defined>
    <meta:user-defined meta:name="Mendeley_Bookmark_fhpZJ4BECr_7" meta:value-type="string">en farms are: farm or herd size, farm debt ratios, farmer age, levels of specialisation and ownership status.", "title": "Patterns in Technical Efficiency and Technical Change at the Farm-level in England and Wales, 1982\u20132002", "page": "81-100", "vol</meta:user-defined>
    <meta:user-defined meta:name="Mendeley_Bookmark_fhpZJ4BECr_8" meta:value-type="string">ume": "57", "container-title": "Journal of Agricultural Economics", "issue": "1", "id": "ITEM-1"}}], "properties": {"noteIndex": 0}, "schema": "https://github.com/citation-style-language/schema/raw/master/csl-citation.json"}</meta:user-defined>
    <meta:user-defined meta:name="Mendeley_Bookmark_gXZVb5ZbDK_1" meta:value-type="string">ADDIN CSL_CITATION {"mendeley": {"previouslyFormattedCitation": "(1996)"}, "citationItems": [{"suppress-author": 1, "uris": ["http://www.mendeley.com/documents/?uuid=8bf9e74e-e528-429d-b83b-71cc0c350902"], "id": "ITEM-1", "itemData": {"publisher": "Blackw</meta:user-defined>
    <meta:user-defined meta:name="Mendeley_Bookmark_gXZVb5ZbDK_2" meta:value-type="string">ell Publishing Inc", "type": "article-journal", "author": [{"given": "Timothy J", "dropping-particle": "", "suffix": "", "family": "Richards", "parse-names": false, "non-dropping-particle": ""}], "issued": {"date-parts": [["1996"]]}, "title": "The effect </meta:user-defined>
    <meta:user-defined meta:name="Mendeley_Bookmark_gXZVb5ZbDK_3" meta:value-type="string">of supply management on dairy productivity", "page": "S458-S462", "volume": "29", "container-title": "Canadian Journal of Economics/Revue canadienne d'Economique", "issue": "Special Issue: Part 2", "id": "ITEM-1"}}], "properties": {"noteIndex": 0}, "schem</meta:user-defined>
    <meta:user-defined meta:name="Mendeley_Bookmark_gXZVb5ZbDK_4" meta:value-type="string">a": "https://github.com/citation-style-language/schema/raw/master/csl-citation.json"}</meta:user-defined>
    <meta:user-defined meta:name="Mendeley_Bookmark_gmaueTv1VZ_1" meta:value-type="string">ADDIN CSL_CITATION {"mendeley": {"previouslyFormattedCitation": "(1994)", "manualFormatting": "1994"}, "citationItems": [{"suppress-author": 1, "uris": ["http://www.mendeley.com/documents/?uuid=fa75befc-ed77-4882-a4ec-fb3382072669"], "id": "ITEM-1", "item</meta:user-defined>
    <meta:user-defined meta:name="Mendeley_Bookmark_gmaueTv1VZ_2" meta:value-type="string">Data": {"publisher": "Kluwer Academic Publishers", "DOI": "10.1007/BF01073853", "type": "article-journal", "author": [{"given": "CliefJ.", "dropping-particle": "", "suffix": "", "family": "Huang", "parse-names": false, "non-dropping-particle": ""}, {"give</meta:user-defined>
    <meta:user-defined meta:name="Mendeley_Bookmark_gmaueTv1VZ_3" meta:value-type="string">n": "Jin-Tan", "dropping-particle": "", "suffix": "", "family": "Liu", "parse-names": false, "non-dropping-particle": ""}], "issued": {"date-parts": [["1994"]]}, "title": "Estimation of a non-neutral stochastic frontier production function", "page": "171-</meta:user-defined>
    <meta:user-defined meta:name="Mendeley_Bookmark_gmaueTv1VZ_4" meta:value-type="string">180", "volume": "5", "container-title": "Journal of Productivity Analysis", "issue": "2", "id": "ITEM-1"}}], "properties": {"noteIndex": 0}, "schema": "https://github.com/citation-style-language/schema/raw/master/csl-citation.json"}</meta:user-defined>
    <meta:user-defined meta:name="Mendeley_Bookmark_iBzr3o8XML_1" meta:value-type="string">ADDIN CSL_CITATION {"mendeley": {"previouslyFormattedCitation": "(1977)"}, "citationItems": [{"suppress-author": 1, "uris": ["http://www.mendeley.com/documents/?uuid=186e5fbd-73e8-4cb2-8206-1a769d6848f9"], "id": "ITEM-1", "itemData": {"publisher": "Wiley </meta:user-defined>
    <meta:user-defined meta:name="Mendeley_Bookmark_iBzr3o8XML_2" meta:value-type="string">for the Economics Department of the University of Pennsylvania and Institute of Social and Economic Research -- Osaka University", "DOI": "10.2307/2525757", "type": "article-journal", "author": [{"given": "Wim", "dropping-particle": "", "suffix": "", "fam</meta:user-defined>
    <meta:user-defined meta:name="Mendeley_Bookmark_iBzr3o8XML_3" meta:value-type="string">ily": "Meeusen", "parse-names": false, "non-dropping-particle": ""}, {"given": "Julien", "dropping-particle": "van Den", "suffix": "", "family": "Broeck", "parse-names": false, "non-dropping-particle": ""}], "issued": {"date-parts": [["1977", "6", "1"]]},</meta:user-defined>
    <meta:user-defined meta:name="Mendeley_Bookmark_iBzr3o8XML_4" meta:value-type="string"> "title": "Efficiency Estimation from Cobb-Douglas Production Functions with Composed Error", "page": "435-444 CR - Copyright &amp;#169; 1977 Economics Depar", "volume": "18", "container-title": "International Economic Review", "issue": "2", "id": "ITEM-1"}}]</meta:user-defined>
    <meta:user-defined meta:name="Mendeley_Bookmark_iBzr3o8XML_5" meta:value-type="string">, "properties": {"noteIndex": 0}, "schema": "https://github.com/citation-style-language/schema/raw/master/csl-citation.json"}</meta:user-defined>
    <meta:user-defined meta:name="Mendeley_Bookmark_jpzhI8KlvN_1" meta:value-type="string">ADDIN CSL_CITATION {"mendeley": {"previouslyFormattedCitation": "(2001)"}, "citationItems": [{"suppress-author": 1, "uris": ["http://www.mendeley.com/documents/?uuid=b27be82a-8d00-4b32-a325-9e96d4afc12b"], "id": "ITEM-1", "itemData": {"type": "article-jou</meta:user-defined>
    <meta:user-defined meta:name="Mendeley_Bookmark_jpzhI8KlvN_2" meta:value-type="string">rnal", "author": [{"given": "Suzanne O", "dropping-particle": "", "suffix": "", "family": "Neill", "parse-names": false, "non-dropping-particle": ""}, {"given": "Alan", "dropping-particle": "", "suffix": "", "family": "Matthews", "parse-names": false, "no</meta:user-defined>
    <meta:user-defined meta:name="Mendeley_Bookmark_jpzhI8KlvN_3" meta:value-type="string">n-dropping-particle": ""}], "issued": {"date-parts": [["2001"]]}, "abstract": "This paper calculates average technical efficiency levels and rates of technical change for Irish agriculture using an unbalanced panel of 2,603 farms drawn from the Irish Nati</meta:user-defined>
    <meta:user-defined meta:name="Mendeley_Bookmark_jpzhI8KlvN_4" meta:value-type="string">onal Farm Survey over the period 1984 to 1998. An average technical efficiency level of between 65 and 70 per cent with a slight upward trend over the period was found. The efficiency of individual farms is positively associated with the size of the farm </meta:user-defined>
    <meta:user-defined meta:name="Mendeley_Bookmark_jpzhI8KlvN_5" meta:value-type="string">household, the ratio of debt to assets and the farmer\u2019s age, and negatively related to being located in the West of Ireland, having an off-farm job and size of farm. Technical progress is observed at an unweighted rate of approximately 0.9 per cent a</meta:user-defined>
    <meta:user-defined meta:name="Mendeley_Bookmark_jpzhI8KlvN_6" meta:value-type="string">nd a weighted rate of 2.1 per cent per annum over the 1984-98 period. There is evidence that this rate of growth has been slowing over time. Technical progress was considerably faster on farms in the East of the country compared to Western farms, on large</meta:user-defined>
    <meta:user-defined meta:name="Mendeley_Bookmark_jpzhI8KlvN_7" meta:value-type="string">r farms compared to smaller ones, and on dairy and tillage farms compared to cattle and sheep farms.", "title": "Technical Change and Efficiency in Irish Agriculture", "page": "263-284", "volume": "32", "container-title": "The Economic and Social Review",</meta:user-defined>
    <meta:user-defined meta:name="Mendeley_Bookmark_jpzhI8KlvN_8" meta:value-type="string"> "issue": "3", "id": "ITEM-1"}}], "properties": {"noteIndex": 0}, "schema": "https://github.com/citation-style-language/schema/raw/master/csl-citation.json"}</meta:user-defined>
    <meta:user-defined meta:name="Mendeley_Bookmark_lbZmlEx3Dk_1" meta:value-type="string">ADDIN CSL_CITATION {"mendeley": {"previouslyFormattedCitation": "(2009)"}, "citationItems": [{"suppress-author": 1, "uris": ["http://www.mendeley.com/documents/?uuid=0be16024-6a74-4165-8ddb-97009cc3c686"], "id": "ITEM-1", "itemData": {"publisher": "Blackw</meta:user-defined>
    <meta:user-defined meta:name="Mendeley_Bookmark_lbZmlEx3Dk_2" meta:value-type="string">ell Publishing Ltd", "type": "article-journal", "author": [{"given": "Thia", "dropping-particle": "", "suffix": "", "family": "Hennessy", "parse-names": false, "non-dropping-particle": ""}, {"given": "Shailesh", "dropping-particle": "", "suffix": "", "fam</meta:user-defined>
    <meta:user-defined meta:name="Mendeley_Bookmark_lbZmlEx3Dk_3" meta:value-type="string">ily": "Shrestha", "parse-names": false, "non-dropping-particle": ""}, {"given": "Laurence", "dropping-particle": "", "suffix": "", "family": "Shalloo", "parse-names": false, "non-dropping-particle": ""}], "issued": {"date-parts": [["2009"]]}, "abstract": </meta:user-defined>
    <meta:user-defined meta:name="Mendeley_Bookmark_lbZmlEx3Dk_4" meta:value-type="string">"Abstract This paper estimates the inefficiencies associated with the regionalisation of the milk quota trade. An optimisation model is developed to estimate the economic value of quota. Quota values are aggregated to derive quota sale and purchase curves</meta:user-defined>
    <meta:user-defined meta:name="Mendeley_Bookmark_lbZmlEx3Dk_5" meta:value-type="string"> under two scenarios: first, where quotas can be traded nationally and second, where the trade of quota is regionally restricted. Quota trade is simulated and the consequent effects on supplier structure estimated. Through the derivation of sectoral cumul</meta:user-defined>
    <meta:user-defined meta:name="Mendeley_Bookmark_lbZmlEx3Dk_6" meta:value-type="string">ative cost curves it is possible to estimate the impact of regionalising quota trade on sector efficiency. The model is solved using National Farm Survey data from Ireland and the inefficiencies of regionalised quota trade in Ireland are estimated at \u20</meta:user-defined>
    <meta:user-defined meta:name="Mendeley_Bookmark_lbZmlEx3Dk_7" meta:value-type="string">ac27 million. The paper concludes by discussing the implications of restricted quota trade, especially in the context of eventual quota removal.", "title": "The Inefficiencies of Regionalised Milk Quota Trade", "page": "334-347", "volume": "60", "containe</meta:user-defined>
    <meta:user-defined meta:name="Mendeley_Bookmark_lbZmlEx3Dk_8" meta:value-type="string">r-title": "Journal of Agricultural Economics", "issue": "2", "id": "ITEM-1"}}], "properties": {"noteIndex": 0}, "schema": "https://github.com/citation-style-language/schema/raw/master/csl-citation.json"}</meta:user-defined>
    <meta:user-defined meta:name="Mendeley_Bookmark_mE3v7RQApK_1" meta:value-type="string">ADDIN CSL_CITATION {"mendeley": {"previouslyFormattedCitation": "(2009)"}, "citationItems": [{"suppress-author": 1, "uris": ["http://www.mendeley.com/documents/?uuid=de30c036-2cd4-4e25-95a4-249d2eee6c6b"], "id": "ITEM-1", "itemData": {"publisher": "Blackw</meta:user-defined>
    <meta:user-defined meta:name="Mendeley_Bookmark_mE3v7RQApK_10" meta:value-type="string">\u00e9s et les \nvariations du co\u00fbt des intrants. Il examine la position concurrentielle \nactuelle du secteur laitier dans un certain nombre d\u2019\u00c9tats membres de l\u2019Union \neurop\u00e9enne. Les mod\u00e8le FAPRI pour l\u2019Irlande, FAPR</meta:user-defined>
    <meta:user-defined meta:name="Mendeley_Bookmark_mE3v7RQApK_11" meta:value-type="string">I EU GOLD et les donn\u00e9es du \nRICA sur les co\u00fbts de production au niveau des exploitations sont utilis\u00e9s \npour obtenir des projections du prix du lait et du co\u00fbt des intrants. Ces \nprojections permettent \u00e0 leur tour de projeter </meta:user-defined>
    <meta:user-defined meta:name="Mendeley_Bookmark_mE3v7RQApK_12" meta:value-type="string">comment le rapport entre le \nprix du lait et celui des intrants pourrait \u00e9voluer dans la prochaine \nd\u00e9cennie en l\u2019absence de changement structurel, ce qui donnerait une \nindication sur l\u2019ampleur du changement structurel n\u00e9cessa</meta:user-defined>
    <meta:user-defined meta:name="Mendeley_Bookmark_mE3v7RQApK_13" meta:value-type="string">ire. Les r\u00e9sultats \nsugg\u00e8rent que la suppression des subventions \u00e0 l\u2019exportation, une r\u00e9duction \ndes droits de douane \u00e0 l\u2019importation de produits laitiers et la hausse du \nco\u00fbt des intrants auraient des cons\u00e</meta:user-defined>
    <meta:user-defined meta:name="Mendeley_Bookmark_mE3v7RQApK_14" meta:value-type="string">9quences s\u00e9rieuses sur la viabilit\u00e9 des \nexploitations laiti\u00e8res de l\u2019UE. En outre, les r\u00e9sultats sugg\u00e8rent qu\u2019un \najustement structurel im\u2026", "title": "Perspectives on the Competitiveness of EU Dairy Farming Pers</meta:user-defined>
    <meta:user-defined meta:name="Mendeley_Bookmark_mE3v7RQApK_15" meta:value-type="string">pektiven f\u00fcr die Wettbewerbsf\u00e4higkeit der europ\u00e4ischen Milchwirtschaft Perspectives sur la comp\u00e9titivit\u00e9 de la production laiti\u00e8re de l\u2019UE", "page": "23-29", "volume": "8", "container-title": "EuroChoices", "issue": "1",</meta:user-defined>
    <meta:user-defined meta:name="Mendeley_Bookmark_mE3v7RQApK_16" meta:value-type="string"> "id": "ITEM-1"}}], "properties": {"noteIndex": 0}, "schema": "https://github.com/citation-style-language/schema/raw/master/csl-citation.json"}</meta:user-defined>
    <meta:user-defined meta:name="Mendeley_Bookmark_mE3v7RQApK_2" meta:value-type="string">ell Publishing Ltd", "type": "article-journal", "author": [{"given": "Trevor", "dropping-particle": "", "suffix": "", "family": "Donnellan", "parse-names": false, "non-dropping-particle": ""}, {"given": "Thia", "dropping-particle": "", "suffix": "", "fami</meta:user-defined>
    <meta:user-defined meta:name="Mendeley_Bookmark_mE3v7RQApK_3" meta:value-type="string">ly": "Hennessy", "parse-names": false, "non-dropping-particle": ""}, {"given": "Fiona", "dropping-particle": "", "suffix": "", "family": "Thorne", "parse-names": false, "non-dropping-particle": ""}], "issued": {"date-parts": [["2009"]]}, "abstract": "Summ</meta:user-defined>
    <meta:user-defined meta:name="Mendeley_Bookmark_mE3v7RQApK_4" meta:value-type="string">ary Perspectives on the Competitiveness of EU Dairy Farming \nThis article considers the challenges that may lie ahead for dairy producers \nover the next ten years, such as trade policy reform, other market \ndevelopments and changes in input costs. It e</meta:user-defined>
    <meta:user-defined meta:name="Mendeley_Bookmark_mE3v7RQApK_5" meta:value-type="string">xamines the present competitive \nposition of the dairy sector in a number of EU Member States. Milk price and \ninput cost projections are developed using the FAPRI-Ireland, FAPRI EU GOLD \nmodel and FADN data on farm level costs. In turn these allow the</meta:user-defined>
    <meta:user-defined meta:name="Mendeley_Bookmark_mE3v7RQApK_6" meta:value-type="string"> projection \nof how cost to output price ratios might evolve over the next ten years in \nthe absence of structural change, thereby indicating the extent of structural \nchange required. The results suggest that the phasing out of export \nsubsidies, a r</meta:user-defined>
    <meta:user-defined meta:name="Mendeley_Bookmark_mE3v7RQApK_7" meta:value-type="string">eduction in import tariffs for dairy products and rising input \ncosts would have serious ramifications for the viability of dairy farming \nacross the EU. Furthermore, the results suggest that significant structural \nchange will need to occur in dairy f</meta:user-defined>
    <meta:user-defined meta:name="Mendeley_Bookmark_mE3v7RQApK_8" meta:value-type="string">arming sectors across the EU. It is \nconcluded that the future ability of many EU Member States to sustain current \nmilk production levels will be largely dependent on the efficient transfer of \nresources between exiting farmers and those wishing to ex</meta:user-defined>
    <meta:user-defined meta:name="Mendeley_Bookmark_mE3v7RQApK_9" meta:value-type="string">pand production.\nAB - Cet article consid\u00e8re les d\u00e9fis qui pourraient se pr\u00e9senter aux \nproducteurs laitiers dans les dix prochaines ann\u00e9es, comme la r\u00e9forme de la \npolitique commerciale, les autres \u00e9volutions sur les march</meta:user-defined>
    <meta:user-defined meta:name="Mendeley_Bookmark_obbZ5eW9cx_1" meta:value-type="string">ADDIN CSL_CITATION {"mendeley": {"previouslyFormattedCitation": "(2004)"}, "citationItems": [{"suppress-author": 1, "uris": ["http://www.mendeley.com/documents/?uuid=e9010738-596b-4486-af65-5b074b5a61f9"], "id": "ITEM-1", "itemData": {"publisher": "Blackw</meta:user-defined>
    <meta:user-defined meta:name="Mendeley_Bookmark_obbZ5eW9cx_2" meta:value-type="string">ell Publishing Ltd", "type": "article-journal", "author": [{"given": "Efthymios G", "dropping-particle": "", "suffix": "", "family": "Tsionas", "parse-names": false, "non-dropping-particle": ""}, {"given": "Subal C", "dropping-particle": "", "suffix": "",</meta:user-defined>
    <meta:user-defined meta:name="Mendeley_Bookmark_obbZ5eW9cx_3" meta:value-type="string"> "family": "Kumbhakar", "parse-names": false, "non-dropping-particle": ""}], "issued": {"date-parts": [["2004"]]}, "abstract": "In this paper, we propose a new approach to stochastic frontier \nmodels, viz., a Markov switching structure to accommodate cro</meta:user-defined>
    <meta:user-defined meta:name="Mendeley_Bookmark_obbZ5eW9cx_4" meta:value-type="string">ss-sectional \nparameter heterogeneity and temporal variation in the parameters and \ntechnical inefficiency distributions. The Markov Chain Monte Carlo techniques \nare developed and implemented for Bayesian inferences on parameters and \ntechnical effic</meta:user-defined>
    <meta:user-defined meta:name="Mendeley_Bookmark_obbZ5eW9cx_5" meta:value-type="string">iency. We illustrate new methods by estimating world \nproduction frontiers using international panel data on 59 countries observed \nfor 26 years.", "title": "Markov switching stochastic frontier model", "page": "398-425", "volume": "7", "container-title</meta:user-defined>
    <meta:user-defined meta:name="Mendeley_Bookmark_obbZ5eW9cx_6" meta:value-type="string">": "Econometrics Journal", "issue": "2", "id": "ITEM-1"}}], "properties": {"noteIndex": 0}, "schema": "https://github.com/citation-style-language/schema/raw/master/csl-citation.json"}</meta:user-defined>
    <meta:user-defined meta:name="Mendeley_Bookmark_pxn768t1VJ_1" meta:value-type="string">ADDIN CSL_CITATION {"mendeley": {"previouslyFormattedCitation": "(2003)"}, "citationItems": [{"suppress-author": 1, "uris": ["http://www.mendeley.com/documents/?uuid=76ac1eb5-e9eb-4ac6-acff-96eda31a52f9"], "id": "ITEM-1", "itemData": {"publisher-place": "</meta:user-defined>
    <meta:user-defined meta:name="Mendeley_Bookmark_pxn768t1VJ_2" meta:value-type="string">Perth, Australia", "author": [{"given": "Ola", "dropping-particle": "", "suffix": "", "family": "Flaten", "parse-names": false, "non-dropping-particle": ""}], "issued": {"date-parts": [["2003"]]}, "abstract": "LP models of Norwegian dairy farms are design</meta:user-defined>
    <meta:user-defined meta:name="Mendeley_Bookmark_pxn768t1VJ_3" meta:value-type="string">ed to evaluate the impact of changes in prices and subsidies on production systems and on profitability at the farm level. At 1999-prices, producing a fixed milk quota with low to moderate yielding cows (6000 to 6600 kg milk annually) is most profitable. </meta:user-defined>
    <meta:user-defined meta:name="Mendeley_Bookmark_pxn768t1VJ_4" meta:value-type="string">Silage offered ad libitum is profitable. A three cut harvesting system is more profitable than two cuts. Changes in the milk price have no effects on production. If forage crops is the only possible land use, increased area payments have no effects on pro</meta:user-defined>
    <meta:user-defined meta:name="Mendeley_Bookmark_pxn768t1VJ_5" meta:value-type="string">duction. If non-forage crops are also grown, increased area payments for forage crops result in a higher proportion of the land being used for temporary grass (ley) and in cheaper forage, making higher silage intake per cow profitable. Higher intake of si</meta:user-defined>
    <meta:user-defined meta:name="Mendeley_Bookmark_pxn768t1VJ_6" meta:value-type="string">lage achieved through supplementing less con- centrates, results in lower milk yield per cow. By increasing headage payments, milk yield falls, as it is optimal to have more cows to produce the same quota output. Reduced product and concentrate prices com</meta:user-defined>
    <meta:user-defined meta:name="Mendeley_Bookmark_pxn768t1VJ_7" meta:value-type="string">bined with higher area and headage payments result in more cows and lower yields. Silage offered in a fixed ration is the most profitable option and the level of concentrates per cow is high. More land is then used for permanent pastures and less for non-</meta:user-defined>
    <meta:user-defined meta:name="Mendeley_Bookmark_pxn768t1VJ_8" meta:value-type="string">forage crops.", "title": "Adjustments to Changing Economic Conditions in Norwegian Dairy Farming", "container-title": "14th International Farm Management Congress", "type": "paper-conference", "id": "ITEM-1"}}], "properties": {"noteIndex": 0}, "schema": "</meta:user-defined>
    <meta:user-defined meta:name="Mendeley_Bookmark_pxn768t1VJ_9" meta:value-type="string">https://github.com/citation-style-language/schema/raw/master/csl-citation.json"}</meta:user-defined>
    <meta:user-defined meta:name="Mendeley_Bookmark_qW6jP6g7EA_1" meta:value-type="string">ADDIN CSL_CITATION {"mendeley": {"previouslyFormattedCitation": "(2000)"}, "citationItems": [{"suppress-author": 1, "uris": ["http://www.mendeley.com/documents/?uuid=37a1155c-684d-4001-b1ce-0531b3dcf4f3"], "id": "ITEM-1", "itemData": {"DOI": "10.1093/erae</meta:user-defined>
    <meta:user-defined meta:name="Mendeley_Bookmark_qW6jP6g7EA_2" meta:value-type="string">/27.4.473", "type": "article-journal", "author": [{"given": "O W", "dropping-particle": "", "suffix": "", "family": "Maietta", "parse-names": false, "non-dropping-particle": ""}], "issued": {"date-parts": [["2000"]]}, "abstract": "This paper considers the</meta:user-defined>
    <meta:user-defined meta:name="Mendeley_Bookmark_qW6jP6g7EA_3" meta:value-type="string"> decomposition of cost inefficiency into \nits technical and allocative components. First, the relevant literature is \nsurveyed, showing that the shadow price approach has significant \ncomputational advantages over alternative procedures. To illustrate </meta:user-defined>
    <meta:user-defined meta:name="Mendeley_Bookmark_qW6jP6g7EA_4" meta:value-type="string">this \napproach, a shadow cost model is applied to a panel of dairy farms in \nNorthern Italy, and cost inefficiency is decomposed into its technical and \nallocative components. The main results from this application are that the \ncost excess owing to i</meta:user-defined>
    <meta:user-defined meta:name="Mendeley_Bookmark_qW6jP6g7EA_5" meta:value-type="string">nefficiency in the sample is on average 69 per cent, \nmainly as a result of technical inefficiency, and that allocative \ninefficiency relates to the under-utilisation of forage crops and of \npurchased feed with respect to hired labour.", "title": "The </meta:user-defined>
    <meta:user-defined meta:name="Mendeley_Bookmark_qW6jP6g7EA_6" meta:value-type="string">decomposition of cost inefficiency into technical and allocative components with panel data of Italian dairy farms", "page": "473-495", "volume": "27", "container-title": "European Review of Agricultural Economics", "issue": "4", "id": "ITEM-1"}}], "prope</meta:user-defined>
    <meta:user-defined meta:name="Mendeley_Bookmark_qW6jP6g7EA_7" meta:value-type="string">rties": {"noteIndex": 0}, "schema": "https://github.com/citation-style-language/schema/raw/master/csl-citation.json"}</meta:user-defined>
    <meta:user-defined meta:name="Mendeley_Bookmark_rBWvd18TTX_1" meta:value-type="string">ADDIN CSL_CITATION {"mendeley": {"previouslyFormattedCitation": "(2006)"}, "citationItems": [{"suppress-author": 1, "uris": ["http://www.mendeley.com/documents/?uuid=c4e3ca5a-e90f-4f57-9c28-f3f82f91bf09"], "id": "ITEM-1", "itemData": {"type": "article-jou</meta:user-defined>
    <meta:user-defined meta:name="Mendeley_Bookmark_rBWvd18TTX_2" meta:value-type="string">rnal", "author": [{"given": "Antonio", "dropping-particle": "", "suffix": "", "family": "Alvarez", "parse-names": false, "non-dropping-particle": ""}, {"given": "Carlos", "dropping-particle": "", "suffix": "", "family": "Arias", "parse-names": false, "non</meta:user-defined>
    <meta:user-defined meta:name="Mendeley_Bookmark_rBWvd18TTX_3" meta:value-type="string">-dropping-particle": ""}, {"given": "Luis", "dropping-particle": "", "suffix": "", "family": "Orea", "parse-names": false, "non-dropping-particle": ""}], "issued": {"date-parts": [["2006"]]}, "abstract": "This article explores the relationship between mil</meta:user-defined>
    <meta:user-defined meta:name="Mendeley_Bookmark_rBWvd18TTX_4" meta:value-type="string">k quota values and economic efficiency in order to analyze government interventions in quota allocations among producers. For this purpose, we estimate quota values using a panel of Spanish dairy farms. Quota values are then decomposed into economic effic</meta:user-defined>
    <meta:user-defined meta:name="Mendeley_Bookmark_rBWvd18TTX_5" meta:value-type="string">iency, price, and scale effects in order to assess the relative influence of these factors. We find that efficiency is important in explaining quota values but is uncorrelated with observable farm characteristics. This casts doubts on the government\u2019</meta:user-defined>
    <meta:user-defined meta:name="Mendeley_Bookmark_rBWvd18TTX_6" meta:value-type="string">s ability to allocate quotas to efficient farms.", "title": "Explaining Differences in Milk Quota Values: The Role of Economic Efficiency", "page": "182-193", "volume": "88", "container-title": "American Journal of Agricultural Economics", "issue": "Febru</meta:user-defined>
    <meta:user-defined meta:name="Mendeley_Bookmark_rBWvd18TTX_7" meta:value-type="string">ary", "id": "ITEM-1"}}], "properties": {"noteIndex": 0}, "schema": "https://github.com/citation-style-language/schema/raw/master/csl-citation.json"}</meta:user-defined>
    <meta:user-defined meta:name="Mendeley_Bookmark_sJDcvsxkDH_1" meta:value-type="string">ADDIN CSL_CITATION {"mendeley": {"previouslyFormattedCitation": "(1951)"}, "citationItems": [{"suppress-author": 1, "uris": ["http://www.mendeley.com/documents/?uuid=fc9e217e-169a-4c2d-aaad-f46edad4881a"], "id": "ITEM-1", "itemData": {"volume": "19", "typ</meta:user-defined>
    <meta:user-defined meta:name="Mendeley_Bookmark_sJDcvsxkDH_2" meta:value-type="string">e": "article-journal", "author": [{"given": "Gerard", "dropping-particle": "", "suffix": "", "family": "Debreu", "parse-names": false, "non-dropping-particle": ""}], "issued": {"date-parts": [["1951"]]}, "abstract": "A numerical evaluation of the \"dead l</meta:user-defined>
    <meta:user-defined meta:name="Mendeley_Bookmark_sJDcvsxkDH_3" meta:value-type="string">oss\" associated with a non- optimal situation (in the Pareto sense) of an economic system is sought. Use is made of the intrinsic price systems associated with optimal situa- ations of whose existence a noncalculus proof is given. A coefficient of resour</meta:user-defined>
    <meta:user-defined meta:name="Mendeley_Bookmark_sJDcvsxkDH_4" meta:value-type="string">ce utilization yielding measures of the efficiency of the economy is introduced. The treatment is based on vector-set properties in the com- modity space. 1.", "title": "The Coefficient of Resource Utilization", "page": "273-292", "note": "The coefficient</meta:user-defined>
    <meta:user-defined meta:name="Mendeley_Bookmark_sJDcvsxkDH_5" meta:value-type="string"> of resource utilization, defined using just the properties of convexity and continuity (which may be relaxed). Precursor to Solow residual and TFP. Leads more naturally to DEA perhaps. ", "container-title": "Econometrica", "issue": "3", "id": "ITEM-1"}}]</meta:user-defined>
    <meta:user-defined meta:name="Mendeley_Bookmark_sJDcvsxkDH_6" meta:value-type="string">, "properties": {"noteIndex": 0}, "schema": "https://github.com/citation-style-language/schema/raw/master/csl-citation.json"}</meta:user-defined>
    <meta:user-defined meta:name="Mendeley_Bookmark_t4i6gezdPD_1" meta:value-type="string">ADDIN CSL_CITATION {"mendeley": {"previouslyFormattedCitation": "(1991)", "manualFormatting": "1991"}, "citationItems": [{"suppress-author": 1, "uris": ["http://www.mendeley.com/documents/?uuid=b61f14f5-6255-43ea-9791-e5bb569898f2"], "id": "ITEM-1", "item</meta:user-defined>
    <meta:user-defined meta:name="Mendeley_Bookmark_t4i6gezdPD_2" meta:value-type="string">Data": {"publisher": "American Statistical Association", "DOI": "10.2307/1391292", "type": "article-journal", "author": [{"given": "Subal C", "dropping-particle": "", "suffix": "", "family": "Kumbhakar", "parse-names": false, "non-dropping-particle": ""},</meta:user-defined>
    <meta:user-defined meta:name="Mendeley_Bookmark_t4i6gezdPD_3" meta:value-type="string"> {"given": "Soumendra", "dropping-particle": "", "suffix": "", "family": "Ghosh", "parse-names": false, "non-dropping-particle": ""}, {"given": "J Thomas", "dropping-particle": "", "suffix": "", "family": "McGuckin", "parse-names": false, "non-dropping-pa</meta:user-defined>
    <meta:user-defined meta:name="Mendeley_Bookmark_t4i6gezdPD_4" meta:value-type="string">rticle": ""}], "issued": {"date-parts": [["1991", "7", "1"]]}, "abstract": "This article investigates farm-level efficiency of U.S. dairy farmers by estimating their technical and allocative efficiency. Technical inefficiency is assumed to be composed of </meta:user-defined>
    <meta:user-defined meta:name="Mendeley_Bookmark_t4i6gezdPD_5" meta:value-type="string">a deterministic component that is a function of some farm-specific characteristics and a random component. By doing this we extend the stochastic frontier methodology in which determinants of technical inefficiency are explicitly introduced in the model. </meta:user-defined>
    <meta:user-defined meta:name="Mendeley_Bookmark_t4i6gezdPD_6" meta:value-type="string">Given the inputs, variations in efficiency of farms are then explained by both deterministic and random components of technical inefficiency. The empirical results indicate that (a) levels of education of the farmer are important factors determining techn</meta:user-defined>
    <meta:user-defined meta:name="Mendeley_Bookmark_t4i6gezdPD_7" meta:value-type="string">ical inefficiency and (b) large farms are more efficient (technically) than small and medium-sized farms. Both technical and allocative inefficiency are found to decrease with increase in the level of education of the farmer. CR - Copyright &amp;#169; 1991 Am</meta:user-defined>
    <meta:user-defined meta:name="Mendeley_Bookmark_t4i6gezdPD_8" meta:value-type="string">erican Statistical Association", "title": "A Generalized Production Frontier Approach for Estimating Determinants of Inefficiency in U.S. Dairy Farms", "page": "279-286", "volume": "9", "container-title": "Journal of Business &amp; Economic Statistics", "issu</meta:user-defined>
    <meta:user-defined meta:name="Mendeley_Bookmark_t4i6gezdPD_9" meta:value-type="string">e": "3", "id": "ITEM-1"}}], "properties": {"noteIndex": 0}, "schema": "https://github.com/citation-style-language/schema/raw/master/csl-citation.json"}</meta:user-defined>
    <meta:user-defined meta:name="Mendeley_Bookmark_tp53xC0OR8_1" meta:value-type="string">ADDIN CSL_CITATION {"mendeley": {"previouslyFormattedCitation": "(2007)"}, "citationItems": [{"suppress-author": 1, "uris": ["http://www.mendeley.com/documents/?uuid=7ae5f4e7-f551-40b7-a9a3-c7abf2e5f250"], "id": "ITEM-1", "itemData": {"publisher": "Blackw</meta:user-defined>
    <meta:user-defined meta:name="Mendeley_Bookmark_tp53xC0OR8_10" meta:value-type="string">/raw/master/csl-citation.json"}</meta:user-defined>
    <meta:user-defined meta:name="Mendeley_Bookmark_tp53xC0OR8_2" meta:value-type="string">ell Publishing Ltd", "type": "article-journal", "author": [{"given": "Christine", "dropping-particle": "", "suffix": "", "family": "Wieck", "parse-names": false, "non-dropping-particle": ""}, {"given": "Thomas", "dropping-particle": "", "suffix": "", "fam</meta:user-defined>
    <meta:user-defined meta:name="Mendeley_Bookmark_tp53xC0OR8_3" meta:value-type="string">ily": "Heckelei", "parse-names": false, "non-dropping-particle": ""}], "issued": {"date-parts": [["2007"]]}, "abstract": "Abstract This work provides evidence on the determinants, cost \ndifferentiation, and development of short-term marginal costs of dai</meta:user-defined>
    <meta:user-defined meta:name="Mendeley_Bookmark_tp53xC0OR8_4" meta:value-type="string">ry farms \nin important production regions of the European Union. The empirical study is \nbased on the estimation of multi-input multi-output Symmetric Generalized \nMcFadden cost functions using an unbalanced panel data set of the European \nFarm Accoun</meta:user-defined>
    <meta:user-defined meta:name="Mendeley_Bookmark_tp53xC0OR8_5" meta:value-type="string">tancy Data Network. The results show considerable regional \ndifferences in the impact of the outputs, input prices, and fixed factors on \nmarginal costs. Strong evidence can be found that marginal costs decrease \nover time and is further underlined by </meta:user-defined>
    <meta:user-defined meta:name="Mendeley_Bookmark_tp53xC0OR8_6" meta:value-type="string">the development of derived regional \naggregated short-term supply curves. Marginal cost elasticities and \ncorrelation coefficients validate the hypotheses that a high degree of farm \nspecialization, large milk output, and low milk prices are associated</meta:user-defined>
    <meta:user-defined meta:name="Mendeley_Bookmark_tp53xC0OR8_7" meta:value-type="string"> with \nlower marginal costs. Furthermore, the marginal cost spread in the data \nsample is analyzed. We show that milk output, milk yield, herd size, labor \ninput, and fodder production can be attributed to significant marginal cost \ndifferentiation of</meta:user-defined>
    <meta:user-defined meta:name="Mendeley_Bookmark_tp53xC0OR8_8" meta:value-type="string"> farms, whereas for crop and animal output, grassland, \nstock of other animals, and depreciation only minor differentiation can be \nfound.", "title": "Determinants, differentiation, and development of short-term marginal costs in dairy production: an em</meta:user-defined>
    <meta:user-defined meta:name="Mendeley_Bookmark_tp53xC0OR8_9" meta:value-type="string">pirical analysis for selected regions of the EU", "page": "203-220", "volume": "36", "container-title": "Agricultural Economics", "issue": "2", "id": "ITEM-1"}}], "properties": {"noteIndex": 0}, "schema": "https://github.com/citation-style-language/schema</meta:user-defined>
    <meta:user-defined meta:name="Mendeley_Bookmark_tu0SQcYzDl_1" meta:value-type="string">ADDIN CSL_CITATION {"mendeley": {"previouslyFormattedCitation": "(2007)"}, "citationItems": [{"suppress-author": 1, "uris": ["http://www.mendeley.com/documents/?uuid=12ce02bb-e197-4815-8626-c36ea7c8a193"], "id": "ITEM-1", "itemData": {"publisher-place": "</meta:user-defined>
    <meta:user-defined meta:name="Mendeley_Bookmark_tu0SQcYzDl_10" meta:value-type="string"> quelling the challenge to adopt yield-increasing prac- tices.", "title": "The Dairy Sector of Ireland: A Country Study", "number": "2007-2", "type": "article", "id": "ITEM-1"}}], "properties": {"noteIndex": 0}, "schema": "https://github.com/citation-styl</meta:user-defined>
    <meta:user-defined meta:name="Mendeley_Bookmark_tu0SQcYzDl_11" meta:value-type="string">e-language/schema/raw/master/csl-citation.json"}</meta:user-defined>
    <meta:user-defined meta:name="Mendeley_Bookmark_tu0SQcYzDl_2" meta:value-type="string">Madison, WI", "author": [{"given": "Edward", "dropping-particle": "V", "suffix": "", "family": "Jesse", "parse-names": false, "non-dropping-particle": ""}, {"given": "William D", "dropping-particle": "", "suffix": "", "family": "Dobson", "parse-names": fa</meta:user-defined>
    <meta:user-defined meta:name="Mendeley_Bookmark_tu0SQcYzDl_3" meta:value-type="string">lse, "non-dropping-particle": ""}, {"given": "Gary G", "dropping-particle": "", "suffix": "", "family": "Frank", "parse-names": false, "non-dropping-particle": ""}, {"given": "Norman F", "dropping-particle": "", "suffix": "", "family": "Olson", "parse-nam</meta:user-defined>
    <meta:user-defined meta:name="Mendeley_Bookmark_tu0SQcYzDl_4" meta:value-type="string">es": false, "non-dropping-particle": ""}], "issued": {"date-parts": [["2007"]]}, "abstract": "Dairying in Ireland has a long and storied history and has evolved in response to major changes in economic and political conditions. Dairy contributes measurabl</meta:user-defined>
    <meta:user-defined meta:name="Mendeley_Bookmark_tu0SQcYzDl_5" meta:value-type="string">y to Ireland\u02bcs rural economy and immeasurably to Ireland\u02bcs tour- ism income\u2014with cows grazing contentedly in lush green paddocks, Ireland epitomizes dairying. The Irish dairy production system is grass-based, coming closer to the New Zealan</meta:user-defined>
    <meta:user-defined meta:name="Mendeley_Bookmark_tu0SQcYzDl_6" meta:value-type="string">d model that what is employed in most of western Europe. Our sense is that the system is probably optimal given Ireland\u02bcs climate, with pasture growth in all but two to three months during the year. But while grazing and related seasonal calving resu</meta:user-defined>
    <meta:user-defined meta:name="Mendeley_Bookmark_tu0SQcYzDl_7" meta:value-type="string">lts in enviably low costs of production, the system offers a challenge to dairy processors, yielding an extreme seasonal pattern of milk production. Plants scaled to handle peak production operate at a fraction of capacity during much of the year. EU milk</meta:user-defined>
    <meta:user-defined meta:name="Mendeley_Bookmark_tu0SQcYzDl_8" meta:value-type="string"> quotas, which have been in effect for more than twenty years, have had a profound affect on Ireland\u02bcs dairy industry. Quotas put an abrupt halt to what had been steady growth in Irish milk production, fixing annual milk production at the country quo</meta:user-defined>
    <meta:user-defined meta:name="Mendeley_Bookmark_tu0SQcYzDl_9" meta:value-type="string">ta allocation. Since the country quota is allocated to individual producers on a regional basis, shifts in the location of milk production based on regional competitive advantages have been slow to occur. Quotas have also affected dairy farmer incentives,</meta:user-defined>
    <meta:user-defined meta:name="Mendeley_Bookmark_u0OSRo1wGp_1" meta:value-type="string">ADDIN CSL_CITATION {"mendeley": {"previouslyFormattedCitation": "(2008)"}, "citationItems": [{"suppress-author": 1, "uris": ["http://www.mendeley.com/documents/?uuid=303c6156-1d87-4be1-820d-75ec8e4f1fde"], "id": "ITEM-1", "itemData": {"publisher": "Blackw</meta:user-defined>
    <meta:user-defined meta:name="Mendeley_Bookmark_u0OSRo1wGp_2" meta:value-type="string">ell Publishing Ltd", "type": "article-journal", "author": [{"given": "Subal C", "dropping-particle": "", "suffix": "", "family": "Kumbhakar", "parse-names": false, "non-dropping-particle": ""}, {"given": "Efthymios G", "dropping-particle": "", "suffix": "</meta:user-defined>
    <meta:user-defined meta:name="Mendeley_Bookmark_u0OSRo1wGp_3" meta:value-type="string">", "family": "Tsionas", "parse-names": false, "non-dropping-particle": ""}], "issued": {"date-parts": [["2008"]]}, "abstract": "Technical inefficiency can be modeled as either input-oriented \n(IO) or output-oriented (OO). However, in the estimation of pa</meta:user-defined>
    <meta:user-defined meta:name="Mendeley_Bookmark_u0OSRo1wGp_4" meta:value-type="string">rametric \nstochastic production frontier models which use maximum likelihood method \nonly the OO measure is used. In this article we consider a simple \nnonhomogeneous production function and estimate it with both IO and OO \nspecifications. A sample of</meta:user-defined>
    <meta:user-defined meta:name="Mendeley_Bookmark_u0OSRo1wGp_5" meta:value-type="string"> 80 Spanish dairy data (1993\u20131998) is used to \nestimate both models. We consider one output (liters of milk) and four \nvariable inputs (viz., number of cows, kilograms of concentrates, hectares of \nland, and labor [measured in man-equivalent units</meta:user-defined>
    <meta:user-defined meta:name="Mendeley_Bookmark_u0OSRo1wGp_6" meta:value-type="string">]). We find that returns to \nscale (RTS) and technical efficiency results derived from these models are \ndifferent because either estimated technologies are different, or they are \nevaluated at different points. Using a Monte Carlo analysis we show tha</meta:user-defined>
    <meta:user-defined meta:name="Mendeley_Bookmark_u0OSRo1wGp_7" meta:value-type="string">t if \nRTS is close to unity differences in the estimates of RTS and technical \nefficiency are smaller. This holds true for estimates of both RTS and \ntechnical efficiency.", "title": "Estimation of input-oriented technical efficiency using a nonhomogen</meta:user-defined>
    <meta:user-defined meta:name="Mendeley_Bookmark_u0OSRo1wGp_8" meta:value-type="string">eous stochastic production frontier model", "page": "99-108", "volume": "38", "container-title": "Agricultural Economics", "issue": "1", "id": "ITEM-1"}}], "properties": {"noteIndex": 0}, "schema": "https://github.com/citation-style-language/schema/raw/ma</meta:user-defined>
    <meta:user-defined meta:name="Mendeley_Bookmark_u0OSRo1wGp_9" meta:value-type="string">ster/csl-citation.json"}</meta:user-defined>
    <meta:user-defined meta:name="Mendeley_Bookmark_u8tt0wh8U4_1" meta:value-type="string">ADDIN CSL_CITATION {"mendeley": {"previouslyFormattedCitation": "(2009)"}, "citationItems": [{"suppress-author": 1, "uris": ["http://www.mendeley.com/documents/?uuid=129ab62b-e94a-41ad-bd1f-9b8d28998249"], "id": "ITEM-1", "itemData": {"publisher": "Blackw</meta:user-defined>
    <meta:user-defined meta:name="Mendeley_Bookmark_u8tt0wh8U4_2" meta:value-type="string">ell Publishing Inc", "type": "article-journal", "author": [{"given": "Beatrice", "dropping-particle": "", "suffix": "", "family": "Conradie", "parse-names": false, "non-dropping-particle": ""}, {"given": "Jenifer", "dropping-particle": "", "suffix": "", "</meta:user-defined>
    <meta:user-defined meta:name="Mendeley_Bookmark_u8tt0wh8U4_3" meta:value-type="string">family": "Piesse", "parse-names": false, "non-dropping-particle": ""}, {"given": "Colin", "dropping-particle": "", "suffix": "", "family": "Thirtle", "parse-names": false, "non-dropping-particle": ""}], "issued": {"date-parts": [["2009"]]}, "abstract": "T</meta:user-defined>
    <meta:user-defined meta:name="Mendeley_Bookmark_u8tt0wh8U4_4" meta:value-type="string">his article measures total factor productivity (TFP) growth in Western Cape agriculture for 31 magisterial districts from 1952 to 2002 to illustrate the benefits of disaggregation compared with national TFPs. There is negative or low growth in the eastern</meta:user-defined>
    <meta:user-defined meta:name="Mendeley_Bookmark_u8tt0wh8U4_5" meta:value-type="string"> districts and rapid growth in the western districts. The regions with substantial chicken, pigs, dairy, and, especially, export fruit production grew rapidly, whereas the sheep-dominated Karoo had negative growth. Productivity growth correlates mostly wi</meta:user-defined>
    <meta:user-defined meta:name="Mendeley_Bookmark_u8tt0wh8U4_6" meta:value-type="string">th output mix, which in turn depends on irrigation investment. A similar program will be needed at the national level if prosperity is to be extended to black smallholders who currently lack access to water and other modern infrastructure.", "title": "Dis</meta:user-defined>
    <meta:user-defined meta:name="Mendeley_Bookmark_u8tt0wh8U4_7" meta:value-type="string">trict-level total factor productivity in agriculture: Western Cape Province, South Africa, 1952\u20132002", "page": "265-280", "volume": "40", "container-title": "Agricultural Economics", "issue": "3", "id": "ITEM-1"}}], "properties": {"noteIndex": 0}, "s</meta:user-defined>
    <meta:user-defined meta:name="Mendeley_Bookmark_u8tt0wh8U4_8" meta:value-type="string">chema": "https://github.com/citation-style-language/schema/raw/master/csl-citation.json"}</meta:user-defined>
    <meta:user-defined meta:name="Mendeley_Bookmark_uNETDaGxpK_1" meta:value-type="string">ADDIN CSL_CITATION {"mendeley": {"previouslyFormattedCitation": "(2007)"}, "citationItems": [{"suppress-author": 1, "uris": ["http://www.mendeley.com/documents/?uuid=12ce02bb-e197-4815-8626-c36ea7c8a193"], "id": "ITEM-1", "itemData": {"publisher-place": "</meta:user-defined>
    <meta:user-defined meta:name="Mendeley_Bookmark_uNETDaGxpK_10" meta:value-type="string"> quelling the challenge to adopt yield-increasing prac- tices.", "title": "The Dairy Sector of Ireland: A Country Study", "number": "2007-2", "type": "article", "id": "ITEM-1"}}], "properties": {"noteIndex": 0}, "schema": "https://github.com/citation-styl</meta:user-defined>
    <meta:user-defined meta:name="Mendeley_Bookmark_uNETDaGxpK_11" meta:value-type="string">e-language/schema/raw/master/csl-citation.json"}</meta:user-defined>
    <meta:user-defined meta:name="Mendeley_Bookmark_uNETDaGxpK_2" meta:value-type="string">Madison, WI", "author": [{"given": "Edward", "dropping-particle": "V", "suffix": "", "family": "Jesse", "parse-names": false, "non-dropping-particle": ""}, {"given": "William D", "dropping-particle": "", "suffix": "", "family": "Dobson", "parse-names": fa</meta:user-defined>
    <meta:user-defined meta:name="Mendeley_Bookmark_uNETDaGxpK_3" meta:value-type="string">lse, "non-dropping-particle": ""}, {"given": "Gary G", "dropping-particle": "", "suffix": "", "family": "Frank", "parse-names": false, "non-dropping-particle": ""}, {"given": "Norman F", "dropping-particle": "", "suffix": "", "family": "Olson", "parse-nam</meta:user-defined>
    <meta:user-defined meta:name="Mendeley_Bookmark_uNETDaGxpK_4" meta:value-type="string">es": false, "non-dropping-particle": ""}], "issued": {"date-parts": [["2007"]]}, "abstract": "Dairying in Ireland has a long and storied history and has evolved in response to major changes in economic and political conditions. Dairy contributes measurabl</meta:user-defined>
    <meta:user-defined meta:name="Mendeley_Bookmark_uNETDaGxpK_5" meta:value-type="string">y to Ireland\u02bcs rural economy and immeasurably to Ireland\u02bcs tour- ism income\u2014with cows grazing contentedly in lush green paddocks, Ireland epitomizes dairying. The Irish dairy production system is grass-based, coming closer to the New Zealan</meta:user-defined>
    <meta:user-defined meta:name="Mendeley_Bookmark_uNETDaGxpK_6" meta:value-type="string">d model that what is employed in most of western Europe. Our sense is that the system is probably optimal given Ireland\u02bcs climate, with pasture growth in all but two to three months during the year. But while grazing and related seasonal calving resu</meta:user-defined>
    <meta:user-defined meta:name="Mendeley_Bookmark_uNETDaGxpK_7" meta:value-type="string">lts in enviably low costs of production, the system offers a challenge to dairy processors, yielding an extreme seasonal pattern of milk production. Plants scaled to handle peak production operate at a fraction of capacity during much of the year. EU milk</meta:user-defined>
    <meta:user-defined meta:name="Mendeley_Bookmark_uNETDaGxpK_8" meta:value-type="string"> quotas, which have been in effect for more than twenty years, have had a profound affect on Ireland\u02bcs dairy industry. Quotas put an abrupt halt to what had been steady growth in Irish milk production, fixing annual milk production at the country quo</meta:user-defined>
    <meta:user-defined meta:name="Mendeley_Bookmark_uNETDaGxpK_9" meta:value-type="string">ta allocation. Since the country quota is allocated to individual producers on a regional basis, shifts in the location of milk production based on regional competitive advantages have been slow to occur. Quotas have also affected dairy farmer incentives,</meta:user-defined>
    <meta:user-defined meta:name="Mendeley_Bookmark_uRA77wRE7w_1" meta:value-type="string">ADDIN CSL_CITATION {"mendeley": {"previouslyFormattedCitation": "(2006)"}, "citationItems": [{"suppress-author": 1, "uris": ["http://www.mendeley.com/documents/?uuid=c4e3ca5a-e90f-4f57-9c28-f3f82f91bf09"], "id": "ITEM-1", "itemData": {"type": "article-jou</meta:user-defined>
    <meta:user-defined meta:name="Mendeley_Bookmark_uRA77wRE7w_2" meta:value-type="string">rnal", "author": [{"given": "Antonio", "dropping-particle": "", "suffix": "", "family": "Alvarez", "parse-names": false, "non-dropping-particle": ""}, {"given": "Carlos", "dropping-particle": "", "suffix": "", "family": "Arias", "parse-names": false, "non</meta:user-defined>
    <meta:user-defined meta:name="Mendeley_Bookmark_uRA77wRE7w_3" meta:value-type="string">-dropping-particle": ""}, {"given": "Luis", "dropping-particle": "", "suffix": "", "family": "Orea", "parse-names": false, "non-dropping-particle": ""}], "issued": {"date-parts": [["2006"]]}, "abstract": "This article explores the relationship between mil</meta:user-defined>
    <meta:user-defined meta:name="Mendeley_Bookmark_uRA77wRE7w_4" meta:value-type="string">k quota values and economic efficiency in order to analyze government interventions in quota allocations among producers. For this purpose, we estimate quota values using a panel of Spanish dairy farms. Quota values are then decomposed into economic effic</meta:user-defined>
    <meta:user-defined meta:name="Mendeley_Bookmark_uRA77wRE7w_5" meta:value-type="string">iency, price, and scale effects in order to assess the relative influence of these factors. We find that efficiency is important in explaining quota values but is uncorrelated with observable farm characteristics. This casts doubts on the government\u2019</meta:user-defined>
    <meta:user-defined meta:name="Mendeley_Bookmark_uRA77wRE7w_6" meta:value-type="string">s ability to allocate quotas to efficient farms.", "title": "Explaining Differences in Milk Quota Values: The Role of Economic Efficiency", "page": "182-193", "volume": "88", "container-title": "American Journal of Agricultural Economics", "issue": "Febru</meta:user-defined>
    <meta:user-defined meta:name="Mendeley_Bookmark_uRA77wRE7w_7" meta:value-type="string">ary", "id": "ITEM-1"}}], "properties": {"noteIndex": 0}, "schema": "https://github.com/citation-style-language/schema/raw/master/csl-citation.json"}</meta:user-defined>
    <meta:user-defined meta:name="Mendeley_Bookmark_vnucFbv8gY_1" meta:value-type="string">ADDIN CSL_CITATION {"mendeley": {"previouslyFormattedCitation": "(2004)"}, "citationItems": [{"suppress-author": 1, "uris": ["http://www.mendeley.com/documents/?uuid=c737d1d1-9996-4c58-bfdf-d6ee424d3d5f"], "id": "ITEM-1", "itemData": {"volume": "22", "pub</meta:user-defined>
    <meta:user-defined meta:name="Mendeley_Bookmark_vnucFbv8gY_2" meta:value-type="string">lisher": "Springer Netherlands", "type": "article-journal", "author": [{"given": "Catherine", "dropping-particle": "", "suffix": "", "family": "Paul", "parse-names": false, "non-dropping-particle": ""}, {"given": "Richard", "dropping-particle": "", "suffi</meta:user-defined>
    <meta:user-defined meta:name="Mendeley_Bookmark_vnucFbv8gY_3" meta:value-type="string">x": "", "family": "Nehring", "parse-names": false, "non-dropping-particle": ""}, {"given": "David", "dropping-particle": "", "suffix": "", "family": "Banker", "parse-names": false, "non-dropping-particle": ""}, {"given": "Agapi", "dropping-particle": "", </meta:user-defined>
    <meta:user-defined meta:name="Mendeley_Bookmark_vnucFbv8gY_4" meta:value-type="string">"suffix": "", "family": "Somwaru", "parse-names": false, "non-dropping-particle": ""}], "issued": {"date-parts": [["2004"]]}, "abstract": "The structural transformation of agriculture in recent decades \nhas raised serious concerns about the future of the</meta:user-defined>
    <meta:user-defined meta:name="Mendeley_Bookmark_vnucFbv8gY_5" meta:value-type="string"> family farm. This study \nexamines the economic performance of U.S. farms, to explore the potential of \nsmaller farms to compete with larger entities, and ultimately to survive in \nthis rapidly changing environment. We use deterministic and stochastic </meta:user-defined>
    <meta:user-defined meta:name="Mendeley_Bookmark_vnucFbv8gY_6" meta:value-type="string">\nfrontier methods and survey data to measure and evaluate factors underlying \nscale economies (SEC) and efficiency (SEF) of corn-belt farms for 1996\u20132001. \nOur results suggest that family farms are both scale and technically \ninefficient. Potenti</meta:user-defined>
    <meta:user-defined meta:name="Mendeley_Bookmark_vnucFbv8gY_7" meta:value-type="string">al for the exploitation of significant scale and scope \neconomies, and some greater technical efficiency, seem to be driving trends \ntoward increased farm size and dwindling competitiveness of the small family \nfarm.", "title": "Scale Economies and Eff</meta:user-defined>
    <meta:user-defined meta:name="Mendeley_Bookmark_vnucFbv8gY_8" meta:value-type="string">iciency in U.S. Agriculture: Are Traditional Farms History?", "page": "185-205", "note": "10.1007/s11123-004-7573-1", "container-title": "Journal of Productivity Analysis", "issue": "3", "id": "ITEM-1"}}], "properties": {"noteIndex": 0}, "schema": "https:</meta:user-defined>
    <meta:user-defined meta:name="Mendeley_Bookmark_vnucFbv8gY_9" meta:value-type="string">//github.com/citation-style-language/schema/raw/master/csl-citation.json"}</meta:user-defined>
    <meta:user-defined meta:name="Mendeley_Bookmark_yMFUItVQMz_1" meta:value-type="string">ADDIN CSL_CITATION {"mendeley": {"previouslyFormattedCitation": "(2002)"}, "citationItems": [{"suppress-author": 1, "uris": ["http://www.mendeley.com/documents/?uuid=3db385fe-81a4-4809-aef4-2c469d0cd8f8"], "id": "ITEM-1", "itemData": {"publisher-place": "</meta:user-defined>
    <meta:user-defined meta:name="Mendeley_Bookmark_yMFUItVQMz_2" meta:value-type="string">Athenry, Ireland", "title": "Measuring Productivity Change and Efficiency on Irish Farms Prepared for Teagasc Rural Economy Centre Summary Measuring Productivity Change and Efficiency on Irish Farms", "issued": {"date-parts": [["2002"]]}, "abstract": "Thi</meta:user-defined>
    <meta:user-defined meta:name="Mendeley_Bookmark_yMFUItVQMz_3" meta:value-type="string">s report investigates technical change and levels of technical efficiency on Irish farms using National Farm Survey (N.F.S.) data. It also examines whether levels of technical efficiency are influenced by contact with the extension service. The study util</meta:user-defined>
    <meta:user-defined meta:name="Mendeley_Bookmark_yMFUItVQMz_4" meta:value-type="string">ises a stochastic production frontier approach to measure productivity growth and the technical efficiency of a panel of Irish farms over the period 1984 to 1998. This sample was used to calculate (a) technical change over time as measured by best practic</meta:user-defined>
    <meta:user-defined meta:name="Mendeley_Bookmark_yMFUItVQMz_5" meta:value-type="string">e farms and (b) technical efficiency levels of all farms over this period. It, therefore, provides disaggregated estimates of technical change by farming system as well as quantifying the average level of technical efficiency. The project also examines th</meta:user-defined>
    <meta:user-defined meta:name="Mendeley_Bookmark_yMFUItVQMz_6" meta:value-type="string">e factors associated with differences in technical efficiency between farms and the impact of extension service contact on farm-level technical efficiency.", "author": [{"given": "Suzanne O", "dropping-particle": "", "suffix": "", "family": "Neill", "pars</meta:user-defined>
    <meta:user-defined meta:name="Mendeley_Bookmark_yMFUItVQMz_7" meta:value-type="string">e-names": false, "non-dropping-particle": ""}, {"given": "Anthony", "dropping-particle": "", "suffix": "", "family": "Leavy", "parse-names": false, "non-dropping-particle": ""}, {"given": "Alan", "dropping-particle": "", "suffix": "", "family": "Matthews"</meta:user-defined>
    <meta:user-defined meta:name="Mendeley_Bookmark_yMFUItVQMz_8" meta:value-type="string">, "parse-names": false, "non-dropping-particle": ""}], "type": "report", "id": "ITEM-1"}}], "properties": {"noteIndex": 0}, "schema": "https://github.com/citation-style-language/schema/raw/master/csl-citation.json"}</meta:user-defined>
    <meta:user-defined meta:name="Mendeley_Bookmark_yokDHxnYud_1" meta:value-type="string">ADDIN CSL_CITATION {"mendeley": {"previouslyFormattedCitation": "(2003)"}, "citationItems": [{"suppress-author": 1, "uris": ["http://www.mendeley.com/documents/?uuid=76ac1eb5-e9eb-4ac6-acff-96eda31a52f9"], "id": "ITEM-1", "itemData": {"publisher-place": "</meta:user-defined>
    <meta:user-defined meta:name="Mendeley_Bookmark_yokDHxnYud_2" meta:value-type="string">Perth, Australia", "author": [{"given": "Ola", "dropping-particle": "", "suffix": "", "family": "Flaten", "parse-names": false, "non-dropping-particle": ""}], "issued": {"date-parts": [["2003"]]}, "abstract": "LP models of Norwegian dairy farms are design</meta:user-defined>
    <meta:user-defined meta:name="Mendeley_Bookmark_yokDHxnYud_3" meta:value-type="string">ed to evaluate the impact of changes in prices and subsidies on production systems and on profitability at the farm level. At 1999-prices, producing a fixed milk quota with low to moderate yielding cows (6000 to 6600 kg milk annually) is most profitable. </meta:user-defined>
    <meta:user-defined meta:name="Mendeley_Bookmark_yokDHxnYud_4" meta:value-type="string">Silage offered ad libitum is profitable. A three cut harvesting system is more profitable than two cuts. Changes in the milk price have no effects on production. If forage crops is the only possible land use, increased area payments have no effects on pro</meta:user-defined>
    <meta:user-defined meta:name="Mendeley_Bookmark_yokDHxnYud_5" meta:value-type="string">duction. If non-forage crops are also grown, increased area payments for forage crops result in a higher proportion of the land being used for temporary grass (ley) and in cheaper forage, making higher silage intake per cow profitable. Higher intake of si</meta:user-defined>
    <meta:user-defined meta:name="Mendeley_Bookmark_yokDHxnYud_6" meta:value-type="string">lage achieved through supplementing less con- centrates, results in lower milk yield per cow. By increasing headage payments, milk yield falls, as it is optimal to have more cows to produce the same quota output. Reduced product and concentrate prices com</meta:user-defined>
    <meta:user-defined meta:name="Mendeley_Bookmark_yokDHxnYud_7" meta:value-type="string">bined with higher area and headage payments result in more cows and lower yields. Silage offered in a fixed ration is the most profitable option and the level of concentrates per cow is high. More land is then used for permanent pastures and less for non-</meta:user-defined>
    <meta:user-defined meta:name="Mendeley_Bookmark_yokDHxnYud_8" meta:value-type="string">forage crops.", "title": "Adjustments to Changing Economic Conditions in Norwegian Dairy Farming", "container-title": "14th International Farm Management Congress", "type": "paper-conference", "id": "ITEM-1"}}], "properties": {"noteIndex": 0}, "schema": "</meta:user-defined>
    <meta:user-defined meta:name="Mendeley_Bookmark_yokDHxnYud_9" meta:value-type="string">https://github.com/citation-style-language/schema/raw/master/csl-citation.json"}</meta:user-defined>
  </office:meta>
</office:document-meta>
</file>

<file path=Object 1/content.xml><?xml version="1.0" encoding="utf-8"?>
<math xmlns="http://www.w3.org/1998/Math/MathML">
  <semantics>
    <mrow>
      <mstyle mathsize="12pt">
        <mrow>
          <mrow>
            <mtext>ln</mtext>
            <msub>
              <mi>y</mi>
              <mrow>
                <mstyle mathsize="8pt">
                  <mrow>
                    <mrow>
                      <mi>i</mi>
                    </mrow>
                  </mrow>
                </mstyle>
              </mrow>
            </msub>
            <mrow>
              <mstyle mathvariant="italic">
                <mrow>
                  <msub>
                    <mtext>=β</mtext>
                    <mrow>
                      <mstyle mathsize="8pt">
                        <mrow>
                          <mrow>
                            <mn>0</mn>
                          </mrow>
                        </mrow>
                      </mstyle>
                    </mrow>
                  </msub>
                </mrow>
              </mstyle>
              <mo stretchy="false">+</mo>
              <mrow>
                <munderover>
                  <mo stretchy="false">∑</mo>
                  <mrow>
                    <mstyle mathsize="8pt">
                      <mrow>
                        <mrow>
                          <mstyle mathvariant="italic">
                            <mrow>
                              <mtext>k=</mtext>
                            </mrow>
                          </mstyle>
                          <mn>1</mn>
                        </mrow>
                      </mrow>
                    </mstyle>
                  </mrow>
                  <mrow>
                    <mstyle mathsize="8pt">
                      <mrow>
                        <mrow>
                          <mi>K</mi>
                        </mrow>
                      </mrow>
                    </mstyle>
                  </mrow>
                </munderover>
                <mrow>
                  <msub>
                    <mi>β</mi>
                    <mrow>
                      <mstyle mathsize="8pt">
                        <mrow>
                          <mrow>
                            <mi>k</mi>
                          </mrow>
                        </mrow>
                      </mstyle>
                    </mrow>
                  </msub>
                  <mtext>ln</mtext>
                  <msub>
                    <mi>x</mi>
                    <mrow>
                      <mstyle mathsize="8pt">
                        <mrow>
                          <mrow>
                            <mstyle mathvariant="italic">
                              <mrow>
                                <mtext>ki</mtext>
                              </mrow>
                            </mstyle>
                          </mrow>
                        </mrow>
                      </mstyle>
                    </mrow>
                  </msub>
                  <mstyle mathvariant="italic">
                    <mrow>
                      <msub>
                        <mtext>+e</mtext>
                        <mrow>
                          <mstyle mathsize="8pt">
                            <mrow>
                              <mrow>
                                <mi>i</mi>
                              </mrow>
                            </mrow>
                          </mstyle>
                        </mrow>
                      </msub>
                    </mrow>
                  </mstyle>
                </mrow>
              </mrow>
            </mrow>
          </mrow>
        </mrow>
      </mstyle>
      <mrow/>
    </mrow>
    <annotation encoding="StarMath 5.0"> size 12{"ln"y rSub { size 8{i} }  ital "=β" rSub { size 8{0} } + Sum cSub { size 8{ ital "k="1} }  cSup { size 8{K} }  {β rSub { size 8{k} } "ln"x rSub { size 8{ ital "ki"} }  ital "+e" rSub { size 8{i} } } } {}</annotation>
  </semantics>
</math>
</file>

<file path=Object 10/content.xml><?xml version="1.0" encoding="utf-8"?>
<math xmlns="http://www.w3.org/1998/Math/MathML">
  <semantics>
    <mrow>
      <mstyle mathsize="12pt">
        <mrow>
          <mrow>
            <msub>
              <mi>z</mi>
              <mrow>
                <mstyle mathsize="8pt">
                  <mrow>
                    <mrow>
                      <mstyle mathvariant="italic">
                        <mrow>
                          <mtext>it</mtext>
                        </mrow>
                      </mstyle>
                    </mrow>
                  </mrow>
                </mstyle>
              </mrow>
            </msub>
          </mrow>
        </mrow>
      </mstyle>
      <mrow/>
    </mrow>
    <annotation encoding="StarMath 5.0"> size 12{z rSub { size 8{ ital "it"} } } {}</annotation>
  </semantics>
</math>
</file>

<file path=Object 11/content.xml><?xml version="1.0" encoding="utf-8"?>
<math xmlns="http://www.w3.org/1998/Math/MathML">
  <semantics>
    <mrow>
      <mstyle mathsize="12pt">
        <mrow>
          <mrow>
            <mi>δ</mi>
          </mrow>
        </mrow>
      </mstyle>
      <mrow/>
    </mrow>
    <annotation encoding="StarMath 5.0"> size 12{δ} {}</annotation>
  </semantics>
</math>
</file>

<file path=Object 12/content.xml><?xml version="1.0" encoding="utf-8"?>
<math xmlns="http://www.w3.org/1998/Math/MathML">
  <semantics>
    <mrow>
      <mstyle mathsize="12pt">
        <mrow>
          <mrow>
            <msub>
              <mi>u</mi>
              <mrow>
                <mstyle mathsize="8pt">
                  <mrow>
                    <mrow>
                      <mstyle mathvariant="italic">
                        <mrow>
                          <mtext>it</mtext>
                        </mrow>
                      </mstyle>
                    </mrow>
                  </mrow>
                </mstyle>
              </mrow>
            </msub>
            <mstyle mathvariant="italic">
              <mrow>
                <msub>
                  <mtext>=z</mtext>
                  <mrow>
                    <mstyle mathsize="8pt">
                      <mrow>
                        <mrow>
                          <mstyle mathvariant="italic">
                            <mrow>
                              <mtext>it</mtext>
                            </mrow>
                          </mstyle>
                        </mrow>
                      </mrow>
                    </mstyle>
                  </mrow>
                </msub>
              </mrow>
            </mstyle>
            <mstyle mathvariant="italic">
              <mrow>
                <msub>
                  <mtext>δ+w</mtext>
                  <mrow>
                    <mstyle mathsize="8pt">
                      <mrow>
                        <mrow>
                          <mi>i</mi>
                        </mrow>
                      </mrow>
                    </mstyle>
                  </mrow>
                </msub>
              </mrow>
            </mstyle>
          </mrow>
        </mrow>
      </mstyle>
      <mrow/>
    </mrow>
    <annotation encoding="StarMath 5.0"> size 12{u rSub { size 8{ ital "it"} }  ital "=z" rSub { size 8{ ital "it"} }  ital "δ+w" rSub { size 8{i} } } {}</annotation>
  </semantics>
</math>
</file>

<file path=Object 13/content.xml><?xml version="1.0" encoding="utf-8"?>
<math xmlns="http://www.w3.org/1998/Math/MathML">
  <semantics>
    <mrow>
      <mstyle mathsize="12pt">
        <mrow>
          <mrow>
            <msub>
              <mi>w</mi>
              <mrow>
                <mstyle mathsize="8pt">
                  <mrow>
                    <mrow>
                      <mi>i</mi>
                    </mrow>
                  </mrow>
                </mstyle>
              </mrow>
            </msub>
          </mrow>
        </mrow>
      </mstyle>
      <mrow/>
    </mrow>
    <annotation encoding="StarMath 5.0"> size 12{w rSub { size 8{i} } } {}</annotation>
  </semantics>
</math>
</file>

<file path=Object 14/content.xml><?xml version="1.0" encoding="utf-8"?>
<math xmlns="http://www.w3.org/1998/Math/MathML">
  <semantics>
    <mrow>
      <mstyle mathsize="12pt">
        <mrow>
          <mrow>
            <msubsup>
              <mi>σ</mi>
              <mrow>
                <mstyle mathsize="8pt">
                  <mrow>
                    <mrow>
                      <mi>u</mi>
                    </mrow>
                  </mrow>
                </mstyle>
              </mrow>
              <mrow>
                <mstyle mathsize="8pt">
                  <mrow>
                    <mrow>
                      <mn>2</mn>
                    </mrow>
                  </mrow>
                </mstyle>
              </mrow>
            </msubsup>
          </mrow>
        </mrow>
      </mstyle>
      <mrow/>
    </mrow>
    <annotation encoding="StarMath 5.0"> size 12{σ rSub { size 8{u} }  rSup { size 8{2} } } {}</annotation>
  </semantics>
</math>
</file>

<file path=Object 15/content.xml><?xml version="1.0" encoding="utf-8"?>
<math xmlns="http://www.w3.org/1998/Math/MathML">
  <semantics>
    <mrow>
      <mstyle mathsize="12pt">
        <mrow>
          <mrow>
            <mrow>
              <mo stretchy="false">−</mo>
              <msub>
                <mi>z</mi>
                <mrow>
                  <mstyle mathsize="8pt">
                    <mrow>
                      <mrow>
                        <mstyle mathvariant="italic">
                          <mrow>
                            <mtext>it</mtext>
                          </mrow>
                        </mstyle>
                      </mrow>
                    </mrow>
                  </mstyle>
                </mrow>
              </msub>
            </mrow>
            <mi>δ</mi>
          </mrow>
        </mrow>
      </mstyle>
      <mrow/>
    </mrow>
    <annotation encoding="StarMath 5.0"> size 12{ - z rSub { size 8{ ital "it"} } δ} {}</annotation>
  </semantics>
</math>
</file>

<file path=Object 16/content.xml><?xml version="1.0" encoding="utf-8"?>
<math xmlns="http://www.w3.org/1998/Math/MathML">
  <semantics>
    <mrow>
      <mstyle mathsize="12pt">
        <mrow>
          <mrow>
            <msub>
              <mi>u</mi>
              <mrow>
                <mstyle mathsize="8pt">
                  <mrow>
                    <mrow>
                      <mstyle mathvariant="italic">
                        <mrow>
                          <mtext>it</mtext>
                        </mrow>
                      </mstyle>
                    </mrow>
                  </mrow>
                </mstyle>
              </mrow>
            </msub>
          </mrow>
        </mrow>
      </mstyle>
      <mrow/>
    </mrow>
    <annotation encoding="StarMath 5.0"> size 12{u rSub { size 8{ ital "it"} } } {}</annotation>
  </semantics>
</math>
</file>

<file path=Object 17/content.xml><?xml version="1.0" encoding="utf-8"?>
<math xmlns="http://www.w3.org/1998/Math/MathML">
  <semantics>
    <mrow>
      <mstyle mathsize="12pt">
        <mrow>
          <mrow>
            <msub>
              <mi>z</mi>
              <mrow>
                <mstyle mathsize="8pt">
                  <mrow>
                    <mrow>
                      <mstyle mathvariant="italic">
                        <mrow>
                          <mtext>it</mtext>
                        </mrow>
                      </mstyle>
                    </mrow>
                  </mrow>
                </mstyle>
              </mrow>
            </msub>
          </mrow>
        </mrow>
      </mstyle>
      <mrow/>
    </mrow>
    <annotation encoding="StarMath 5.0"> size 12{z rSub { size 8{ ital "it"} } } {}</annotation>
  </semantics>
</math>
</file>

<file path=Object 18/content.xml><?xml version="1.0" encoding="utf-8"?>
<math xmlns="http://www.w3.org/1998/Math/MathML">
  <semantics>
    <mrow>
      <mstyle mathsize="12pt">
        <mrow>
          <mrow>
            <msub>
              <mi>u</mi>
              <mrow>
                <mstyle mathsize="8pt">
                  <mrow>
                    <mrow>
                      <mi>i</mi>
                    </mrow>
                  </mrow>
                </mstyle>
              </mrow>
            </msub>
          </mrow>
        </mrow>
      </mstyle>
      <mrow/>
    </mrow>
    <annotation encoding="StarMath 5.0"> size 12{u rSub { size 8{i} } } {}</annotation>
  </semantics>
</math>
</file>

<file path=Object 19/content.xml><?xml version="1.0" encoding="utf-8"?>
<math xmlns="http://www.w3.org/1998/Math/MathML">
  <semantics>
    <mrow>
      <mstyle mathsize="12pt">
        <mrow>
          <mrow>
            <msub>
              <mi>u</mi>
              <mrow>
                <mstyle mathsize="8pt">
                  <mrow>
                    <mrow>
                      <mstyle mathvariant="italic">
                        <mrow>
                          <mtext>it</mtext>
                        </mrow>
                      </mstyle>
                    </mrow>
                  </mrow>
                </mstyle>
              </mrow>
            </msub>
            <mrow>
              <mstyle mathvariant="italic">
                <mrow>
                  <msub>
                    <mtext>=u</mtext>
                    <mrow>
                      <mstyle mathsize="8pt">
                        <mrow>
                          <mrow>
                            <mi>i</mi>
                          </mrow>
                        </mrow>
                      </mstyle>
                    </mrow>
                  </msub>
                </mrow>
              </mstyle>
              <mo stretchy="false">×</mo>
              <mtext>exp</mtext>
            </mrow>
            <mo stretchy="false">(</mo>
            <msub>
              <mi>z</mi>
              <mrow>
                <mstyle mathsize="8pt">
                  <mrow>
                    <mrow>
                      <mstyle mathvariant="italic">
                        <mrow>
                          <mtext>it</mtext>
                        </mrow>
                      </mstyle>
                    </mrow>
                  </mrow>
                </mstyle>
              </mrow>
            </msub>
            <mstyle mathvariant="italic">
              <mrow>
                <mtext>'δ</mtext>
              </mrow>
            </mstyle>
            <mo stretchy="false">)</mo>
          </mrow>
        </mrow>
      </mstyle>
      <mrow/>
    </mrow>
    <annotation encoding="StarMath 5.0"> size 12{u rSub { size 8{ ital "it"} }  ital "=u" rSub { size 8{i} }  times "exp" \( z rSub { size 8{ ital "it"} }  ital "'δ" \) } {}</annotation>
  </semantics>
</math>
</file>

<file path=Object 2/content.xml><?xml version="1.0" encoding="utf-8"?>
<math xmlns="http://www.w3.org/1998/Math/MathML">
  <semantics>
    <mrow>
      <mstyle mathsize="12pt">
        <mrow>
          <mrow>
            <msub>
              <mi>e</mi>
              <mrow>
                <mstyle mathsize="8pt">
                  <mrow>
                    <mrow>
                      <mi>i</mi>
                    </mrow>
                  </mrow>
                </mstyle>
              </mrow>
            </msub>
            <mrow>
              <mstyle mathvariant="italic">
                <mrow>
                  <msub>
                    <mtext>=v</mtext>
                    <mrow>
                      <mstyle mathsize="8pt">
                        <mrow>
                          <mrow>
                            <mi>i</mi>
                          </mrow>
                        </mrow>
                      </mstyle>
                    </mrow>
                  </msub>
                </mrow>
              </mstyle>
              <mo stretchy="false">−</mo>
              <msub>
                <mi>u</mi>
                <mrow>
                  <mstyle mathsize="8pt">
                    <mrow>
                      <mrow>
                        <mi>i</mi>
                      </mrow>
                    </mrow>
                  </mstyle>
                </mrow>
              </msub>
            </mrow>
          </mrow>
        </mrow>
      </mstyle>
      <mrow/>
    </mrow>
    <annotation encoding="StarMath 5.0"> size 12{e rSub { size 8{i} }  ital "=v" rSub { size 8{i} }  - u rSub { size 8{i} } } {}</annotation>
  </semantics>
</math>
</file>

<file path=Object 20/content.xml><?xml version="1.0" encoding="utf-8"?>
<math xmlns="http://www.w3.org/1998/Math/MathML">
  <semantics>
    <mrow>
      <mstyle mathsize="12pt">
        <mrow>
          <mrow>
            <mi>δ</mi>
          </mrow>
        </mrow>
      </mstyle>
      <mrow/>
    </mrow>
    <annotation encoding="StarMath 5.0"> size 12{δ} {}</annotation>
  </semantics>
</math>
</file>

<file path=Object 21/content.xml><?xml version="1.0" encoding="utf-8"?>
<math xmlns="http://www.w3.org/1998/Math/MathML">
  <semantics>
    <mrow>
      <mstyle mathsize="12pt">
        <mrow>
          <mrow>
            <mtext>ln</mtext>
            <msub>
              <mi>y</mi>
              <mrow>
                <mstyle mathsize="8pt">
                  <mrow>
                    <mrow>
                      <mstyle mathvariant="italic">
                        <mrow>
                          <mtext>it</mtext>
                        </mrow>
                      </mstyle>
                    </mrow>
                  </mrow>
                </mstyle>
              </mrow>
            </msub>
            <mrow>
              <mrow>
                <mstyle mathvariant="italic">
                  <mrow>
                    <msub>
                      <mtext>=β</mtext>
                      <mrow>
                        <mstyle mathsize="8pt">
                          <mrow>
                            <mrow>
                              <mi>o</mi>
                            </mrow>
                          </mrow>
                        </mstyle>
                      </mrow>
                    </msub>
                  </mrow>
                </mstyle>
                <mo stretchy="false">+</mo>
                <mrow>
                  <munderover>
                    <mo stretchy="false">∑</mo>
                    <mrow>
                      <mstyle mathsize="8pt">
                        <mrow>
                          <mrow>
                            <mstyle mathvariant="italic">
                              <mrow>
                                <mtext>n=</mtext>
                              </mrow>
                            </mstyle>
                            <mn>1</mn>
                          </mrow>
                        </mrow>
                      </mstyle>
                    </mrow>
                    <mrow>
                      <mstyle mathsize="8pt">
                        <mrow>
                          <mrow>
                            <mi>N</mi>
                          </mrow>
                        </mrow>
                      </mstyle>
                    </mrow>
                  </munderover>
                  <mrow>
                    <msub>
                      <mi>β</mi>
                      <mrow>
                        <mstyle mathsize="8pt">
                          <mrow>
                            <mrow>
                              <mi>n</mi>
                            </mrow>
                          </mrow>
                        </mstyle>
                      </mrow>
                    </msub>
                    <mtext>ln</mtext>
                    <msub>
                      <mi>x</mi>
                      <mrow>
                        <mstyle mathsize="8pt">
                          <mrow>
                            <mrow>
                              <mstyle mathvariant="italic">
                                <mrow>
                                  <mtext>nit</mtext>
                                </mrow>
                              </mstyle>
                            </mrow>
                          </mrow>
                        </mstyle>
                      </mrow>
                    </msub>
                  </mrow>
                </mrow>
              </mrow>
              <mo stretchy="false">+</mo>
              <mn>0</mn>
            </mrow>
            <mtext>.</mtext>
            <mn>5</mn>
            <mrow>
              <munderover>
                <mo stretchy="false">∑</mo>
                <mrow>
                  <mstyle mathsize="8pt">
                    <mrow>
                      <mrow>
                        <mstyle mathvariant="italic">
                          <mrow>
                            <mtext>n=</mtext>
                          </mrow>
                        </mstyle>
                        <mn>1</mn>
                      </mrow>
                    </mrow>
                  </mstyle>
                </mrow>
                <mrow>
                  <mstyle mathsize="8pt">
                    <mrow>
                      <mrow>
                        <mi>N</mi>
                      </mrow>
                    </mrow>
                  </mstyle>
                </mrow>
              </munderover>
              <mrow>
                <mrow>
                  <munderover>
                    <mo stretchy="false">∑</mo>
                    <mrow>
                      <mstyle mathsize="8pt">
                        <mrow>
                          <mrow>
                            <mstyle mathvariant="italic">
                              <mrow>
                                <mtext>j=</mtext>
                              </mrow>
                            </mstyle>
                            <mn>1</mn>
                          </mrow>
                        </mrow>
                      </mstyle>
                    </mrow>
                    <mrow>
                      <mstyle mathsize="8pt">
                        <mrow>
                          <mrow>
                            <mi>N</mi>
                          </mrow>
                        </mrow>
                      </mstyle>
                    </mrow>
                  </munderover>
                  <mrow>
                    <msub>
                      <mi>β</mi>
                      <mrow>
                        <mstyle mathsize="8pt">
                          <mrow>
                            <mrow>
                              <mstyle mathvariant="italic">
                                <mrow>
                                  <mtext>nj</mtext>
                                </mrow>
                              </mstyle>
                            </mrow>
                          </mrow>
                        </mstyle>
                      </mrow>
                    </msub>
                    <mtext>ln</mtext>
                    <msub>
                      <mi>x</mi>
                      <mrow>
                        <mstyle mathsize="8pt">
                          <mrow>
                            <mrow>
                              <mstyle mathvariant="italic">
                                <mrow>
                                  <mtext>nit</mtext>
                                </mrow>
                              </mstyle>
                            </mrow>
                          </mrow>
                        </mstyle>
                      </mrow>
                    </msub>
                    <mtext>ln</mtext>
                    <mrow>
                      <msub>
                        <mi>x</mi>
                        <mrow>
                          <mstyle mathsize="8pt">
                            <mrow>
                              <mrow>
                                <mstyle mathvariant="italic">
                                  <mrow>
                                    <mtext>nit</mtext>
                                  </mrow>
                                </mstyle>
                              </mrow>
                            </mrow>
                          </mstyle>
                        </mrow>
                      </msub>
                      <mo stretchy="false">+</mo>
                      <mrow>
                        <munderover>
                          <mo stretchy="false">∑</mo>
                          <mrow>
                            <mstyle mathsize="8pt">
                              <mrow>
                                <mrow>
                                  <mstyle mathvariant="italic">
                                    <mrow>
                                      <mtext>t=</mtext>
                                    </mrow>
                                  </mstyle>
                                  <mn>1</mn>
                                </mrow>
                              </mrow>
                            </mstyle>
                          </mrow>
                          <mrow>
                            <mstyle mathsize="8pt">
                              <mrow>
                                <mrow>
                                  <mi>T</mi>
                                </mrow>
                              </mrow>
                            </mstyle>
                          </mrow>
                        </munderover>
                        <mrow>
                          <msub>
                            <mi>γ</mi>
                            <mrow>
                              <mstyle mathsize="8pt">
                                <mrow>
                                  <mrow>
                                    <mi>t</mi>
                                  </mrow>
                                </mrow>
                              </mstyle>
                            </mrow>
                          </msub>
                        </mrow>
                      </mrow>
                    </mrow>
                  </mrow>
                </mrow>
                <msub>
                  <mi>D</mi>
                  <mrow>
                    <mstyle mathsize="8pt">
                      <mrow>
                        <mrow>
                          <mi>t</mi>
                        </mrow>
                      </mrow>
                    </mstyle>
                  </mrow>
                </msub>
              </mrow>
            </mrow>
          </mrow>
        </mrow>
      </mstyle>
      <mrow/>
    </mrow>
    <annotation encoding="StarMath 5.0"> size 12{"ln"y rSub { size 8{ ital "it"} }  ital "=β" rSub { size 8{o} } + Sum cSub { size 8{ ital "n="1} }  cSup { size 8{N} }  {β rSub { size 8{n} } "ln"x rSub { size 8{ ital "nit"} } } +0 "." 5 Sum cSub { size 8{ ital "n="1} }  cSup { size 8{N} }  { Sum cSub { size 8{ ital "j="1} }  cSup { size 8{N} }  {β rSub { size 8{ ital "nj"} } "ln"x rSub { size 8{ ital "nit"} } "ln"x rSub { size 8{ ital "nit"} } + Sum cSub { size 8{ ital "t="1} }  cSup { size 8{T} }  {γ rSub { size 8{t} } } } D rSub { size 8{t} } } } {}</annotation>
  </semantics>
</math>
</file>

<file path=Object 22/content.xml><?xml version="1.0" encoding="utf-8"?>
<math xmlns="http://www.w3.org/1998/Math/MathML">
  <semantics>
    <mrow>
      <mstyle mathsize="12pt">
        <mrow>
          <mrow>
            <mrow>
              <mstyle mathvariant="italic">
                <mrow>
                  <msub>
                    <mtext>+v</mtext>
                    <mrow>
                      <mstyle mathsize="8pt">
                        <mrow>
                          <mrow>
                            <mstyle mathvariant="italic">
                              <mrow>
                                <mtext>it</mtext>
                              </mrow>
                            </mstyle>
                          </mrow>
                        </mrow>
                      </mstyle>
                    </mrow>
                  </msub>
                </mrow>
              </mstyle>
              <mo stretchy="false">−</mo>
              <mfenced open="[" close="]">
                <mrow>
                  <mrow>
                    <msub>
                      <mi>u</mi>
                      <mrow>
                        <mstyle mathsize="8pt">
                          <mrow>
                            <mrow>
                              <mi>i</mi>
                            </mrow>
                          </mrow>
                        </mstyle>
                      </mrow>
                    </msub>
                    <mo stretchy="false">×</mo>
                    <mtext>exp</mtext>
                  </mrow>
                  <mfenced open="(" close=")">
                    <mrow>
                      <mrow>
                        <munderover>
                          <mo stretchy="false">∑</mo>
                          <mrow>
                            <mstyle mathsize="8pt">
                              <mrow>
                                <mrow>
                                  <mstyle mathvariant="italic">
                                    <mrow>
                                      <mtext>n=</mtext>
                                    </mrow>
                                  </mstyle>
                                  <mn>1</mn>
                                </mrow>
                              </mrow>
                            </mstyle>
                          </mrow>
                          <mrow>
                            <mstyle mathsize="8pt">
                              <mrow>
                                <mrow>
                                  <mi>N</mi>
                                </mrow>
                              </mrow>
                            </mstyle>
                          </mrow>
                        </munderover>
                        <mrow>
                          <msub>
                            <mi>δ</mi>
                            <mrow>
                              <mstyle mathsize="8pt">
                                <mrow>
                                  <mrow>
                                    <mi>n</mi>
                                  </mrow>
                                </mrow>
                              </mstyle>
                            </mrow>
                          </msub>
                        </mrow>
                      </mrow>
                      <msub>
                        <mi>z</mi>
                        <mrow>
                          <mstyle mathsize="8pt">
                            <mrow>
                              <mrow>
                                <mstyle mathvariant="italic">
                                  <mrow>
                                    <mtext>nit</mtext>
                                  </mrow>
                                </mstyle>
                              </mrow>
                            </mrow>
                          </mstyle>
                        </mrow>
                      </msub>
                    </mrow>
                  </mfenced>
                </mrow>
              </mfenced>
            </mrow>
          </mrow>
        </mrow>
      </mstyle>
      <mrow/>
    </mrow>
    <annotation encoding="StarMath 5.0"> size 12{ ital "+v" rSub { size 8{ ital "it"} }  -  left [u rSub { size 8{i} }  times "exp" left ( Sum cSub { size 8{ ital "n="1} }  cSup { size 8{N} }  {δ rSub { size 8{n} } } z rSub { size 8{ ital "nit"} }  right ) right ]} {}</annotation>
  </semantics>
</math>
</file>

<file path=Object 23/content.xml><?xml version="1.0" encoding="utf-8"?>
<math xmlns="http://www.w3.org/1998/Math/MathML">
  <semantics>
    <mrow>
      <mstyle mathsize="12pt">
        <mrow>
          <mrow>
            <msub>
              <mi>D</mi>
              <mrow>
                <mstyle mathsize="8pt">
                  <mrow>
                    <mrow>
                      <mi>t</mi>
                    </mrow>
                  </mrow>
                </mstyle>
              </mrow>
            </msub>
          </mrow>
        </mrow>
      </mstyle>
      <mrow/>
    </mrow>
    <annotation encoding="StarMath 5.0"> size 12{D rSub { size 8{t} } } {}</annotation>
  </semantics>
</math>
</file>

<file path=Object 24/content.xml><?xml version="1.0" encoding="utf-8"?>
<math xmlns="http://www.w3.org/1998/Math/MathML">
  <semantics>
    <mrow>
      <mstyle mathsize="12pt">
        <mrow>
          <mrow>
            <msub>
              <mi>u</mi>
              <mrow>
                <mstyle mathsize="8pt">
                  <mrow>
                    <mrow>
                      <mi>i</mi>
                    </mrow>
                  </mrow>
                </mstyle>
              </mrow>
            </msub>
          </mrow>
        </mrow>
      </mstyle>
      <mrow/>
    </mrow>
    <annotation encoding="StarMath 5.0"> size 12{u rSub { size 8{i} } } {}</annotation>
  </semantics>
</math>
</file>

<file path=Object 25/content.xml><?xml version="1.0" encoding="utf-8"?>
<math xmlns="http://www.w3.org/1998/Math/MathML">
  <semantics>
    <mrow>
      <mstyle mathsize="12pt">
        <mrow>
          <mrow>
            <msub>
              <mi>v</mi>
              <mrow>
                <mstyle mathsize="8pt">
                  <mrow>
                    <mrow>
                      <mstyle mathvariant="italic">
                        <mrow>
                          <mtext>it</mtext>
                        </mrow>
                      </mstyle>
                    </mrow>
                  </mrow>
                </mstyle>
              </mrow>
            </msub>
          </mrow>
        </mrow>
      </mstyle>
      <mrow/>
    </mrow>
    <annotation encoding="StarMath 5.0"> size 12{v rSub { size 8{ ital "it"} } } {}</annotation>
  </semantics>
</math>
</file>

<file path=Object 3/content.xml><?xml version="1.0" encoding="utf-8"?>
<math xmlns="http://www.w3.org/1998/Math/MathML">
  <semantics>
    <mrow>
      <mstyle mathsize="12pt">
        <mrow>
          <mrow>
            <msub>
              <mi>y</mi>
              <mrow>
                <mstyle mathsize="8pt">
                  <mrow>
                    <mrow>
                      <mi>i</mi>
                    </mrow>
                  </mrow>
                </mstyle>
              </mrow>
            </msub>
          </mrow>
        </mrow>
      </mstyle>
      <mrow/>
    </mrow>
    <annotation encoding="StarMath 5.0"> size 12{y rSub { size 8{i} } } {}</annotation>
  </semantics>
</math>
</file>

<file path=Object 4/content.xml><?xml version="1.0" encoding="utf-8"?>
<math xmlns="http://www.w3.org/1998/Math/MathML">
  <semantics>
    <mrow>
      <mstyle mathsize="12pt">
        <mrow>
          <mrow>
            <msub>
              <mi>x</mi>
              <mrow>
                <mstyle mathsize="8pt">
                  <mrow>
                    <mrow>
                      <mstyle mathvariant="italic">
                        <mrow>
                          <mtext>ki</mtext>
                        </mrow>
                      </mstyle>
                    </mrow>
                  </mrow>
                </mstyle>
              </mrow>
            </msub>
          </mrow>
        </mrow>
      </mstyle>
      <mrow/>
    </mrow>
    <annotation encoding="StarMath 5.0"> size 12{x rSub { size 8{ ital "ki"} } } {}</annotation>
  </semantics>
</math>
</file>

<file path=Object 5/content.xml><?xml version="1.0" encoding="utf-8"?>
<math xmlns="http://www.w3.org/1998/Math/MathML">
  <semantics>
    <mrow>
      <mstyle mathsize="12pt">
        <mrow>
          <mrow>
            <msub>
              <mi>e</mi>
              <mrow>
                <mstyle mathsize="8pt">
                  <mrow>
                    <mrow>
                      <mi>i</mi>
                    </mrow>
                  </mrow>
                </mstyle>
              </mrow>
            </msub>
          </mrow>
        </mrow>
      </mstyle>
      <mrow/>
    </mrow>
    <annotation encoding="StarMath 5.0"> size 12{e rSub { size 8{i} } } {}</annotation>
  </semantics>
</math>
</file>

<file path=Object 6/content.xml><?xml version="1.0" encoding="utf-8"?>
<math xmlns="http://www.w3.org/1998/Math/MathML">
  <semantics>
    <mrow>
      <mstyle mathsize="12pt">
        <mrow>
          <mrow>
            <msub>
              <mi>v</mi>
              <mrow>
                <mstyle mathsize="8pt">
                  <mrow>
                    <mrow>
                      <mi>i</mi>
                    </mrow>
                  </mrow>
                </mstyle>
              </mrow>
            </msub>
          </mrow>
        </mrow>
      </mstyle>
      <mrow/>
    </mrow>
    <annotation encoding="StarMath 5.0"> size 12{v rSub { size 8{i} } } {}</annotation>
  </semantics>
</math>
</file>

<file path=Object 7/content.xml><?xml version="1.0" encoding="utf-8"?>
<math xmlns="http://www.w3.org/1998/Math/MathML">
  <semantics>
    <mrow>
      <mstyle mathsize="12pt">
        <mrow>
          <mrow>
            <msub>
              <mi>u</mi>
              <mrow>
                <mstyle mathsize="8pt">
                  <mrow>
                    <mrow>
                      <mi>i</mi>
                    </mrow>
                  </mrow>
                </mstyle>
              </mrow>
            </msub>
          </mrow>
        </mrow>
      </mstyle>
      <mrow/>
    </mrow>
    <annotation encoding="StarMath 5.0"> size 12{u rSub { size 8{i} } } {}</annotation>
  </semantics>
</math>
</file>

<file path=Object 8/content.xml><?xml version="1.0" encoding="utf-8"?>
<math xmlns="http://www.w3.org/1998/Math/MathML">
  <semantics>
    <mrow>
      <mstyle mathsize="12pt">
        <mrow>
          <mrow>
            <mtext>ln</mtext>
            <msub>
              <mi>y</mi>
              <mrow>
                <mstyle mathsize="8pt">
                  <mrow>
                    <mrow>
                      <mstyle mathvariant="italic">
                        <mrow>
                          <mtext>it</mtext>
                        </mrow>
                      </mstyle>
                    </mrow>
                  </mrow>
                </mstyle>
              </mrow>
            </msub>
            <mrow>
              <mstyle mathvariant="italic">
                <mrow>
                  <msub>
                    <mtext>=β</mtext>
                    <mrow>
                      <mstyle mathsize="8pt">
                        <mrow>
                          <mrow>
                            <mn>0</mn>
                          </mrow>
                        </mrow>
                      </mstyle>
                    </mrow>
                  </msub>
                </mrow>
              </mstyle>
              <mo stretchy="false">+</mo>
              <mrow>
                <munderover>
                  <mo stretchy="false">∑</mo>
                  <mrow>
                    <mstyle mathsize="8pt">
                      <mrow>
                        <mrow>
                          <mstyle mathvariant="italic">
                            <mrow>
                              <mtext>k=</mtext>
                            </mrow>
                          </mstyle>
                          <mn>1</mn>
                        </mrow>
                      </mrow>
                    </mstyle>
                  </mrow>
                  <mrow>
                    <mstyle mathsize="8pt">
                      <mrow>
                        <mrow>
                          <mi>K</mi>
                        </mrow>
                      </mrow>
                    </mstyle>
                  </mrow>
                </munderover>
                <mrow>
                  <msub>
                    <mi>β</mi>
                    <mrow>
                      <mstyle mathsize="8pt">
                        <mrow>
                          <mrow>
                            <mi>k</mi>
                          </mrow>
                        </mrow>
                      </mstyle>
                    </mrow>
                  </msub>
                  <mtext>ln</mtext>
                  <msub>
                    <mi>x</mi>
                    <mrow>
                      <mstyle mathsize="8pt">
                        <mrow>
                          <mrow>
                            <mstyle mathvariant="italic">
                              <mrow>
                                <mtext>kit</mtext>
                              </mrow>
                            </mstyle>
                          </mrow>
                        </mrow>
                      </mstyle>
                    </mrow>
                  </msub>
                  <mrow>
                    <mstyle mathvariant="italic">
                      <mrow>
                        <msub>
                          <mtext>+v</mtext>
                          <mrow>
                            <mstyle mathsize="8pt">
                              <mrow>
                                <mrow>
                                  <mstyle mathvariant="italic">
                                    <mrow>
                                      <mtext>it</mtext>
                                    </mrow>
                                  </mstyle>
                                </mrow>
                              </mrow>
                            </mstyle>
                          </mrow>
                        </msub>
                      </mrow>
                    </mstyle>
                    <mo stretchy="false">−</mo>
                    <msub>
                      <mi>u</mi>
                      <mrow>
                        <mstyle mathsize="8pt">
                          <mrow>
                            <mrow>
                              <mi>i</mi>
                            </mrow>
                          </mrow>
                        </mstyle>
                      </mrow>
                    </msub>
                  </mrow>
                </mrow>
              </mrow>
            </mrow>
          </mrow>
        </mrow>
      </mstyle>
      <mrow/>
    </mrow>
    <annotation encoding="StarMath 5.0"> size 12{"ln"y rSub { size 8{ ital "it"} }  ital "=β" rSub { size 8{0} } + Sum cSub { size 8{ ital "k="1} }  cSup { size 8{K} }  {β rSub { size 8{k} } "ln"x rSub { size 8{ ital "kit"} }  ital "+v" rSub { size 8{ ital "it"} }  - u rSub { size 8{i} } } } {}</annotation>
  </semantics>
</math>
</file>

<file path=Object 9/content.xml><?xml version="1.0" encoding="utf-8"?>
<math xmlns="http://www.w3.org/1998/Math/MathML">
  <semantics>
    <mrow>
      <mstyle mathsize="12pt">
        <mrow>
          <mrow>
            <msub>
              <mi>u</mi>
              <mrow>
                <mstyle mathsize="8pt">
                  <mrow>
                    <mrow>
                      <mstyle mathvariant="italic">
                        <mrow>
                          <mtext>it</mtext>
                        </mrow>
                      </mstyle>
                    </mrow>
                  </mrow>
                </mstyle>
              </mrow>
            </msub>
          </mrow>
        </mrow>
      </mstyle>
      <mrow/>
    </mrow>
    <annotation encoding="StarMath 5.0"> size 12{u rSub { size 8{ ital "it"} } } {}</annotation>
  </semantics>
</math>
</file>